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465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99">
      <style:text-properties style:text-position=""/>
    </style:style>
    <style:style style:name="ce3" style:family="table-cell" style:parent-style-name="Default">
      <style:table-cell-properties fo:background-color="#ffff00" style:rotation-align="none"/>
    </style:style>
  </office:automatic-styles>
  <office:body>
    <office:spreadsheet>
      <table:table table:name="Produc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er box</text:p>
          </table:table-cell>
        </table:table-row>
        <table:table-row table:style-name="ro1">
          <table:table-cell office:value-type="string">
            <text:p>Light Band</text:p>
          </table:table-cell>
          <table:table-cell office:value-type="string">
            <text:p>Light bands can be either orange, blue, or military 1/4 inch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edium Band</text:p>
          </table:table-cell>
          <table:table-cell office:value-type="string">
            <text:p>Medium bands are typically red 1/2 inch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Heavy Bands</text:p>
          </table:table-cell>
          <table:table-cell office:value-type="string">
            <text:p>Heavy bands are typically black 1/2 inch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obust Bands</text:p>
          </table:table-cell>
          <table:table-cell office:value-type="string">
            <text:p>Robust bands are typically purple 1-1/8 inch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ower Bands</text:p>
          </table:table-cell>
          <table:table-cell office:value-type="string">
            <text:p>Power bands are typically green 1-3/4 inch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ong Bands</text:p>
          </table:table-cell>
          <table:table-cell office:value-type="string">
            <text:p>Strong bands are typically blue 2-1/2 inc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onster Bands</text:p>
          </table:table-cell>
          <table:table-cell office:value-type="string">
            <text:p>Monster bands are typically black 4 inc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gility Bands</text:p>
          </table:table-cell>
          <table:table-cell office:value-type="string">
            <text:p>Agility bands are typically green 6' x 1.75"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xplosive Bands</text:p>
          </table:table-cell>
          <table:table-cell office:value-type="string">
            <text:p>Explosive bands are typically black 10' x 2"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and Grips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nkle Grips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oor Straps</text:p>
          </table:table-cell>
          <table:table-cell/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Small Metal Carabiners</text:p>
          </table:table-cell>
          <table:table-cell/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Small Red and Black Carabiners</text:p>
          </table:table-cell>
          <table:table-cell/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Large Carabiners</text:p>
          </table:table-cell>
          <table:table-cell/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Hand Straps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Travel Bags</text:p>
          </table:table-cell>
          <table:table-cell table:number-columns-repeated="2"/>
        </table:table-row>
        <table:table-row table:style-name="ro1">
          <table:table-cell office:value-type="string">
            <text:p>DVDs</text:p>
          </table:table-cell>
          <table:table-cell/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Sleeves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Manuals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ttle Rope - 1-1/2 inch x 30 ft</text:p>
          </table:table-cell>
          <table:table-cell table:number-columns-repeated="2"/>
        </table:table-row>
        <table:table-row table:style-name="ro1">
          <table:table-cell office:value-type="string">
            <text:p>Battle Rope - 1-1/2 inch x 50 ft</text:p>
          </table:table-cell>
          <table:table-cell table:number-columns-repeated="2"/>
        </table:table-row>
        <table:table-row table:style-name="ro1">
          <table:table-cell office:value-type="string">
            <text:p>Battle Rope - 2 inch x 30 ft</text:p>
          </table:table-cell>
          <table:table-cell table:number-columns-repeated="2"/>
        </table:table-row>
        <table:table-row table:style-name="ro1">
          <table:table-cell office:value-type="string">
            <text:p>Battle Rope - 2 inch x 50 ft</text:p>
          </table:table-cell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2">
          <table:table-cell/>
          <table:table-cell table:style-name="ce3"/>
          <table:table-cell table:style-name="ce3" office:value-type="string">
            <text:p>Light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Robust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Monster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Explosive</text:p>
          </table:table-cell>
          <table:table-cell table:style-name="ce3" office:value-type="string">
            <text:p>Hand Grip</text:p>
          </table:table-cell>
          <table:table-cell table:style-name="ce3" office:value-type="string">
            <text:p>Ankle Grips</text:p>
          </table:table-cell>
          <table:table-cell table:style-name="ce3" office:value-type="string">
            <text:p>Door Strap</text:p>
          </table:table-cell>
          <table:table-cell office:value-type="string">
            <text:p>Small Red and Black Carabiners</text:p>
          </table:table-cell>
          <table:table-cell office:value-type="string">
            <text:p>Small Metal Carabiners</text:p>
          </table:table-cell>
          <table:table-cell office:value-type="string">
            <text:p>Large Carabiners</text:p>
          </table:table-cell>
          <table:table-cell table:style-name="ce3" office:value-type="string">
            <text:p>Hand Strap</text:p>
          </table:table-cell>
          <table:table-cell table:style-name="ce3" office:value-type="string">
            <text:p>Travel Bag</text:p>
          </table:table-cell>
          <table:table-cell table:style-name="ce3" office:value-type="string">
            <text:p>DVD</text:p>
          </table:table-cell>
          <table:table-cell table:style-name="ce3" office:value-type="string">
            <text:p>sleeves</text:p>
          </table:table-cell>
          <table:table-cell table:style-name="ce3" office:value-type="string">
            <text:p>Manu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' Explosive Band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2 Heavy Resistance Bands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2 Light Resistance Bands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2 Medium Resistance Bands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2 Power Resistance bands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2 Robust Resistance Bands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2 Strong Resistance Bands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4 Monster Band"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6' Agility Band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Bamboo Barbell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Basic Package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Carabiner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Carabiners</text:p>
          </table:table-cell>
          <table:table-cell table:style-name="ce3" table:number-columns-repeated="1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Complete Resistance Band Set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omplete Set of Bands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Deluxe Packag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Door Strap</text:p>
          </table:table-cell>
          <table:table-cell table:style-name="ce3" table:number-columns-repeated="11"/>
          <table:table-cell table:style-name="ce3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Exercise Manual</text:p>
          </table:table-cell>
          <table:table-cell table:style-name="ce3" table:number-columns-repeated="13"/>
          <table:table-cell table:number-columns-repeated="2"/>
          <table:table-cell table:style-name="ce3" table:number-columns-repeated="4"/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Hand Strap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Hand Straps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Heavy Resistance Band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Heavy/Power Resistance Combo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Heavy/Robust Resistance Combo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Light - Medium - Heavy Resistance Combo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Light Exercise Band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Medium Resistance Ban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Medium/Heavy Resistance Combo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Mobile Gym Resistance Exercise Band Package - Robust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Padded Ankle Grip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Padded Ankle Grips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Power Resistance Band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Resistance Tutorial DVD</text:p>
          </table:table-cell>
          <table:table-cell table:style-name="ce3" table:number-columns-repeated="13"/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Robust Packag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Robust Resistance Band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Robust/Power Resistance Combo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string">
            <text:p>Rubberbanditz Adjustable Hand Strap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string">
            <text:p>Rubberbanditz Bamboo Barbell 46 inch Bar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string">
            <text:p>Rubberbanditz Door Anchor Strap</text:p>
          </table:table-cell>
          <table:table-cell table:style-name="ce3" table:number-columns-repeated="11"/>
          <table:table-cell table:style-name="ce3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string">
            <text:p>Rubberbanditz Mobile Travel Gym Resistance Exercise Band Package Kit - Basic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string">
            <text:p>Rubberbanditz Mobile Travel Gym Resistance Exercise Band Package Kit - Delux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string">
            <text:p>Rubberbanditz Mobile Travel Gym Resistance Exercise Band Package Kit - Robust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string">
            <text:p>Rubberbanditz Mobile Travel Gym Resistance Exercise Band Package Kit - Standar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string">
            <text:p>Rubberbanditz Padded Ankle Grip and Carabiner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string">
            <text:p>Rubberbanditz Padded Ankle Grips and Carabiner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string">
            <text:p>Rubberbanditz Padded Ankle Grips and Carabiners</text:p>
          </table:table-cell>
          <table:table-cell table:style-name="ce3" table:number-columns-repeated="10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string">
            <text:p>Rubberbanditz Powerlifting Band - Heavy - 30 - 50 lbs. (14 - 23 kg) Resistance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string">
            <text:p>Rubberbanditz Powerlifting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string">
            <text:p>Rubberbanditz Powerlifting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string">
            <text:p>Rubberbanditz Powerlifting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string">
            <text:p>Rubberbanditz Powerlifting Band - Monster (80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string">
            <text:p>Rubberbanditz Powerlifting Band - Power - 50 - 120 lbs. (23 - 54 kg) Resistance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string">
            <text:p>Rubberbanditz Powerlifting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string">
            <text:p>Rubberbanditz Powerlifting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string">
            <text:p>Rubberbanditz Powerlifting Band - Strong - 60 - 150 lbs. (27 - 68 kg) Resistance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string">
            <text:p>Rubberbanditz Powerlifting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string">
            <text:p>Rubberbanditz Powerlifting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string">
            <text:p>Rubberbanditz Powerlifting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string">
            <text:p>Rubberbanditz Powerlifting Band Pairs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string">
            <text:p>Rubberbanditz Powerlifting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string">
            <text:p>Rubberbanditz Powerlifting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string">
            <text:p>Rubberbanditz Powerlifting Band Pairs - Strong (60 - 150 Lbs Resistance)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string">
            <text:p>Rubberbanditz Powerlifting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string">
            <text:p>Rubberbanditz Powerlifting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string">
            <text:p>Rubberbanditz Powerlifting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string">
            <text:p>Rubberbanditz Pull Up / Crossfit Band - Heavy - 30 - 50 lbs. (14 - 23 kg) Resistance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string">
            <text:p>Rubberbanditz Pull Up / Crossfit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string">
            <text:p>Rubberbanditz Pull Up / Crossfit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string">
            <text:p>Rubberbanditz Pull Up / Crossfit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string">
            <text:p>Rubberbanditz Pull Up / Crossfit Band - Monster (80 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string">
            <text:p>Rubberbanditz Pull Up / Crossfit Band - Power - 50 - 120 lbs. (23 - 54 kg) Resistance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string">
            <text:p>Rubberbanditz Pull Up / Crossfit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string">
            <text:p>Rubberbanditz Pull Up / Crossfit Band - Robust - 40 - 80 lbs. (18 - 36 kg) Resistance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string">
            <text:p>Rubberbanditz Pull Up / Crossfit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string">
            <text:p>Rubberbanditz Pull Up / Crossfit Band - Strong - 60 - 150 lbs. (27 - 68 kg) Resistance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string">
            <text:p>Rubberbanditz Pull Up / Crossfit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string">
            <text:p>Rubberbanditz Pull Up / Crossfit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string">
            <text:p>Rubberbanditz Pull Up / Crossfit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string">
            <text:p>Rubberbanditz Pull Up / Crossfit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string">
            <text:p>Rubberbanditz Pull Up / Crossfit Band Pairs - Power (50 - 120 Lbs Resistance)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string">
            <text:p>Rubberbanditz Pull Up / Crossfit Band Pairs - Strong (60 - 150 Lbs Resistance)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string">
            <text:p>Rubberbanditz Pull Up / Crossfit Band Set - Heavy, Power Bands (#3 &amp; #5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string">
            <text:p>Rubberbanditz Pull Up / Crossfit Band Set - Heavy, Robust Bands (#3 &amp; #4)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string">
            <text:p>Rubberbanditz Pull Up / Crossfit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string">
            <text:p>Rubberbanditz Pull Up / Crossfit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string">
            <text:p>Rubberbanditz Pull Up / Crossfit Band Set - Medium, Heavy Bands (#2 &amp; #3)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string">
            <text:p>Rubberbanditz Pull Up / Crossfit Band Set - Medium, Heavy, Power Bands (#2, #3, #5)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string">
            <text:p>Rubberbanditz Pull Up / Crossfit Band Set - Medium, Heavy, Robust Bands (#2, #3, #4)</text:p>
          </table:table-cell>
          <table:table-cell table:style-name="ce3"/>
          <table:table-cell table:number-columns-repeated="3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string">
            <text:p>Rubberbanditz Pull Up / Crossfit Band Set - Medium, Robust Bands (#2 &amp; #4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string">
            <text:p>Rubberbanditz Pull Up / Crossfit Band Set - Robust, Power Bands (#4 &amp; #5)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string">
            <text:p>Rubberbanditz Pull Up / Crossfit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string">
            <text:p>Rubberbanditz Pull Up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string">
            <text:p>Rubberbanditz Pull Up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string">
            <text:p>Rubberbanditz Pull Up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string">
            <text:p>Rubberbanditz Pull Up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string">
            <text:p>Rubberbanditz Pull Up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string">
            <text:p>Rubberbanditz Pull Up Band with Free Workout DV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Rubberbanditz Resistance Exercise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string">
            <text:p>Rubberbanditz Resistance Exercise Band - Light (5 - 15 lbs Resistance)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string">
            <text:p>Rubberbanditz Resistance Exercise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string">
            <text:p>Rubberbanditz Resistance Exercise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string">
            <text:p>Rubberbanditz Resistance Exercise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string">
            <text:p>Rubberbanditz Resistance Exercise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string">
            <text:p>Rubberbanditz Resistance Exercise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string">
            <text:p>Rubberbanditz Resistance Exercise Band with Free Workout DV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string">
            <text:p>Rubberbanditz Soft Hand Grip and Carabiner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string">
            <text:p>Rubberbanditz Soft Hand Grips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string">
            <text:p>Rubberbanditz Soft Hand Grips and Carabiners</text:p>
          </table:table-cell>
          <table:table-cell table:style-name="ce3" table:number-columns-repeated="9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string">
            <text:p>Rubberbanditz Therapy / Rehabilitation(Rehab) Band - Agility (175 - 225 Lbs Resistance)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string">
            <text:p>Rubberbanditz Therapy / Rehabilitation(Rehab) Band - Explosive (225 - 275 Lbs Resistance)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string">
            <text:p>Rubberbanditz Therapy / Rehabilitation(Rehab)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string">
            <text:p>Rubberbanditz Therapy / Rehabilitation(Rehab) Band - Light (5 - 15 lbs Resistance)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string">
            <text:p>Rubberbanditz Therapy / Rehabilitation(Rehab)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string">
            <text:p>Rubberbanditz Therapy / Rehabilitation(Rehab) Band - Monster (80 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string">
            <text:p>Rubberbanditz Therapy / Rehabilitation(Rehab)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string">
            <text:p>Rubberbanditz Therapy / Rehabilitation(Rehab)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string">
            <text:p>Rubberbanditz Therapy / Rehabilitation(Rehab)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string">
            <text:p>Rubberbanditz Therapy / Rehabilitation(Rehab)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string">
            <text:p>Rubberbanditz Therapy / Rehabilitation(Rehab)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string">
            <text:p>Rubberbanditz Therapy / Rehabilitation(Rehab) Band Pairs - Light (5 - 15 lbs Resistance)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string">
            <text:p>Rubberbanditz Therapy / Rehabilitation(Rehab)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string">
            <text:p>Rubberbanditz Therapy / Rehabilitation(Rehab) Band Pairs - Power (50 - 120 Lbs Resistance)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string">
            <text:p>Rubberbanditz Therapy / Rehabilitation(Rehab)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string">
            <text:p>Rubberbanditz Therapy / Rehabilitation(Rehab)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string">
            <text:p>Rubberbanditz Therapy / Rehabilitation(Rehab)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string">
            <text:p>Rubberbanditz Therapy / Rehabilitation(Rehab)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string">
            <text:p>Rubberbanditz Therapy/Rehabilitation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style-name="ce3" office:value-type="string">
            <text:p>Soft Hand Grip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3" office:value-type="string">
            <text:p>Soft Hand Grips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style-name="ce3" office:value-type="string">
            <text:p>Standard Packag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3" office:value-type="string">
            <text:p>Strong Resistance Band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style-name="ce3" office:value-type="string">
            <text:p>Sunny Health &amp; Fitness Yoga Kit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style-name="ce3" office:value-type="string">
            <text:p>Travel Bag</text:p>
          </table:table-cell>
          <table:table-cell table:style-name="ce3" table:number-columns-repeated="13"/>
          <table:table-cell table:number-columns-repeated="2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style-name="ce3" office:value-type="string">
            <text:p>Workout Routines (Circuit Training Routine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style-name="ce3" office:value-type="string">
            <text:p>Workout Routines (Rehab Exercises - Knee Stabilization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style-name="ce3" office:value-type="string">
            <text:p>Workout Routines (Rehab Exercises - Shoulder Stabilization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style-name="ce3" office:value-type="string">
            <text:p>Workout Routines (Split Routines - Back and Triceps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Rubberbanditz Powerlifting Band - Robust - 40 - 80 lbs. (18 - 36 kg) Resistance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Rubberbanditz Powerlifting Band Pairs - Strong - 60 - 150 lbs. (27 - 68 kg) Resistance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Rubberbanditz Therapy/Rehabilitation Band Pairs - Light - 5 - 15 lbs. (2 - 7 kg) Resistance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Rubberbanditz Mobile Therapy / Rehabilitation(Rehab) Exercise Band Package Kit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ubberbanditz Pull Up / Crossfit Band - Monster - 80 - 200 lbs. (36 - 91 kg) Resistance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style-name="ce3" office:value-type="string">
            <text:p>Workout Routines (Split Routines - Chest and Biceps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 table:number-rows-repeated="10484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fferingProduc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offering_id</text:p>
          </table:table-cell>
          <table:table-cell office:value-type="string">
            <text:p>product_id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NDEX([Sheet2.$C$2:.$V$143];[.A2];[.B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NDEX([Sheet2.$C$2:.$V$143];[.A3];[.B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NDEX([Sheet2.$C$2:.$V$143];[.A4];[.B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NDEX([Sheet2.$C$2:.$V$143];[.A5];[.B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NDEX([Sheet2.$C$2:.$V$143];[.A6];[.B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NDEX([Sheet2.$C$2:.$V$143];[.A7];[.B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INDEX([Sheet2.$C$2:.$V$143];[.A8];[.B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NDEX([Sheet2.$C$2:.$V$143];[.A9];[.B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INDEX([Sheet2.$C$2:.$V$143];[.A10];[.B1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DEX([Sheet2.$C$2:.$V$143];[.A11];[.B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INDEX([Sheet2.$C$2:.$V$143];[.A12];[.B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INDEX([Sheet2.$C$2:.$V$143];[.A13];[.B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INDEX([Sheet2.$C$2:.$V$143];[.A14];[.B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INDEX([Sheet2.$C$2:.$V$143];[.A15];[.B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Sheet2.$C$2:.$V$143];[.A16];[.B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INDEX([Sheet2.$C$2:.$V$143];[.A17];[.B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INDEX([Sheet2.$C$2:.$V$143];[.A18];[.B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INDEX([Sheet2.$C$2:.$V$143];[.A19];[.B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INDEX([Sheet2.$C$2:.$V$143];[.A20];[.B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DEX([Sheet2.$C$2:.$V$143];[.A21];[.B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]" office:value-type="float" office:value="1">
            <text:p>1</text:p>
          </table:table-cell>
          <table:table-cell table:formula="of:=INDEX([Sheet2.$C$2:.$V$143];[.A22];[.B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3]" office:value-type="float" office:value="2">
            <text:p>2</text:p>
          </table:table-cell>
          <table:table-cell table:formula="of:=INDEX([Sheet2.$C$2:.$V$143];[.A23];[.B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4]" office:value-type="float" office:value="3">
            <text:p>3</text:p>
          </table:table-cell>
          <table:table-cell table:formula="of:=INDEX([Sheet2.$C$2:.$V$143];[.A24];[.B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5]" office:value-type="float" office:value="4">
            <text:p>4</text:p>
          </table:table-cell>
          <table:table-cell table:formula="of:=INDEX([Sheet2.$C$2:.$V$143];[.A25];[.B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6]" office:value-type="float" office:value="5">
            <text:p>5</text:p>
          </table:table-cell>
          <table:table-cell table:formula="of:=INDEX([Sheet2.$C$2:.$V$143];[.A26];[.B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7]" office:value-type="float" office:value="6">
            <text:p>6</text:p>
          </table:table-cell>
          <table:table-cell table:formula="of:=INDEX([Sheet2.$C$2:.$V$143];[.A27];[.B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8]" office:value-type="float" office:value="7">
            <text:p>7</text:p>
          </table:table-cell>
          <table:table-cell table:formula="of:=INDEX([Sheet2.$C$2:.$V$143];[.A28];[.B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9]" office:value-type="float" office:value="8">
            <text:p>8</text:p>
          </table:table-cell>
          <table:table-cell table:formula="of:=INDEX([Sheet2.$C$2:.$V$143];[.A29];[.B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0]" office:value-type="float" office:value="9">
            <text:p>9</text:p>
          </table:table-cell>
          <table:table-cell table:formula="of:=INDEX([Sheet2.$C$2:.$V$143];[.A30];[.B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1]" office:value-type="float" office:value="10">
            <text:p>10</text:p>
          </table:table-cell>
          <table:table-cell table:formula="of:=INDEX([Sheet2.$C$2:.$V$143];[.A31];[.B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2]" office:value-type="float" office:value="11">
            <text:p>11</text:p>
          </table:table-cell>
          <table:table-cell table:formula="of:=INDEX([Sheet2.$C$2:.$V$143];[.A32];[.B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3]" office:value-type="float" office:value="12">
            <text:p>12</text:p>
          </table:table-cell>
          <table:table-cell table:formula="of:=INDEX([Sheet2.$C$2:.$V$143];[.A33];[.B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4]" office:value-type="float" office:value="13">
            <text:p>13</text:p>
          </table:table-cell>
          <table:table-cell table:formula="of:=INDEX([Sheet2.$C$2:.$V$143];[.A34];[.B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5]" office:value-type="float" office:value="14">
            <text:p>14</text:p>
          </table:table-cell>
          <table:table-cell table:formula="of:=INDEX([Sheet2.$C$2:.$V$143];[.A35];[.B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6]" office:value-type="float" office:value="15">
            <text:p>15</text:p>
          </table:table-cell>
          <table:table-cell table:formula="of:=INDEX([Sheet2.$C$2:.$V$143];[.A36];[.B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7]" office:value-type="float" office:value="16">
            <text:p>16</text:p>
          </table:table-cell>
          <table:table-cell table:formula="of:=INDEX([Sheet2.$C$2:.$V$143];[.A37];[.B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8]" office:value-type="float" office:value="17">
            <text:p>17</text:p>
          </table:table-cell>
          <table:table-cell table:formula="of:=INDEX([Sheet2.$C$2:.$V$143];[.A38];[.B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9]" office:value-type="float" office:value="18">
            <text:p>18</text:p>
          </table:table-cell>
          <table:table-cell table:formula="of:=INDEX([Sheet2.$C$2:.$V$143];[.A39];[.B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0]" office:value-type="float" office:value="19">
            <text:p>19</text:p>
          </table:table-cell>
          <table:table-cell table:formula="of:=INDEX([Sheet2.$C$2:.$V$143];[.A40];[.B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1]" office:value-type="float" office:value="20">
            <text:p>20</text:p>
          </table:table-cell>
          <table:table-cell table:formula="of:=INDEX([Sheet2.$C$2:.$V$143];[.A41];[.B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2]" office:value-type="float" office:value="1">
            <text:p>1</text:p>
          </table:table-cell>
          <table:table-cell table:formula="of:=INDEX([Sheet2.$C$2:.$V$143];[.A42];[.B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3]" office:value-type="float" office:value="2">
            <text:p>2</text:p>
          </table:table-cell>
          <table:table-cell table:formula="of:=INDEX([Sheet2.$C$2:.$V$143];[.A43];[.B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4]" office:value-type="float" office:value="3">
            <text:p>3</text:p>
          </table:table-cell>
          <table:table-cell table:formula="of:=INDEX([Sheet2.$C$2:.$V$143];[.A44];[.B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5]" office:value-type="float" office:value="4">
            <text:p>4</text:p>
          </table:table-cell>
          <table:table-cell table:formula="of:=INDEX([Sheet2.$C$2:.$V$143];[.A45];[.B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6]" office:value-type="float" office:value="5">
            <text:p>5</text:p>
          </table:table-cell>
          <table:table-cell table:formula="of:=INDEX([Sheet2.$C$2:.$V$143];[.A46];[.B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7]" office:value-type="float" office:value="6">
            <text:p>6</text:p>
          </table:table-cell>
          <table:table-cell table:formula="of:=INDEX([Sheet2.$C$2:.$V$143];[.A47];[.B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8]" office:value-type="float" office:value="7">
            <text:p>7</text:p>
          </table:table-cell>
          <table:table-cell table:formula="of:=INDEX([Sheet2.$C$2:.$V$143];[.A48];[.B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9]" office:value-type="float" office:value="8">
            <text:p>8</text:p>
          </table:table-cell>
          <table:table-cell table:formula="of:=INDEX([Sheet2.$C$2:.$V$143];[.A49];[.B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0]" office:value-type="float" office:value="9">
            <text:p>9</text:p>
          </table:table-cell>
          <table:table-cell table:formula="of:=INDEX([Sheet2.$C$2:.$V$143];[.A50];[.B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1]" office:value-type="float" office:value="10">
            <text:p>10</text:p>
          </table:table-cell>
          <table:table-cell table:formula="of:=INDEX([Sheet2.$C$2:.$V$143];[.A51];[.B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2]" office:value-type="float" office:value="11">
            <text:p>11</text:p>
          </table:table-cell>
          <table:table-cell table:formula="of:=INDEX([Sheet2.$C$2:.$V$143];[.A52];[.B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3]" office:value-type="float" office:value="12">
            <text:p>12</text:p>
          </table:table-cell>
          <table:table-cell table:formula="of:=INDEX([Sheet2.$C$2:.$V$143];[.A53];[.B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4]" office:value-type="float" office:value="13">
            <text:p>13</text:p>
          </table:table-cell>
          <table:table-cell table:formula="of:=INDEX([Sheet2.$C$2:.$V$143];[.A54];[.B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5]" office:value-type="float" office:value="14">
            <text:p>14</text:p>
          </table:table-cell>
          <table:table-cell table:formula="of:=INDEX([Sheet2.$C$2:.$V$143];[.A55];[.B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6]" office:value-type="float" office:value="15">
            <text:p>15</text:p>
          </table:table-cell>
          <table:table-cell table:formula="of:=INDEX([Sheet2.$C$2:.$V$143];[.A56];[.B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7]" office:value-type="float" office:value="16">
            <text:p>16</text:p>
          </table:table-cell>
          <table:table-cell table:formula="of:=INDEX([Sheet2.$C$2:.$V$143];[.A57];[.B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8]" office:value-type="float" office:value="17">
            <text:p>17</text:p>
          </table:table-cell>
          <table:table-cell table:formula="of:=INDEX([Sheet2.$C$2:.$V$143];[.A58];[.B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9]" office:value-type="float" office:value="18">
            <text:p>18</text:p>
          </table:table-cell>
          <table:table-cell table:formula="of:=INDEX([Sheet2.$C$2:.$V$143];[.A59];[.B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40]" office:value-type="float" office:value="19">
            <text:p>19</text:p>
          </table:table-cell>
          <table:table-cell table:formula="of:=INDEX([Sheet2.$C$2:.$V$143];[.A60];[.B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41]" office:value-type="float" office:value="20">
            <text:p>20</text:p>
          </table:table-cell>
          <table:table-cell table:formula="of:=INDEX([Sheet2.$C$2:.$V$143];[.A61];[.B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2]" office:value-type="float" office:value="1">
            <text:p>1</text:p>
          </table:table-cell>
          <table:table-cell table:formula="of:=INDEX([Sheet2.$C$2:.$V$143];[.A62];[.B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3]" office:value-type="float" office:value="2">
            <text:p>2</text:p>
          </table:table-cell>
          <table:table-cell table:formula="of:=INDEX([Sheet2.$C$2:.$V$143];[.A63];[.B6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4]" office:value-type="float" office:value="3">
            <text:p>3</text:p>
          </table:table-cell>
          <table:table-cell table:formula="of:=INDEX([Sheet2.$C$2:.$V$143];[.A64];[.B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5]" office:value-type="float" office:value="4">
            <text:p>4</text:p>
          </table:table-cell>
          <table:table-cell table:formula="of:=INDEX([Sheet2.$C$2:.$V$143];[.A65];[.B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6]" office:value-type="float" office:value="5">
            <text:p>5</text:p>
          </table:table-cell>
          <table:table-cell table:formula="of:=INDEX([Sheet2.$C$2:.$V$143];[.A66];[.B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7]" office:value-type="float" office:value="6">
            <text:p>6</text:p>
          </table:table-cell>
          <table:table-cell table:formula="of:=INDEX([Sheet2.$C$2:.$V$143];[.A67];[.B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8]" office:value-type="float" office:value="7">
            <text:p>7</text:p>
          </table:table-cell>
          <table:table-cell table:formula="of:=INDEX([Sheet2.$C$2:.$V$143];[.A68];[.B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9]" office:value-type="float" office:value="8">
            <text:p>8</text:p>
          </table:table-cell>
          <table:table-cell table:formula="of:=INDEX([Sheet2.$C$2:.$V$143];[.A69];[.B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0]" office:value-type="float" office:value="9">
            <text:p>9</text:p>
          </table:table-cell>
          <table:table-cell table:formula="of:=INDEX([Sheet2.$C$2:.$V$143];[.A70];[.B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1]" office:value-type="float" office:value="10">
            <text:p>10</text:p>
          </table:table-cell>
          <table:table-cell table:formula="of:=INDEX([Sheet2.$C$2:.$V$143];[.A71];[.B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2]" office:value-type="float" office:value="11">
            <text:p>11</text:p>
          </table:table-cell>
          <table:table-cell table:formula="of:=INDEX([Sheet2.$C$2:.$V$143];[.A72];[.B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3]" office:value-type="float" office:value="12">
            <text:p>12</text:p>
          </table:table-cell>
          <table:table-cell table:formula="of:=INDEX([Sheet2.$C$2:.$V$143];[.A73];[.B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4]" office:value-type="float" office:value="13">
            <text:p>13</text:p>
          </table:table-cell>
          <table:table-cell table:formula="of:=INDEX([Sheet2.$C$2:.$V$143];[.A74];[.B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5]" office:value-type="float" office:value="14">
            <text:p>14</text:p>
          </table:table-cell>
          <table:table-cell table:formula="of:=INDEX([Sheet2.$C$2:.$V$143];[.A75];[.B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6]" office:value-type="float" office:value="15">
            <text:p>15</text:p>
          </table:table-cell>
          <table:table-cell table:formula="of:=INDEX([Sheet2.$C$2:.$V$143];[.A76];[.B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7]" office:value-type="float" office:value="16">
            <text:p>16</text:p>
          </table:table-cell>
          <table:table-cell table:formula="of:=INDEX([Sheet2.$C$2:.$V$143];[.A77];[.B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8]" office:value-type="float" office:value="17">
            <text:p>17</text:p>
          </table:table-cell>
          <table:table-cell table:formula="of:=INDEX([Sheet2.$C$2:.$V$143];[.A78];[.B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9]" office:value-type="float" office:value="18">
            <text:p>18</text:p>
          </table:table-cell>
          <table:table-cell table:formula="of:=INDEX([Sheet2.$C$2:.$V$143];[.A79];[.B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60]" office:value-type="float" office:value="19">
            <text:p>19</text:p>
          </table:table-cell>
          <table:table-cell table:formula="of:=INDEX([Sheet2.$C$2:.$V$143];[.A80];[.B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61]" office:value-type="float" office:value="20">
            <text:p>20</text:p>
          </table:table-cell>
          <table:table-cell table:formula="of:=INDEX([Sheet2.$C$2:.$V$143];[.A81];[.B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2]" office:value-type="float" office:value="1">
            <text:p>1</text:p>
          </table:table-cell>
          <table:table-cell table:formula="of:=INDEX([Sheet2.$C$2:.$V$143];[.A82];[.B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3]" office:value-type="float" office:value="2">
            <text:p>2</text:p>
          </table:table-cell>
          <table:table-cell table:formula="of:=INDEX([Sheet2.$C$2:.$V$143];[.A83];[.B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4]" office:value-type="float" office:value="3">
            <text:p>3</text:p>
          </table:table-cell>
          <table:table-cell table:formula="of:=INDEX([Sheet2.$C$2:.$V$143];[.A84];[.B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5]" office:value-type="float" office:value="4">
            <text:p>4</text:p>
          </table:table-cell>
          <table:table-cell table:formula="of:=INDEX([Sheet2.$C$2:.$V$143];[.A85];[.B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6]" office:value-type="float" office:value="5">
            <text:p>5</text:p>
          </table:table-cell>
          <table:table-cell table:formula="of:=INDEX([Sheet2.$C$2:.$V$143];[.A86];[.B8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7]" office:value-type="float" office:value="6">
            <text:p>6</text:p>
          </table:table-cell>
          <table:table-cell table:formula="of:=INDEX([Sheet2.$C$2:.$V$143];[.A87];[.B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8]" office:value-type="float" office:value="7">
            <text:p>7</text:p>
          </table:table-cell>
          <table:table-cell table:formula="of:=INDEX([Sheet2.$C$2:.$V$143];[.A88];[.B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9]" office:value-type="float" office:value="8">
            <text:p>8</text:p>
          </table:table-cell>
          <table:table-cell table:formula="of:=INDEX([Sheet2.$C$2:.$V$143];[.A89];[.B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0]" office:value-type="float" office:value="9">
            <text:p>9</text:p>
          </table:table-cell>
          <table:table-cell table:formula="of:=INDEX([Sheet2.$C$2:.$V$143];[.A90];[.B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1]" office:value-type="float" office:value="10">
            <text:p>10</text:p>
          </table:table-cell>
          <table:table-cell table:formula="of:=INDEX([Sheet2.$C$2:.$V$143];[.A91];[.B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2]" office:value-type="float" office:value="11">
            <text:p>11</text:p>
          </table:table-cell>
          <table:table-cell table:formula="of:=INDEX([Sheet2.$C$2:.$V$143];[.A92];[.B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3]" office:value-type="float" office:value="12">
            <text:p>12</text:p>
          </table:table-cell>
          <table:table-cell table:formula="of:=INDEX([Sheet2.$C$2:.$V$143];[.A93];[.B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4]" office:value-type="float" office:value="13">
            <text:p>13</text:p>
          </table:table-cell>
          <table:table-cell table:formula="of:=INDEX([Sheet2.$C$2:.$V$143];[.A94];[.B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5]" office:value-type="float" office:value="14">
            <text:p>14</text:p>
          </table:table-cell>
          <table:table-cell table:formula="of:=INDEX([Sheet2.$C$2:.$V$143];[.A95];[.B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6]" office:value-type="float" office:value="15">
            <text:p>15</text:p>
          </table:table-cell>
          <table:table-cell table:formula="of:=INDEX([Sheet2.$C$2:.$V$143];[.A96];[.B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7]" office:value-type="float" office:value="16">
            <text:p>16</text:p>
          </table:table-cell>
          <table:table-cell table:formula="of:=INDEX([Sheet2.$C$2:.$V$143];[.A97];[.B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8]" office:value-type="float" office:value="17">
            <text:p>17</text:p>
          </table:table-cell>
          <table:table-cell table:formula="of:=INDEX([Sheet2.$C$2:.$V$143];[.A98];[.B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9]" office:value-type="float" office:value="18">
            <text:p>18</text:p>
          </table:table-cell>
          <table:table-cell table:formula="of:=INDEX([Sheet2.$C$2:.$V$143];[.A99];[.B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80]" office:value-type="float" office:value="19">
            <text:p>19</text:p>
          </table:table-cell>
          <table:table-cell table:formula="of:=INDEX([Sheet2.$C$2:.$V$143];[.A100];[.B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81]" office:value-type="float" office:value="20">
            <text:p>20</text:p>
          </table:table-cell>
          <table:table-cell table:formula="of:=INDEX([Sheet2.$C$2:.$V$143];[.A101];[.B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2]" office:value-type="float" office:value="1">
            <text:p>1</text:p>
          </table:table-cell>
          <table:table-cell table:formula="of:=INDEX([Sheet2.$C$2:.$V$143];[.A102];[.B1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3]" office:value-type="float" office:value="2">
            <text:p>2</text:p>
          </table:table-cell>
          <table:table-cell table:formula="of:=INDEX([Sheet2.$C$2:.$V$143];[.A103];[.B1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4]" office:value-type="float" office:value="3">
            <text:p>3</text:p>
          </table:table-cell>
          <table:table-cell table:formula="of:=INDEX([Sheet2.$C$2:.$V$143];[.A104];[.B1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5]" office:value-type="float" office:value="4">
            <text:p>4</text:p>
          </table:table-cell>
          <table:table-cell table:formula="of:=INDEX([Sheet2.$C$2:.$V$143];[.A105];[.B10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6]" office:value-type="float" office:value="5">
            <text:p>5</text:p>
          </table:table-cell>
          <table:table-cell table:formula="of:=INDEX([Sheet2.$C$2:.$V$143];[.A106];[.B1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7]" office:value-type="float" office:value="6">
            <text:p>6</text:p>
          </table:table-cell>
          <table:table-cell table:formula="of:=INDEX([Sheet2.$C$2:.$V$143];[.A107];[.B1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8]" office:value-type="float" office:value="7">
            <text:p>7</text:p>
          </table:table-cell>
          <table:table-cell table:formula="of:=INDEX([Sheet2.$C$2:.$V$143];[.A108];[.B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9]" office:value-type="float" office:value="8">
            <text:p>8</text:p>
          </table:table-cell>
          <table:table-cell table:formula="of:=INDEX([Sheet2.$C$2:.$V$143];[.A109];[.B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0]" office:value-type="float" office:value="9">
            <text:p>9</text:p>
          </table:table-cell>
          <table:table-cell table:formula="of:=INDEX([Sheet2.$C$2:.$V$143];[.A110];[.B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1]" office:value-type="float" office:value="10">
            <text:p>10</text:p>
          </table:table-cell>
          <table:table-cell table:formula="of:=INDEX([Sheet2.$C$2:.$V$143];[.A111];[.B1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2]" office:value-type="float" office:value="11">
            <text:p>11</text:p>
          </table:table-cell>
          <table:table-cell table:formula="of:=INDEX([Sheet2.$C$2:.$V$143];[.A112];[.B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3]" office:value-type="float" office:value="12">
            <text:p>12</text:p>
          </table:table-cell>
          <table:table-cell table:formula="of:=INDEX([Sheet2.$C$2:.$V$143];[.A113];[.B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4]" office:value-type="float" office:value="13">
            <text:p>13</text:p>
          </table:table-cell>
          <table:table-cell table:formula="of:=INDEX([Sheet2.$C$2:.$V$143];[.A114];[.B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5]" office:value-type="float" office:value="14">
            <text:p>14</text:p>
          </table:table-cell>
          <table:table-cell table:formula="of:=INDEX([Sheet2.$C$2:.$V$143];[.A115];[.B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6]" office:value-type="float" office:value="15">
            <text:p>15</text:p>
          </table:table-cell>
          <table:table-cell table:formula="of:=INDEX([Sheet2.$C$2:.$V$143];[.A116];[.B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7]" office:value-type="float" office:value="16">
            <text:p>16</text:p>
          </table:table-cell>
          <table:table-cell table:formula="of:=INDEX([Sheet2.$C$2:.$V$143];[.A117];[.B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8]" office:value-type="float" office:value="17">
            <text:p>17</text:p>
          </table:table-cell>
          <table:table-cell table:formula="of:=INDEX([Sheet2.$C$2:.$V$143];[.A118];[.B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9]" office:value-type="float" office:value="18">
            <text:p>18</text:p>
          </table:table-cell>
          <table:table-cell table:formula="of:=INDEX([Sheet2.$C$2:.$V$143];[.A119];[.B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100]" office:value-type="float" office:value="19">
            <text:p>19</text:p>
          </table:table-cell>
          <table:table-cell table:formula="of:=INDEX([Sheet2.$C$2:.$V$143];[.A120];[.B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101]" office:value-type="float" office:value="20">
            <text:p>20</text:p>
          </table:table-cell>
          <table:table-cell table:formula="of:=INDEX([Sheet2.$C$2:.$V$143];[.A121];[.B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2]" office:value-type="float" office:value="1">
            <text:p>1</text:p>
          </table:table-cell>
          <table:table-cell table:formula="of:=INDEX([Sheet2.$C$2:.$V$143];[.A122];[.B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3]" office:value-type="float" office:value="2">
            <text:p>2</text:p>
          </table:table-cell>
          <table:table-cell table:formula="of:=INDEX([Sheet2.$C$2:.$V$143];[.A123];[.B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4]" office:value-type="float" office:value="3">
            <text:p>3</text:p>
          </table:table-cell>
          <table:table-cell table:formula="of:=INDEX([Sheet2.$C$2:.$V$143];[.A124];[.B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5]" office:value-type="float" office:value="4">
            <text:p>4</text:p>
          </table:table-cell>
          <table:table-cell table:formula="of:=INDEX([Sheet2.$C$2:.$V$143];[.A125];[.B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6]" office:value-type="float" office:value="5">
            <text:p>5</text:p>
          </table:table-cell>
          <table:table-cell table:formula="of:=INDEX([Sheet2.$C$2:.$V$143];[.A126];[.B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7]" office:value-type="float" office:value="6">
            <text:p>6</text:p>
          </table:table-cell>
          <table:table-cell table:formula="of:=INDEX([Sheet2.$C$2:.$V$143];[.A127];[.B12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8]" office:value-type="float" office:value="7">
            <text:p>7</text:p>
          </table:table-cell>
          <table:table-cell table:formula="of:=INDEX([Sheet2.$C$2:.$V$143];[.A128];[.B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9]" office:value-type="float" office:value="8">
            <text:p>8</text:p>
          </table:table-cell>
          <table:table-cell table:formula="of:=INDEX([Sheet2.$C$2:.$V$143];[.A129];[.B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0]" office:value-type="float" office:value="9">
            <text:p>9</text:p>
          </table:table-cell>
          <table:table-cell table:formula="of:=INDEX([Sheet2.$C$2:.$V$143];[.A130];[.B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1]" office:value-type="float" office:value="10">
            <text:p>10</text:p>
          </table:table-cell>
          <table:table-cell table:formula="of:=INDEX([Sheet2.$C$2:.$V$143];[.A131];[.B1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2]" office:value-type="float" office:value="11">
            <text:p>11</text:p>
          </table:table-cell>
          <table:table-cell table:formula="of:=INDEX([Sheet2.$C$2:.$V$143];[.A132];[.B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3]" office:value-type="float" office:value="12">
            <text:p>12</text:p>
          </table:table-cell>
          <table:table-cell table:formula="of:=INDEX([Sheet2.$C$2:.$V$143];[.A133];[.B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4]" office:value-type="float" office:value="13">
            <text:p>13</text:p>
          </table:table-cell>
          <table:table-cell table:formula="of:=INDEX([Sheet2.$C$2:.$V$143];[.A134];[.B1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5]" office:value-type="float" office:value="14">
            <text:p>14</text:p>
          </table:table-cell>
          <table:table-cell table:formula="of:=INDEX([Sheet2.$C$2:.$V$143];[.A135];[.B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6]" office:value-type="float" office:value="15">
            <text:p>15</text:p>
          </table:table-cell>
          <table:table-cell table:formula="of:=INDEX([Sheet2.$C$2:.$V$143];[.A136];[.B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7]" office:value-type="float" office:value="16">
            <text:p>16</text:p>
          </table:table-cell>
          <table:table-cell table:formula="of:=INDEX([Sheet2.$C$2:.$V$143];[.A137];[.B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8]" office:value-type="float" office:value="17">
            <text:p>17</text:p>
          </table:table-cell>
          <table:table-cell table:formula="of:=INDEX([Sheet2.$C$2:.$V$143];[.A138];[.B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9]" office:value-type="float" office:value="18">
            <text:p>18</text:p>
          </table:table-cell>
          <table:table-cell table:formula="of:=INDEX([Sheet2.$C$2:.$V$143];[.A139];[.B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20]" office:value-type="float" office:value="19">
            <text:p>19</text:p>
          </table:table-cell>
          <table:table-cell table:formula="of:=INDEX([Sheet2.$C$2:.$V$143];[.A140];[.B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21]" office:value-type="float" office:value="20">
            <text:p>20</text:p>
          </table:table-cell>
          <table:table-cell table:formula="of:=INDEX([Sheet2.$C$2:.$V$143];[.A141];[.B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2]" office:value-type="float" office:value="1">
            <text:p>1</text:p>
          </table:table-cell>
          <table:table-cell table:formula="of:=INDEX([Sheet2.$C$2:.$V$143];[.A142];[.B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3]" office:value-type="float" office:value="2">
            <text:p>2</text:p>
          </table:table-cell>
          <table:table-cell table:formula="of:=INDEX([Sheet2.$C$2:.$V$143];[.A143];[.B1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4]" office:value-type="float" office:value="3">
            <text:p>3</text:p>
          </table:table-cell>
          <table:table-cell table:formula="of:=INDEX([Sheet2.$C$2:.$V$143];[.A144];[.B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5]" office:value-type="float" office:value="4">
            <text:p>4</text:p>
          </table:table-cell>
          <table:table-cell table:formula="of:=INDEX([Sheet2.$C$2:.$V$143];[.A145];[.B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6]" office:value-type="float" office:value="5">
            <text:p>5</text:p>
          </table:table-cell>
          <table:table-cell table:formula="of:=INDEX([Sheet2.$C$2:.$V$143];[.A146];[.B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7]" office:value-type="float" office:value="6">
            <text:p>6</text:p>
          </table:table-cell>
          <table:table-cell table:formula="of:=INDEX([Sheet2.$C$2:.$V$143];[.A147];[.B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8]" office:value-type="float" office:value="7">
            <text:p>7</text:p>
          </table:table-cell>
          <table:table-cell table:formula="of:=INDEX([Sheet2.$C$2:.$V$143];[.A148];[.B14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9]" office:value-type="float" office:value="8">
            <text:p>8</text:p>
          </table:table-cell>
          <table:table-cell table:formula="of:=INDEX([Sheet2.$C$2:.$V$143];[.A149];[.B1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0]" office:value-type="float" office:value="9">
            <text:p>9</text:p>
          </table:table-cell>
          <table:table-cell table:formula="of:=INDEX([Sheet2.$C$2:.$V$143];[.A150];[.B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1]" office:value-type="float" office:value="10">
            <text:p>10</text:p>
          </table:table-cell>
          <table:table-cell table:formula="of:=INDEX([Sheet2.$C$2:.$V$143];[.A151];[.B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2]" office:value-type="float" office:value="11">
            <text:p>11</text:p>
          </table:table-cell>
          <table:table-cell table:formula="of:=INDEX([Sheet2.$C$2:.$V$143];[.A152];[.B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3]" office:value-type="float" office:value="12">
            <text:p>12</text:p>
          </table:table-cell>
          <table:table-cell table:formula="of:=INDEX([Sheet2.$C$2:.$V$143];[.A153];[.B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4]" office:value-type="float" office:value="13">
            <text:p>13</text:p>
          </table:table-cell>
          <table:table-cell table:formula="of:=INDEX([Sheet2.$C$2:.$V$143];[.A154];[.B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5]" office:value-type="float" office:value="14">
            <text:p>14</text:p>
          </table:table-cell>
          <table:table-cell table:formula="of:=INDEX([Sheet2.$C$2:.$V$143];[.A155];[.B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6]" office:value-type="float" office:value="15">
            <text:p>15</text:p>
          </table:table-cell>
          <table:table-cell table:formula="of:=INDEX([Sheet2.$C$2:.$V$143];[.A156];[.B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7]" office:value-type="float" office:value="16">
            <text:p>16</text:p>
          </table:table-cell>
          <table:table-cell table:formula="of:=INDEX([Sheet2.$C$2:.$V$143];[.A157];[.B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8]" office:value-type="float" office:value="17">
            <text:p>17</text:p>
          </table:table-cell>
          <table:table-cell table:formula="of:=INDEX([Sheet2.$C$2:.$V$143];[.A158];[.B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9]" office:value-type="float" office:value="18">
            <text:p>18</text:p>
          </table:table-cell>
          <table:table-cell table:formula="of:=INDEX([Sheet2.$C$2:.$V$143];[.A159];[.B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40]" office:value-type="float" office:value="19">
            <text:p>19</text:p>
          </table:table-cell>
          <table:table-cell table:formula="of:=INDEX([Sheet2.$C$2:.$V$143];[.A160];[.B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41]" office:value-type="float" office:value="20">
            <text:p>20</text:p>
          </table:table-cell>
          <table:table-cell table:formula="of:=INDEX([Sheet2.$C$2:.$V$143];[.A161];[.B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2]" office:value-type="float" office:value="1">
            <text:p>1</text:p>
          </table:table-cell>
          <table:table-cell table:formula="of:=INDEX([Sheet2.$C$2:.$V$143];[.A162];[.B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3]" office:value-type="float" office:value="2">
            <text:p>2</text:p>
          </table:table-cell>
          <table:table-cell table:formula="of:=INDEX([Sheet2.$C$2:.$V$143];[.A163];[.B1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4]" office:value-type="float" office:value="3">
            <text:p>3</text:p>
          </table:table-cell>
          <table:table-cell table:formula="of:=INDEX([Sheet2.$C$2:.$V$143];[.A164];[.B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5]" office:value-type="float" office:value="4">
            <text:p>4</text:p>
          </table:table-cell>
          <table:table-cell table:formula="of:=INDEX([Sheet2.$C$2:.$V$143];[.A165];[.B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6]" office:value-type="float" office:value="5">
            <text:p>5</text:p>
          </table:table-cell>
          <table:table-cell table:formula="of:=INDEX([Sheet2.$C$2:.$V$143];[.A166];[.B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7]" office:value-type="float" office:value="6">
            <text:p>6</text:p>
          </table:table-cell>
          <table:table-cell table:formula="of:=INDEX([Sheet2.$C$2:.$V$143];[.A167];[.B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8]" office:value-type="float" office:value="7">
            <text:p>7</text:p>
          </table:table-cell>
          <table:table-cell table:formula="of:=INDEX([Sheet2.$C$2:.$V$143];[.A168];[.B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9]" office:value-type="float" office:value="8">
            <text:p>8</text:p>
          </table:table-cell>
          <table:table-cell table:formula="of:=INDEX([Sheet2.$C$2:.$V$143];[.A169];[.B16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0]" office:value-type="float" office:value="9">
            <text:p>9</text:p>
          </table:table-cell>
          <table:table-cell table:formula="of:=INDEX([Sheet2.$C$2:.$V$143];[.A170];[.B1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1]" office:value-type="float" office:value="10">
            <text:p>10</text:p>
          </table:table-cell>
          <table:table-cell table:formula="of:=INDEX([Sheet2.$C$2:.$V$143];[.A171];[.B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2]" office:value-type="float" office:value="11">
            <text:p>11</text:p>
          </table:table-cell>
          <table:table-cell table:formula="of:=INDEX([Sheet2.$C$2:.$V$143];[.A172];[.B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3]" office:value-type="float" office:value="12">
            <text:p>12</text:p>
          </table:table-cell>
          <table:table-cell table:formula="of:=INDEX([Sheet2.$C$2:.$V$143];[.A173];[.B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4]" office:value-type="float" office:value="13">
            <text:p>13</text:p>
          </table:table-cell>
          <table:table-cell table:formula="of:=INDEX([Sheet2.$C$2:.$V$143];[.A174];[.B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5]" office:value-type="float" office:value="14">
            <text:p>14</text:p>
          </table:table-cell>
          <table:table-cell table:formula="of:=INDEX([Sheet2.$C$2:.$V$143];[.A175];[.B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6]" office:value-type="float" office:value="15">
            <text:p>15</text:p>
          </table:table-cell>
          <table:table-cell table:formula="of:=INDEX([Sheet2.$C$2:.$V$143];[.A176];[.B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7]" office:value-type="float" office:value="16">
            <text:p>16</text:p>
          </table:table-cell>
          <table:table-cell table:formula="of:=INDEX([Sheet2.$C$2:.$V$143];[.A177];[.B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8]" office:value-type="float" office:value="17">
            <text:p>17</text:p>
          </table:table-cell>
          <table:table-cell table:formula="of:=INDEX([Sheet2.$C$2:.$V$143];[.A178];[.B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9]" office:value-type="float" office:value="18">
            <text:p>18</text:p>
          </table:table-cell>
          <table:table-cell table:formula="of:=INDEX([Sheet2.$C$2:.$V$143];[.A179];[.B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60]" office:value-type="float" office:value="19">
            <text:p>19</text:p>
          </table:table-cell>
          <table:table-cell table:formula="of:=INDEX([Sheet2.$C$2:.$V$143];[.A180];[.B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61]" office:value-type="float" office:value="20">
            <text:p>20</text:p>
          </table:table-cell>
          <table:table-cell table:formula="of:=INDEX([Sheet2.$C$2:.$V$143];[.A181];[.B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2]" office:value-type="float" office:value="1">
            <text:p>1</text:p>
          </table:table-cell>
          <table:table-cell table:formula="of:=INDEX([Sheet2.$C$2:.$V$143];[.A182];[.B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3]" office:value-type="float" office:value="2">
            <text:p>2</text:p>
          </table:table-cell>
          <table:table-cell table:formula="of:=INDEX([Sheet2.$C$2:.$V$143];[.A183];[.B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4]" office:value-type="float" office:value="3">
            <text:p>3</text:p>
          </table:table-cell>
          <table:table-cell table:formula="of:=INDEX([Sheet2.$C$2:.$V$143];[.A184];[.B1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5]" office:value-type="float" office:value="4">
            <text:p>4</text:p>
          </table:table-cell>
          <table:table-cell table:formula="of:=INDEX([Sheet2.$C$2:.$V$143];[.A185];[.B1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6]" office:value-type="float" office:value="5">
            <text:p>5</text:p>
          </table:table-cell>
          <table:table-cell table:formula="of:=INDEX([Sheet2.$C$2:.$V$143];[.A186];[.B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7]" office:value-type="float" office:value="6">
            <text:p>6</text:p>
          </table:table-cell>
          <table:table-cell table:formula="of:=INDEX([Sheet2.$C$2:.$V$143];[.A187];[.B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8]" office:value-type="float" office:value="7">
            <text:p>7</text:p>
          </table:table-cell>
          <table:table-cell table:formula="of:=INDEX([Sheet2.$C$2:.$V$143];[.A188];[.B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9]" office:value-type="float" office:value="8">
            <text:p>8</text:p>
          </table:table-cell>
          <table:table-cell table:formula="of:=INDEX([Sheet2.$C$2:.$V$143];[.A189];[.B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0]" office:value-type="float" office:value="9">
            <text:p>9</text:p>
          </table:table-cell>
          <table:table-cell table:formula="of:=INDEX([Sheet2.$C$2:.$V$143];[.A190];[.B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1]" office:value-type="float" office:value="10">
            <text:p>10</text:p>
          </table:table-cell>
          <table:table-cell table:formula="of:=INDEX([Sheet2.$C$2:.$V$143];[.A191];[.B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2]" office:value-type="float" office:value="11">
            <text:p>11</text:p>
          </table:table-cell>
          <table:table-cell table:formula="of:=INDEX([Sheet2.$C$2:.$V$143];[.A192];[.B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3]" office:value-type="float" office:value="12">
            <text:p>12</text:p>
          </table:table-cell>
          <table:table-cell table:formula="of:=INDEX([Sheet2.$C$2:.$V$143];[.A193];[.B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4]" office:value-type="float" office:value="13">
            <text:p>13</text:p>
          </table:table-cell>
          <table:table-cell table:formula="of:=INDEX([Sheet2.$C$2:.$V$143];[.A194];[.B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5]" office:value-type="float" office:value="14">
            <text:p>14</text:p>
          </table:table-cell>
          <table:table-cell table:formula="of:=INDEX([Sheet2.$C$2:.$V$143];[.A195];[.B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6]" office:value-type="float" office:value="15">
            <text:p>15</text:p>
          </table:table-cell>
          <table:table-cell table:formula="of:=INDEX([Sheet2.$C$2:.$V$143];[.A196];[.B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7]" office:value-type="float" office:value="16">
            <text:p>16</text:p>
          </table:table-cell>
          <table:table-cell table:formula="of:=INDEX([Sheet2.$C$2:.$V$143];[.A197];[.B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8]" office:value-type="float" office:value="17">
            <text:p>17</text:p>
          </table:table-cell>
          <table:table-cell table:formula="of:=INDEX([Sheet2.$C$2:.$V$143];[.A198];[.B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9]" office:value-type="float" office:value="18">
            <text:p>18</text:p>
          </table:table-cell>
          <table:table-cell table:formula="of:=INDEX([Sheet2.$C$2:.$V$143];[.A199];[.B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80]" office:value-type="float" office:value="19">
            <text:p>19</text:p>
          </table:table-cell>
          <table:table-cell table:formula="of:=INDEX([Sheet2.$C$2:.$V$143];[.A200];[.B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81]" office:value-type="float" office:value="20">
            <text:p>20</text:p>
          </table:table-cell>
          <table:table-cell table:formula="of:=INDEX([Sheet2.$C$2:.$V$143];[.A201];[.B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2]" office:value-type="float" office:value="1">
            <text:p>1</text:p>
          </table:table-cell>
          <table:table-cell table:formula="of:=INDEX([Sheet2.$C$2:.$V$143];[.A202];[.B2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3]" office:value-type="float" office:value="2">
            <text:p>2</text:p>
          </table:table-cell>
          <table:table-cell table:formula="of:=INDEX([Sheet2.$C$2:.$V$143];[.A203];[.B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4]" office:value-type="float" office:value="3">
            <text:p>3</text:p>
          </table:table-cell>
          <table:table-cell table:formula="of:=INDEX([Sheet2.$C$2:.$V$143];[.A204];[.B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5]" office:value-type="float" office:value="4">
            <text:p>4</text:p>
          </table:table-cell>
          <table:table-cell table:formula="of:=INDEX([Sheet2.$C$2:.$V$143];[.A205];[.B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6]" office:value-type="float" office:value="5">
            <text:p>5</text:p>
          </table:table-cell>
          <table:table-cell table:formula="of:=INDEX([Sheet2.$C$2:.$V$143];[.A206];[.B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7]" office:value-type="float" office:value="6">
            <text:p>6</text:p>
          </table:table-cell>
          <table:table-cell table:formula="of:=INDEX([Sheet2.$C$2:.$V$143];[.A207];[.B2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8]" office:value-type="float" office:value="7">
            <text:p>7</text:p>
          </table:table-cell>
          <table:table-cell table:formula="of:=INDEX([Sheet2.$C$2:.$V$143];[.A208];[.B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9]" office:value-type="float" office:value="8">
            <text:p>8</text:p>
          </table:table-cell>
          <table:table-cell table:formula="of:=INDEX([Sheet2.$C$2:.$V$143];[.A209];[.B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0]" office:value-type="float" office:value="9">
            <text:p>9</text:p>
          </table:table-cell>
          <table:table-cell table:formula="of:=INDEX([Sheet2.$C$2:.$V$143];[.A210];[.B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1]" office:value-type="float" office:value="10">
            <text:p>10</text:p>
          </table:table-cell>
          <table:table-cell table:formula="of:=INDEX([Sheet2.$C$2:.$V$143];[.A211];[.B2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2]" office:value-type="float" office:value="11">
            <text:p>11</text:p>
          </table:table-cell>
          <table:table-cell table:formula="of:=INDEX([Sheet2.$C$2:.$V$143];[.A212];[.B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3]" office:value-type="float" office:value="12">
            <text:p>12</text:p>
          </table:table-cell>
          <table:table-cell table:formula="of:=INDEX([Sheet2.$C$2:.$V$143];[.A213];[.B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4]" office:value-type="float" office:value="13">
            <text:p>13</text:p>
          </table:table-cell>
          <table:table-cell table:formula="of:=INDEX([Sheet2.$C$2:.$V$143];[.A214];[.B2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5]" office:value-type="float" office:value="14">
            <text:p>14</text:p>
          </table:table-cell>
          <table:table-cell table:formula="of:=INDEX([Sheet2.$C$2:.$V$143];[.A215];[.B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6]" office:value-type="float" office:value="15">
            <text:p>15</text:p>
          </table:table-cell>
          <table:table-cell table:formula="of:=INDEX([Sheet2.$C$2:.$V$143];[.A216];[.B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7]" office:value-type="float" office:value="16">
            <text:p>16</text:p>
          </table:table-cell>
          <table:table-cell table:formula="of:=INDEX([Sheet2.$C$2:.$V$143];[.A217];[.B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8]" office:value-type="float" office:value="17">
            <text:p>17</text:p>
          </table:table-cell>
          <table:table-cell table:formula="of:=INDEX([Sheet2.$C$2:.$V$143];[.A218];[.B2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9]" office:value-type="float" office:value="18">
            <text:p>18</text:p>
          </table:table-cell>
          <table:table-cell table:formula="of:=INDEX([Sheet2.$C$2:.$V$143];[.A219];[.B2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200]" office:value-type="float" office:value="19">
            <text:p>19</text:p>
          </table:table-cell>
          <table:table-cell table:formula="of:=INDEX([Sheet2.$C$2:.$V$143];[.A220];[.B2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201]" office:value-type="float" office:value="20">
            <text:p>20</text:p>
          </table:table-cell>
          <table:table-cell table:formula="of:=INDEX([Sheet2.$C$2:.$V$143];[.A221];[.B2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2]" office:value-type="float" office:value="1">
            <text:p>1</text:p>
          </table:table-cell>
          <table:table-cell table:formula="of:=INDEX([Sheet2.$C$2:.$V$143];[.A222];[.B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3]" office:value-type="float" office:value="2">
            <text:p>2</text:p>
          </table:table-cell>
          <table:table-cell table:formula="of:=INDEX([Sheet2.$C$2:.$V$143];[.A223];[.B2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4]" office:value-type="float" office:value="3">
            <text:p>3</text:p>
          </table:table-cell>
          <table:table-cell table:formula="of:=INDEX([Sheet2.$C$2:.$V$143];[.A224];[.B2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5]" office:value-type="float" office:value="4">
            <text:p>4</text:p>
          </table:table-cell>
          <table:table-cell table:formula="of:=INDEX([Sheet2.$C$2:.$V$143];[.A225];[.B2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6]" office:value-type="float" office:value="5">
            <text:p>5</text:p>
          </table:table-cell>
          <table:table-cell table:formula="of:=INDEX([Sheet2.$C$2:.$V$143];[.A226];[.B2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7]" office:value-type="float" office:value="6">
            <text:p>6</text:p>
          </table:table-cell>
          <table:table-cell table:formula="of:=INDEX([Sheet2.$C$2:.$V$143];[.A227];[.B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8]" office:value-type="float" office:value="7">
            <text:p>7</text:p>
          </table:table-cell>
          <table:table-cell table:formula="of:=INDEX([Sheet2.$C$2:.$V$143];[.A228];[.B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9]" office:value-type="float" office:value="8">
            <text:p>8</text:p>
          </table:table-cell>
          <table:table-cell table:formula="of:=INDEX([Sheet2.$C$2:.$V$143];[.A229];[.B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0]" office:value-type="float" office:value="9">
            <text:p>9</text:p>
          </table:table-cell>
          <table:table-cell table:formula="of:=INDEX([Sheet2.$C$2:.$V$143];[.A230];[.B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1]" office:value-type="float" office:value="10">
            <text:p>10</text:p>
          </table:table-cell>
          <table:table-cell table:formula="of:=INDEX([Sheet2.$C$2:.$V$143];[.A231];[.B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2]" office:value-type="float" office:value="11">
            <text:p>11</text:p>
          </table:table-cell>
          <table:table-cell table:formula="of:=INDEX([Sheet2.$C$2:.$V$143];[.A232];[.B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3]" office:value-type="float" office:value="12">
            <text:p>12</text:p>
          </table:table-cell>
          <table:table-cell table:formula="of:=INDEX([Sheet2.$C$2:.$V$143];[.A233];[.B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4]" office:value-type="float" office:value="13">
            <text:p>13</text:p>
          </table:table-cell>
          <table:table-cell table:formula="of:=INDEX([Sheet2.$C$2:.$V$143];[.A234];[.B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5]" office:value-type="float" office:value="14">
            <text:p>14</text:p>
          </table:table-cell>
          <table:table-cell table:formula="of:=INDEX([Sheet2.$C$2:.$V$143];[.A235];[.B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6]" office:value-type="float" office:value="15">
            <text:p>15</text:p>
          </table:table-cell>
          <table:table-cell table:formula="of:=INDEX([Sheet2.$C$2:.$V$143];[.A236];[.B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7]" office:value-type="float" office:value="16">
            <text:p>16</text:p>
          </table:table-cell>
          <table:table-cell table:formula="of:=INDEX([Sheet2.$C$2:.$V$143];[.A237];[.B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8]" office:value-type="float" office:value="17">
            <text:p>17</text:p>
          </table:table-cell>
          <table:table-cell table:formula="of:=INDEX([Sheet2.$C$2:.$V$143];[.A238];[.B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9]" office:value-type="float" office:value="18">
            <text:p>18</text:p>
          </table:table-cell>
          <table:table-cell table:formula="of:=INDEX([Sheet2.$C$2:.$V$143];[.A239];[.B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20]" office:value-type="float" office:value="19">
            <text:p>19</text:p>
          </table:table-cell>
          <table:table-cell table:formula="of:=INDEX([Sheet2.$C$2:.$V$143];[.A240];[.B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21]" office:value-type="float" office:value="20">
            <text:p>20</text:p>
          </table:table-cell>
          <table:table-cell table:formula="of:=INDEX([Sheet2.$C$2:.$V$143];[.A241];[.B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2]" office:value-type="float" office:value="1">
            <text:p>1</text:p>
          </table:table-cell>
          <table:table-cell table:formula="of:=INDEX([Sheet2.$C$2:.$V$143];[.A242];[.B2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3]" office:value-type="float" office:value="2">
            <text:p>2</text:p>
          </table:table-cell>
          <table:table-cell table:formula="of:=INDEX([Sheet2.$C$2:.$V$143];[.A243];[.B2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4]" office:value-type="float" office:value="3">
            <text:p>3</text:p>
          </table:table-cell>
          <table:table-cell table:formula="of:=INDEX([Sheet2.$C$2:.$V$143];[.A244];[.B2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5]" office:value-type="float" office:value="4">
            <text:p>4</text:p>
          </table:table-cell>
          <table:table-cell table:formula="of:=INDEX([Sheet2.$C$2:.$V$143];[.A245];[.B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6]" office:value-type="float" office:value="5">
            <text:p>5</text:p>
          </table:table-cell>
          <table:table-cell table:formula="of:=INDEX([Sheet2.$C$2:.$V$143];[.A246];[.B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7]" office:value-type="float" office:value="6">
            <text:p>6</text:p>
          </table:table-cell>
          <table:table-cell table:formula="of:=INDEX([Sheet2.$C$2:.$V$143];[.A247];[.B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8]" office:value-type="float" office:value="7">
            <text:p>7</text:p>
          </table:table-cell>
          <table:table-cell table:formula="of:=INDEX([Sheet2.$C$2:.$V$143];[.A248];[.B2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9]" office:value-type="float" office:value="8">
            <text:p>8</text:p>
          </table:table-cell>
          <table:table-cell table:formula="of:=INDEX([Sheet2.$C$2:.$V$143];[.A249];[.B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0]" office:value-type="float" office:value="9">
            <text:p>9</text:p>
          </table:table-cell>
          <table:table-cell table:formula="of:=INDEX([Sheet2.$C$2:.$V$143];[.A250];[.B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1]" office:value-type="float" office:value="10">
            <text:p>10</text:p>
          </table:table-cell>
          <table:table-cell table:formula="of:=INDEX([Sheet2.$C$2:.$V$143];[.A251];[.B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2]" office:value-type="float" office:value="11">
            <text:p>11</text:p>
          </table:table-cell>
          <table:table-cell table:formula="of:=INDEX([Sheet2.$C$2:.$V$143];[.A252];[.B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3]" office:value-type="float" office:value="12">
            <text:p>12</text:p>
          </table:table-cell>
          <table:table-cell table:formula="of:=INDEX([Sheet2.$C$2:.$V$143];[.A253];[.B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4]" office:value-type="float" office:value="13">
            <text:p>13</text:p>
          </table:table-cell>
          <table:table-cell table:formula="of:=INDEX([Sheet2.$C$2:.$V$143];[.A254];[.B25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5]" office:value-type="float" office:value="14">
            <text:p>14</text:p>
          </table:table-cell>
          <table:table-cell table:formula="of:=INDEX([Sheet2.$C$2:.$V$143];[.A255];[.B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6]" office:value-type="float" office:value="15">
            <text:p>15</text:p>
          </table:table-cell>
          <table:table-cell table:formula="of:=INDEX([Sheet2.$C$2:.$V$143];[.A256];[.B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7]" office:value-type="float" office:value="16">
            <text:p>16</text:p>
          </table:table-cell>
          <table:table-cell table:formula="of:=INDEX([Sheet2.$C$2:.$V$143];[.A257];[.B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8]" office:value-type="float" office:value="17">
            <text:p>17</text:p>
          </table:table-cell>
          <table:table-cell table:formula="of:=INDEX([Sheet2.$C$2:.$V$143];[.A258];[.B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9]" office:value-type="float" office:value="18">
            <text:p>18</text:p>
          </table:table-cell>
          <table:table-cell table:formula="of:=INDEX([Sheet2.$C$2:.$V$143];[.A259];[.B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40]" office:value-type="float" office:value="19">
            <text:p>19</text:p>
          </table:table-cell>
          <table:table-cell table:formula="of:=INDEX([Sheet2.$C$2:.$V$143];[.A260];[.B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41]" office:value-type="float" office:value="20">
            <text:p>20</text:p>
          </table:table-cell>
          <table:table-cell table:formula="of:=INDEX([Sheet2.$C$2:.$V$143];[.A261];[.B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2]" office:value-type="float" office:value="1">
            <text:p>1</text:p>
          </table:table-cell>
          <table:table-cell table:formula="of:=INDEX([Sheet2.$C$2:.$V$143];[.A262];[.B2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3]" office:value-type="float" office:value="2">
            <text:p>2</text:p>
          </table:table-cell>
          <table:table-cell table:formula="of:=INDEX([Sheet2.$C$2:.$V$143];[.A263];[.B2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4]" office:value-type="float" office:value="3">
            <text:p>3</text:p>
          </table:table-cell>
          <table:table-cell table:formula="of:=INDEX([Sheet2.$C$2:.$V$143];[.A264];[.B2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5]" office:value-type="float" office:value="4">
            <text:p>4</text:p>
          </table:table-cell>
          <table:table-cell table:formula="of:=INDEX([Sheet2.$C$2:.$V$143];[.A265];[.B2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6]" office:value-type="float" office:value="5">
            <text:p>5</text:p>
          </table:table-cell>
          <table:table-cell table:formula="of:=INDEX([Sheet2.$C$2:.$V$143];[.A266];[.B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7]" office:value-type="float" office:value="6">
            <text:p>6</text:p>
          </table:table-cell>
          <table:table-cell table:formula="of:=INDEX([Sheet2.$C$2:.$V$143];[.A267];[.B2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8]" office:value-type="float" office:value="7">
            <text:p>7</text:p>
          </table:table-cell>
          <table:table-cell table:formula="of:=INDEX([Sheet2.$C$2:.$V$143];[.A268];[.B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9]" office:value-type="float" office:value="8">
            <text:p>8</text:p>
          </table:table-cell>
          <table:table-cell table:formula="of:=INDEX([Sheet2.$C$2:.$V$143];[.A269];[.B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0]" office:value-type="float" office:value="9">
            <text:p>9</text:p>
          </table:table-cell>
          <table:table-cell table:formula="of:=INDEX([Sheet2.$C$2:.$V$143];[.A270];[.B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1]" office:value-type="float" office:value="10">
            <text:p>10</text:p>
          </table:table-cell>
          <table:table-cell table:formula="of:=INDEX([Sheet2.$C$2:.$V$143];[.A271];[.B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2]" office:value-type="float" office:value="11">
            <text:p>11</text:p>
          </table:table-cell>
          <table:table-cell table:formula="of:=INDEX([Sheet2.$C$2:.$V$143];[.A272];[.B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3]" office:value-type="float" office:value="12">
            <text:p>12</text:p>
          </table:table-cell>
          <table:table-cell table:formula="of:=INDEX([Sheet2.$C$2:.$V$143];[.A273];[.B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4]" office:value-type="float" office:value="13">
            <text:p>13</text:p>
          </table:table-cell>
          <table:table-cell table:formula="of:=INDEX([Sheet2.$C$2:.$V$143];[.A274];[.B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5]" office:value-type="float" office:value="14">
            <text:p>14</text:p>
          </table:table-cell>
          <table:table-cell table:formula="of:=INDEX([Sheet2.$C$2:.$V$143];[.A275];[.B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6]" office:value-type="float" office:value="15">
            <text:p>15</text:p>
          </table:table-cell>
          <table:table-cell table:formula="of:=INDEX([Sheet2.$C$2:.$V$143];[.A276];[.B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7]" office:value-type="float" office:value="16">
            <text:p>16</text:p>
          </table:table-cell>
          <table:table-cell table:formula="of:=INDEX([Sheet2.$C$2:.$V$143];[.A277];[.B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8]" office:value-type="float" office:value="17">
            <text:p>17</text:p>
          </table:table-cell>
          <table:table-cell table:formula="of:=INDEX([Sheet2.$C$2:.$V$143];[.A278];[.B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9]" office:value-type="float" office:value="18">
            <text:p>18</text:p>
          </table:table-cell>
          <table:table-cell table:formula="of:=INDEX([Sheet2.$C$2:.$V$143];[.A279];[.B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60]" office:value-type="float" office:value="19">
            <text:p>19</text:p>
          </table:table-cell>
          <table:table-cell table:formula="of:=INDEX([Sheet2.$C$2:.$V$143];[.A280];[.B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61]" office:value-type="float" office:value="20">
            <text:p>20</text:p>
          </table:table-cell>
          <table:table-cell table:formula="of:=INDEX([Sheet2.$C$2:.$V$143];[.A281];[.B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2]" office:value-type="float" office:value="1">
            <text:p>1</text:p>
          </table:table-cell>
          <table:table-cell table:formula="of:=INDEX([Sheet2.$C$2:.$V$143];[.A282];[.B28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3]" office:value-type="float" office:value="2">
            <text:p>2</text:p>
          </table:table-cell>
          <table:table-cell table:formula="of:=INDEX([Sheet2.$C$2:.$V$143];[.A283];[.B2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4]" office:value-type="float" office:value="3">
            <text:p>3</text:p>
          </table:table-cell>
          <table:table-cell table:formula="of:=INDEX([Sheet2.$C$2:.$V$143];[.A284];[.B2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5]" office:value-type="float" office:value="4">
            <text:p>4</text:p>
          </table:table-cell>
          <table:table-cell table:formula="of:=INDEX([Sheet2.$C$2:.$V$143];[.A285];[.B2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6]" office:value-type="float" office:value="5">
            <text:p>5</text:p>
          </table:table-cell>
          <table:table-cell table:formula="of:=INDEX([Sheet2.$C$2:.$V$143];[.A286];[.B2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7]" office:value-type="float" office:value="6">
            <text:p>6</text:p>
          </table:table-cell>
          <table:table-cell table:formula="of:=INDEX([Sheet2.$C$2:.$V$143];[.A287];[.B2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8]" office:value-type="float" office:value="7">
            <text:p>7</text:p>
          </table:table-cell>
          <table:table-cell table:formula="of:=INDEX([Sheet2.$C$2:.$V$143];[.A288];[.B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9]" office:value-type="float" office:value="8">
            <text:p>8</text:p>
          </table:table-cell>
          <table:table-cell table:formula="of:=INDEX([Sheet2.$C$2:.$V$143];[.A289];[.B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0]" office:value-type="float" office:value="9">
            <text:p>9</text:p>
          </table:table-cell>
          <table:table-cell table:formula="of:=INDEX([Sheet2.$C$2:.$V$143];[.A290];[.B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1]" office:value-type="float" office:value="10">
            <text:p>10</text:p>
          </table:table-cell>
          <table:table-cell table:formula="of:=INDEX([Sheet2.$C$2:.$V$143];[.A291];[.B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2]" office:value-type="float" office:value="11">
            <text:p>11</text:p>
          </table:table-cell>
          <table:table-cell table:formula="of:=INDEX([Sheet2.$C$2:.$V$143];[.A292];[.B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3]" office:value-type="float" office:value="12">
            <text:p>12</text:p>
          </table:table-cell>
          <table:table-cell table:formula="of:=INDEX([Sheet2.$C$2:.$V$143];[.A293];[.B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4]" office:value-type="float" office:value="13">
            <text:p>13</text:p>
          </table:table-cell>
          <table:table-cell table:formula="of:=INDEX([Sheet2.$C$2:.$V$143];[.A294];[.B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5]" office:value-type="float" office:value="14">
            <text:p>14</text:p>
          </table:table-cell>
          <table:table-cell table:formula="of:=INDEX([Sheet2.$C$2:.$V$143];[.A295];[.B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6]" office:value-type="float" office:value="15">
            <text:p>15</text:p>
          </table:table-cell>
          <table:table-cell table:formula="of:=INDEX([Sheet2.$C$2:.$V$143];[.A296];[.B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7]" office:value-type="float" office:value="16">
            <text:p>16</text:p>
          </table:table-cell>
          <table:table-cell table:formula="of:=INDEX([Sheet2.$C$2:.$V$143];[.A297];[.B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8]" office:value-type="float" office:value="17">
            <text:p>17</text:p>
          </table:table-cell>
          <table:table-cell table:formula="of:=INDEX([Sheet2.$C$2:.$V$143];[.A298];[.B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9]" office:value-type="float" office:value="18">
            <text:p>18</text:p>
          </table:table-cell>
          <table:table-cell table:formula="of:=INDEX([Sheet2.$C$2:.$V$143];[.A299];[.B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80]" office:value-type="float" office:value="19">
            <text:p>19</text:p>
          </table:table-cell>
          <table:table-cell table:formula="of:=INDEX([Sheet2.$C$2:.$V$143];[.A300];[.B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81]" office:value-type="float" office:value="20">
            <text:p>20</text:p>
          </table:table-cell>
          <table:table-cell table:formula="of:=INDEX([Sheet2.$C$2:.$V$143];[.A301];[.B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2]" office:value-type="float" office:value="1">
            <text:p>1</text:p>
          </table:table-cell>
          <table:table-cell table:formula="of:=INDEX([Sheet2.$C$2:.$V$143];[.A302];[.B3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3]" office:value-type="float" office:value="2">
            <text:p>2</text:p>
          </table:table-cell>
          <table:table-cell table:formula="of:=INDEX([Sheet2.$C$2:.$V$143];[.A303];[.B3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4]" office:value-type="float" office:value="3">
            <text:p>3</text:p>
          </table:table-cell>
          <table:table-cell table:formula="of:=INDEX([Sheet2.$C$2:.$V$143];[.A304];[.B3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5]" office:value-type="float" office:value="4">
            <text:p>4</text:p>
          </table:table-cell>
          <table:table-cell table:formula="of:=INDEX([Sheet2.$C$2:.$V$143];[.A305];[.B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6]" office:value-type="float" office:value="5">
            <text:p>5</text:p>
          </table:table-cell>
          <table:table-cell table:formula="of:=INDEX([Sheet2.$C$2:.$V$143];[.A306];[.B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7]" office:value-type="float" office:value="6">
            <text:p>6</text:p>
          </table:table-cell>
          <table:table-cell table:formula="of:=INDEX([Sheet2.$C$2:.$V$143];[.A307];[.B3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8]" office:value-type="float" office:value="7">
            <text:p>7</text:p>
          </table:table-cell>
          <table:table-cell table:formula="of:=INDEX([Sheet2.$C$2:.$V$143];[.A308];[.B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9]" office:value-type="float" office:value="8">
            <text:p>8</text:p>
          </table:table-cell>
          <table:table-cell table:formula="of:=INDEX([Sheet2.$C$2:.$V$143];[.A309];[.B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0]" office:value-type="float" office:value="9">
            <text:p>9</text:p>
          </table:table-cell>
          <table:table-cell table:formula="of:=INDEX([Sheet2.$C$2:.$V$143];[.A310];[.B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1]" office:value-type="float" office:value="10">
            <text:p>10</text:p>
          </table:table-cell>
          <table:table-cell table:formula="of:=INDEX([Sheet2.$C$2:.$V$143];[.A311];[.B3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2]" office:value-type="float" office:value="11">
            <text:p>11</text:p>
          </table:table-cell>
          <table:table-cell table:formula="of:=INDEX([Sheet2.$C$2:.$V$143];[.A312];[.B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3]" office:value-type="float" office:value="12">
            <text:p>12</text:p>
          </table:table-cell>
          <table:table-cell table:formula="of:=INDEX([Sheet2.$C$2:.$V$143];[.A313];[.B3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4]" office:value-type="float" office:value="13">
            <text:p>13</text:p>
          </table:table-cell>
          <table:table-cell table:formula="of:=INDEX([Sheet2.$C$2:.$V$143];[.A314];[.B3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5]" office:value-type="float" office:value="14">
            <text:p>14</text:p>
          </table:table-cell>
          <table:table-cell table:formula="of:=INDEX([Sheet2.$C$2:.$V$143];[.A315];[.B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6]" office:value-type="float" office:value="15">
            <text:p>15</text:p>
          </table:table-cell>
          <table:table-cell table:formula="of:=INDEX([Sheet2.$C$2:.$V$143];[.A316];[.B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7]" office:value-type="float" office:value="16">
            <text:p>16</text:p>
          </table:table-cell>
          <table:table-cell table:formula="of:=INDEX([Sheet2.$C$2:.$V$143];[.A317];[.B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8]" office:value-type="float" office:value="17">
            <text:p>17</text:p>
          </table:table-cell>
          <table:table-cell table:formula="of:=INDEX([Sheet2.$C$2:.$V$143];[.A318];[.B3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9]" office:value-type="float" office:value="18">
            <text:p>18</text:p>
          </table:table-cell>
          <table:table-cell table:formula="of:=INDEX([Sheet2.$C$2:.$V$143];[.A319];[.B3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300]" office:value-type="float" office:value="19">
            <text:p>19</text:p>
          </table:table-cell>
          <table:table-cell table:formula="of:=INDEX([Sheet2.$C$2:.$V$143];[.A320];[.B3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301]" office:value-type="float" office:value="20">
            <text:p>20</text:p>
          </table:table-cell>
          <table:table-cell table:formula="of:=INDEX([Sheet2.$C$2:.$V$143];[.A321];[.B3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2]" office:value-type="float" office:value="1">
            <text:p>1</text:p>
          </table:table-cell>
          <table:table-cell table:formula="of:=INDEX([Sheet2.$C$2:.$V$143];[.A322];[.B3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3]" office:value-type="float" office:value="2">
            <text:p>2</text:p>
          </table:table-cell>
          <table:table-cell table:formula="of:=INDEX([Sheet2.$C$2:.$V$143];[.A323];[.B3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4]" office:value-type="float" office:value="3">
            <text:p>3</text:p>
          </table:table-cell>
          <table:table-cell table:formula="of:=INDEX([Sheet2.$C$2:.$V$143];[.A324];[.B3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5]" office:value-type="float" office:value="4">
            <text:p>4</text:p>
          </table:table-cell>
          <table:table-cell table:formula="of:=INDEX([Sheet2.$C$2:.$V$143];[.A325];[.B3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6]" office:value-type="float" office:value="5">
            <text:p>5</text:p>
          </table:table-cell>
          <table:table-cell table:formula="of:=INDEX([Sheet2.$C$2:.$V$143];[.A326];[.B3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7]" office:value-type="float" office:value="6">
            <text:p>6</text:p>
          </table:table-cell>
          <table:table-cell table:formula="of:=INDEX([Sheet2.$C$2:.$V$143];[.A327];[.B3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8]" office:value-type="float" office:value="7">
            <text:p>7</text:p>
          </table:table-cell>
          <table:table-cell table:formula="of:=INDEX([Sheet2.$C$2:.$V$143];[.A328];[.B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9]" office:value-type="float" office:value="8">
            <text:p>8</text:p>
          </table:table-cell>
          <table:table-cell table:formula="of:=INDEX([Sheet2.$C$2:.$V$143];[.A329];[.B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0]" office:value-type="float" office:value="9">
            <text:p>9</text:p>
          </table:table-cell>
          <table:table-cell table:formula="of:=INDEX([Sheet2.$C$2:.$V$143];[.A330];[.B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1]" office:value-type="float" office:value="10">
            <text:p>10</text:p>
          </table:table-cell>
          <table:table-cell table:formula="of:=INDEX([Sheet2.$C$2:.$V$143];[.A331];[.B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2]" office:value-type="float" office:value="11">
            <text:p>11</text:p>
          </table:table-cell>
          <table:table-cell table:formula="of:=INDEX([Sheet2.$C$2:.$V$143];[.A332];[.B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3]" office:value-type="float" office:value="12">
            <text:p>12</text:p>
          </table:table-cell>
          <table:table-cell table:formula="of:=INDEX([Sheet2.$C$2:.$V$143];[.A333];[.B33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4]" office:value-type="float" office:value="13">
            <text:p>13</text:p>
          </table:table-cell>
          <table:table-cell table:formula="of:=INDEX([Sheet2.$C$2:.$V$143];[.A334];[.B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5]" office:value-type="float" office:value="14">
            <text:p>14</text:p>
          </table:table-cell>
          <table:table-cell table:formula="of:=INDEX([Sheet2.$C$2:.$V$143];[.A335];[.B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6]" office:value-type="float" office:value="15">
            <text:p>15</text:p>
          </table:table-cell>
          <table:table-cell table:formula="of:=INDEX([Sheet2.$C$2:.$V$143];[.A336];[.B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7]" office:value-type="float" office:value="16">
            <text:p>16</text:p>
          </table:table-cell>
          <table:table-cell table:formula="of:=INDEX([Sheet2.$C$2:.$V$143];[.A337];[.B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8]" office:value-type="float" office:value="17">
            <text:p>17</text:p>
          </table:table-cell>
          <table:table-cell table:formula="of:=INDEX([Sheet2.$C$2:.$V$143];[.A338];[.B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9]" office:value-type="float" office:value="18">
            <text:p>18</text:p>
          </table:table-cell>
          <table:table-cell table:formula="of:=INDEX([Sheet2.$C$2:.$V$143];[.A339];[.B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20]" office:value-type="float" office:value="19">
            <text:p>19</text:p>
          </table:table-cell>
          <table:table-cell table:formula="of:=INDEX([Sheet2.$C$2:.$V$143];[.A340];[.B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21]" office:value-type="float" office:value="20">
            <text:p>20</text:p>
          </table:table-cell>
          <table:table-cell table:formula="of:=INDEX([Sheet2.$C$2:.$V$143];[.A341];[.B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2]" office:value-type="float" office:value="1">
            <text:p>1</text:p>
          </table:table-cell>
          <table:table-cell table:formula="of:=INDEX([Sheet2.$C$2:.$V$143];[.A342];[.B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3]" office:value-type="float" office:value="2">
            <text:p>2</text:p>
          </table:table-cell>
          <table:table-cell table:formula="of:=INDEX([Sheet2.$C$2:.$V$143];[.A343];[.B3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4]" office:value-type="float" office:value="3">
            <text:p>3</text:p>
          </table:table-cell>
          <table:table-cell table:formula="of:=INDEX([Sheet2.$C$2:.$V$143];[.A344];[.B3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5]" office:value-type="float" office:value="4">
            <text:p>4</text:p>
          </table:table-cell>
          <table:table-cell table:formula="of:=INDEX([Sheet2.$C$2:.$V$143];[.A345];[.B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6]" office:value-type="float" office:value="5">
            <text:p>5</text:p>
          </table:table-cell>
          <table:table-cell table:formula="of:=INDEX([Sheet2.$C$2:.$V$143];[.A346];[.B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7]" office:value-type="float" office:value="6">
            <text:p>6</text:p>
          </table:table-cell>
          <table:table-cell table:formula="of:=INDEX([Sheet2.$C$2:.$V$143];[.A347];[.B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8]" office:value-type="float" office:value="7">
            <text:p>7</text:p>
          </table:table-cell>
          <table:table-cell table:formula="of:=INDEX([Sheet2.$C$2:.$V$143];[.A348];[.B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9]" office:value-type="float" office:value="8">
            <text:p>8</text:p>
          </table:table-cell>
          <table:table-cell table:formula="of:=INDEX([Sheet2.$C$2:.$V$143];[.A349];[.B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0]" office:value-type="float" office:value="9">
            <text:p>9</text:p>
          </table:table-cell>
          <table:table-cell table:formula="of:=INDEX([Sheet2.$C$2:.$V$143];[.A350];[.B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1]" office:value-type="float" office:value="10">
            <text:p>10</text:p>
          </table:table-cell>
          <table:table-cell table:formula="of:=INDEX([Sheet2.$C$2:.$V$143];[.A351];[.B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2]" office:value-type="float" office:value="11">
            <text:p>11</text:p>
          </table:table-cell>
          <table:table-cell table:formula="of:=INDEX([Sheet2.$C$2:.$V$143];[.A352];[.B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3]" office:value-type="float" office:value="12">
            <text:p>12</text:p>
          </table:table-cell>
          <table:table-cell table:formula="of:=INDEX([Sheet2.$C$2:.$V$143];[.A353];[.B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4]" office:value-type="float" office:value="13">
            <text:p>13</text:p>
          </table:table-cell>
          <table:table-cell table:formula="of:=INDEX([Sheet2.$C$2:.$V$143];[.A354];[.B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5]" office:value-type="float" office:value="14">
            <text:p>14</text:p>
          </table:table-cell>
          <table:table-cell table:formula="of:=INDEX([Sheet2.$C$2:.$V$143];[.A355];[.B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6]" office:value-type="float" office:value="15">
            <text:p>15</text:p>
          </table:table-cell>
          <table:table-cell table:formula="of:=INDEX([Sheet2.$C$2:.$V$143];[.A356];[.B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7]" office:value-type="float" office:value="16">
            <text:p>16</text:p>
          </table:table-cell>
          <table:table-cell table:formula="of:=INDEX([Sheet2.$C$2:.$V$143];[.A357];[.B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8]" office:value-type="float" office:value="17">
            <text:p>17</text:p>
          </table:table-cell>
          <table:table-cell table:formula="of:=INDEX([Sheet2.$C$2:.$V$143];[.A358];[.B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9]" office:value-type="float" office:value="18">
            <text:p>18</text:p>
          </table:table-cell>
          <table:table-cell table:formula="of:=INDEX([Sheet2.$C$2:.$V$143];[.A359];[.B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40]" office:value-type="float" office:value="19">
            <text:p>19</text:p>
          </table:table-cell>
          <table:table-cell table:formula="of:=INDEX([Sheet2.$C$2:.$V$143];[.A360];[.B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41]" office:value-type="float" office:value="20">
            <text:p>20</text:p>
          </table:table-cell>
          <table:table-cell table:formula="of:=INDEX([Sheet2.$C$2:.$V$143];[.A361];[.B36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2]" office:value-type="float" office:value="1">
            <text:p>1</text:p>
          </table:table-cell>
          <table:table-cell table:formula="of:=INDEX([Sheet2.$C$2:.$V$143];[.A362];[.B3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3]" office:value-type="float" office:value="2">
            <text:p>2</text:p>
          </table:table-cell>
          <table:table-cell table:formula="of:=INDEX([Sheet2.$C$2:.$V$143];[.A363];[.B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4]" office:value-type="float" office:value="3">
            <text:p>3</text:p>
          </table:table-cell>
          <table:table-cell table:formula="of:=INDEX([Sheet2.$C$2:.$V$143];[.A364];[.B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5]" office:value-type="float" office:value="4">
            <text:p>4</text:p>
          </table:table-cell>
          <table:table-cell table:formula="of:=INDEX([Sheet2.$C$2:.$V$143];[.A365];[.B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6]" office:value-type="float" office:value="5">
            <text:p>5</text:p>
          </table:table-cell>
          <table:table-cell table:formula="of:=INDEX([Sheet2.$C$2:.$V$143];[.A366];[.B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7]" office:value-type="float" office:value="6">
            <text:p>6</text:p>
          </table:table-cell>
          <table:table-cell table:formula="of:=INDEX([Sheet2.$C$2:.$V$143];[.A367];[.B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8]" office:value-type="float" office:value="7">
            <text:p>7</text:p>
          </table:table-cell>
          <table:table-cell table:formula="of:=INDEX([Sheet2.$C$2:.$V$143];[.A368];[.B3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9]" office:value-type="float" office:value="8">
            <text:p>8</text:p>
          </table:table-cell>
          <table:table-cell table:formula="of:=INDEX([Sheet2.$C$2:.$V$143];[.A369];[.B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0]" office:value-type="float" office:value="9">
            <text:p>9</text:p>
          </table:table-cell>
          <table:table-cell table:formula="of:=INDEX([Sheet2.$C$2:.$V$143];[.A370];[.B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1]" office:value-type="float" office:value="10">
            <text:p>10</text:p>
          </table:table-cell>
          <table:table-cell table:formula="of:=INDEX([Sheet2.$C$2:.$V$143];[.A371];[.B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2]" office:value-type="float" office:value="11">
            <text:p>11</text:p>
          </table:table-cell>
          <table:table-cell table:formula="of:=INDEX([Sheet2.$C$2:.$V$143];[.A372];[.B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3]" office:value-type="float" office:value="12">
            <text:p>12</text:p>
          </table:table-cell>
          <table:table-cell table:formula="of:=INDEX([Sheet2.$C$2:.$V$143];[.A373];[.B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4]" office:value-type="float" office:value="13">
            <text:p>13</text:p>
          </table:table-cell>
          <table:table-cell table:formula="of:=INDEX([Sheet2.$C$2:.$V$143];[.A374];[.B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5]" office:value-type="float" office:value="14">
            <text:p>14</text:p>
          </table:table-cell>
          <table:table-cell table:formula="of:=INDEX([Sheet2.$C$2:.$V$143];[.A375];[.B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6]" office:value-type="float" office:value="15">
            <text:p>15</text:p>
          </table:table-cell>
          <table:table-cell table:formula="of:=INDEX([Sheet2.$C$2:.$V$143];[.A376];[.B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7]" office:value-type="float" office:value="16">
            <text:p>16</text:p>
          </table:table-cell>
          <table:table-cell table:formula="of:=INDEX([Sheet2.$C$2:.$V$143];[.A377];[.B37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8]" office:value-type="float" office:value="17">
            <text:p>17</text:p>
          </table:table-cell>
          <table:table-cell table:formula="of:=INDEX([Sheet2.$C$2:.$V$143];[.A378];[.B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9]" office:value-type="float" office:value="18">
            <text:p>18</text:p>
          </table:table-cell>
          <table:table-cell table:formula="of:=INDEX([Sheet2.$C$2:.$V$143];[.A379];[.B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60]" office:value-type="float" office:value="19">
            <text:p>19</text:p>
          </table:table-cell>
          <table:table-cell table:formula="of:=INDEX([Sheet2.$C$2:.$V$143];[.A380];[.B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61]" office:value-type="float" office:value="20">
            <text:p>20</text:p>
          </table:table-cell>
          <table:table-cell table:formula="of:=INDEX([Sheet2.$C$2:.$V$143];[.A381];[.B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2]" office:value-type="float" office:value="1">
            <text:p>1</text:p>
          </table:table-cell>
          <table:table-cell table:formula="of:=INDEX([Sheet2.$C$2:.$V$143];[.A382];[.B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3]" office:value-type="float" office:value="2">
            <text:p>2</text:p>
          </table:table-cell>
          <table:table-cell table:formula="of:=INDEX([Sheet2.$C$2:.$V$143];[.A383];[.B3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4]" office:value-type="float" office:value="3">
            <text:p>3</text:p>
          </table:table-cell>
          <table:table-cell table:formula="of:=INDEX([Sheet2.$C$2:.$V$143];[.A384];[.B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5]" office:value-type="float" office:value="4">
            <text:p>4</text:p>
          </table:table-cell>
          <table:table-cell table:formula="of:=INDEX([Sheet2.$C$2:.$V$143];[.A385];[.B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6]" office:value-type="float" office:value="5">
            <text:p>5</text:p>
          </table:table-cell>
          <table:table-cell table:formula="of:=INDEX([Sheet2.$C$2:.$V$143];[.A386];[.B3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7]" office:value-type="float" office:value="6">
            <text:p>6</text:p>
          </table:table-cell>
          <table:table-cell table:formula="of:=INDEX([Sheet2.$C$2:.$V$143];[.A387];[.B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8]" office:value-type="float" office:value="7">
            <text:p>7</text:p>
          </table:table-cell>
          <table:table-cell table:formula="of:=INDEX([Sheet2.$C$2:.$V$143];[.A388];[.B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9]" office:value-type="float" office:value="8">
            <text:p>8</text:p>
          </table:table-cell>
          <table:table-cell table:formula="of:=INDEX([Sheet2.$C$2:.$V$143];[.A389];[.B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0]" office:value-type="float" office:value="9">
            <text:p>9</text:p>
          </table:table-cell>
          <table:table-cell table:formula="of:=INDEX([Sheet2.$C$2:.$V$143];[.A390];[.B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1]" office:value-type="float" office:value="10">
            <text:p>10</text:p>
          </table:table-cell>
          <table:table-cell table:formula="of:=INDEX([Sheet2.$C$2:.$V$143];[.A391];[.B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2]" office:value-type="float" office:value="11">
            <text:p>11</text:p>
          </table:table-cell>
          <table:table-cell table:formula="of:=INDEX([Sheet2.$C$2:.$V$143];[.A392];[.B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3]" office:value-type="float" office:value="12">
            <text:p>12</text:p>
          </table:table-cell>
          <table:table-cell table:formula="of:=INDEX([Sheet2.$C$2:.$V$143];[.A393];[.B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4]" office:value-type="float" office:value="13">
            <text:p>13</text:p>
          </table:table-cell>
          <table:table-cell table:formula="of:=INDEX([Sheet2.$C$2:.$V$143];[.A394];[.B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5]" office:value-type="float" office:value="14">
            <text:p>14</text:p>
          </table:table-cell>
          <table:table-cell table:formula="of:=INDEX([Sheet2.$C$2:.$V$143];[.A395];[.B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6]" office:value-type="float" office:value="15">
            <text:p>15</text:p>
          </table:table-cell>
          <table:table-cell table:formula="of:=INDEX([Sheet2.$C$2:.$V$143];[.A396];[.B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7]" office:value-type="float" office:value="16">
            <text:p>16</text:p>
          </table:table-cell>
          <table:table-cell table:formula="of:=INDEX([Sheet2.$C$2:.$V$143];[.A397];[.B3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8]" office:value-type="float" office:value="17">
            <text:p>17</text:p>
          </table:table-cell>
          <table:table-cell table:formula="of:=INDEX([Sheet2.$C$2:.$V$143];[.A398];[.B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9]" office:value-type="float" office:value="18">
            <text:p>18</text:p>
          </table:table-cell>
          <table:table-cell table:formula="of:=INDEX([Sheet2.$C$2:.$V$143];[.A399];[.B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80]" office:value-type="float" office:value="19">
            <text:p>19</text:p>
          </table:table-cell>
          <table:table-cell table:formula="of:=INDEX([Sheet2.$C$2:.$V$143];[.A400];[.B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81]" office:value-type="float" office:value="20">
            <text:p>20</text:p>
          </table:table-cell>
          <table:table-cell table:formula="of:=INDEX([Sheet2.$C$2:.$V$143];[.A401];[.B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2]" office:value-type="float" office:value="1">
            <text:p>1</text:p>
          </table:table-cell>
          <table:table-cell table:formula="of:=INDEX([Sheet2.$C$2:.$V$143];[.A402];[.B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3]" office:value-type="float" office:value="2">
            <text:p>2</text:p>
          </table:table-cell>
          <table:table-cell table:formula="of:=INDEX([Sheet2.$C$2:.$V$143];[.A403];[.B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4]" office:value-type="float" office:value="3">
            <text:p>3</text:p>
          </table:table-cell>
          <table:table-cell table:formula="of:=INDEX([Sheet2.$C$2:.$V$143];[.A404];[.B4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5]" office:value-type="float" office:value="4">
            <text:p>4</text:p>
          </table:table-cell>
          <table:table-cell table:formula="of:=INDEX([Sheet2.$C$2:.$V$143];[.A405];[.B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6]" office:value-type="float" office:value="5">
            <text:p>5</text:p>
          </table:table-cell>
          <table:table-cell table:formula="of:=INDEX([Sheet2.$C$2:.$V$143];[.A406];[.B4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7]" office:value-type="float" office:value="6">
            <text:p>6</text:p>
          </table:table-cell>
          <table:table-cell table:formula="of:=INDEX([Sheet2.$C$2:.$V$143];[.A407];[.B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8]" office:value-type="float" office:value="7">
            <text:p>7</text:p>
          </table:table-cell>
          <table:table-cell table:formula="of:=INDEX([Sheet2.$C$2:.$V$143];[.A408];[.B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9]" office:value-type="float" office:value="8">
            <text:p>8</text:p>
          </table:table-cell>
          <table:table-cell table:formula="of:=INDEX([Sheet2.$C$2:.$V$143];[.A409];[.B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0]" office:value-type="float" office:value="9">
            <text:p>9</text:p>
          </table:table-cell>
          <table:table-cell table:formula="of:=INDEX([Sheet2.$C$2:.$V$143];[.A410];[.B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1]" office:value-type="float" office:value="10">
            <text:p>10</text:p>
          </table:table-cell>
          <table:table-cell table:formula="of:=INDEX([Sheet2.$C$2:.$V$143];[.A411];[.B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2]" office:value-type="float" office:value="11">
            <text:p>11</text:p>
          </table:table-cell>
          <table:table-cell table:formula="of:=INDEX([Sheet2.$C$2:.$V$143];[.A412];[.B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3]" office:value-type="float" office:value="12">
            <text:p>12</text:p>
          </table:table-cell>
          <table:table-cell table:formula="of:=INDEX([Sheet2.$C$2:.$V$143];[.A413];[.B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4]" office:value-type="float" office:value="13">
            <text:p>13</text:p>
          </table:table-cell>
          <table:table-cell table:formula="of:=INDEX([Sheet2.$C$2:.$V$143];[.A414];[.B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5]" office:value-type="float" office:value="14">
            <text:p>14</text:p>
          </table:table-cell>
          <table:table-cell table:formula="of:=INDEX([Sheet2.$C$2:.$V$143];[.A415];[.B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6]" office:value-type="float" office:value="15">
            <text:p>15</text:p>
          </table:table-cell>
          <table:table-cell table:formula="of:=INDEX([Sheet2.$C$2:.$V$143];[.A416];[.B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7]" office:value-type="float" office:value="16">
            <text:p>16</text:p>
          </table:table-cell>
          <table:table-cell table:formula="of:=INDEX([Sheet2.$C$2:.$V$143];[.A417];[.B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8]" office:value-type="float" office:value="17">
            <text:p>17</text:p>
          </table:table-cell>
          <table:table-cell table:formula="of:=INDEX([Sheet2.$C$2:.$V$143];[.A418];[.B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9]" office:value-type="float" office:value="18">
            <text:p>18</text:p>
          </table:table-cell>
          <table:table-cell table:formula="of:=INDEX([Sheet2.$C$2:.$V$143];[.A419];[.B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400]" office:value-type="float" office:value="19">
            <text:p>19</text:p>
          </table:table-cell>
          <table:table-cell table:formula="of:=INDEX([Sheet2.$C$2:.$V$143];[.A420];[.B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401]" office:value-type="float" office:value="20">
            <text:p>20</text:p>
          </table:table-cell>
          <table:table-cell table:formula="of:=INDEX([Sheet2.$C$2:.$V$143];[.A421];[.B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2]" office:value-type="float" office:value="1">
            <text:p>1</text:p>
          </table:table-cell>
          <table:table-cell table:formula="of:=INDEX([Sheet2.$C$2:.$V$143];[.A422];[.B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3]" office:value-type="float" office:value="2">
            <text:p>2</text:p>
          </table:table-cell>
          <table:table-cell table:formula="of:=INDEX([Sheet2.$C$2:.$V$143];[.A423];[.B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4]" office:value-type="float" office:value="3">
            <text:p>3</text:p>
          </table:table-cell>
          <table:table-cell table:formula="of:=INDEX([Sheet2.$C$2:.$V$143];[.A424];[.B4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5]" office:value-type="float" office:value="4">
            <text:p>4</text:p>
          </table:table-cell>
          <table:table-cell table:formula="of:=INDEX([Sheet2.$C$2:.$V$143];[.A425];[.B4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6]" office:value-type="float" office:value="5">
            <text:p>5</text:p>
          </table:table-cell>
          <table:table-cell table:formula="of:=INDEX([Sheet2.$C$2:.$V$143];[.A426];[.B4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7]" office:value-type="float" office:value="6">
            <text:p>6</text:p>
          </table:table-cell>
          <table:table-cell table:formula="of:=INDEX([Sheet2.$C$2:.$V$143];[.A427];[.B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8]" office:value-type="float" office:value="7">
            <text:p>7</text:p>
          </table:table-cell>
          <table:table-cell table:formula="of:=INDEX([Sheet2.$C$2:.$V$143];[.A428];[.B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9]" office:value-type="float" office:value="8">
            <text:p>8</text:p>
          </table:table-cell>
          <table:table-cell table:formula="of:=INDEX([Sheet2.$C$2:.$V$143];[.A429];[.B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0]" office:value-type="float" office:value="9">
            <text:p>9</text:p>
          </table:table-cell>
          <table:table-cell table:formula="of:=INDEX([Sheet2.$C$2:.$V$143];[.A430];[.B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1]" office:value-type="float" office:value="10">
            <text:p>10</text:p>
          </table:table-cell>
          <table:table-cell table:formula="of:=INDEX([Sheet2.$C$2:.$V$143];[.A431];[.B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2]" office:value-type="float" office:value="11">
            <text:p>11</text:p>
          </table:table-cell>
          <table:table-cell table:formula="of:=INDEX([Sheet2.$C$2:.$V$143];[.A432];[.B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3]" office:value-type="float" office:value="12">
            <text:p>12</text:p>
          </table:table-cell>
          <table:table-cell table:formula="of:=INDEX([Sheet2.$C$2:.$V$143];[.A433];[.B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4]" office:value-type="float" office:value="13">
            <text:p>13</text:p>
          </table:table-cell>
          <table:table-cell table:formula="of:=INDEX([Sheet2.$C$2:.$V$143];[.A434];[.B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5]" office:value-type="float" office:value="14">
            <text:p>14</text:p>
          </table:table-cell>
          <table:table-cell table:formula="of:=INDEX([Sheet2.$C$2:.$V$143];[.A435];[.B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6]" office:value-type="float" office:value="15">
            <text:p>15</text:p>
          </table:table-cell>
          <table:table-cell table:formula="of:=INDEX([Sheet2.$C$2:.$V$143];[.A436];[.B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7]" office:value-type="float" office:value="16">
            <text:p>16</text:p>
          </table:table-cell>
          <table:table-cell table:formula="of:=INDEX([Sheet2.$C$2:.$V$143];[.A437];[.B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8]" office:value-type="float" office:value="17">
            <text:p>17</text:p>
          </table:table-cell>
          <table:table-cell table:formula="of:=INDEX([Sheet2.$C$2:.$V$143];[.A438];[.B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9]" office:value-type="float" office:value="18">
            <text:p>18</text:p>
          </table:table-cell>
          <table:table-cell table:formula="of:=INDEX([Sheet2.$C$2:.$V$143];[.A439];[.B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20]" office:value-type="float" office:value="19">
            <text:p>19</text:p>
          </table:table-cell>
          <table:table-cell table:formula="of:=INDEX([Sheet2.$C$2:.$V$143];[.A440];[.B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21]" office:value-type="float" office:value="20">
            <text:p>20</text:p>
          </table:table-cell>
          <table:table-cell table:formula="of:=INDEX([Sheet2.$C$2:.$V$143];[.A441];[.B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2]" office:value-type="float" office:value="1">
            <text:p>1</text:p>
          </table:table-cell>
          <table:table-cell table:formula="of:=INDEX([Sheet2.$C$2:.$V$143];[.A442];[.B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3]" office:value-type="float" office:value="2">
            <text:p>2</text:p>
          </table:table-cell>
          <table:table-cell table:formula="of:=INDEX([Sheet2.$C$2:.$V$143];[.A443];[.B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4]" office:value-type="float" office:value="3">
            <text:p>3</text:p>
          </table:table-cell>
          <table:table-cell table:formula="of:=INDEX([Sheet2.$C$2:.$V$143];[.A444];[.B4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5]" office:value-type="float" office:value="4">
            <text:p>4</text:p>
          </table:table-cell>
          <table:table-cell table:formula="of:=INDEX([Sheet2.$C$2:.$V$143];[.A445];[.B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6]" office:value-type="float" office:value="5">
            <text:p>5</text:p>
          </table:table-cell>
          <table:table-cell table:formula="of:=INDEX([Sheet2.$C$2:.$V$143];[.A446];[.B4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7]" office:value-type="float" office:value="6">
            <text:p>6</text:p>
          </table:table-cell>
          <table:table-cell table:formula="of:=INDEX([Sheet2.$C$2:.$V$143];[.A447];[.B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8]" office:value-type="float" office:value="7">
            <text:p>7</text:p>
          </table:table-cell>
          <table:table-cell table:formula="of:=INDEX([Sheet2.$C$2:.$V$143];[.A448];[.B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9]" office:value-type="float" office:value="8">
            <text:p>8</text:p>
          </table:table-cell>
          <table:table-cell table:formula="of:=INDEX([Sheet2.$C$2:.$V$143];[.A449];[.B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0]" office:value-type="float" office:value="9">
            <text:p>9</text:p>
          </table:table-cell>
          <table:table-cell table:formula="of:=INDEX([Sheet2.$C$2:.$V$143];[.A450];[.B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1]" office:value-type="float" office:value="10">
            <text:p>10</text:p>
          </table:table-cell>
          <table:table-cell table:formula="of:=INDEX([Sheet2.$C$2:.$V$143];[.A451];[.B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2]" office:value-type="float" office:value="11">
            <text:p>11</text:p>
          </table:table-cell>
          <table:table-cell table:formula="of:=INDEX([Sheet2.$C$2:.$V$143];[.A452];[.B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3]" office:value-type="float" office:value="12">
            <text:p>12</text:p>
          </table:table-cell>
          <table:table-cell table:formula="of:=INDEX([Sheet2.$C$2:.$V$143];[.A453];[.B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4]" office:value-type="float" office:value="13">
            <text:p>13</text:p>
          </table:table-cell>
          <table:table-cell table:formula="of:=INDEX([Sheet2.$C$2:.$V$143];[.A454];[.B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5]" office:value-type="float" office:value="14">
            <text:p>14</text:p>
          </table:table-cell>
          <table:table-cell table:formula="of:=INDEX([Sheet2.$C$2:.$V$143];[.A455];[.B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6]" office:value-type="float" office:value="15">
            <text:p>15</text:p>
          </table:table-cell>
          <table:table-cell table:formula="of:=INDEX([Sheet2.$C$2:.$V$143];[.A456];[.B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7]" office:value-type="float" office:value="16">
            <text:p>16</text:p>
          </table:table-cell>
          <table:table-cell table:formula="of:=INDEX([Sheet2.$C$2:.$V$143];[.A457];[.B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8]" office:value-type="float" office:value="17">
            <text:p>17</text:p>
          </table:table-cell>
          <table:table-cell table:formula="of:=INDEX([Sheet2.$C$2:.$V$143];[.A458];[.B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9]" office:value-type="float" office:value="18">
            <text:p>18</text:p>
          </table:table-cell>
          <table:table-cell table:formula="of:=INDEX([Sheet2.$C$2:.$V$143];[.A459];[.B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40]" office:value-type="float" office:value="19">
            <text:p>19</text:p>
          </table:table-cell>
          <table:table-cell table:formula="of:=INDEX([Sheet2.$C$2:.$V$143];[.A460];[.B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41]" office:value-type="float" office:value="20">
            <text:p>20</text:p>
          </table:table-cell>
          <table:table-cell table:formula="of:=INDEX([Sheet2.$C$2:.$V$143];[.A461];[.B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2]" office:value-type="float" office:value="1">
            <text:p>1</text:p>
          </table:table-cell>
          <table:table-cell table:formula="of:=INDEX([Sheet2.$C$2:.$V$143];[.A462];[.B4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3]" office:value-type="float" office:value="2">
            <text:p>2</text:p>
          </table:table-cell>
          <table:table-cell table:formula="of:=INDEX([Sheet2.$C$2:.$V$143];[.A463];[.B4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4]" office:value-type="float" office:value="3">
            <text:p>3</text:p>
          </table:table-cell>
          <table:table-cell table:formula="of:=INDEX([Sheet2.$C$2:.$V$143];[.A464];[.B4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5]" office:value-type="float" office:value="4">
            <text:p>4</text:p>
          </table:table-cell>
          <table:table-cell table:formula="of:=INDEX([Sheet2.$C$2:.$V$143];[.A465];[.B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6]" office:value-type="float" office:value="5">
            <text:p>5</text:p>
          </table:table-cell>
          <table:table-cell table:formula="of:=INDEX([Sheet2.$C$2:.$V$143];[.A466];[.B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7]" office:value-type="float" office:value="6">
            <text:p>6</text:p>
          </table:table-cell>
          <table:table-cell table:formula="of:=INDEX([Sheet2.$C$2:.$V$143];[.A467];[.B4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8]" office:value-type="float" office:value="7">
            <text:p>7</text:p>
          </table:table-cell>
          <table:table-cell table:formula="of:=INDEX([Sheet2.$C$2:.$V$143];[.A468];[.B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9]" office:value-type="float" office:value="8">
            <text:p>8</text:p>
          </table:table-cell>
          <table:table-cell table:formula="of:=INDEX([Sheet2.$C$2:.$V$143];[.A469];[.B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0]" office:value-type="float" office:value="9">
            <text:p>9</text:p>
          </table:table-cell>
          <table:table-cell table:formula="of:=INDEX([Sheet2.$C$2:.$V$143];[.A470];[.B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1]" office:value-type="float" office:value="10">
            <text:p>10</text:p>
          </table:table-cell>
          <table:table-cell table:formula="of:=INDEX([Sheet2.$C$2:.$V$143];[.A471];[.B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2]" office:value-type="float" office:value="11">
            <text:p>11</text:p>
          </table:table-cell>
          <table:table-cell table:formula="of:=INDEX([Sheet2.$C$2:.$V$143];[.A472];[.B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3]" office:value-type="float" office:value="12">
            <text:p>12</text:p>
          </table:table-cell>
          <table:table-cell table:formula="of:=INDEX([Sheet2.$C$2:.$V$143];[.A473];[.B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4]" office:value-type="float" office:value="13">
            <text:p>13</text:p>
          </table:table-cell>
          <table:table-cell table:formula="of:=INDEX([Sheet2.$C$2:.$V$143];[.A474];[.B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5]" office:value-type="float" office:value="14">
            <text:p>14</text:p>
          </table:table-cell>
          <table:table-cell table:formula="of:=INDEX([Sheet2.$C$2:.$V$143];[.A475];[.B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6]" office:value-type="float" office:value="15">
            <text:p>15</text:p>
          </table:table-cell>
          <table:table-cell table:formula="of:=INDEX([Sheet2.$C$2:.$V$143];[.A476];[.B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7]" office:value-type="float" office:value="16">
            <text:p>16</text:p>
          </table:table-cell>
          <table:table-cell table:formula="of:=INDEX([Sheet2.$C$2:.$V$143];[.A477];[.B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8]" office:value-type="float" office:value="17">
            <text:p>17</text:p>
          </table:table-cell>
          <table:table-cell table:formula="of:=INDEX([Sheet2.$C$2:.$V$143];[.A478];[.B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9]" office:value-type="float" office:value="18">
            <text:p>18</text:p>
          </table:table-cell>
          <table:table-cell table:formula="of:=INDEX([Sheet2.$C$2:.$V$143];[.A479];[.B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60]" office:value-type="float" office:value="19">
            <text:p>19</text:p>
          </table:table-cell>
          <table:table-cell table:formula="of:=INDEX([Sheet2.$C$2:.$V$143];[.A480];[.B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61]" office:value-type="float" office:value="20">
            <text:p>20</text:p>
          </table:table-cell>
          <table:table-cell table:formula="of:=INDEX([Sheet2.$C$2:.$V$143];[.A481];[.B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2]" office:value-type="float" office:value="1">
            <text:p>1</text:p>
          </table:table-cell>
          <table:table-cell table:formula="of:=INDEX([Sheet2.$C$2:.$V$143];[.A482];[.B48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3]" office:value-type="float" office:value="2">
            <text:p>2</text:p>
          </table:table-cell>
          <table:table-cell table:formula="of:=INDEX([Sheet2.$C$2:.$V$143];[.A483];[.B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4]" office:value-type="float" office:value="3">
            <text:p>3</text:p>
          </table:table-cell>
          <table:table-cell table:formula="of:=INDEX([Sheet2.$C$2:.$V$143];[.A484];[.B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5]" office:value-type="float" office:value="4">
            <text:p>4</text:p>
          </table:table-cell>
          <table:table-cell table:formula="of:=INDEX([Sheet2.$C$2:.$V$143];[.A485];[.B4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6]" office:value-type="float" office:value="5">
            <text:p>5</text:p>
          </table:table-cell>
          <table:table-cell table:formula="of:=INDEX([Sheet2.$C$2:.$V$143];[.A486];[.B4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7]" office:value-type="float" office:value="6">
            <text:p>6</text:p>
          </table:table-cell>
          <table:table-cell table:formula="of:=INDEX([Sheet2.$C$2:.$V$143];[.A487];[.B4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8]" office:value-type="float" office:value="7">
            <text:p>7</text:p>
          </table:table-cell>
          <table:table-cell table:formula="of:=INDEX([Sheet2.$C$2:.$V$143];[.A488];[.B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9]" office:value-type="float" office:value="8">
            <text:p>8</text:p>
          </table:table-cell>
          <table:table-cell table:formula="of:=INDEX([Sheet2.$C$2:.$V$143];[.A489];[.B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0]" office:value-type="float" office:value="9">
            <text:p>9</text:p>
          </table:table-cell>
          <table:table-cell table:formula="of:=INDEX([Sheet2.$C$2:.$V$143];[.A490];[.B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1]" office:value-type="float" office:value="10">
            <text:p>10</text:p>
          </table:table-cell>
          <table:table-cell table:formula="of:=INDEX([Sheet2.$C$2:.$V$143];[.A491];[.B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2]" office:value-type="float" office:value="11">
            <text:p>11</text:p>
          </table:table-cell>
          <table:table-cell table:formula="of:=INDEX([Sheet2.$C$2:.$V$143];[.A492];[.B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3]" office:value-type="float" office:value="12">
            <text:p>12</text:p>
          </table:table-cell>
          <table:table-cell table:formula="of:=INDEX([Sheet2.$C$2:.$V$143];[.A493];[.B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4]" office:value-type="float" office:value="13">
            <text:p>13</text:p>
          </table:table-cell>
          <table:table-cell table:formula="of:=INDEX([Sheet2.$C$2:.$V$143];[.A494];[.B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5]" office:value-type="float" office:value="14">
            <text:p>14</text:p>
          </table:table-cell>
          <table:table-cell table:formula="of:=INDEX([Sheet2.$C$2:.$V$143];[.A495];[.B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6]" office:value-type="float" office:value="15">
            <text:p>15</text:p>
          </table:table-cell>
          <table:table-cell table:formula="of:=INDEX([Sheet2.$C$2:.$V$143];[.A496];[.B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7]" office:value-type="float" office:value="16">
            <text:p>16</text:p>
          </table:table-cell>
          <table:table-cell table:formula="of:=INDEX([Sheet2.$C$2:.$V$143];[.A497];[.B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8]" office:value-type="float" office:value="17">
            <text:p>17</text:p>
          </table:table-cell>
          <table:table-cell table:formula="of:=INDEX([Sheet2.$C$2:.$V$143];[.A498];[.B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9]" office:value-type="float" office:value="18">
            <text:p>18</text:p>
          </table:table-cell>
          <table:table-cell table:formula="of:=INDEX([Sheet2.$C$2:.$V$143];[.A499];[.B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80]" office:value-type="float" office:value="19">
            <text:p>19</text:p>
          </table:table-cell>
          <table:table-cell table:formula="of:=INDEX([Sheet2.$C$2:.$V$143];[.A500];[.B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81]" office:value-type="float" office:value="20">
            <text:p>20</text:p>
          </table:table-cell>
          <table:table-cell table:formula="of:=INDEX([Sheet2.$C$2:.$V$143];[.A501];[.B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2]" office:value-type="float" office:value="1">
            <text:p>1</text:p>
          </table:table-cell>
          <table:table-cell table:formula="of:=INDEX([Sheet2.$C$2:.$V$143];[.A502];[.B5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3]" office:value-type="float" office:value="2">
            <text:p>2</text:p>
          </table:table-cell>
          <table:table-cell table:formula="of:=INDEX([Sheet2.$C$2:.$V$143];[.A503];[.B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4]" office:value-type="float" office:value="3">
            <text:p>3</text:p>
          </table:table-cell>
          <table:table-cell table:formula="of:=INDEX([Sheet2.$C$2:.$V$143];[.A504];[.B5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5]" office:value-type="float" office:value="4">
            <text:p>4</text:p>
          </table:table-cell>
          <table:table-cell table:formula="of:=INDEX([Sheet2.$C$2:.$V$143];[.A505];[.B5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6]" office:value-type="float" office:value="5">
            <text:p>5</text:p>
          </table:table-cell>
          <table:table-cell table:formula="of:=INDEX([Sheet2.$C$2:.$V$143];[.A506];[.B5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7]" office:value-type="float" office:value="6">
            <text:p>6</text:p>
          </table:table-cell>
          <table:table-cell table:formula="of:=INDEX([Sheet2.$C$2:.$V$143];[.A507];[.B5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8]" office:value-type="float" office:value="7">
            <text:p>7</text:p>
          </table:table-cell>
          <table:table-cell table:formula="of:=INDEX([Sheet2.$C$2:.$V$143];[.A508];[.B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9]" office:value-type="float" office:value="8">
            <text:p>8</text:p>
          </table:table-cell>
          <table:table-cell table:formula="of:=INDEX([Sheet2.$C$2:.$V$143];[.A509];[.B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0]" office:value-type="float" office:value="9">
            <text:p>9</text:p>
          </table:table-cell>
          <table:table-cell table:formula="of:=INDEX([Sheet2.$C$2:.$V$143];[.A510];[.B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1]" office:value-type="float" office:value="10">
            <text:p>10</text:p>
          </table:table-cell>
          <table:table-cell table:formula="of:=INDEX([Sheet2.$C$2:.$V$143];[.A511];[.B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2]" office:value-type="float" office:value="11">
            <text:p>11</text:p>
          </table:table-cell>
          <table:table-cell table:formula="of:=INDEX([Sheet2.$C$2:.$V$143];[.A512];[.B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3]" office:value-type="float" office:value="12">
            <text:p>12</text:p>
          </table:table-cell>
          <table:table-cell table:formula="of:=INDEX([Sheet2.$C$2:.$V$143];[.A513];[.B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4]" office:value-type="float" office:value="13">
            <text:p>13</text:p>
          </table:table-cell>
          <table:table-cell table:formula="of:=INDEX([Sheet2.$C$2:.$V$143];[.A514];[.B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5]" office:value-type="float" office:value="14">
            <text:p>14</text:p>
          </table:table-cell>
          <table:table-cell table:formula="of:=INDEX([Sheet2.$C$2:.$V$143];[.A515];[.B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6]" office:value-type="float" office:value="15">
            <text:p>15</text:p>
          </table:table-cell>
          <table:table-cell table:formula="of:=INDEX([Sheet2.$C$2:.$V$143];[.A516];[.B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7]" office:value-type="float" office:value="16">
            <text:p>16</text:p>
          </table:table-cell>
          <table:table-cell table:formula="of:=INDEX([Sheet2.$C$2:.$V$143];[.A517];[.B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8]" office:value-type="float" office:value="17">
            <text:p>17</text:p>
          </table:table-cell>
          <table:table-cell table:formula="of:=INDEX([Sheet2.$C$2:.$V$143];[.A518];[.B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9]" office:value-type="float" office:value="18">
            <text:p>18</text:p>
          </table:table-cell>
          <table:table-cell table:formula="of:=INDEX([Sheet2.$C$2:.$V$143];[.A519];[.B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500]" office:value-type="float" office:value="19">
            <text:p>19</text:p>
          </table:table-cell>
          <table:table-cell table:formula="of:=INDEX([Sheet2.$C$2:.$V$143];[.A520];[.B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501]" office:value-type="float" office:value="20">
            <text:p>20</text:p>
          </table:table-cell>
          <table:table-cell table:formula="of:=INDEX([Sheet2.$C$2:.$V$143];[.A521];[.B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2]" office:value-type="float" office:value="1">
            <text:p>1</text:p>
          </table:table-cell>
          <table:table-cell table:formula="of:=INDEX([Sheet2.$C$2:.$V$143];[.A522];[.B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3]" office:value-type="float" office:value="2">
            <text:p>2</text:p>
          </table:table-cell>
          <table:table-cell table:formula="of:=INDEX([Sheet2.$C$2:.$V$143];[.A523];[.B5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4]" office:value-type="float" office:value="3">
            <text:p>3</text:p>
          </table:table-cell>
          <table:table-cell table:formula="of:=INDEX([Sheet2.$C$2:.$V$143];[.A524];[.B5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5]" office:value-type="float" office:value="4">
            <text:p>4</text:p>
          </table:table-cell>
          <table:table-cell table:formula="of:=INDEX([Sheet2.$C$2:.$V$143];[.A525];[.B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6]" office:value-type="float" office:value="5">
            <text:p>5</text:p>
          </table:table-cell>
          <table:table-cell table:formula="of:=INDEX([Sheet2.$C$2:.$V$143];[.A526];[.B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7]" office:value-type="float" office:value="6">
            <text:p>6</text:p>
          </table:table-cell>
          <table:table-cell table:formula="of:=INDEX([Sheet2.$C$2:.$V$143];[.A527];[.B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8]" office:value-type="float" office:value="7">
            <text:p>7</text:p>
          </table:table-cell>
          <table:table-cell table:formula="of:=INDEX([Sheet2.$C$2:.$V$143];[.A528];[.B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9]" office:value-type="float" office:value="8">
            <text:p>8</text:p>
          </table:table-cell>
          <table:table-cell table:formula="of:=INDEX([Sheet2.$C$2:.$V$143];[.A529];[.B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0]" office:value-type="float" office:value="9">
            <text:p>9</text:p>
          </table:table-cell>
          <table:table-cell table:formula="of:=INDEX([Sheet2.$C$2:.$V$143];[.A530];[.B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1]" office:value-type="float" office:value="10">
            <text:p>10</text:p>
          </table:table-cell>
          <table:table-cell table:formula="of:=INDEX([Sheet2.$C$2:.$V$143];[.A531];[.B5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2]" office:value-type="float" office:value="11">
            <text:p>11</text:p>
          </table:table-cell>
          <table:table-cell table:formula="of:=INDEX([Sheet2.$C$2:.$V$143];[.A532];[.B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3]" office:value-type="float" office:value="12">
            <text:p>12</text:p>
          </table:table-cell>
          <table:table-cell table:formula="of:=INDEX([Sheet2.$C$2:.$V$143];[.A533];[.B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4]" office:value-type="float" office:value="13">
            <text:p>13</text:p>
          </table:table-cell>
          <table:table-cell table:formula="of:=INDEX([Sheet2.$C$2:.$V$143];[.A534];[.B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5]" office:value-type="float" office:value="14">
            <text:p>14</text:p>
          </table:table-cell>
          <table:table-cell table:formula="of:=INDEX([Sheet2.$C$2:.$V$143];[.A535];[.B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6]" office:value-type="float" office:value="15">
            <text:p>15</text:p>
          </table:table-cell>
          <table:table-cell table:formula="of:=INDEX([Sheet2.$C$2:.$V$143];[.A536];[.B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7]" office:value-type="float" office:value="16">
            <text:p>16</text:p>
          </table:table-cell>
          <table:table-cell table:formula="of:=INDEX([Sheet2.$C$2:.$V$143];[.A537];[.B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8]" office:value-type="float" office:value="17">
            <text:p>17</text:p>
          </table:table-cell>
          <table:table-cell table:formula="of:=INDEX([Sheet2.$C$2:.$V$143];[.A538];[.B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9]" office:value-type="float" office:value="18">
            <text:p>18</text:p>
          </table:table-cell>
          <table:table-cell table:formula="of:=INDEX([Sheet2.$C$2:.$V$143];[.A539];[.B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20]" office:value-type="float" office:value="19">
            <text:p>19</text:p>
          </table:table-cell>
          <table:table-cell table:formula="of:=INDEX([Sheet2.$C$2:.$V$143];[.A540];[.B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21]" office:value-type="float" office:value="20">
            <text:p>20</text:p>
          </table:table-cell>
          <table:table-cell table:formula="of:=INDEX([Sheet2.$C$2:.$V$143];[.A541];[.B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2]" office:value-type="float" office:value="1">
            <text:p>1</text:p>
          </table:table-cell>
          <table:table-cell table:formula="of:=INDEX([Sheet2.$C$2:.$V$143];[.A542];[.B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3]" office:value-type="float" office:value="2">
            <text:p>2</text:p>
          </table:table-cell>
          <table:table-cell table:formula="of:=INDEX([Sheet2.$C$2:.$V$143];[.A543];[.B5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4]" office:value-type="float" office:value="3">
            <text:p>3</text:p>
          </table:table-cell>
          <table:table-cell table:formula="of:=INDEX([Sheet2.$C$2:.$V$143];[.A544];[.B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5]" office:value-type="float" office:value="4">
            <text:p>4</text:p>
          </table:table-cell>
          <table:table-cell table:formula="of:=INDEX([Sheet2.$C$2:.$V$143];[.A545];[.B5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6]" office:value-type="float" office:value="5">
            <text:p>5</text:p>
          </table:table-cell>
          <table:table-cell table:formula="of:=INDEX([Sheet2.$C$2:.$V$143];[.A546];[.B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7]" office:value-type="float" office:value="6">
            <text:p>6</text:p>
          </table:table-cell>
          <table:table-cell table:formula="of:=INDEX([Sheet2.$C$2:.$V$143];[.A547];[.B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8]" office:value-type="float" office:value="7">
            <text:p>7</text:p>
          </table:table-cell>
          <table:table-cell table:formula="of:=INDEX([Sheet2.$C$2:.$V$143];[.A548];[.B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9]" office:value-type="float" office:value="8">
            <text:p>8</text:p>
          </table:table-cell>
          <table:table-cell table:formula="of:=INDEX([Sheet2.$C$2:.$V$143];[.A549];[.B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0]" office:value-type="float" office:value="9">
            <text:p>9</text:p>
          </table:table-cell>
          <table:table-cell table:formula="of:=INDEX([Sheet2.$C$2:.$V$143];[.A550];[.B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1]" office:value-type="float" office:value="10">
            <text:p>10</text:p>
          </table:table-cell>
          <table:table-cell table:formula="of:=INDEX([Sheet2.$C$2:.$V$143];[.A551];[.B5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2]" office:value-type="float" office:value="11">
            <text:p>11</text:p>
          </table:table-cell>
          <table:table-cell table:formula="of:=INDEX([Sheet2.$C$2:.$V$143];[.A552];[.B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3]" office:value-type="float" office:value="12">
            <text:p>12</text:p>
          </table:table-cell>
          <table:table-cell table:formula="of:=INDEX([Sheet2.$C$2:.$V$143];[.A553];[.B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4]" office:value-type="float" office:value="13">
            <text:p>13</text:p>
          </table:table-cell>
          <table:table-cell table:formula="of:=INDEX([Sheet2.$C$2:.$V$143];[.A554];[.B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5]" office:value-type="float" office:value="14">
            <text:p>14</text:p>
          </table:table-cell>
          <table:table-cell table:formula="of:=INDEX([Sheet2.$C$2:.$V$143];[.A555];[.B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6]" office:value-type="float" office:value="15">
            <text:p>15</text:p>
          </table:table-cell>
          <table:table-cell table:formula="of:=INDEX([Sheet2.$C$2:.$V$143];[.A556];[.B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7]" office:value-type="float" office:value="16">
            <text:p>16</text:p>
          </table:table-cell>
          <table:table-cell table:formula="of:=INDEX([Sheet2.$C$2:.$V$143];[.A557];[.B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8]" office:value-type="float" office:value="17">
            <text:p>17</text:p>
          </table:table-cell>
          <table:table-cell table:formula="of:=INDEX([Sheet2.$C$2:.$V$143];[.A558];[.B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9]" office:value-type="float" office:value="18">
            <text:p>18</text:p>
          </table:table-cell>
          <table:table-cell table:formula="of:=INDEX([Sheet2.$C$2:.$V$143];[.A559];[.B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40]" office:value-type="float" office:value="19">
            <text:p>19</text:p>
          </table:table-cell>
          <table:table-cell table:formula="of:=INDEX([Sheet2.$C$2:.$V$143];[.A560];[.B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41]" office:value-type="float" office:value="20">
            <text:p>20</text:p>
          </table:table-cell>
          <table:table-cell table:formula="of:=INDEX([Sheet2.$C$2:.$V$143];[.A561];[.B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2]" office:value-type="float" office:value="1">
            <text:p>1</text:p>
          </table:table-cell>
          <table:table-cell table:formula="of:=INDEX([Sheet2.$C$2:.$V$143];[.A562];[.B5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3]" office:value-type="float" office:value="2">
            <text:p>2</text:p>
          </table:table-cell>
          <table:table-cell table:formula="of:=INDEX([Sheet2.$C$2:.$V$143];[.A563];[.B5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4]" office:value-type="float" office:value="3">
            <text:p>3</text:p>
          </table:table-cell>
          <table:table-cell table:formula="of:=INDEX([Sheet2.$C$2:.$V$143];[.A564];[.B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5]" office:value-type="float" office:value="4">
            <text:p>4</text:p>
          </table:table-cell>
          <table:table-cell table:formula="of:=INDEX([Sheet2.$C$2:.$V$143];[.A565];[.B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6]" office:value-type="float" office:value="5">
            <text:p>5</text:p>
          </table:table-cell>
          <table:table-cell table:formula="of:=INDEX([Sheet2.$C$2:.$V$143];[.A566];[.B5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7]" office:value-type="float" office:value="6">
            <text:p>6</text:p>
          </table:table-cell>
          <table:table-cell table:formula="of:=INDEX([Sheet2.$C$2:.$V$143];[.A567];[.B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8]" office:value-type="float" office:value="7">
            <text:p>7</text:p>
          </table:table-cell>
          <table:table-cell table:formula="of:=INDEX([Sheet2.$C$2:.$V$143];[.A568];[.B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9]" office:value-type="float" office:value="8">
            <text:p>8</text:p>
          </table:table-cell>
          <table:table-cell table:formula="of:=INDEX([Sheet2.$C$2:.$V$143];[.A569];[.B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0]" office:value-type="float" office:value="9">
            <text:p>9</text:p>
          </table:table-cell>
          <table:table-cell table:formula="of:=INDEX([Sheet2.$C$2:.$V$143];[.A570];[.B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1]" office:value-type="float" office:value="10">
            <text:p>10</text:p>
          </table:table-cell>
          <table:table-cell table:formula="of:=INDEX([Sheet2.$C$2:.$V$143];[.A571];[.B5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2]" office:value-type="float" office:value="11">
            <text:p>11</text:p>
          </table:table-cell>
          <table:table-cell table:formula="of:=INDEX([Sheet2.$C$2:.$V$143];[.A572];[.B57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3]" office:value-type="float" office:value="12">
            <text:p>12</text:p>
          </table:table-cell>
          <table:table-cell table:formula="of:=INDEX([Sheet2.$C$2:.$V$143];[.A573];[.B5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4]" office:value-type="float" office:value="13">
            <text:p>13</text:p>
          </table:table-cell>
          <table:table-cell table:formula="of:=INDEX([Sheet2.$C$2:.$V$143];[.A574];[.B5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5]" office:value-type="float" office:value="14">
            <text:p>14</text:p>
          </table:table-cell>
          <table:table-cell table:formula="of:=INDEX([Sheet2.$C$2:.$V$143];[.A575];[.B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6]" office:value-type="float" office:value="15">
            <text:p>15</text:p>
          </table:table-cell>
          <table:table-cell table:formula="of:=INDEX([Sheet2.$C$2:.$V$143];[.A576];[.B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7]" office:value-type="float" office:value="16">
            <text:p>16</text:p>
          </table:table-cell>
          <table:table-cell table:formula="of:=INDEX([Sheet2.$C$2:.$V$143];[.A577];[.B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8]" office:value-type="float" office:value="17">
            <text:p>17</text:p>
          </table:table-cell>
          <table:table-cell table:formula="of:=INDEX([Sheet2.$C$2:.$V$143];[.A578];[.B5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9]" office:value-type="float" office:value="18">
            <text:p>18</text:p>
          </table:table-cell>
          <table:table-cell table:formula="of:=INDEX([Sheet2.$C$2:.$V$143];[.A579];[.B5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60]" office:value-type="float" office:value="19">
            <text:p>19</text:p>
          </table:table-cell>
          <table:table-cell table:formula="of:=INDEX([Sheet2.$C$2:.$V$143];[.A580];[.B5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61]" office:value-type="float" office:value="20">
            <text:p>20</text:p>
          </table:table-cell>
          <table:table-cell table:formula="of:=INDEX([Sheet2.$C$2:.$V$143];[.A581];[.B5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2]" office:value-type="float" office:value="1">
            <text:p>1</text:p>
          </table:table-cell>
          <table:table-cell table:formula="of:=INDEX([Sheet2.$C$2:.$V$143];[.A582];[.B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3]" office:value-type="float" office:value="2">
            <text:p>2</text:p>
          </table:table-cell>
          <table:table-cell table:formula="of:=INDEX([Sheet2.$C$2:.$V$143];[.A583];[.B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4]" office:value-type="float" office:value="3">
            <text:p>3</text:p>
          </table:table-cell>
          <table:table-cell table:formula="of:=INDEX([Sheet2.$C$2:.$V$143];[.A584];[.B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5]" office:value-type="float" office:value="4">
            <text:p>4</text:p>
          </table:table-cell>
          <table:table-cell table:formula="of:=INDEX([Sheet2.$C$2:.$V$143];[.A585];[.B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6]" office:value-type="float" office:value="5">
            <text:p>5</text:p>
          </table:table-cell>
          <table:table-cell table:formula="of:=INDEX([Sheet2.$C$2:.$V$143];[.A586];[.B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7]" office:value-type="float" office:value="6">
            <text:p>6</text:p>
          </table:table-cell>
          <table:table-cell table:formula="of:=INDEX([Sheet2.$C$2:.$V$143];[.A587];[.B5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8]" office:value-type="float" office:value="7">
            <text:p>7</text:p>
          </table:table-cell>
          <table:table-cell table:formula="of:=INDEX([Sheet2.$C$2:.$V$143];[.A588];[.B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9]" office:value-type="float" office:value="8">
            <text:p>8</text:p>
          </table:table-cell>
          <table:table-cell table:formula="of:=INDEX([Sheet2.$C$2:.$V$143];[.A589];[.B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0]" office:value-type="float" office:value="9">
            <text:p>9</text:p>
          </table:table-cell>
          <table:table-cell table:formula="of:=INDEX([Sheet2.$C$2:.$V$143];[.A590];[.B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1]" office:value-type="float" office:value="10">
            <text:p>10</text:p>
          </table:table-cell>
          <table:table-cell table:formula="of:=INDEX([Sheet2.$C$2:.$V$143];[.A591];[.B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2]" office:value-type="float" office:value="11">
            <text:p>11</text:p>
          </table:table-cell>
          <table:table-cell table:formula="of:=INDEX([Sheet2.$C$2:.$V$143];[.A592];[.B59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3]" office:value-type="float" office:value="12">
            <text:p>12</text:p>
          </table:table-cell>
          <table:table-cell table:formula="of:=INDEX([Sheet2.$C$2:.$V$143];[.A593];[.B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4]" office:value-type="float" office:value="13">
            <text:p>13</text:p>
          </table:table-cell>
          <table:table-cell table:formula="of:=INDEX([Sheet2.$C$2:.$V$143];[.A594];[.B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5]" office:value-type="float" office:value="14">
            <text:p>14</text:p>
          </table:table-cell>
          <table:table-cell table:formula="of:=INDEX([Sheet2.$C$2:.$V$143];[.A595];[.B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6]" office:value-type="float" office:value="15">
            <text:p>15</text:p>
          </table:table-cell>
          <table:table-cell table:formula="of:=INDEX([Sheet2.$C$2:.$V$143];[.A596];[.B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7]" office:value-type="float" office:value="16">
            <text:p>16</text:p>
          </table:table-cell>
          <table:table-cell table:formula="of:=INDEX([Sheet2.$C$2:.$V$143];[.A597];[.B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8]" office:value-type="float" office:value="17">
            <text:p>17</text:p>
          </table:table-cell>
          <table:table-cell table:formula="of:=INDEX([Sheet2.$C$2:.$V$143];[.A598];[.B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9]" office:value-type="float" office:value="18">
            <text:p>18</text:p>
          </table:table-cell>
          <table:table-cell table:formula="of:=INDEX([Sheet2.$C$2:.$V$143];[.A599];[.B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80]" office:value-type="float" office:value="19">
            <text:p>19</text:p>
          </table:table-cell>
          <table:table-cell table:formula="of:=INDEX([Sheet2.$C$2:.$V$143];[.A600];[.B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81]" office:value-type="float" office:value="20">
            <text:p>20</text:p>
          </table:table-cell>
          <table:table-cell table:formula="of:=INDEX([Sheet2.$C$2:.$V$143];[.A601];[.B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2]" office:value-type="float" office:value="1">
            <text:p>1</text:p>
          </table:table-cell>
          <table:table-cell table:formula="of:=INDEX([Sheet2.$C$2:.$V$143];[.A602];[.B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3]" office:value-type="float" office:value="2">
            <text:p>2</text:p>
          </table:table-cell>
          <table:table-cell table:formula="of:=INDEX([Sheet2.$C$2:.$V$143];[.A603];[.B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4]" office:value-type="float" office:value="3">
            <text:p>3</text:p>
          </table:table-cell>
          <table:table-cell table:formula="of:=INDEX([Sheet2.$C$2:.$V$143];[.A604];[.B6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5]" office:value-type="float" office:value="4">
            <text:p>4</text:p>
          </table:table-cell>
          <table:table-cell table:formula="of:=INDEX([Sheet2.$C$2:.$V$143];[.A605];[.B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6]" office:value-type="float" office:value="5">
            <text:p>5</text:p>
          </table:table-cell>
          <table:table-cell table:formula="of:=INDEX([Sheet2.$C$2:.$V$143];[.A606];[.B6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7]" office:value-type="float" office:value="6">
            <text:p>6</text:p>
          </table:table-cell>
          <table:table-cell table:formula="of:=INDEX([Sheet2.$C$2:.$V$143];[.A607];[.B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8]" office:value-type="float" office:value="7">
            <text:p>7</text:p>
          </table:table-cell>
          <table:table-cell table:formula="of:=INDEX([Sheet2.$C$2:.$V$143];[.A608];[.B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9]" office:value-type="float" office:value="8">
            <text:p>8</text:p>
          </table:table-cell>
          <table:table-cell table:formula="of:=INDEX([Sheet2.$C$2:.$V$143];[.A609];[.B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0]" office:value-type="float" office:value="9">
            <text:p>9</text:p>
          </table:table-cell>
          <table:table-cell table:formula="of:=INDEX([Sheet2.$C$2:.$V$143];[.A610];[.B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1]" office:value-type="float" office:value="10">
            <text:p>10</text:p>
          </table:table-cell>
          <table:table-cell table:formula="of:=INDEX([Sheet2.$C$2:.$V$143];[.A611];[.B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2]" office:value-type="float" office:value="11">
            <text:p>11</text:p>
          </table:table-cell>
          <table:table-cell table:formula="of:=INDEX([Sheet2.$C$2:.$V$143];[.A612];[.B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3]" office:value-type="float" office:value="12">
            <text:p>12</text:p>
          </table:table-cell>
          <table:table-cell table:formula="of:=INDEX([Sheet2.$C$2:.$V$143];[.A613];[.B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4]" office:value-type="float" office:value="13">
            <text:p>13</text:p>
          </table:table-cell>
          <table:table-cell table:formula="of:=INDEX([Sheet2.$C$2:.$V$143];[.A614];[.B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5]" office:value-type="float" office:value="14">
            <text:p>14</text:p>
          </table:table-cell>
          <table:table-cell table:formula="of:=INDEX([Sheet2.$C$2:.$V$143];[.A615];[.B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6]" office:value-type="float" office:value="15">
            <text:p>15</text:p>
          </table:table-cell>
          <table:table-cell table:formula="of:=INDEX([Sheet2.$C$2:.$V$143];[.A616];[.B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7]" office:value-type="float" office:value="16">
            <text:p>16</text:p>
          </table:table-cell>
          <table:table-cell table:formula="of:=INDEX([Sheet2.$C$2:.$V$143];[.A617];[.B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8]" office:value-type="float" office:value="17">
            <text:p>17</text:p>
          </table:table-cell>
          <table:table-cell table:formula="of:=INDEX([Sheet2.$C$2:.$V$143];[.A618];[.B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9]" office:value-type="float" office:value="18">
            <text:p>18</text:p>
          </table:table-cell>
          <table:table-cell table:formula="of:=INDEX([Sheet2.$C$2:.$V$143];[.A619];[.B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600]" office:value-type="float" office:value="19">
            <text:p>19</text:p>
          </table:table-cell>
          <table:table-cell table:formula="of:=INDEX([Sheet2.$C$2:.$V$143];[.A620];[.B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601]" office:value-type="float" office:value="20">
            <text:p>20</text:p>
          </table:table-cell>
          <table:table-cell table:formula="of:=INDEX([Sheet2.$C$2:.$V$143];[.A621];[.B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2]" office:value-type="float" office:value="1">
            <text:p>1</text:p>
          </table:table-cell>
          <table:table-cell table:formula="of:=INDEX([Sheet2.$C$2:.$V$143];[.A622];[.B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3]" office:value-type="float" office:value="2">
            <text:p>2</text:p>
          </table:table-cell>
          <table:table-cell table:formula="of:=INDEX([Sheet2.$C$2:.$V$143];[.A623];[.B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4]" office:value-type="float" office:value="3">
            <text:p>3</text:p>
          </table:table-cell>
          <table:table-cell table:formula="of:=INDEX([Sheet2.$C$2:.$V$143];[.A624];[.B6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5]" office:value-type="float" office:value="4">
            <text:p>4</text:p>
          </table:table-cell>
          <table:table-cell table:formula="of:=INDEX([Sheet2.$C$2:.$V$143];[.A625];[.B6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6]" office:value-type="float" office:value="5">
            <text:p>5</text:p>
          </table:table-cell>
          <table:table-cell table:formula="of:=INDEX([Sheet2.$C$2:.$V$143];[.A626];[.B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7]" office:value-type="float" office:value="6">
            <text:p>6</text:p>
          </table:table-cell>
          <table:table-cell table:formula="of:=INDEX([Sheet2.$C$2:.$V$143];[.A627];[.B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8]" office:value-type="float" office:value="7">
            <text:p>7</text:p>
          </table:table-cell>
          <table:table-cell table:formula="of:=INDEX([Sheet2.$C$2:.$V$143];[.A628];[.B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9]" office:value-type="float" office:value="8">
            <text:p>8</text:p>
          </table:table-cell>
          <table:table-cell table:formula="of:=INDEX([Sheet2.$C$2:.$V$143];[.A629];[.B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0]" office:value-type="float" office:value="9">
            <text:p>9</text:p>
          </table:table-cell>
          <table:table-cell table:formula="of:=INDEX([Sheet2.$C$2:.$V$143];[.A630];[.B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1]" office:value-type="float" office:value="10">
            <text:p>10</text:p>
          </table:table-cell>
          <table:table-cell table:formula="of:=INDEX([Sheet2.$C$2:.$V$143];[.A631];[.B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2]" office:value-type="float" office:value="11">
            <text:p>11</text:p>
          </table:table-cell>
          <table:table-cell table:formula="of:=INDEX([Sheet2.$C$2:.$V$143];[.A632];[.B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3]" office:value-type="float" office:value="12">
            <text:p>12</text:p>
          </table:table-cell>
          <table:table-cell table:formula="of:=INDEX([Sheet2.$C$2:.$V$143];[.A633];[.B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4]" office:value-type="float" office:value="13">
            <text:p>13</text:p>
          </table:table-cell>
          <table:table-cell table:formula="of:=INDEX([Sheet2.$C$2:.$V$143];[.A634];[.B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5]" office:value-type="float" office:value="14">
            <text:p>14</text:p>
          </table:table-cell>
          <table:table-cell table:formula="of:=INDEX([Sheet2.$C$2:.$V$143];[.A635];[.B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6]" office:value-type="float" office:value="15">
            <text:p>15</text:p>
          </table:table-cell>
          <table:table-cell table:formula="of:=INDEX([Sheet2.$C$2:.$V$143];[.A636];[.B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7]" office:value-type="float" office:value="16">
            <text:p>16</text:p>
          </table:table-cell>
          <table:table-cell table:formula="of:=INDEX([Sheet2.$C$2:.$V$143];[.A637];[.B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8]" office:value-type="float" office:value="17">
            <text:p>17</text:p>
          </table:table-cell>
          <table:table-cell table:formula="of:=INDEX([Sheet2.$C$2:.$V$143];[.A638];[.B6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9]" office:value-type="float" office:value="18">
            <text:p>18</text:p>
          </table:table-cell>
          <table:table-cell table:formula="of:=INDEX([Sheet2.$C$2:.$V$143];[.A639];[.B63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20]" office:value-type="float" office:value="19">
            <text:p>19</text:p>
          </table:table-cell>
          <table:table-cell table:formula="of:=INDEX([Sheet2.$C$2:.$V$143];[.A640];[.B64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21]" office:value-type="float" office:value="20">
            <text:p>20</text:p>
          </table:table-cell>
          <table:table-cell table:formula="of:=INDEX([Sheet2.$C$2:.$V$143];[.A641];[.B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2]" office:value-type="float" office:value="1">
            <text:p>1</text:p>
          </table:table-cell>
          <table:table-cell table:formula="of:=INDEX([Sheet2.$C$2:.$V$143];[.A642];[.B6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3]" office:value-type="float" office:value="2">
            <text:p>2</text:p>
          </table:table-cell>
          <table:table-cell table:formula="of:=INDEX([Sheet2.$C$2:.$V$143];[.A643];[.B6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4]" office:value-type="float" office:value="3">
            <text:p>3</text:p>
          </table:table-cell>
          <table:table-cell table:formula="of:=INDEX([Sheet2.$C$2:.$V$143];[.A644];[.B6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5]" office:value-type="float" office:value="4">
            <text:p>4</text:p>
          </table:table-cell>
          <table:table-cell table:formula="of:=INDEX([Sheet2.$C$2:.$V$143];[.A645];[.B6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6]" office:value-type="float" office:value="5">
            <text:p>5</text:p>
          </table:table-cell>
          <table:table-cell table:formula="of:=INDEX([Sheet2.$C$2:.$V$143];[.A646];[.B6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7]" office:value-type="float" office:value="6">
            <text:p>6</text:p>
          </table:table-cell>
          <table:table-cell table:formula="of:=INDEX([Sheet2.$C$2:.$V$143];[.A647];[.B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8]" office:value-type="float" office:value="7">
            <text:p>7</text:p>
          </table:table-cell>
          <table:table-cell table:formula="of:=INDEX([Sheet2.$C$2:.$V$143];[.A648];[.B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9]" office:value-type="float" office:value="8">
            <text:p>8</text:p>
          </table:table-cell>
          <table:table-cell table:formula="of:=INDEX([Sheet2.$C$2:.$V$143];[.A649];[.B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0]" office:value-type="float" office:value="9">
            <text:p>9</text:p>
          </table:table-cell>
          <table:table-cell table:formula="of:=INDEX([Sheet2.$C$2:.$V$143];[.A650];[.B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1]" office:value-type="float" office:value="10">
            <text:p>10</text:p>
          </table:table-cell>
          <table:table-cell table:formula="of:=INDEX([Sheet2.$C$2:.$V$143];[.A651];[.B65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2]" office:value-type="float" office:value="11">
            <text:p>11</text:p>
          </table:table-cell>
          <table:table-cell table:formula="of:=INDEX([Sheet2.$C$2:.$V$143];[.A652];[.B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3]" office:value-type="float" office:value="12">
            <text:p>12</text:p>
          </table:table-cell>
          <table:table-cell table:formula="of:=INDEX([Sheet2.$C$2:.$V$143];[.A653];[.B65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4]" office:value-type="float" office:value="13">
            <text:p>13</text:p>
          </table:table-cell>
          <table:table-cell table:formula="of:=INDEX([Sheet2.$C$2:.$V$143];[.A654];[.B65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5]" office:value-type="float" office:value="14">
            <text:p>14</text:p>
          </table:table-cell>
          <table:table-cell table:formula="of:=INDEX([Sheet2.$C$2:.$V$143];[.A655];[.B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6]" office:value-type="float" office:value="15">
            <text:p>15</text:p>
          </table:table-cell>
          <table:table-cell table:formula="of:=INDEX([Sheet2.$C$2:.$V$143];[.A656];[.B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7]" office:value-type="float" office:value="16">
            <text:p>16</text:p>
          </table:table-cell>
          <table:table-cell table:formula="of:=INDEX([Sheet2.$C$2:.$V$143];[.A657];[.B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8]" office:value-type="float" office:value="17">
            <text:p>17</text:p>
          </table:table-cell>
          <table:table-cell table:formula="of:=INDEX([Sheet2.$C$2:.$V$143];[.A658];[.B65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9]" office:value-type="float" office:value="18">
            <text:p>18</text:p>
          </table:table-cell>
          <table:table-cell table:formula="of:=INDEX([Sheet2.$C$2:.$V$143];[.A659];[.B65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40]" office:value-type="float" office:value="19">
            <text:p>19</text:p>
          </table:table-cell>
          <table:table-cell table:formula="of:=INDEX([Sheet2.$C$2:.$V$143];[.A660];[.B66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41]" office:value-type="float" office:value="20">
            <text:p>20</text:p>
          </table:table-cell>
          <table:table-cell table:formula="of:=INDEX([Sheet2.$C$2:.$V$143];[.A661];[.B66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2]" office:value-type="float" office:value="1">
            <text:p>1</text:p>
          </table:table-cell>
          <table:table-cell table:formula="of:=INDEX([Sheet2.$C$2:.$V$143];[.A662];[.B6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3]" office:value-type="float" office:value="2">
            <text:p>2</text:p>
          </table:table-cell>
          <table:table-cell table:formula="of:=INDEX([Sheet2.$C$2:.$V$143];[.A663];[.B6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4]" office:value-type="float" office:value="3">
            <text:p>3</text:p>
          </table:table-cell>
          <table:table-cell table:formula="of:=INDEX([Sheet2.$C$2:.$V$143];[.A664];[.B6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5]" office:value-type="float" office:value="4">
            <text:p>4</text:p>
          </table:table-cell>
          <table:table-cell table:formula="of:=INDEX([Sheet2.$C$2:.$V$143];[.A665];[.B6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6]" office:value-type="float" office:value="5">
            <text:p>5</text:p>
          </table:table-cell>
          <table:table-cell table:formula="of:=INDEX([Sheet2.$C$2:.$V$143];[.A666];[.B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7]" office:value-type="float" office:value="6">
            <text:p>6</text:p>
          </table:table-cell>
          <table:table-cell table:formula="of:=INDEX([Sheet2.$C$2:.$V$143];[.A667];[.B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8]" office:value-type="float" office:value="7">
            <text:p>7</text:p>
          </table:table-cell>
          <table:table-cell table:formula="of:=INDEX([Sheet2.$C$2:.$V$143];[.A668];[.B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9]" office:value-type="float" office:value="8">
            <text:p>8</text:p>
          </table:table-cell>
          <table:table-cell table:formula="of:=INDEX([Sheet2.$C$2:.$V$143];[.A669];[.B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0]" office:value-type="float" office:value="9">
            <text:p>9</text:p>
          </table:table-cell>
          <table:table-cell table:formula="of:=INDEX([Sheet2.$C$2:.$V$143];[.A670];[.B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1]" office:value-type="float" office:value="10">
            <text:p>10</text:p>
          </table:table-cell>
          <table:table-cell table:formula="of:=INDEX([Sheet2.$C$2:.$V$143];[.A671];[.B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2]" office:value-type="float" office:value="11">
            <text:p>11</text:p>
          </table:table-cell>
          <table:table-cell table:formula="of:=INDEX([Sheet2.$C$2:.$V$143];[.A672];[.B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3]" office:value-type="float" office:value="12">
            <text:p>12</text:p>
          </table:table-cell>
          <table:table-cell table:formula="of:=INDEX([Sheet2.$C$2:.$V$143];[.A673];[.B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4]" office:value-type="float" office:value="13">
            <text:p>13</text:p>
          </table:table-cell>
          <table:table-cell table:formula="of:=INDEX([Sheet2.$C$2:.$V$143];[.A674];[.B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5]" office:value-type="float" office:value="14">
            <text:p>14</text:p>
          </table:table-cell>
          <table:table-cell table:formula="of:=INDEX([Sheet2.$C$2:.$V$143];[.A675];[.B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6]" office:value-type="float" office:value="15">
            <text:p>15</text:p>
          </table:table-cell>
          <table:table-cell table:formula="of:=INDEX([Sheet2.$C$2:.$V$143];[.A676];[.B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7]" office:value-type="float" office:value="16">
            <text:p>16</text:p>
          </table:table-cell>
          <table:table-cell table:formula="of:=INDEX([Sheet2.$C$2:.$V$143];[.A677];[.B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8]" office:value-type="float" office:value="17">
            <text:p>17</text:p>
          </table:table-cell>
          <table:table-cell table:formula="of:=INDEX([Sheet2.$C$2:.$V$143];[.A678];[.B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9]" office:value-type="float" office:value="18">
            <text:p>18</text:p>
          </table:table-cell>
          <table:table-cell table:formula="of:=INDEX([Sheet2.$C$2:.$V$143];[.A679];[.B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60]" office:value-type="float" office:value="19">
            <text:p>19</text:p>
          </table:table-cell>
          <table:table-cell table:formula="of:=INDEX([Sheet2.$C$2:.$V$143];[.A680];[.B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61]" office:value-type="float" office:value="20">
            <text:p>20</text:p>
          </table:table-cell>
          <table:table-cell table:formula="of:=INDEX([Sheet2.$C$2:.$V$143];[.A681];[.B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2]" office:value-type="float" office:value="1">
            <text:p>1</text:p>
          </table:table-cell>
          <table:table-cell table:formula="of:=INDEX([Sheet2.$C$2:.$V$143];[.A682];[.B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3]" office:value-type="float" office:value="2">
            <text:p>2</text:p>
          </table:table-cell>
          <table:table-cell table:formula="of:=INDEX([Sheet2.$C$2:.$V$143];[.A683];[.B6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4]" office:value-type="float" office:value="3">
            <text:p>3</text:p>
          </table:table-cell>
          <table:table-cell table:formula="of:=INDEX([Sheet2.$C$2:.$V$143];[.A684];[.B6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5]" office:value-type="float" office:value="4">
            <text:p>4</text:p>
          </table:table-cell>
          <table:table-cell table:formula="of:=INDEX([Sheet2.$C$2:.$V$143];[.A685];[.B6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6]" office:value-type="float" office:value="5">
            <text:p>5</text:p>
          </table:table-cell>
          <table:table-cell table:formula="of:=INDEX([Sheet2.$C$2:.$V$143];[.A686];[.B6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7]" office:value-type="float" office:value="6">
            <text:p>6</text:p>
          </table:table-cell>
          <table:table-cell table:formula="of:=INDEX([Sheet2.$C$2:.$V$143];[.A687];[.B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8]" office:value-type="float" office:value="7">
            <text:p>7</text:p>
          </table:table-cell>
          <table:table-cell table:formula="of:=INDEX([Sheet2.$C$2:.$V$143];[.A688];[.B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9]" office:value-type="float" office:value="8">
            <text:p>8</text:p>
          </table:table-cell>
          <table:table-cell table:formula="of:=INDEX([Sheet2.$C$2:.$V$143];[.A689];[.B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0]" office:value-type="float" office:value="9">
            <text:p>9</text:p>
          </table:table-cell>
          <table:table-cell table:formula="of:=INDEX([Sheet2.$C$2:.$V$143];[.A690];[.B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1]" office:value-type="float" office:value="10">
            <text:p>10</text:p>
          </table:table-cell>
          <table:table-cell table:formula="of:=INDEX([Sheet2.$C$2:.$V$143];[.A691];[.B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2]" office:value-type="float" office:value="11">
            <text:p>11</text:p>
          </table:table-cell>
          <table:table-cell table:formula="of:=INDEX([Sheet2.$C$2:.$V$143];[.A692];[.B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3]" office:value-type="float" office:value="12">
            <text:p>12</text:p>
          </table:table-cell>
          <table:table-cell table:formula="of:=INDEX([Sheet2.$C$2:.$V$143];[.A693];[.B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4]" office:value-type="float" office:value="13">
            <text:p>13</text:p>
          </table:table-cell>
          <table:table-cell table:formula="of:=INDEX([Sheet2.$C$2:.$V$143];[.A694];[.B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5]" office:value-type="float" office:value="14">
            <text:p>14</text:p>
          </table:table-cell>
          <table:table-cell table:formula="of:=INDEX([Sheet2.$C$2:.$V$143];[.A695];[.B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6]" office:value-type="float" office:value="15">
            <text:p>15</text:p>
          </table:table-cell>
          <table:table-cell table:formula="of:=INDEX([Sheet2.$C$2:.$V$143];[.A696];[.B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7]" office:value-type="float" office:value="16">
            <text:p>16</text:p>
          </table:table-cell>
          <table:table-cell table:formula="of:=INDEX([Sheet2.$C$2:.$V$143];[.A697];[.B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8]" office:value-type="float" office:value="17">
            <text:p>17</text:p>
          </table:table-cell>
          <table:table-cell table:formula="of:=INDEX([Sheet2.$C$2:.$V$143];[.A698];[.B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9]" office:value-type="float" office:value="18">
            <text:p>18</text:p>
          </table:table-cell>
          <table:table-cell table:formula="of:=INDEX([Sheet2.$C$2:.$V$143];[.A699];[.B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80]" office:value-type="float" office:value="19">
            <text:p>19</text:p>
          </table:table-cell>
          <table:table-cell table:formula="of:=INDEX([Sheet2.$C$2:.$V$143];[.A700];[.B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81]" office:value-type="float" office:value="20">
            <text:p>20</text:p>
          </table:table-cell>
          <table:table-cell table:formula="of:=INDEX([Sheet2.$C$2:.$V$143];[.A701];[.B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2]" office:value-type="float" office:value="1">
            <text:p>1</text:p>
          </table:table-cell>
          <table:table-cell table:formula="of:=INDEX([Sheet2.$C$2:.$V$143];[.A702];[.B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3]" office:value-type="float" office:value="2">
            <text:p>2</text:p>
          </table:table-cell>
          <table:table-cell table:formula="of:=INDEX([Sheet2.$C$2:.$V$143];[.A703];[.B7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4]" office:value-type="float" office:value="3">
            <text:p>3</text:p>
          </table:table-cell>
          <table:table-cell table:formula="of:=INDEX([Sheet2.$C$2:.$V$143];[.A704];[.B7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5]" office:value-type="float" office:value="4">
            <text:p>4</text:p>
          </table:table-cell>
          <table:table-cell table:formula="of:=INDEX([Sheet2.$C$2:.$V$143];[.A705];[.B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6]" office:value-type="float" office:value="5">
            <text:p>5</text:p>
          </table:table-cell>
          <table:table-cell table:formula="of:=INDEX([Sheet2.$C$2:.$V$143];[.A706];[.B7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7]" office:value-type="float" office:value="6">
            <text:p>6</text:p>
          </table:table-cell>
          <table:table-cell table:formula="of:=INDEX([Sheet2.$C$2:.$V$143];[.A707];[.B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8]" office:value-type="float" office:value="7">
            <text:p>7</text:p>
          </table:table-cell>
          <table:table-cell table:formula="of:=INDEX([Sheet2.$C$2:.$V$143];[.A708];[.B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9]" office:value-type="float" office:value="8">
            <text:p>8</text:p>
          </table:table-cell>
          <table:table-cell table:formula="of:=INDEX([Sheet2.$C$2:.$V$143];[.A709];[.B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0]" office:value-type="float" office:value="9">
            <text:p>9</text:p>
          </table:table-cell>
          <table:table-cell table:formula="of:=INDEX([Sheet2.$C$2:.$V$143];[.A710];[.B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1]" office:value-type="float" office:value="10">
            <text:p>10</text:p>
          </table:table-cell>
          <table:table-cell table:formula="of:=INDEX([Sheet2.$C$2:.$V$143];[.A711];[.B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2]" office:value-type="float" office:value="11">
            <text:p>11</text:p>
          </table:table-cell>
          <table:table-cell table:formula="of:=INDEX([Sheet2.$C$2:.$V$143];[.A712];[.B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3]" office:value-type="float" office:value="12">
            <text:p>12</text:p>
          </table:table-cell>
          <table:table-cell table:formula="of:=INDEX([Sheet2.$C$2:.$V$143];[.A713];[.B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4]" office:value-type="float" office:value="13">
            <text:p>13</text:p>
          </table:table-cell>
          <table:table-cell table:formula="of:=INDEX([Sheet2.$C$2:.$V$143];[.A714];[.B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5]" office:value-type="float" office:value="14">
            <text:p>14</text:p>
          </table:table-cell>
          <table:table-cell table:formula="of:=INDEX([Sheet2.$C$2:.$V$143];[.A715];[.B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6]" office:value-type="float" office:value="15">
            <text:p>15</text:p>
          </table:table-cell>
          <table:table-cell table:formula="of:=INDEX([Sheet2.$C$2:.$V$143];[.A716];[.B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7]" office:value-type="float" office:value="16">
            <text:p>16</text:p>
          </table:table-cell>
          <table:table-cell table:formula="of:=INDEX([Sheet2.$C$2:.$V$143];[.A717];[.B71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8]" office:value-type="float" office:value="17">
            <text:p>17</text:p>
          </table:table-cell>
          <table:table-cell table:formula="of:=INDEX([Sheet2.$C$2:.$V$143];[.A718];[.B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9]" office:value-type="float" office:value="18">
            <text:p>18</text:p>
          </table:table-cell>
          <table:table-cell table:formula="of:=INDEX([Sheet2.$C$2:.$V$143];[.A719];[.B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700]" office:value-type="float" office:value="19">
            <text:p>19</text:p>
          </table:table-cell>
          <table:table-cell table:formula="of:=INDEX([Sheet2.$C$2:.$V$143];[.A720];[.B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701]" office:value-type="float" office:value="20">
            <text:p>20</text:p>
          </table:table-cell>
          <table:table-cell table:formula="of:=INDEX([Sheet2.$C$2:.$V$143];[.A721];[.B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2]" office:value-type="float" office:value="1">
            <text:p>1</text:p>
          </table:table-cell>
          <table:table-cell table:formula="of:=INDEX([Sheet2.$C$2:.$V$143];[.A722];[.B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3]" office:value-type="float" office:value="2">
            <text:p>2</text:p>
          </table:table-cell>
          <table:table-cell table:formula="of:=INDEX([Sheet2.$C$2:.$V$143];[.A723];[.B7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4]" office:value-type="float" office:value="3">
            <text:p>3</text:p>
          </table:table-cell>
          <table:table-cell table:formula="of:=INDEX([Sheet2.$C$2:.$V$143];[.A724];[.B7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5]" office:value-type="float" office:value="4">
            <text:p>4</text:p>
          </table:table-cell>
          <table:table-cell table:formula="of:=INDEX([Sheet2.$C$2:.$V$143];[.A725];[.B7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6]" office:value-type="float" office:value="5">
            <text:p>5</text:p>
          </table:table-cell>
          <table:table-cell table:formula="of:=INDEX([Sheet2.$C$2:.$V$143];[.A726];[.B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7]" office:value-type="float" office:value="6">
            <text:p>6</text:p>
          </table:table-cell>
          <table:table-cell table:formula="of:=INDEX([Sheet2.$C$2:.$V$143];[.A727];[.B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8]" office:value-type="float" office:value="7">
            <text:p>7</text:p>
          </table:table-cell>
          <table:table-cell table:formula="of:=INDEX([Sheet2.$C$2:.$V$143];[.A728];[.B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9]" office:value-type="float" office:value="8">
            <text:p>8</text:p>
          </table:table-cell>
          <table:table-cell table:formula="of:=INDEX([Sheet2.$C$2:.$V$143];[.A729];[.B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0]" office:value-type="float" office:value="9">
            <text:p>9</text:p>
          </table:table-cell>
          <table:table-cell table:formula="of:=INDEX([Sheet2.$C$2:.$V$143];[.A730];[.B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1]" office:value-type="float" office:value="10">
            <text:p>10</text:p>
          </table:table-cell>
          <table:table-cell table:formula="of:=INDEX([Sheet2.$C$2:.$V$143];[.A731];[.B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2]" office:value-type="float" office:value="11">
            <text:p>11</text:p>
          </table:table-cell>
          <table:table-cell table:formula="of:=INDEX([Sheet2.$C$2:.$V$143];[.A732];[.B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3]" office:value-type="float" office:value="12">
            <text:p>12</text:p>
          </table:table-cell>
          <table:table-cell table:formula="of:=INDEX([Sheet2.$C$2:.$V$143];[.A733];[.B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4]" office:value-type="float" office:value="13">
            <text:p>13</text:p>
          </table:table-cell>
          <table:table-cell table:formula="of:=INDEX([Sheet2.$C$2:.$V$143];[.A734];[.B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5]" office:value-type="float" office:value="14">
            <text:p>14</text:p>
          </table:table-cell>
          <table:table-cell table:formula="of:=INDEX([Sheet2.$C$2:.$V$143];[.A735];[.B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6]" office:value-type="float" office:value="15">
            <text:p>15</text:p>
          </table:table-cell>
          <table:table-cell table:formula="of:=INDEX([Sheet2.$C$2:.$V$143];[.A736];[.B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7]" office:value-type="float" office:value="16">
            <text:p>16</text:p>
          </table:table-cell>
          <table:table-cell table:formula="of:=INDEX([Sheet2.$C$2:.$V$143];[.A737];[.B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8]" office:value-type="float" office:value="17">
            <text:p>17</text:p>
          </table:table-cell>
          <table:table-cell table:formula="of:=INDEX([Sheet2.$C$2:.$V$143];[.A738];[.B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9]" office:value-type="float" office:value="18">
            <text:p>18</text:p>
          </table:table-cell>
          <table:table-cell table:formula="of:=INDEX([Sheet2.$C$2:.$V$143];[.A739];[.B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20]" office:value-type="float" office:value="19">
            <text:p>19</text:p>
          </table:table-cell>
          <table:table-cell table:formula="of:=INDEX([Sheet2.$C$2:.$V$143];[.A740];[.B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21]" office:value-type="float" office:value="20">
            <text:p>20</text:p>
          </table:table-cell>
          <table:table-cell table:formula="of:=INDEX([Sheet2.$C$2:.$V$143];[.A741];[.B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2]" office:value-type="float" office:value="1">
            <text:p>1</text:p>
          </table:table-cell>
          <table:table-cell table:formula="of:=INDEX([Sheet2.$C$2:.$V$143];[.A742];[.B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3]" office:value-type="float" office:value="2">
            <text:p>2</text:p>
          </table:table-cell>
          <table:table-cell table:formula="of:=INDEX([Sheet2.$C$2:.$V$143];[.A743];[.B7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4]" office:value-type="float" office:value="3">
            <text:p>3</text:p>
          </table:table-cell>
          <table:table-cell table:formula="of:=INDEX([Sheet2.$C$2:.$V$143];[.A744];[.B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5]" office:value-type="float" office:value="4">
            <text:p>4</text:p>
          </table:table-cell>
          <table:table-cell table:formula="of:=INDEX([Sheet2.$C$2:.$V$143];[.A745];[.B7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6]" office:value-type="float" office:value="5">
            <text:p>5</text:p>
          </table:table-cell>
          <table:table-cell table:formula="of:=INDEX([Sheet2.$C$2:.$V$143];[.A746];[.B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7]" office:value-type="float" office:value="6">
            <text:p>6</text:p>
          </table:table-cell>
          <table:table-cell table:formula="of:=INDEX([Sheet2.$C$2:.$V$143];[.A747];[.B7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8]" office:value-type="float" office:value="7">
            <text:p>7</text:p>
          </table:table-cell>
          <table:table-cell table:formula="of:=INDEX([Sheet2.$C$2:.$V$143];[.A748];[.B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9]" office:value-type="float" office:value="8">
            <text:p>8</text:p>
          </table:table-cell>
          <table:table-cell table:formula="of:=INDEX([Sheet2.$C$2:.$V$143];[.A749];[.B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0]" office:value-type="float" office:value="9">
            <text:p>9</text:p>
          </table:table-cell>
          <table:table-cell table:formula="of:=INDEX([Sheet2.$C$2:.$V$143];[.A750];[.B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1]" office:value-type="float" office:value="10">
            <text:p>10</text:p>
          </table:table-cell>
          <table:table-cell table:formula="of:=INDEX([Sheet2.$C$2:.$V$143];[.A751];[.B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2]" office:value-type="float" office:value="11">
            <text:p>11</text:p>
          </table:table-cell>
          <table:table-cell table:formula="of:=INDEX([Sheet2.$C$2:.$V$143];[.A752];[.B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3]" office:value-type="float" office:value="12">
            <text:p>12</text:p>
          </table:table-cell>
          <table:table-cell table:formula="of:=INDEX([Sheet2.$C$2:.$V$143];[.A753];[.B75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4]" office:value-type="float" office:value="13">
            <text:p>13</text:p>
          </table:table-cell>
          <table:table-cell table:formula="of:=INDEX([Sheet2.$C$2:.$V$143];[.A754];[.B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5]" office:value-type="float" office:value="14">
            <text:p>14</text:p>
          </table:table-cell>
          <table:table-cell table:formula="of:=INDEX([Sheet2.$C$2:.$V$143];[.A755];[.B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6]" office:value-type="float" office:value="15">
            <text:p>15</text:p>
          </table:table-cell>
          <table:table-cell table:formula="of:=INDEX([Sheet2.$C$2:.$V$143];[.A756];[.B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7]" office:value-type="float" office:value="16">
            <text:p>16</text:p>
          </table:table-cell>
          <table:table-cell table:formula="of:=INDEX([Sheet2.$C$2:.$V$143];[.A757];[.B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8]" office:value-type="float" office:value="17">
            <text:p>17</text:p>
          </table:table-cell>
          <table:table-cell table:formula="of:=INDEX([Sheet2.$C$2:.$V$143];[.A758];[.B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9]" office:value-type="float" office:value="18">
            <text:p>18</text:p>
          </table:table-cell>
          <table:table-cell table:formula="of:=INDEX([Sheet2.$C$2:.$V$143];[.A759];[.B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40]" office:value-type="float" office:value="19">
            <text:p>19</text:p>
          </table:table-cell>
          <table:table-cell table:formula="of:=INDEX([Sheet2.$C$2:.$V$143];[.A760];[.B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41]" office:value-type="float" office:value="20">
            <text:p>20</text:p>
          </table:table-cell>
          <table:table-cell table:formula="of:=INDEX([Sheet2.$C$2:.$V$143];[.A761];[.B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2]" office:value-type="float" office:value="1">
            <text:p>1</text:p>
          </table:table-cell>
          <table:table-cell table:formula="of:=INDEX([Sheet2.$C$2:.$V$143];[.A762];[.B7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3]" office:value-type="float" office:value="2">
            <text:p>2</text:p>
          </table:table-cell>
          <table:table-cell table:formula="of:=INDEX([Sheet2.$C$2:.$V$143];[.A763];[.B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4]" office:value-type="float" office:value="3">
            <text:p>3</text:p>
          </table:table-cell>
          <table:table-cell table:formula="of:=INDEX([Sheet2.$C$2:.$V$143];[.A764];[.B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5]" office:value-type="float" office:value="4">
            <text:p>4</text:p>
          </table:table-cell>
          <table:table-cell table:formula="of:=INDEX([Sheet2.$C$2:.$V$143];[.A765];[.B7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6]" office:value-type="float" office:value="5">
            <text:p>5</text:p>
          </table:table-cell>
          <table:table-cell table:formula="of:=INDEX([Sheet2.$C$2:.$V$143];[.A766];[.B7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7]" office:value-type="float" office:value="6">
            <text:p>6</text:p>
          </table:table-cell>
          <table:table-cell table:formula="of:=INDEX([Sheet2.$C$2:.$V$143];[.A767];[.B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8]" office:value-type="float" office:value="7">
            <text:p>7</text:p>
          </table:table-cell>
          <table:table-cell table:formula="of:=INDEX([Sheet2.$C$2:.$V$143];[.A768];[.B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9]" office:value-type="float" office:value="8">
            <text:p>8</text:p>
          </table:table-cell>
          <table:table-cell table:formula="of:=INDEX([Sheet2.$C$2:.$V$143];[.A769];[.B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0]" office:value-type="float" office:value="9">
            <text:p>9</text:p>
          </table:table-cell>
          <table:table-cell table:formula="of:=INDEX([Sheet2.$C$2:.$V$143];[.A770];[.B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1]" office:value-type="float" office:value="10">
            <text:p>10</text:p>
          </table:table-cell>
          <table:table-cell table:formula="of:=INDEX([Sheet2.$C$2:.$V$143];[.A771];[.B77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2]" office:value-type="float" office:value="11">
            <text:p>11</text:p>
          </table:table-cell>
          <table:table-cell table:formula="of:=INDEX([Sheet2.$C$2:.$V$143];[.A772];[.B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3]" office:value-type="float" office:value="12">
            <text:p>12</text:p>
          </table:table-cell>
          <table:table-cell table:formula="of:=INDEX([Sheet2.$C$2:.$V$143];[.A773];[.B77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4]" office:value-type="float" office:value="13">
            <text:p>13</text:p>
          </table:table-cell>
          <table:table-cell table:formula="of:=INDEX([Sheet2.$C$2:.$V$143];[.A774];[.B77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5]" office:value-type="float" office:value="14">
            <text:p>14</text:p>
          </table:table-cell>
          <table:table-cell table:formula="of:=INDEX([Sheet2.$C$2:.$V$143];[.A775];[.B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6]" office:value-type="float" office:value="15">
            <text:p>15</text:p>
          </table:table-cell>
          <table:table-cell table:formula="of:=INDEX([Sheet2.$C$2:.$V$143];[.A776];[.B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7]" office:value-type="float" office:value="16">
            <text:p>16</text:p>
          </table:table-cell>
          <table:table-cell table:formula="of:=INDEX([Sheet2.$C$2:.$V$143];[.A777];[.B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8]" office:value-type="float" office:value="17">
            <text:p>17</text:p>
          </table:table-cell>
          <table:table-cell table:formula="of:=INDEX([Sheet2.$C$2:.$V$143];[.A778];[.B77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9]" office:value-type="float" office:value="18">
            <text:p>18</text:p>
          </table:table-cell>
          <table:table-cell table:formula="of:=INDEX([Sheet2.$C$2:.$V$143];[.A779];[.B77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60]" office:value-type="float" office:value="19">
            <text:p>19</text:p>
          </table:table-cell>
          <table:table-cell table:formula="of:=INDEX([Sheet2.$C$2:.$V$143];[.A780];[.B78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61]" office:value-type="float" office:value="20">
            <text:p>20</text:p>
          </table:table-cell>
          <table:table-cell table:formula="of:=INDEX([Sheet2.$C$2:.$V$143];[.A781];[.B78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2]" office:value-type="float" office:value="1">
            <text:p>1</text:p>
          </table:table-cell>
          <table:table-cell table:formula="of:=INDEX([Sheet2.$C$2:.$V$143];[.A782];[.B7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3]" office:value-type="float" office:value="2">
            <text:p>2</text:p>
          </table:table-cell>
          <table:table-cell table:formula="of:=INDEX([Sheet2.$C$2:.$V$143];[.A783];[.B7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4]" office:value-type="float" office:value="3">
            <text:p>3</text:p>
          </table:table-cell>
          <table:table-cell table:formula="of:=INDEX([Sheet2.$C$2:.$V$143];[.A784];[.B7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5]" office:value-type="float" office:value="4">
            <text:p>4</text:p>
          </table:table-cell>
          <table:table-cell table:formula="of:=INDEX([Sheet2.$C$2:.$V$143];[.A785];[.B7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6]" office:value-type="float" office:value="5">
            <text:p>5</text:p>
          </table:table-cell>
          <table:table-cell table:formula="of:=INDEX([Sheet2.$C$2:.$V$143];[.A786];[.B7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7]" office:value-type="float" office:value="6">
            <text:p>6</text:p>
          </table:table-cell>
          <table:table-cell table:formula="of:=INDEX([Sheet2.$C$2:.$V$143];[.A787];[.B7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8]" office:value-type="float" office:value="7">
            <text:p>7</text:p>
          </table:table-cell>
          <table:table-cell table:formula="of:=INDEX([Sheet2.$C$2:.$V$143];[.A788];[.B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9]" office:value-type="float" office:value="8">
            <text:p>8</text:p>
          </table:table-cell>
          <table:table-cell table:formula="of:=INDEX([Sheet2.$C$2:.$V$143];[.A789];[.B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0]" office:value-type="float" office:value="9">
            <text:p>9</text:p>
          </table:table-cell>
          <table:table-cell table:formula="of:=INDEX([Sheet2.$C$2:.$V$143];[.A790];[.B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1]" office:value-type="float" office:value="10">
            <text:p>10</text:p>
          </table:table-cell>
          <table:table-cell table:formula="of:=INDEX([Sheet2.$C$2:.$V$143];[.A791];[.B79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2]" office:value-type="float" office:value="11">
            <text:p>11</text:p>
          </table:table-cell>
          <table:table-cell table:formula="of:=INDEX([Sheet2.$C$2:.$V$143];[.A792];[.B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3]" office:value-type="float" office:value="12">
            <text:p>12</text:p>
          </table:table-cell>
          <table:table-cell table:formula="of:=INDEX([Sheet2.$C$2:.$V$143];[.A793];[.B79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4]" office:value-type="float" office:value="13">
            <text:p>13</text:p>
          </table:table-cell>
          <table:table-cell table:formula="of:=INDEX([Sheet2.$C$2:.$V$143];[.A794];[.B7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5]" office:value-type="float" office:value="14">
            <text:p>14</text:p>
          </table:table-cell>
          <table:table-cell table:formula="of:=INDEX([Sheet2.$C$2:.$V$143];[.A795];[.B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6]" office:value-type="float" office:value="15">
            <text:p>15</text:p>
          </table:table-cell>
          <table:table-cell table:formula="of:=INDEX([Sheet2.$C$2:.$V$143];[.A796];[.B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7]" office:value-type="float" office:value="16">
            <text:p>16</text:p>
          </table:table-cell>
          <table:table-cell table:formula="of:=INDEX([Sheet2.$C$2:.$V$143];[.A797];[.B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8]" office:value-type="float" office:value="17">
            <text:p>17</text:p>
          </table:table-cell>
          <table:table-cell table:formula="of:=INDEX([Sheet2.$C$2:.$V$143];[.A798];[.B79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9]" office:value-type="float" office:value="18">
            <text:p>18</text:p>
          </table:table-cell>
          <table:table-cell table:formula="of:=INDEX([Sheet2.$C$2:.$V$143];[.A799];[.B79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80]" office:value-type="float" office:value="19">
            <text:p>19</text:p>
          </table:table-cell>
          <table:table-cell table:formula="of:=INDEX([Sheet2.$C$2:.$V$143];[.A800];[.B80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81]" office:value-type="float" office:value="20">
            <text:p>20</text:p>
          </table:table-cell>
          <table:table-cell table:formula="of:=INDEX([Sheet2.$C$2:.$V$143];[.A801];[.B80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2]" office:value-type="float" office:value="1">
            <text:p>1</text:p>
          </table:table-cell>
          <table:table-cell table:formula="of:=INDEX([Sheet2.$C$2:.$V$143];[.A802];[.B8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3]" office:value-type="float" office:value="2">
            <text:p>2</text:p>
          </table:table-cell>
          <table:table-cell table:formula="of:=INDEX([Sheet2.$C$2:.$V$143];[.A803];[.B8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4]" office:value-type="float" office:value="3">
            <text:p>3</text:p>
          </table:table-cell>
          <table:table-cell table:formula="of:=INDEX([Sheet2.$C$2:.$V$143];[.A804];[.B8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5]" office:value-type="float" office:value="4">
            <text:p>4</text:p>
          </table:table-cell>
          <table:table-cell table:formula="of:=INDEX([Sheet2.$C$2:.$V$143];[.A805];[.B8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6]" office:value-type="float" office:value="5">
            <text:p>5</text:p>
          </table:table-cell>
          <table:table-cell table:formula="of:=INDEX([Sheet2.$C$2:.$V$143];[.A806];[.B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7]" office:value-type="float" office:value="6">
            <text:p>6</text:p>
          </table:table-cell>
          <table:table-cell table:formula="of:=INDEX([Sheet2.$C$2:.$V$143];[.A807];[.B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8]" office:value-type="float" office:value="7">
            <text:p>7</text:p>
          </table:table-cell>
          <table:table-cell table:formula="of:=INDEX([Sheet2.$C$2:.$V$143];[.A808];[.B8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9]" office:value-type="float" office:value="8">
            <text:p>8</text:p>
          </table:table-cell>
          <table:table-cell table:formula="of:=INDEX([Sheet2.$C$2:.$V$143];[.A809];[.B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0]" office:value-type="float" office:value="9">
            <text:p>9</text:p>
          </table:table-cell>
          <table:table-cell table:formula="of:=INDEX([Sheet2.$C$2:.$V$143];[.A810];[.B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1]" office:value-type="float" office:value="10">
            <text:p>10</text:p>
          </table:table-cell>
          <table:table-cell table:formula="of:=INDEX([Sheet2.$C$2:.$V$143];[.A811];[.B8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2]" office:value-type="float" office:value="11">
            <text:p>11</text:p>
          </table:table-cell>
          <table:table-cell table:formula="of:=INDEX([Sheet2.$C$2:.$V$143];[.A812];[.B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3]" office:value-type="float" office:value="12">
            <text:p>12</text:p>
          </table:table-cell>
          <table:table-cell table:formula="of:=INDEX([Sheet2.$C$2:.$V$143];[.A813];[.B8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4]" office:value-type="float" office:value="13">
            <text:p>13</text:p>
          </table:table-cell>
          <table:table-cell table:formula="of:=INDEX([Sheet2.$C$2:.$V$143];[.A814];[.B8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5]" office:value-type="float" office:value="14">
            <text:p>14</text:p>
          </table:table-cell>
          <table:table-cell table:formula="of:=INDEX([Sheet2.$C$2:.$V$143];[.A815];[.B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6]" office:value-type="float" office:value="15">
            <text:p>15</text:p>
          </table:table-cell>
          <table:table-cell table:formula="of:=INDEX([Sheet2.$C$2:.$V$143];[.A816];[.B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7]" office:value-type="float" office:value="16">
            <text:p>16</text:p>
          </table:table-cell>
          <table:table-cell table:formula="of:=INDEX([Sheet2.$C$2:.$V$143];[.A817];[.B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8]" office:value-type="float" office:value="17">
            <text:p>17</text:p>
          </table:table-cell>
          <table:table-cell table:formula="of:=INDEX([Sheet2.$C$2:.$V$143];[.A818];[.B8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9]" office:value-type="float" office:value="18">
            <text:p>18</text:p>
          </table:table-cell>
          <table:table-cell table:formula="of:=INDEX([Sheet2.$C$2:.$V$143];[.A819];[.B8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800]" office:value-type="float" office:value="19">
            <text:p>19</text:p>
          </table:table-cell>
          <table:table-cell table:formula="of:=INDEX([Sheet2.$C$2:.$V$143];[.A820];[.B8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801]" office:value-type="float" office:value="20">
            <text:p>20</text:p>
          </table:table-cell>
          <table:table-cell table:formula="of:=INDEX([Sheet2.$C$2:.$V$143];[.A821];[.B8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2]" office:value-type="float" office:value="1">
            <text:p>1</text:p>
          </table:table-cell>
          <table:table-cell table:formula="of:=INDEX([Sheet2.$C$2:.$V$143];[.A822];[.B82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3]" office:value-type="float" office:value="2">
            <text:p>2</text:p>
          </table:table-cell>
          <table:table-cell table:formula="of:=INDEX([Sheet2.$C$2:.$V$143];[.A823];[.B8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4]" office:value-type="float" office:value="3">
            <text:p>3</text:p>
          </table:table-cell>
          <table:table-cell table:formula="of:=INDEX([Sheet2.$C$2:.$V$143];[.A824];[.B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5]" office:value-type="float" office:value="4">
            <text:p>4</text:p>
          </table:table-cell>
          <table:table-cell table:formula="of:=INDEX([Sheet2.$C$2:.$V$143];[.A825];[.B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6]" office:value-type="float" office:value="5">
            <text:p>5</text:p>
          </table:table-cell>
          <table:table-cell table:formula="of:=INDEX([Sheet2.$C$2:.$V$143];[.A826];[.B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7]" office:value-type="float" office:value="6">
            <text:p>6</text:p>
          </table:table-cell>
          <table:table-cell table:formula="of:=INDEX([Sheet2.$C$2:.$V$143];[.A827];[.B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8]" office:value-type="float" office:value="7">
            <text:p>7</text:p>
          </table:table-cell>
          <table:table-cell table:formula="of:=INDEX([Sheet2.$C$2:.$V$143];[.A828];[.B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9]" office:value-type="float" office:value="8">
            <text:p>8</text:p>
          </table:table-cell>
          <table:table-cell table:formula="of:=INDEX([Sheet2.$C$2:.$V$143];[.A829];[.B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0]" office:value-type="float" office:value="9">
            <text:p>9</text:p>
          </table:table-cell>
          <table:table-cell table:formula="of:=INDEX([Sheet2.$C$2:.$V$143];[.A830];[.B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1]" office:value-type="float" office:value="10">
            <text:p>10</text:p>
          </table:table-cell>
          <table:table-cell table:formula="of:=INDEX([Sheet2.$C$2:.$V$143];[.A831];[.B8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2]" office:value-type="float" office:value="11">
            <text:p>11</text:p>
          </table:table-cell>
          <table:table-cell table:formula="of:=INDEX([Sheet2.$C$2:.$V$143];[.A832];[.B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3]" office:value-type="float" office:value="12">
            <text:p>12</text:p>
          </table:table-cell>
          <table:table-cell table:formula="of:=INDEX([Sheet2.$C$2:.$V$143];[.A833];[.B83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4]" office:value-type="float" office:value="13">
            <text:p>13</text:p>
          </table:table-cell>
          <table:table-cell table:formula="of:=INDEX([Sheet2.$C$2:.$V$143];[.A834];[.B83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5]" office:value-type="float" office:value="14">
            <text:p>14</text:p>
          </table:table-cell>
          <table:table-cell table:formula="of:=INDEX([Sheet2.$C$2:.$V$143];[.A835];[.B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6]" office:value-type="float" office:value="15">
            <text:p>15</text:p>
          </table:table-cell>
          <table:table-cell table:formula="of:=INDEX([Sheet2.$C$2:.$V$143];[.A836];[.B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7]" office:value-type="float" office:value="16">
            <text:p>16</text:p>
          </table:table-cell>
          <table:table-cell table:formula="of:=INDEX([Sheet2.$C$2:.$V$143];[.A837];[.B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8]" office:value-type="float" office:value="17">
            <text:p>17</text:p>
          </table:table-cell>
          <table:table-cell table:formula="of:=INDEX([Sheet2.$C$2:.$V$143];[.A838];[.B83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9]" office:value-type="float" office:value="18">
            <text:p>18</text:p>
          </table:table-cell>
          <table:table-cell table:formula="of:=INDEX([Sheet2.$C$2:.$V$143];[.A839];[.B83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20]" office:value-type="float" office:value="19">
            <text:p>19</text:p>
          </table:table-cell>
          <table:table-cell table:formula="of:=INDEX([Sheet2.$C$2:.$V$143];[.A840];[.B84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21]" office:value-type="float" office:value="20">
            <text:p>20</text:p>
          </table:table-cell>
          <table:table-cell table:formula="of:=INDEX([Sheet2.$C$2:.$V$143];[.A841];[.B84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2]" office:value-type="float" office:value="1">
            <text:p>1</text:p>
          </table:table-cell>
          <table:table-cell table:formula="of:=INDEX([Sheet2.$C$2:.$V$143];[.A842];[.B8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3]" office:value-type="float" office:value="2">
            <text:p>2</text:p>
          </table:table-cell>
          <table:table-cell table:formula="of:=INDEX([Sheet2.$C$2:.$V$143];[.A843];[.B8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4]" office:value-type="float" office:value="3">
            <text:p>3</text:p>
          </table:table-cell>
          <table:table-cell table:formula="of:=INDEX([Sheet2.$C$2:.$V$143];[.A844];[.B8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5]" office:value-type="float" office:value="4">
            <text:p>4</text:p>
          </table:table-cell>
          <table:table-cell table:formula="of:=INDEX([Sheet2.$C$2:.$V$143];[.A845];[.B8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6]" office:value-type="float" office:value="5">
            <text:p>5</text:p>
          </table:table-cell>
          <table:table-cell table:formula="of:=INDEX([Sheet2.$C$2:.$V$143];[.A846];[.B8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7]" office:value-type="float" office:value="6">
            <text:p>6</text:p>
          </table:table-cell>
          <table:table-cell table:formula="of:=INDEX([Sheet2.$C$2:.$V$143];[.A847];[.B8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8]" office:value-type="float" office:value="7">
            <text:p>7</text:p>
          </table:table-cell>
          <table:table-cell table:formula="of:=INDEX([Sheet2.$C$2:.$V$143];[.A848];[.B8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9]" office:value-type="float" office:value="8">
            <text:p>8</text:p>
          </table:table-cell>
          <table:table-cell table:formula="of:=INDEX([Sheet2.$C$2:.$V$143];[.A849];[.B8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0]" office:value-type="float" office:value="9">
            <text:p>9</text:p>
          </table:table-cell>
          <table:table-cell table:formula="of:=INDEX([Sheet2.$C$2:.$V$143];[.A850];[.B8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1]" office:value-type="float" office:value="10">
            <text:p>10</text:p>
          </table:table-cell>
          <table:table-cell table:formula="of:=INDEX([Sheet2.$C$2:.$V$143];[.A851];[.B8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2]" office:value-type="float" office:value="11">
            <text:p>11</text:p>
          </table:table-cell>
          <table:table-cell table:formula="of:=INDEX([Sheet2.$C$2:.$V$143];[.A852];[.B85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3]" office:value-type="float" office:value="12">
            <text:p>12</text:p>
          </table:table-cell>
          <table:table-cell table:formula="of:=INDEX([Sheet2.$C$2:.$V$143];[.A853];[.B8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4]" office:value-type="float" office:value="13">
            <text:p>13</text:p>
          </table:table-cell>
          <table:table-cell table:formula="of:=INDEX([Sheet2.$C$2:.$V$143];[.A854];[.B85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5]" office:value-type="float" office:value="14">
            <text:p>14</text:p>
          </table:table-cell>
          <table:table-cell table:formula="of:=INDEX([Sheet2.$C$2:.$V$143];[.A855];[.B8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6]" office:value-type="float" office:value="15">
            <text:p>15</text:p>
          </table:table-cell>
          <table:table-cell table:formula="of:=INDEX([Sheet2.$C$2:.$V$143];[.A856];[.B8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7]" office:value-type="float" office:value="16">
            <text:p>16</text:p>
          </table:table-cell>
          <table:table-cell table:formula="of:=INDEX([Sheet2.$C$2:.$V$143];[.A857];[.B8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8]" office:value-type="float" office:value="17">
            <text:p>17</text:p>
          </table:table-cell>
          <table:table-cell table:formula="of:=INDEX([Sheet2.$C$2:.$V$143];[.A858];[.B8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9]" office:value-type="float" office:value="18">
            <text:p>18</text:p>
          </table:table-cell>
          <table:table-cell table:formula="of:=INDEX([Sheet2.$C$2:.$V$143];[.A859];[.B8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40]" office:value-type="float" office:value="19">
            <text:p>19</text:p>
          </table:table-cell>
          <table:table-cell table:formula="of:=INDEX([Sheet2.$C$2:.$V$143];[.A860];[.B8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41]" office:value-type="float" office:value="20">
            <text:p>20</text:p>
          </table:table-cell>
          <table:table-cell table:formula="of:=INDEX([Sheet2.$C$2:.$V$143];[.A861];[.B8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2]" office:value-type="float" office:value="1">
            <text:p>1</text:p>
          </table:table-cell>
          <table:table-cell table:formula="of:=INDEX([Sheet2.$C$2:.$V$143];[.A862];[.B8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3]" office:value-type="float" office:value="2">
            <text:p>2</text:p>
          </table:table-cell>
          <table:table-cell table:formula="of:=INDEX([Sheet2.$C$2:.$V$143];[.A863];[.B8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4]" office:value-type="float" office:value="3">
            <text:p>3</text:p>
          </table:table-cell>
          <table:table-cell table:formula="of:=INDEX([Sheet2.$C$2:.$V$143];[.A864];[.B8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5]" office:value-type="float" office:value="4">
            <text:p>4</text:p>
          </table:table-cell>
          <table:table-cell table:formula="of:=INDEX([Sheet2.$C$2:.$V$143];[.A865];[.B8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6]" office:value-type="float" office:value="5">
            <text:p>5</text:p>
          </table:table-cell>
          <table:table-cell table:formula="of:=INDEX([Sheet2.$C$2:.$V$143];[.A866];[.B8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7]" office:value-type="float" office:value="6">
            <text:p>6</text:p>
          </table:table-cell>
          <table:table-cell table:formula="of:=INDEX([Sheet2.$C$2:.$V$143];[.A867];[.B8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8]" office:value-type="float" office:value="7">
            <text:p>7</text:p>
          </table:table-cell>
          <table:table-cell table:formula="of:=INDEX([Sheet2.$C$2:.$V$143];[.A868];[.B8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9]" office:value-type="float" office:value="8">
            <text:p>8</text:p>
          </table:table-cell>
          <table:table-cell table:formula="of:=INDEX([Sheet2.$C$2:.$V$143];[.A869];[.B8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0]" office:value-type="float" office:value="9">
            <text:p>9</text:p>
          </table:table-cell>
          <table:table-cell table:formula="of:=INDEX([Sheet2.$C$2:.$V$143];[.A870];[.B8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1]" office:value-type="float" office:value="10">
            <text:p>10</text:p>
          </table:table-cell>
          <table:table-cell table:formula="of:=INDEX([Sheet2.$C$2:.$V$143];[.A871];[.B8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2]" office:value-type="float" office:value="11">
            <text:p>11</text:p>
          </table:table-cell>
          <table:table-cell table:formula="of:=INDEX([Sheet2.$C$2:.$V$143];[.A872];[.B87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3]" office:value-type="float" office:value="12">
            <text:p>12</text:p>
          </table:table-cell>
          <table:table-cell table:formula="of:=INDEX([Sheet2.$C$2:.$V$143];[.A873];[.B8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4]" office:value-type="float" office:value="13">
            <text:p>13</text:p>
          </table:table-cell>
          <table:table-cell table:formula="of:=INDEX([Sheet2.$C$2:.$V$143];[.A874];[.B87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5]" office:value-type="float" office:value="14">
            <text:p>14</text:p>
          </table:table-cell>
          <table:table-cell table:formula="of:=INDEX([Sheet2.$C$2:.$V$143];[.A875];[.B8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6]" office:value-type="float" office:value="15">
            <text:p>15</text:p>
          </table:table-cell>
          <table:table-cell table:formula="of:=INDEX([Sheet2.$C$2:.$V$143];[.A876];[.B8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7]" office:value-type="float" office:value="16">
            <text:p>16</text:p>
          </table:table-cell>
          <table:table-cell table:formula="of:=INDEX([Sheet2.$C$2:.$V$143];[.A877];[.B8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8]" office:value-type="float" office:value="17">
            <text:p>17</text:p>
          </table:table-cell>
          <table:table-cell table:formula="of:=INDEX([Sheet2.$C$2:.$V$143];[.A878];[.B8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9]" office:value-type="float" office:value="18">
            <text:p>18</text:p>
          </table:table-cell>
          <table:table-cell table:formula="of:=INDEX([Sheet2.$C$2:.$V$143];[.A879];[.B8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60]" office:value-type="float" office:value="19">
            <text:p>19</text:p>
          </table:table-cell>
          <table:table-cell table:formula="of:=INDEX([Sheet2.$C$2:.$V$143];[.A880];[.B8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61]" office:value-type="float" office:value="20">
            <text:p>20</text:p>
          </table:table-cell>
          <table:table-cell table:formula="of:=INDEX([Sheet2.$C$2:.$V$143];[.A881];[.B8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2]" office:value-type="float" office:value="1">
            <text:p>1</text:p>
          </table:table-cell>
          <table:table-cell table:formula="of:=INDEX([Sheet2.$C$2:.$V$143];[.A882];[.B8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3]" office:value-type="float" office:value="2">
            <text:p>2</text:p>
          </table:table-cell>
          <table:table-cell table:formula="of:=INDEX([Sheet2.$C$2:.$V$143];[.A883];[.B8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4]" office:value-type="float" office:value="3">
            <text:p>3</text:p>
          </table:table-cell>
          <table:table-cell table:formula="of:=INDEX([Sheet2.$C$2:.$V$143];[.A884];[.B8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5]" office:value-type="float" office:value="4">
            <text:p>4</text:p>
          </table:table-cell>
          <table:table-cell table:formula="of:=INDEX([Sheet2.$C$2:.$V$143];[.A885];[.B8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6]" office:value-type="float" office:value="5">
            <text:p>5</text:p>
          </table:table-cell>
          <table:table-cell table:formula="of:=INDEX([Sheet2.$C$2:.$V$143];[.A886];[.B8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7]" office:value-type="float" office:value="6">
            <text:p>6</text:p>
          </table:table-cell>
          <table:table-cell table:formula="of:=INDEX([Sheet2.$C$2:.$V$143];[.A887];[.B8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8]" office:value-type="float" office:value="7">
            <text:p>7</text:p>
          </table:table-cell>
          <table:table-cell table:formula="of:=INDEX([Sheet2.$C$2:.$V$143];[.A888];[.B8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9]" office:value-type="float" office:value="8">
            <text:p>8</text:p>
          </table:table-cell>
          <table:table-cell table:formula="of:=INDEX([Sheet2.$C$2:.$V$143];[.A889];[.B8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0]" office:value-type="float" office:value="9">
            <text:p>9</text:p>
          </table:table-cell>
          <table:table-cell table:formula="of:=INDEX([Sheet2.$C$2:.$V$143];[.A890];[.B8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1]" office:value-type="float" office:value="10">
            <text:p>10</text:p>
          </table:table-cell>
          <table:table-cell table:formula="of:=INDEX([Sheet2.$C$2:.$V$143];[.A891];[.B8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2]" office:value-type="float" office:value="11">
            <text:p>11</text:p>
          </table:table-cell>
          <table:table-cell table:formula="of:=INDEX([Sheet2.$C$2:.$V$143];[.A892];[.B89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3]" office:value-type="float" office:value="12">
            <text:p>12</text:p>
          </table:table-cell>
          <table:table-cell table:formula="of:=INDEX([Sheet2.$C$2:.$V$143];[.A893];[.B8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4]" office:value-type="float" office:value="13">
            <text:p>13</text:p>
          </table:table-cell>
          <table:table-cell table:formula="of:=INDEX([Sheet2.$C$2:.$V$143];[.A894];[.B8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5]" office:value-type="float" office:value="14">
            <text:p>14</text:p>
          </table:table-cell>
          <table:table-cell table:formula="of:=INDEX([Sheet2.$C$2:.$V$143];[.A895];[.B8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6]" office:value-type="float" office:value="15">
            <text:p>15</text:p>
          </table:table-cell>
          <table:table-cell table:formula="of:=INDEX([Sheet2.$C$2:.$V$143];[.A896];[.B8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7]" office:value-type="float" office:value="16">
            <text:p>16</text:p>
          </table:table-cell>
          <table:table-cell table:formula="of:=INDEX([Sheet2.$C$2:.$V$143];[.A897];[.B8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8]" office:value-type="float" office:value="17">
            <text:p>17</text:p>
          </table:table-cell>
          <table:table-cell table:formula="of:=INDEX([Sheet2.$C$2:.$V$143];[.A898];[.B8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9]" office:value-type="float" office:value="18">
            <text:p>18</text:p>
          </table:table-cell>
          <table:table-cell table:formula="of:=INDEX([Sheet2.$C$2:.$V$143];[.A899];[.B8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80]" office:value-type="float" office:value="19">
            <text:p>19</text:p>
          </table:table-cell>
          <table:table-cell table:formula="of:=INDEX([Sheet2.$C$2:.$V$143];[.A900];[.B9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81]" office:value-type="float" office:value="20">
            <text:p>20</text:p>
          </table:table-cell>
          <table:table-cell table:formula="of:=INDEX([Sheet2.$C$2:.$V$143];[.A901];[.B9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2]" office:value-type="float" office:value="1">
            <text:p>1</text:p>
          </table:table-cell>
          <table:table-cell table:formula="of:=INDEX([Sheet2.$C$2:.$V$143];[.A902];[.B9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3]" office:value-type="float" office:value="2">
            <text:p>2</text:p>
          </table:table-cell>
          <table:table-cell table:formula="of:=INDEX([Sheet2.$C$2:.$V$143];[.A903];[.B9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4]" office:value-type="float" office:value="3">
            <text:p>3</text:p>
          </table:table-cell>
          <table:table-cell table:formula="of:=INDEX([Sheet2.$C$2:.$V$143];[.A904];[.B9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5]" office:value-type="float" office:value="4">
            <text:p>4</text:p>
          </table:table-cell>
          <table:table-cell table:formula="of:=INDEX([Sheet2.$C$2:.$V$143];[.A905];[.B9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6]" office:value-type="float" office:value="5">
            <text:p>5</text:p>
          </table:table-cell>
          <table:table-cell table:formula="of:=INDEX([Sheet2.$C$2:.$V$143];[.A906];[.B9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7]" office:value-type="float" office:value="6">
            <text:p>6</text:p>
          </table:table-cell>
          <table:table-cell table:formula="of:=INDEX([Sheet2.$C$2:.$V$143];[.A907];[.B9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8]" office:value-type="float" office:value="7">
            <text:p>7</text:p>
          </table:table-cell>
          <table:table-cell table:formula="of:=INDEX([Sheet2.$C$2:.$V$143];[.A908];[.B9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9]" office:value-type="float" office:value="8">
            <text:p>8</text:p>
          </table:table-cell>
          <table:table-cell table:formula="of:=INDEX([Sheet2.$C$2:.$V$143];[.A909];[.B9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0]" office:value-type="float" office:value="9">
            <text:p>9</text:p>
          </table:table-cell>
          <table:table-cell table:formula="of:=INDEX([Sheet2.$C$2:.$V$143];[.A910];[.B9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1]" office:value-type="float" office:value="10">
            <text:p>10</text:p>
          </table:table-cell>
          <table:table-cell table:formula="of:=INDEX([Sheet2.$C$2:.$V$143];[.A911];[.B9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2]" office:value-type="float" office:value="11">
            <text:p>11</text:p>
          </table:table-cell>
          <table:table-cell table:formula="of:=INDEX([Sheet2.$C$2:.$V$143];[.A912];[.B9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3]" office:value-type="float" office:value="12">
            <text:p>12</text:p>
          </table:table-cell>
          <table:table-cell table:formula="of:=INDEX([Sheet2.$C$2:.$V$143];[.A913];[.B9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4]" office:value-type="float" office:value="13">
            <text:p>13</text:p>
          </table:table-cell>
          <table:table-cell table:formula="of:=INDEX([Sheet2.$C$2:.$V$143];[.A914];[.B9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5]" office:value-type="float" office:value="14">
            <text:p>14</text:p>
          </table:table-cell>
          <table:table-cell table:formula="of:=INDEX([Sheet2.$C$2:.$V$143];[.A915];[.B9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6]" office:value-type="float" office:value="15">
            <text:p>15</text:p>
          </table:table-cell>
          <table:table-cell table:formula="of:=INDEX([Sheet2.$C$2:.$V$143];[.A916];[.B9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7]" office:value-type="float" office:value="16">
            <text:p>16</text:p>
          </table:table-cell>
          <table:table-cell table:formula="of:=INDEX([Sheet2.$C$2:.$V$143];[.A917];[.B9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8]" office:value-type="float" office:value="17">
            <text:p>17</text:p>
          </table:table-cell>
          <table:table-cell table:formula="of:=INDEX([Sheet2.$C$2:.$V$143];[.A918];[.B9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9]" office:value-type="float" office:value="18">
            <text:p>18</text:p>
          </table:table-cell>
          <table:table-cell table:formula="of:=INDEX([Sheet2.$C$2:.$V$143];[.A919];[.B9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900]" office:value-type="float" office:value="19">
            <text:p>19</text:p>
          </table:table-cell>
          <table:table-cell table:formula="of:=INDEX([Sheet2.$C$2:.$V$143];[.A920];[.B9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901]" office:value-type="float" office:value="20">
            <text:p>20</text:p>
          </table:table-cell>
          <table:table-cell table:formula="of:=INDEX([Sheet2.$C$2:.$V$143];[.A921];[.B9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2]" office:value-type="float" office:value="1">
            <text:p>1</text:p>
          </table:table-cell>
          <table:table-cell table:formula="of:=INDEX([Sheet2.$C$2:.$V$143];[.A922];[.B9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3]" office:value-type="float" office:value="2">
            <text:p>2</text:p>
          </table:table-cell>
          <table:table-cell table:formula="of:=INDEX([Sheet2.$C$2:.$V$143];[.A923];[.B9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4]" office:value-type="float" office:value="3">
            <text:p>3</text:p>
          </table:table-cell>
          <table:table-cell table:formula="of:=INDEX([Sheet2.$C$2:.$V$143];[.A924];[.B9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5]" office:value-type="float" office:value="4">
            <text:p>4</text:p>
          </table:table-cell>
          <table:table-cell table:formula="of:=INDEX([Sheet2.$C$2:.$V$143];[.A925];[.B9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6]" office:value-type="float" office:value="5">
            <text:p>5</text:p>
          </table:table-cell>
          <table:table-cell table:formula="of:=INDEX([Sheet2.$C$2:.$V$143];[.A926];[.B9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7]" office:value-type="float" office:value="6">
            <text:p>6</text:p>
          </table:table-cell>
          <table:table-cell table:formula="of:=INDEX([Sheet2.$C$2:.$V$143];[.A927];[.B9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8]" office:value-type="float" office:value="7">
            <text:p>7</text:p>
          </table:table-cell>
          <table:table-cell table:formula="of:=INDEX([Sheet2.$C$2:.$V$143];[.A928];[.B9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9]" office:value-type="float" office:value="8">
            <text:p>8</text:p>
          </table:table-cell>
          <table:table-cell table:formula="of:=INDEX([Sheet2.$C$2:.$V$143];[.A929];[.B9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0]" office:value-type="float" office:value="9">
            <text:p>9</text:p>
          </table:table-cell>
          <table:table-cell table:formula="of:=INDEX([Sheet2.$C$2:.$V$143];[.A930];[.B9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1]" office:value-type="float" office:value="10">
            <text:p>10</text:p>
          </table:table-cell>
          <table:table-cell table:formula="of:=INDEX([Sheet2.$C$2:.$V$143];[.A931];[.B9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2]" office:value-type="float" office:value="11">
            <text:p>11</text:p>
          </table:table-cell>
          <table:table-cell table:formula="of:=INDEX([Sheet2.$C$2:.$V$143];[.A932];[.B9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3]" office:value-type="float" office:value="12">
            <text:p>12</text:p>
          </table:table-cell>
          <table:table-cell table:formula="of:=INDEX([Sheet2.$C$2:.$V$143];[.A933];[.B9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4]" office:value-type="float" office:value="13">
            <text:p>13</text:p>
          </table:table-cell>
          <table:table-cell table:formula="of:=INDEX([Sheet2.$C$2:.$V$143];[.A934];[.B9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5]" office:value-type="float" office:value="14">
            <text:p>14</text:p>
          </table:table-cell>
          <table:table-cell table:formula="of:=INDEX([Sheet2.$C$2:.$V$143];[.A935];[.B9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6]" office:value-type="float" office:value="15">
            <text:p>15</text:p>
          </table:table-cell>
          <table:table-cell table:formula="of:=INDEX([Sheet2.$C$2:.$V$143];[.A936];[.B9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7]" office:value-type="float" office:value="16">
            <text:p>16</text:p>
          </table:table-cell>
          <table:table-cell table:formula="of:=INDEX([Sheet2.$C$2:.$V$143];[.A937];[.B9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8]" office:value-type="float" office:value="17">
            <text:p>17</text:p>
          </table:table-cell>
          <table:table-cell table:formula="of:=INDEX([Sheet2.$C$2:.$V$143];[.A938];[.B9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9]" office:value-type="float" office:value="18">
            <text:p>18</text:p>
          </table:table-cell>
          <table:table-cell table:formula="of:=INDEX([Sheet2.$C$2:.$V$143];[.A939];[.B9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20]" office:value-type="float" office:value="19">
            <text:p>19</text:p>
          </table:table-cell>
          <table:table-cell table:formula="of:=INDEX([Sheet2.$C$2:.$V$143];[.A940];[.B9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21]" office:value-type="float" office:value="20">
            <text:p>20</text:p>
          </table:table-cell>
          <table:table-cell table:formula="of:=INDEX([Sheet2.$C$2:.$V$143];[.A941];[.B9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2]" office:value-type="float" office:value="1">
            <text:p>1</text:p>
          </table:table-cell>
          <table:table-cell table:formula="of:=INDEX([Sheet2.$C$2:.$V$143];[.A942];[.B9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3]" office:value-type="float" office:value="2">
            <text:p>2</text:p>
          </table:table-cell>
          <table:table-cell table:formula="of:=INDEX([Sheet2.$C$2:.$V$143];[.A943];[.B9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4]" office:value-type="float" office:value="3">
            <text:p>3</text:p>
          </table:table-cell>
          <table:table-cell table:formula="of:=INDEX([Sheet2.$C$2:.$V$143];[.A944];[.B9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5]" office:value-type="float" office:value="4">
            <text:p>4</text:p>
          </table:table-cell>
          <table:table-cell table:formula="of:=INDEX([Sheet2.$C$2:.$V$143];[.A945];[.B9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6]" office:value-type="float" office:value="5">
            <text:p>5</text:p>
          </table:table-cell>
          <table:table-cell table:formula="of:=INDEX([Sheet2.$C$2:.$V$143];[.A946];[.B9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7]" office:value-type="float" office:value="6">
            <text:p>6</text:p>
          </table:table-cell>
          <table:table-cell table:formula="of:=INDEX([Sheet2.$C$2:.$V$143];[.A947];[.B9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8]" office:value-type="float" office:value="7">
            <text:p>7</text:p>
          </table:table-cell>
          <table:table-cell table:formula="of:=INDEX([Sheet2.$C$2:.$V$143];[.A948];[.B9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9]" office:value-type="float" office:value="8">
            <text:p>8</text:p>
          </table:table-cell>
          <table:table-cell table:formula="of:=INDEX([Sheet2.$C$2:.$V$143];[.A949];[.B9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0]" office:value-type="float" office:value="9">
            <text:p>9</text:p>
          </table:table-cell>
          <table:table-cell table:formula="of:=INDEX([Sheet2.$C$2:.$V$143];[.A950];[.B9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1]" office:value-type="float" office:value="10">
            <text:p>10</text:p>
          </table:table-cell>
          <table:table-cell table:formula="of:=INDEX([Sheet2.$C$2:.$V$143];[.A951];[.B9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2]" office:value-type="float" office:value="11">
            <text:p>11</text:p>
          </table:table-cell>
          <table:table-cell table:formula="of:=INDEX([Sheet2.$C$2:.$V$143];[.A952];[.B9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3]" office:value-type="float" office:value="12">
            <text:p>12</text:p>
          </table:table-cell>
          <table:table-cell table:formula="of:=INDEX([Sheet2.$C$2:.$V$143];[.A953];[.B9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4]" office:value-type="float" office:value="13">
            <text:p>13</text:p>
          </table:table-cell>
          <table:table-cell table:formula="of:=INDEX([Sheet2.$C$2:.$V$143];[.A954];[.B9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5]" office:value-type="float" office:value="14">
            <text:p>14</text:p>
          </table:table-cell>
          <table:table-cell table:formula="of:=INDEX([Sheet2.$C$2:.$V$143];[.A955];[.B9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6]" office:value-type="float" office:value="15">
            <text:p>15</text:p>
          </table:table-cell>
          <table:table-cell table:formula="of:=INDEX([Sheet2.$C$2:.$V$143];[.A956];[.B9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7]" office:value-type="float" office:value="16">
            <text:p>16</text:p>
          </table:table-cell>
          <table:table-cell table:formula="of:=INDEX([Sheet2.$C$2:.$V$143];[.A957];[.B9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8]" office:value-type="float" office:value="17">
            <text:p>17</text:p>
          </table:table-cell>
          <table:table-cell table:formula="of:=INDEX([Sheet2.$C$2:.$V$143];[.A958];[.B9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9]" office:value-type="float" office:value="18">
            <text:p>18</text:p>
          </table:table-cell>
          <table:table-cell table:formula="of:=INDEX([Sheet2.$C$2:.$V$143];[.A959];[.B9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40]" office:value-type="float" office:value="19">
            <text:p>19</text:p>
          </table:table-cell>
          <table:table-cell table:formula="of:=INDEX([Sheet2.$C$2:.$V$143];[.A960];[.B9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41]" office:value-type="float" office:value="20">
            <text:p>20</text:p>
          </table:table-cell>
          <table:table-cell table:formula="of:=INDEX([Sheet2.$C$2:.$V$143];[.A961];[.B9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2]" office:value-type="float" office:value="1">
            <text:p>1</text:p>
          </table:table-cell>
          <table:table-cell table:formula="of:=INDEX([Sheet2.$C$2:.$V$143];[.A962];[.B9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3]" office:value-type="float" office:value="2">
            <text:p>2</text:p>
          </table:table-cell>
          <table:table-cell table:formula="of:=INDEX([Sheet2.$C$2:.$V$143];[.A963];[.B9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4]" office:value-type="float" office:value="3">
            <text:p>3</text:p>
          </table:table-cell>
          <table:table-cell table:formula="of:=INDEX([Sheet2.$C$2:.$V$143];[.A964];[.B9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5]" office:value-type="float" office:value="4">
            <text:p>4</text:p>
          </table:table-cell>
          <table:table-cell table:formula="of:=INDEX([Sheet2.$C$2:.$V$143];[.A965];[.B9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6]" office:value-type="float" office:value="5">
            <text:p>5</text:p>
          </table:table-cell>
          <table:table-cell table:formula="of:=INDEX([Sheet2.$C$2:.$V$143];[.A966];[.B9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7]" office:value-type="float" office:value="6">
            <text:p>6</text:p>
          </table:table-cell>
          <table:table-cell table:formula="of:=INDEX([Sheet2.$C$2:.$V$143];[.A967];[.B9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8]" office:value-type="float" office:value="7">
            <text:p>7</text:p>
          </table:table-cell>
          <table:table-cell table:formula="of:=INDEX([Sheet2.$C$2:.$V$143];[.A968];[.B9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9]" office:value-type="float" office:value="8">
            <text:p>8</text:p>
          </table:table-cell>
          <table:table-cell table:formula="of:=INDEX([Sheet2.$C$2:.$V$143];[.A969];[.B9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0]" office:value-type="float" office:value="9">
            <text:p>9</text:p>
          </table:table-cell>
          <table:table-cell table:formula="of:=INDEX([Sheet2.$C$2:.$V$143];[.A970];[.B9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1]" office:value-type="float" office:value="10">
            <text:p>10</text:p>
          </table:table-cell>
          <table:table-cell table:formula="of:=INDEX([Sheet2.$C$2:.$V$143];[.A971];[.B9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2]" office:value-type="float" office:value="11">
            <text:p>11</text:p>
          </table:table-cell>
          <table:table-cell table:formula="of:=INDEX([Sheet2.$C$2:.$V$143];[.A972];[.B9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3]" office:value-type="float" office:value="12">
            <text:p>12</text:p>
          </table:table-cell>
          <table:table-cell table:formula="of:=INDEX([Sheet2.$C$2:.$V$143];[.A973];[.B9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4]" office:value-type="float" office:value="13">
            <text:p>13</text:p>
          </table:table-cell>
          <table:table-cell table:formula="of:=INDEX([Sheet2.$C$2:.$V$143];[.A974];[.B9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5]" office:value-type="float" office:value="14">
            <text:p>14</text:p>
          </table:table-cell>
          <table:table-cell table:formula="of:=INDEX([Sheet2.$C$2:.$V$143];[.A975];[.B9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6]" office:value-type="float" office:value="15">
            <text:p>15</text:p>
          </table:table-cell>
          <table:table-cell table:formula="of:=INDEX([Sheet2.$C$2:.$V$143];[.A976];[.B9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7]" office:value-type="float" office:value="16">
            <text:p>16</text:p>
          </table:table-cell>
          <table:table-cell table:formula="of:=INDEX([Sheet2.$C$2:.$V$143];[.A977];[.B9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8]" office:value-type="float" office:value="17">
            <text:p>17</text:p>
          </table:table-cell>
          <table:table-cell table:formula="of:=INDEX([Sheet2.$C$2:.$V$143];[.A978];[.B9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9]" office:value-type="float" office:value="18">
            <text:p>18</text:p>
          </table:table-cell>
          <table:table-cell table:formula="of:=INDEX([Sheet2.$C$2:.$V$143];[.A979];[.B9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60]" office:value-type="float" office:value="19">
            <text:p>19</text:p>
          </table:table-cell>
          <table:table-cell table:formula="of:=INDEX([Sheet2.$C$2:.$V$143];[.A980];[.B9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61]" office:value-type="float" office:value="20">
            <text:p>20</text:p>
          </table:table-cell>
          <table:table-cell table:formula="of:=INDEX([Sheet2.$C$2:.$V$143];[.A981];[.B9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2]" office:value-type="float" office:value="1">
            <text:p>1</text:p>
          </table:table-cell>
          <table:table-cell table:formula="of:=INDEX([Sheet2.$C$2:.$V$143];[.A982];[.B9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3]" office:value-type="float" office:value="2">
            <text:p>2</text:p>
          </table:table-cell>
          <table:table-cell table:formula="of:=INDEX([Sheet2.$C$2:.$V$143];[.A983];[.B9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4]" office:value-type="float" office:value="3">
            <text:p>3</text:p>
          </table:table-cell>
          <table:table-cell table:formula="of:=INDEX([Sheet2.$C$2:.$V$143];[.A984];[.B9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5]" office:value-type="float" office:value="4">
            <text:p>4</text:p>
          </table:table-cell>
          <table:table-cell table:formula="of:=INDEX([Sheet2.$C$2:.$V$143];[.A985];[.B9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6]" office:value-type="float" office:value="5">
            <text:p>5</text:p>
          </table:table-cell>
          <table:table-cell table:formula="of:=INDEX([Sheet2.$C$2:.$V$143];[.A986];[.B9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7]" office:value-type="float" office:value="6">
            <text:p>6</text:p>
          </table:table-cell>
          <table:table-cell table:formula="of:=INDEX([Sheet2.$C$2:.$V$143];[.A987];[.B9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8]" office:value-type="float" office:value="7">
            <text:p>7</text:p>
          </table:table-cell>
          <table:table-cell table:formula="of:=INDEX([Sheet2.$C$2:.$V$143];[.A988];[.B98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9]" office:value-type="float" office:value="8">
            <text:p>8</text:p>
          </table:table-cell>
          <table:table-cell table:formula="of:=INDEX([Sheet2.$C$2:.$V$143];[.A989];[.B9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0]" office:value-type="float" office:value="9">
            <text:p>9</text:p>
          </table:table-cell>
          <table:table-cell table:formula="of:=INDEX([Sheet2.$C$2:.$V$143];[.A990];[.B9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1]" office:value-type="float" office:value="10">
            <text:p>10</text:p>
          </table:table-cell>
          <table:table-cell table:formula="of:=INDEX([Sheet2.$C$2:.$V$143];[.A991];[.B9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2]" office:value-type="float" office:value="11">
            <text:p>11</text:p>
          </table:table-cell>
          <table:table-cell table:formula="of:=INDEX([Sheet2.$C$2:.$V$143];[.A992];[.B9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3]" office:value-type="float" office:value="12">
            <text:p>12</text:p>
          </table:table-cell>
          <table:table-cell table:formula="of:=INDEX([Sheet2.$C$2:.$V$143];[.A993];[.B9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4]" office:value-type="float" office:value="13">
            <text:p>13</text:p>
          </table:table-cell>
          <table:table-cell table:formula="of:=INDEX([Sheet2.$C$2:.$V$143];[.A994];[.B9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5]" office:value-type="float" office:value="14">
            <text:p>14</text:p>
          </table:table-cell>
          <table:table-cell table:formula="of:=INDEX([Sheet2.$C$2:.$V$143];[.A995];[.B9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6]" office:value-type="float" office:value="15">
            <text:p>15</text:p>
          </table:table-cell>
          <table:table-cell table:formula="of:=INDEX([Sheet2.$C$2:.$V$143];[.A996];[.B9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7]" office:value-type="float" office:value="16">
            <text:p>16</text:p>
          </table:table-cell>
          <table:table-cell table:formula="of:=INDEX([Sheet2.$C$2:.$V$143];[.A997];[.B9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8]" office:value-type="float" office:value="17">
            <text:p>17</text:p>
          </table:table-cell>
          <table:table-cell table:formula="of:=INDEX([Sheet2.$C$2:.$V$143];[.A998];[.B9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9]" office:value-type="float" office:value="18">
            <text:p>18</text:p>
          </table:table-cell>
          <table:table-cell table:formula="of:=INDEX([Sheet2.$C$2:.$V$143];[.A999];[.B9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80]" office:value-type="float" office:value="19">
            <text:p>19</text:p>
          </table:table-cell>
          <table:table-cell table:formula="of:=INDEX([Sheet2.$C$2:.$V$143];[.A1000];[.B10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81]" office:value-type="float" office:value="20">
            <text:p>20</text:p>
          </table:table-cell>
          <table:table-cell table:formula="of:=INDEX([Sheet2.$C$2:.$V$143];[.A1001];[.B10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2]" office:value-type="float" office:value="1">
            <text:p>1</text:p>
          </table:table-cell>
          <table:table-cell table:formula="of:=INDEX([Sheet2.$C$2:.$V$143];[.A1002];[.B10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3]" office:value-type="float" office:value="2">
            <text:p>2</text:p>
          </table:table-cell>
          <table:table-cell table:formula="of:=INDEX([Sheet2.$C$2:.$V$143];[.A1003];[.B10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4]" office:value-type="float" office:value="3">
            <text:p>3</text:p>
          </table:table-cell>
          <table:table-cell table:formula="of:=INDEX([Sheet2.$C$2:.$V$143];[.A1004];[.B10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5]" office:value-type="float" office:value="4">
            <text:p>4</text:p>
          </table:table-cell>
          <table:table-cell table:formula="of:=INDEX([Sheet2.$C$2:.$V$143];[.A1005];[.B10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6]" office:value-type="float" office:value="5">
            <text:p>5</text:p>
          </table:table-cell>
          <table:table-cell table:formula="of:=INDEX([Sheet2.$C$2:.$V$143];[.A1006];[.B10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7]" office:value-type="float" office:value="6">
            <text:p>6</text:p>
          </table:table-cell>
          <table:table-cell table:formula="of:=INDEX([Sheet2.$C$2:.$V$143];[.A1007];[.B10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8]" office:value-type="float" office:value="7">
            <text:p>7</text:p>
          </table:table-cell>
          <table:table-cell table:formula="of:=INDEX([Sheet2.$C$2:.$V$143];[.A1008];[.B10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9]" office:value-type="float" office:value="8">
            <text:p>8</text:p>
          </table:table-cell>
          <table:table-cell table:formula="of:=INDEX([Sheet2.$C$2:.$V$143];[.A1009];[.B10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0]" office:value-type="float" office:value="9">
            <text:p>9</text:p>
          </table:table-cell>
          <table:table-cell table:formula="of:=INDEX([Sheet2.$C$2:.$V$143];[.A1010];[.B10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1]" office:value-type="float" office:value="10">
            <text:p>10</text:p>
          </table:table-cell>
          <table:table-cell table:formula="of:=INDEX([Sheet2.$C$2:.$V$143];[.A1011];[.B10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2]" office:value-type="float" office:value="11">
            <text:p>11</text:p>
          </table:table-cell>
          <table:table-cell table:formula="of:=INDEX([Sheet2.$C$2:.$V$143];[.A1012];[.B10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3]" office:value-type="float" office:value="12">
            <text:p>12</text:p>
          </table:table-cell>
          <table:table-cell table:formula="of:=INDEX([Sheet2.$C$2:.$V$143];[.A1013];[.B10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4]" office:value-type="float" office:value="13">
            <text:p>13</text:p>
          </table:table-cell>
          <table:table-cell table:formula="of:=INDEX([Sheet2.$C$2:.$V$143];[.A1014];[.B10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5]" office:value-type="float" office:value="14">
            <text:p>14</text:p>
          </table:table-cell>
          <table:table-cell table:formula="of:=INDEX([Sheet2.$C$2:.$V$143];[.A1015];[.B10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6]" office:value-type="float" office:value="15">
            <text:p>15</text:p>
          </table:table-cell>
          <table:table-cell table:formula="of:=INDEX([Sheet2.$C$2:.$V$143];[.A1016];[.B10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7]" office:value-type="float" office:value="16">
            <text:p>16</text:p>
          </table:table-cell>
          <table:table-cell table:formula="of:=INDEX([Sheet2.$C$2:.$V$143];[.A1017];[.B10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8]" office:value-type="float" office:value="17">
            <text:p>17</text:p>
          </table:table-cell>
          <table:table-cell table:formula="of:=INDEX([Sheet2.$C$2:.$V$143];[.A1018];[.B10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9]" office:value-type="float" office:value="18">
            <text:p>18</text:p>
          </table:table-cell>
          <table:table-cell table:formula="of:=INDEX([Sheet2.$C$2:.$V$143];[.A1019];[.B10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1000]" office:value-type="float" office:value="19">
            <text:p>19</text:p>
          </table:table-cell>
          <table:table-cell table:formula="of:=INDEX([Sheet2.$C$2:.$V$143];[.A1020];[.B10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1001]" office:value-type="float" office:value="20">
            <text:p>20</text:p>
          </table:table-cell>
          <table:table-cell table:formula="of:=INDEX([Sheet2.$C$2:.$V$143];[.A1021];[.B10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2]" office:value-type="float" office:value="1">
            <text:p>1</text:p>
          </table:table-cell>
          <table:table-cell table:formula="of:=INDEX([Sheet2.$C$2:.$V$143];[.A1022];[.B10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3]" office:value-type="float" office:value="2">
            <text:p>2</text:p>
          </table:table-cell>
          <table:table-cell table:formula="of:=INDEX([Sheet2.$C$2:.$V$143];[.A1023];[.B10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4]" office:value-type="float" office:value="3">
            <text:p>3</text:p>
          </table:table-cell>
          <table:table-cell table:formula="of:=INDEX([Sheet2.$C$2:.$V$143];[.A1024];[.B10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5]" office:value-type="float" office:value="4">
            <text:p>4</text:p>
          </table:table-cell>
          <table:table-cell table:formula="of:=INDEX([Sheet2.$C$2:.$V$143];[.A1025];[.B10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6]" office:value-type="float" office:value="5">
            <text:p>5</text:p>
          </table:table-cell>
          <table:table-cell table:formula="of:=INDEX([Sheet2.$C$2:.$V$143];[.A1026];[.B10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7]" office:value-type="float" office:value="6">
            <text:p>6</text:p>
          </table:table-cell>
          <table:table-cell table:formula="of:=INDEX([Sheet2.$C$2:.$V$143];[.A1027];[.B10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8]" office:value-type="float" office:value="7">
            <text:p>7</text:p>
          </table:table-cell>
          <table:table-cell table:formula="of:=INDEX([Sheet2.$C$2:.$V$143];[.A1028];[.B10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9]" office:value-type="float" office:value="8">
            <text:p>8</text:p>
          </table:table-cell>
          <table:table-cell table:formula="of:=INDEX([Sheet2.$C$2:.$V$143];[.A1029];[.B10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0]" office:value-type="float" office:value="9">
            <text:p>9</text:p>
          </table:table-cell>
          <table:table-cell table:formula="of:=INDEX([Sheet2.$C$2:.$V$143];[.A1030];[.B10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1]" office:value-type="float" office:value="10">
            <text:p>10</text:p>
          </table:table-cell>
          <table:table-cell table:formula="of:=INDEX([Sheet2.$C$2:.$V$143];[.A1031];[.B10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2]" office:value-type="float" office:value="11">
            <text:p>11</text:p>
          </table:table-cell>
          <table:table-cell table:formula="of:=INDEX([Sheet2.$C$2:.$V$143];[.A1032];[.B10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3]" office:value-type="float" office:value="12">
            <text:p>12</text:p>
          </table:table-cell>
          <table:table-cell table:formula="of:=INDEX([Sheet2.$C$2:.$V$143];[.A1033];[.B10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4]" office:value-type="float" office:value="13">
            <text:p>13</text:p>
          </table:table-cell>
          <table:table-cell table:formula="of:=INDEX([Sheet2.$C$2:.$V$143];[.A1034];[.B10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5]" office:value-type="float" office:value="14">
            <text:p>14</text:p>
          </table:table-cell>
          <table:table-cell table:formula="of:=INDEX([Sheet2.$C$2:.$V$143];[.A1035];[.B10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6]" office:value-type="float" office:value="15">
            <text:p>15</text:p>
          </table:table-cell>
          <table:table-cell table:formula="of:=INDEX([Sheet2.$C$2:.$V$143];[.A1036];[.B10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7]" office:value-type="float" office:value="16">
            <text:p>16</text:p>
          </table:table-cell>
          <table:table-cell table:formula="of:=INDEX([Sheet2.$C$2:.$V$143];[.A1037];[.B10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8]" office:value-type="float" office:value="17">
            <text:p>17</text:p>
          </table:table-cell>
          <table:table-cell table:formula="of:=INDEX([Sheet2.$C$2:.$V$143];[.A1038];[.B10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9]" office:value-type="float" office:value="18">
            <text:p>18</text:p>
          </table:table-cell>
          <table:table-cell table:formula="of:=INDEX([Sheet2.$C$2:.$V$143];[.A1039];[.B10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20]" office:value-type="float" office:value="19">
            <text:p>19</text:p>
          </table:table-cell>
          <table:table-cell table:formula="of:=INDEX([Sheet2.$C$2:.$V$143];[.A1040];[.B10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21]" office:value-type="float" office:value="20">
            <text:p>20</text:p>
          </table:table-cell>
          <table:table-cell table:formula="of:=INDEX([Sheet2.$C$2:.$V$143];[.A1041];[.B10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2]" office:value-type="float" office:value="1">
            <text:p>1</text:p>
          </table:table-cell>
          <table:table-cell table:formula="of:=INDEX([Sheet2.$C$2:.$V$143];[.A1042];[.B10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3]" office:value-type="float" office:value="2">
            <text:p>2</text:p>
          </table:table-cell>
          <table:table-cell table:formula="of:=INDEX([Sheet2.$C$2:.$V$143];[.A1043];[.B10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4]" office:value-type="float" office:value="3">
            <text:p>3</text:p>
          </table:table-cell>
          <table:table-cell table:formula="of:=INDEX([Sheet2.$C$2:.$V$143];[.A1044];[.B10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5]" office:value-type="float" office:value="4">
            <text:p>4</text:p>
          </table:table-cell>
          <table:table-cell table:formula="of:=INDEX([Sheet2.$C$2:.$V$143];[.A1045];[.B10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6]" office:value-type="float" office:value="5">
            <text:p>5</text:p>
          </table:table-cell>
          <table:table-cell table:formula="of:=INDEX([Sheet2.$C$2:.$V$143];[.A1046];[.B10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7]" office:value-type="float" office:value="6">
            <text:p>6</text:p>
          </table:table-cell>
          <table:table-cell table:formula="of:=INDEX([Sheet2.$C$2:.$V$143];[.A1047];[.B10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8]" office:value-type="float" office:value="7">
            <text:p>7</text:p>
          </table:table-cell>
          <table:table-cell table:formula="of:=INDEX([Sheet2.$C$2:.$V$143];[.A1048];[.B10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9]" office:value-type="float" office:value="8">
            <text:p>8</text:p>
          </table:table-cell>
          <table:table-cell table:formula="of:=INDEX([Sheet2.$C$2:.$V$143];[.A1049];[.B10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0]" office:value-type="float" office:value="9">
            <text:p>9</text:p>
          </table:table-cell>
          <table:table-cell table:formula="of:=INDEX([Sheet2.$C$2:.$V$143];[.A1050];[.B10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1]" office:value-type="float" office:value="10">
            <text:p>10</text:p>
          </table:table-cell>
          <table:table-cell table:formula="of:=INDEX([Sheet2.$C$2:.$V$143];[.A1051];[.B10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2]" office:value-type="float" office:value="11">
            <text:p>11</text:p>
          </table:table-cell>
          <table:table-cell table:formula="of:=INDEX([Sheet2.$C$2:.$V$143];[.A1052];[.B10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3]" office:value-type="float" office:value="12">
            <text:p>12</text:p>
          </table:table-cell>
          <table:table-cell table:formula="of:=INDEX([Sheet2.$C$2:.$V$143];[.A1053];[.B10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4]" office:value-type="float" office:value="13">
            <text:p>13</text:p>
          </table:table-cell>
          <table:table-cell table:formula="of:=INDEX([Sheet2.$C$2:.$V$143];[.A1054];[.B10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5]" office:value-type="float" office:value="14">
            <text:p>14</text:p>
          </table:table-cell>
          <table:table-cell table:formula="of:=INDEX([Sheet2.$C$2:.$V$143];[.A1055];[.B10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6]" office:value-type="float" office:value="15">
            <text:p>15</text:p>
          </table:table-cell>
          <table:table-cell table:formula="of:=INDEX([Sheet2.$C$2:.$V$143];[.A1056];[.B10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7]" office:value-type="float" office:value="16">
            <text:p>16</text:p>
          </table:table-cell>
          <table:table-cell table:formula="of:=INDEX([Sheet2.$C$2:.$V$143];[.A1057];[.B10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8]" office:value-type="float" office:value="17">
            <text:p>17</text:p>
          </table:table-cell>
          <table:table-cell table:formula="of:=INDEX([Sheet2.$C$2:.$V$143];[.A1058];[.B10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9]" office:value-type="float" office:value="18">
            <text:p>18</text:p>
          </table:table-cell>
          <table:table-cell table:formula="of:=INDEX([Sheet2.$C$2:.$V$143];[.A1059];[.B10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40]" office:value-type="float" office:value="19">
            <text:p>19</text:p>
          </table:table-cell>
          <table:table-cell table:formula="of:=INDEX([Sheet2.$C$2:.$V$143];[.A1060];[.B10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41]" office:value-type="float" office:value="20">
            <text:p>20</text:p>
          </table:table-cell>
          <table:table-cell table:formula="of:=INDEX([Sheet2.$C$2:.$V$143];[.A1061];[.B10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2]" office:value-type="float" office:value="1">
            <text:p>1</text:p>
          </table:table-cell>
          <table:table-cell table:formula="of:=INDEX([Sheet2.$C$2:.$V$143];[.A1062];[.B10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3]" office:value-type="float" office:value="2">
            <text:p>2</text:p>
          </table:table-cell>
          <table:table-cell table:formula="of:=INDEX([Sheet2.$C$2:.$V$143];[.A1063];[.B10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4]" office:value-type="float" office:value="3">
            <text:p>3</text:p>
          </table:table-cell>
          <table:table-cell table:formula="of:=INDEX([Sheet2.$C$2:.$V$143];[.A1064];[.B10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5]" office:value-type="float" office:value="4">
            <text:p>4</text:p>
          </table:table-cell>
          <table:table-cell table:formula="of:=INDEX([Sheet2.$C$2:.$V$143];[.A1065];[.B10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6]" office:value-type="float" office:value="5">
            <text:p>5</text:p>
          </table:table-cell>
          <table:table-cell table:formula="of:=INDEX([Sheet2.$C$2:.$V$143];[.A1066];[.B10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7]" office:value-type="float" office:value="6">
            <text:p>6</text:p>
          </table:table-cell>
          <table:table-cell table:formula="of:=INDEX([Sheet2.$C$2:.$V$143];[.A1067];[.B10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8]" office:value-type="float" office:value="7">
            <text:p>7</text:p>
          </table:table-cell>
          <table:table-cell table:formula="of:=INDEX([Sheet2.$C$2:.$V$143];[.A1068];[.B10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9]" office:value-type="float" office:value="8">
            <text:p>8</text:p>
          </table:table-cell>
          <table:table-cell table:formula="of:=INDEX([Sheet2.$C$2:.$V$143];[.A1069];[.B10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0]" office:value-type="float" office:value="9">
            <text:p>9</text:p>
          </table:table-cell>
          <table:table-cell table:formula="of:=INDEX([Sheet2.$C$2:.$V$143];[.A1070];[.B10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1]" office:value-type="float" office:value="10">
            <text:p>10</text:p>
          </table:table-cell>
          <table:table-cell table:formula="of:=INDEX([Sheet2.$C$2:.$V$143];[.A1071];[.B10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2]" office:value-type="float" office:value="11">
            <text:p>11</text:p>
          </table:table-cell>
          <table:table-cell table:formula="of:=INDEX([Sheet2.$C$2:.$V$143];[.A1072];[.B10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3]" office:value-type="float" office:value="12">
            <text:p>12</text:p>
          </table:table-cell>
          <table:table-cell table:formula="of:=INDEX([Sheet2.$C$2:.$V$143];[.A1073];[.B10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4]" office:value-type="float" office:value="13">
            <text:p>13</text:p>
          </table:table-cell>
          <table:table-cell table:formula="of:=INDEX([Sheet2.$C$2:.$V$143];[.A1074];[.B10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5]" office:value-type="float" office:value="14">
            <text:p>14</text:p>
          </table:table-cell>
          <table:table-cell table:formula="of:=INDEX([Sheet2.$C$2:.$V$143];[.A1075];[.B10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6]" office:value-type="float" office:value="15">
            <text:p>15</text:p>
          </table:table-cell>
          <table:table-cell table:formula="of:=INDEX([Sheet2.$C$2:.$V$143];[.A1076];[.B10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7]" office:value-type="float" office:value="16">
            <text:p>16</text:p>
          </table:table-cell>
          <table:table-cell table:formula="of:=INDEX([Sheet2.$C$2:.$V$143];[.A1077];[.B10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8]" office:value-type="float" office:value="17">
            <text:p>17</text:p>
          </table:table-cell>
          <table:table-cell table:formula="of:=INDEX([Sheet2.$C$2:.$V$143];[.A1078];[.B10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9]" office:value-type="float" office:value="18">
            <text:p>18</text:p>
          </table:table-cell>
          <table:table-cell table:formula="of:=INDEX([Sheet2.$C$2:.$V$143];[.A1079];[.B10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60]" office:value-type="float" office:value="19">
            <text:p>19</text:p>
          </table:table-cell>
          <table:table-cell table:formula="of:=INDEX([Sheet2.$C$2:.$V$143];[.A1080];[.B10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61]" office:value-type="float" office:value="20">
            <text:p>20</text:p>
          </table:table-cell>
          <table:table-cell table:formula="of:=INDEX([Sheet2.$C$2:.$V$143];[.A1081];[.B10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2]" office:value-type="float" office:value="1">
            <text:p>1</text:p>
          </table:table-cell>
          <table:table-cell table:formula="of:=INDEX([Sheet2.$C$2:.$V$143];[.A1082];[.B10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3]" office:value-type="float" office:value="2">
            <text:p>2</text:p>
          </table:table-cell>
          <table:table-cell table:formula="of:=INDEX([Sheet2.$C$2:.$V$143];[.A1083];[.B10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4]" office:value-type="float" office:value="3">
            <text:p>3</text:p>
          </table:table-cell>
          <table:table-cell table:formula="of:=INDEX([Sheet2.$C$2:.$V$143];[.A1084];[.B10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5]" office:value-type="float" office:value="4">
            <text:p>4</text:p>
          </table:table-cell>
          <table:table-cell table:formula="of:=INDEX([Sheet2.$C$2:.$V$143];[.A1085];[.B10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6]" office:value-type="float" office:value="5">
            <text:p>5</text:p>
          </table:table-cell>
          <table:table-cell table:formula="of:=INDEX([Sheet2.$C$2:.$V$143];[.A1086];[.B10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7]" office:value-type="float" office:value="6">
            <text:p>6</text:p>
          </table:table-cell>
          <table:table-cell table:formula="of:=INDEX([Sheet2.$C$2:.$V$143];[.A1087];[.B10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8]" office:value-type="float" office:value="7">
            <text:p>7</text:p>
          </table:table-cell>
          <table:table-cell table:formula="of:=INDEX([Sheet2.$C$2:.$V$143];[.A1088];[.B10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9]" office:value-type="float" office:value="8">
            <text:p>8</text:p>
          </table:table-cell>
          <table:table-cell table:formula="of:=INDEX([Sheet2.$C$2:.$V$143];[.A1089];[.B10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0]" office:value-type="float" office:value="9">
            <text:p>9</text:p>
          </table:table-cell>
          <table:table-cell table:formula="of:=INDEX([Sheet2.$C$2:.$V$143];[.A1090];[.B10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1]" office:value-type="float" office:value="10">
            <text:p>10</text:p>
          </table:table-cell>
          <table:table-cell table:formula="of:=INDEX([Sheet2.$C$2:.$V$143];[.A1091];[.B10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2]" office:value-type="float" office:value="11">
            <text:p>11</text:p>
          </table:table-cell>
          <table:table-cell table:formula="of:=INDEX([Sheet2.$C$2:.$V$143];[.A1092];[.B10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3]" office:value-type="float" office:value="12">
            <text:p>12</text:p>
          </table:table-cell>
          <table:table-cell table:formula="of:=INDEX([Sheet2.$C$2:.$V$143];[.A1093];[.B10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4]" office:value-type="float" office:value="13">
            <text:p>13</text:p>
          </table:table-cell>
          <table:table-cell table:formula="of:=INDEX([Sheet2.$C$2:.$V$143];[.A1094];[.B10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5]" office:value-type="float" office:value="14">
            <text:p>14</text:p>
          </table:table-cell>
          <table:table-cell table:formula="of:=INDEX([Sheet2.$C$2:.$V$143];[.A1095];[.B10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6]" office:value-type="float" office:value="15">
            <text:p>15</text:p>
          </table:table-cell>
          <table:table-cell table:formula="of:=INDEX([Sheet2.$C$2:.$V$143];[.A1096];[.B10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7]" office:value-type="float" office:value="16">
            <text:p>16</text:p>
          </table:table-cell>
          <table:table-cell table:formula="of:=INDEX([Sheet2.$C$2:.$V$143];[.A1097];[.B10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8]" office:value-type="float" office:value="17">
            <text:p>17</text:p>
          </table:table-cell>
          <table:table-cell table:formula="of:=INDEX([Sheet2.$C$2:.$V$143];[.A1098];[.B10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9]" office:value-type="float" office:value="18">
            <text:p>18</text:p>
          </table:table-cell>
          <table:table-cell table:formula="of:=INDEX([Sheet2.$C$2:.$V$143];[.A1099];[.B10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80]" office:value-type="float" office:value="19">
            <text:p>19</text:p>
          </table:table-cell>
          <table:table-cell table:formula="of:=INDEX([Sheet2.$C$2:.$V$143];[.A1100];[.B1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81]" office:value-type="float" office:value="20">
            <text:p>20</text:p>
          </table:table-cell>
          <table:table-cell table:formula="of:=INDEX([Sheet2.$C$2:.$V$143];[.A1101];[.B1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2]" office:value-type="float" office:value="1">
            <text:p>1</text:p>
          </table:table-cell>
          <table:table-cell table:formula="of:=INDEX([Sheet2.$C$2:.$V$143];[.A1102];[.B11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3]" office:value-type="float" office:value="2">
            <text:p>2</text:p>
          </table:table-cell>
          <table:table-cell table:formula="of:=INDEX([Sheet2.$C$2:.$V$143];[.A1103];[.B11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4]" office:value-type="float" office:value="3">
            <text:p>3</text:p>
          </table:table-cell>
          <table:table-cell table:formula="of:=INDEX([Sheet2.$C$2:.$V$143];[.A1104];[.B11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5]" office:value-type="float" office:value="4">
            <text:p>4</text:p>
          </table:table-cell>
          <table:table-cell table:formula="of:=INDEX([Sheet2.$C$2:.$V$143];[.A1105];[.B11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6]" office:value-type="float" office:value="5">
            <text:p>5</text:p>
          </table:table-cell>
          <table:table-cell table:formula="of:=INDEX([Sheet2.$C$2:.$V$143];[.A1106];[.B11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7]" office:value-type="float" office:value="6">
            <text:p>6</text:p>
          </table:table-cell>
          <table:table-cell table:formula="of:=INDEX([Sheet2.$C$2:.$V$143];[.A1107];[.B11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8]" office:value-type="float" office:value="7">
            <text:p>7</text:p>
          </table:table-cell>
          <table:table-cell table:formula="of:=INDEX([Sheet2.$C$2:.$V$143];[.A1108];[.B1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9]" office:value-type="float" office:value="8">
            <text:p>8</text:p>
          </table:table-cell>
          <table:table-cell table:formula="of:=INDEX([Sheet2.$C$2:.$V$143];[.A1109];[.B1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0]" office:value-type="float" office:value="9">
            <text:p>9</text:p>
          </table:table-cell>
          <table:table-cell table:formula="of:=INDEX([Sheet2.$C$2:.$V$143];[.A1110];[.B1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1]" office:value-type="float" office:value="10">
            <text:p>10</text:p>
          </table:table-cell>
          <table:table-cell table:formula="of:=INDEX([Sheet2.$C$2:.$V$143];[.A1111];[.B11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2]" office:value-type="float" office:value="11">
            <text:p>11</text:p>
          </table:table-cell>
          <table:table-cell table:formula="of:=INDEX([Sheet2.$C$2:.$V$143];[.A1112];[.B1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3]" office:value-type="float" office:value="12">
            <text:p>12</text:p>
          </table:table-cell>
          <table:table-cell table:formula="of:=INDEX([Sheet2.$C$2:.$V$143];[.A1113];[.B1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4]" office:value-type="float" office:value="13">
            <text:p>13</text:p>
          </table:table-cell>
          <table:table-cell table:formula="of:=INDEX([Sheet2.$C$2:.$V$143];[.A1114];[.B1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5]" office:value-type="float" office:value="14">
            <text:p>14</text:p>
          </table:table-cell>
          <table:table-cell table:formula="of:=INDEX([Sheet2.$C$2:.$V$143];[.A1115];[.B1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6]" office:value-type="float" office:value="15">
            <text:p>15</text:p>
          </table:table-cell>
          <table:table-cell table:formula="of:=INDEX([Sheet2.$C$2:.$V$143];[.A1116];[.B1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7]" office:value-type="float" office:value="16">
            <text:p>16</text:p>
          </table:table-cell>
          <table:table-cell table:formula="of:=INDEX([Sheet2.$C$2:.$V$143];[.A1117];[.B1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8]" office:value-type="float" office:value="17">
            <text:p>17</text:p>
          </table:table-cell>
          <table:table-cell table:formula="of:=INDEX([Sheet2.$C$2:.$V$143];[.A1118];[.B1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9]" office:value-type="float" office:value="18">
            <text:p>18</text:p>
          </table:table-cell>
          <table:table-cell table:formula="of:=INDEX([Sheet2.$C$2:.$V$143];[.A1119];[.B1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100]" office:value-type="float" office:value="19">
            <text:p>19</text:p>
          </table:table-cell>
          <table:table-cell table:formula="of:=INDEX([Sheet2.$C$2:.$V$143];[.A1120];[.B1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101]" office:value-type="float" office:value="20">
            <text:p>20</text:p>
          </table:table-cell>
          <table:table-cell table:formula="of:=INDEX([Sheet2.$C$2:.$V$143];[.A1121];[.B1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2]" office:value-type="float" office:value="1">
            <text:p>1</text:p>
          </table:table-cell>
          <table:table-cell table:formula="of:=INDEX([Sheet2.$C$2:.$V$143];[.A1122];[.B1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3]" office:value-type="float" office:value="2">
            <text:p>2</text:p>
          </table:table-cell>
          <table:table-cell table:formula="of:=INDEX([Sheet2.$C$2:.$V$143];[.A1123];[.B1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4]" office:value-type="float" office:value="3">
            <text:p>3</text:p>
          </table:table-cell>
          <table:table-cell table:formula="of:=INDEX([Sheet2.$C$2:.$V$143];[.A1124];[.B11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5]" office:value-type="float" office:value="4">
            <text:p>4</text:p>
          </table:table-cell>
          <table:table-cell table:formula="of:=INDEX([Sheet2.$C$2:.$V$143];[.A1125];[.B1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6]" office:value-type="float" office:value="5">
            <text:p>5</text:p>
          </table:table-cell>
          <table:table-cell table:formula="of:=INDEX([Sheet2.$C$2:.$V$143];[.A1126];[.B1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7]" office:value-type="float" office:value="6">
            <text:p>6</text:p>
          </table:table-cell>
          <table:table-cell table:formula="of:=INDEX([Sheet2.$C$2:.$V$143];[.A1127];[.B11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8]" office:value-type="float" office:value="7">
            <text:p>7</text:p>
          </table:table-cell>
          <table:table-cell table:formula="of:=INDEX([Sheet2.$C$2:.$V$143];[.A1128];[.B1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9]" office:value-type="float" office:value="8">
            <text:p>8</text:p>
          </table:table-cell>
          <table:table-cell table:formula="of:=INDEX([Sheet2.$C$2:.$V$143];[.A1129];[.B1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0]" office:value-type="float" office:value="9">
            <text:p>9</text:p>
          </table:table-cell>
          <table:table-cell table:formula="of:=INDEX([Sheet2.$C$2:.$V$143];[.A1130];[.B1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1]" office:value-type="float" office:value="10">
            <text:p>10</text:p>
          </table:table-cell>
          <table:table-cell table:formula="of:=INDEX([Sheet2.$C$2:.$V$143];[.A1131];[.B11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2]" office:value-type="float" office:value="11">
            <text:p>11</text:p>
          </table:table-cell>
          <table:table-cell table:formula="of:=INDEX([Sheet2.$C$2:.$V$143];[.A1132];[.B1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3]" office:value-type="float" office:value="12">
            <text:p>12</text:p>
          </table:table-cell>
          <table:table-cell table:formula="of:=INDEX([Sheet2.$C$2:.$V$143];[.A1133];[.B1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4]" office:value-type="float" office:value="13">
            <text:p>13</text:p>
          </table:table-cell>
          <table:table-cell table:formula="of:=INDEX([Sheet2.$C$2:.$V$143];[.A1134];[.B11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5]" office:value-type="float" office:value="14">
            <text:p>14</text:p>
          </table:table-cell>
          <table:table-cell table:formula="of:=INDEX([Sheet2.$C$2:.$V$143];[.A1135];[.B1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6]" office:value-type="float" office:value="15">
            <text:p>15</text:p>
          </table:table-cell>
          <table:table-cell table:formula="of:=INDEX([Sheet2.$C$2:.$V$143];[.A1136];[.B1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7]" office:value-type="float" office:value="16">
            <text:p>16</text:p>
          </table:table-cell>
          <table:table-cell table:formula="of:=INDEX([Sheet2.$C$2:.$V$143];[.A1137];[.B1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8]" office:value-type="float" office:value="17">
            <text:p>17</text:p>
          </table:table-cell>
          <table:table-cell table:formula="of:=INDEX([Sheet2.$C$2:.$V$143];[.A1138];[.B1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9]" office:value-type="float" office:value="18">
            <text:p>18</text:p>
          </table:table-cell>
          <table:table-cell table:formula="of:=INDEX([Sheet2.$C$2:.$V$143];[.A1139];[.B1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20]" office:value-type="float" office:value="19">
            <text:p>19</text:p>
          </table:table-cell>
          <table:table-cell table:formula="of:=INDEX([Sheet2.$C$2:.$V$143];[.A1140];[.B1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21]" office:value-type="float" office:value="20">
            <text:p>20</text:p>
          </table:table-cell>
          <table:table-cell table:formula="of:=INDEX([Sheet2.$C$2:.$V$143];[.A1141];[.B1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2]" office:value-type="float" office:value="1">
            <text:p>1</text:p>
          </table:table-cell>
          <table:table-cell table:formula="of:=INDEX([Sheet2.$C$2:.$V$143];[.A1142];[.B1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3]" office:value-type="float" office:value="2">
            <text:p>2</text:p>
          </table:table-cell>
          <table:table-cell table:formula="of:=INDEX([Sheet2.$C$2:.$V$143];[.A1143];[.B11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4]" office:value-type="float" office:value="3">
            <text:p>3</text:p>
          </table:table-cell>
          <table:table-cell table:formula="of:=INDEX([Sheet2.$C$2:.$V$143];[.A1144];[.B1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5]" office:value-type="float" office:value="4">
            <text:p>4</text:p>
          </table:table-cell>
          <table:table-cell table:formula="of:=INDEX([Sheet2.$C$2:.$V$143];[.A1145];[.B1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6]" office:value-type="float" office:value="5">
            <text:p>5</text:p>
          </table:table-cell>
          <table:table-cell table:formula="of:=INDEX([Sheet2.$C$2:.$V$143];[.A1146];[.B1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7]" office:value-type="float" office:value="6">
            <text:p>6</text:p>
          </table:table-cell>
          <table:table-cell table:formula="of:=INDEX([Sheet2.$C$2:.$V$143];[.A1147];[.B1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8]" office:value-type="float" office:value="7">
            <text:p>7</text:p>
          </table:table-cell>
          <table:table-cell table:formula="of:=INDEX([Sheet2.$C$2:.$V$143];[.A1148];[.B11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9]" office:value-type="float" office:value="8">
            <text:p>8</text:p>
          </table:table-cell>
          <table:table-cell table:formula="of:=INDEX([Sheet2.$C$2:.$V$143];[.A1149];[.B11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0]" office:value-type="float" office:value="9">
            <text:p>9</text:p>
          </table:table-cell>
          <table:table-cell table:formula="of:=INDEX([Sheet2.$C$2:.$V$143];[.A1150];[.B1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1]" office:value-type="float" office:value="10">
            <text:p>10</text:p>
          </table:table-cell>
          <table:table-cell table:formula="of:=INDEX([Sheet2.$C$2:.$V$143];[.A1151];[.B1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2]" office:value-type="float" office:value="11">
            <text:p>11</text:p>
          </table:table-cell>
          <table:table-cell table:formula="of:=INDEX([Sheet2.$C$2:.$V$143];[.A1152];[.B1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3]" office:value-type="float" office:value="12">
            <text:p>12</text:p>
          </table:table-cell>
          <table:table-cell table:formula="of:=INDEX([Sheet2.$C$2:.$V$143];[.A1153];[.B1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4]" office:value-type="float" office:value="13">
            <text:p>13</text:p>
          </table:table-cell>
          <table:table-cell table:formula="of:=INDEX([Sheet2.$C$2:.$V$143];[.A1154];[.B1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5]" office:value-type="float" office:value="14">
            <text:p>14</text:p>
          </table:table-cell>
          <table:table-cell table:formula="of:=INDEX([Sheet2.$C$2:.$V$143];[.A1155];[.B1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6]" office:value-type="float" office:value="15">
            <text:p>15</text:p>
          </table:table-cell>
          <table:table-cell table:formula="of:=INDEX([Sheet2.$C$2:.$V$143];[.A1156];[.B1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7]" office:value-type="float" office:value="16">
            <text:p>16</text:p>
          </table:table-cell>
          <table:table-cell table:formula="of:=INDEX([Sheet2.$C$2:.$V$143];[.A1157];[.B1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8]" office:value-type="float" office:value="17">
            <text:p>17</text:p>
          </table:table-cell>
          <table:table-cell table:formula="of:=INDEX([Sheet2.$C$2:.$V$143];[.A1158];[.B1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9]" office:value-type="float" office:value="18">
            <text:p>18</text:p>
          </table:table-cell>
          <table:table-cell table:formula="of:=INDEX([Sheet2.$C$2:.$V$143];[.A1159];[.B1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40]" office:value-type="float" office:value="19">
            <text:p>19</text:p>
          </table:table-cell>
          <table:table-cell table:formula="of:=INDEX([Sheet2.$C$2:.$V$143];[.A1160];[.B1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41]" office:value-type="float" office:value="20">
            <text:p>20</text:p>
          </table:table-cell>
          <table:table-cell table:formula="of:=INDEX([Sheet2.$C$2:.$V$143];[.A1161];[.B1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2]" office:value-type="float" office:value="1">
            <text:p>1</text:p>
          </table:table-cell>
          <table:table-cell table:formula="of:=INDEX([Sheet2.$C$2:.$V$143];[.A1162];[.B1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3]" office:value-type="float" office:value="2">
            <text:p>2</text:p>
          </table:table-cell>
          <table:table-cell table:formula="of:=INDEX([Sheet2.$C$2:.$V$143];[.A1163];[.B116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4]" office:value-type="float" office:value="3">
            <text:p>3</text:p>
          </table:table-cell>
          <table:table-cell table:formula="of:=INDEX([Sheet2.$C$2:.$V$143];[.A1164];[.B1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5]" office:value-type="float" office:value="4">
            <text:p>4</text:p>
          </table:table-cell>
          <table:table-cell table:formula="of:=INDEX([Sheet2.$C$2:.$V$143];[.A1165];[.B1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6]" office:value-type="float" office:value="5">
            <text:p>5</text:p>
          </table:table-cell>
          <table:table-cell table:formula="of:=INDEX([Sheet2.$C$2:.$V$143];[.A1166];[.B1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7]" office:value-type="float" office:value="6">
            <text:p>6</text:p>
          </table:table-cell>
          <table:table-cell table:formula="of:=INDEX([Sheet2.$C$2:.$V$143];[.A1167];[.B1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8]" office:value-type="float" office:value="7">
            <text:p>7</text:p>
          </table:table-cell>
          <table:table-cell table:formula="of:=INDEX([Sheet2.$C$2:.$V$143];[.A1168];[.B1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9]" office:value-type="float" office:value="8">
            <text:p>8</text:p>
          </table:table-cell>
          <table:table-cell table:formula="of:=INDEX([Sheet2.$C$2:.$V$143];[.A1169];[.B11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0]" office:value-type="float" office:value="9">
            <text:p>9</text:p>
          </table:table-cell>
          <table:table-cell table:formula="of:=INDEX([Sheet2.$C$2:.$V$143];[.A1170];[.B11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1]" office:value-type="float" office:value="10">
            <text:p>10</text:p>
          </table:table-cell>
          <table:table-cell table:formula="of:=INDEX([Sheet2.$C$2:.$V$143];[.A1171];[.B1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2]" office:value-type="float" office:value="11">
            <text:p>11</text:p>
          </table:table-cell>
          <table:table-cell table:formula="of:=INDEX([Sheet2.$C$2:.$V$143];[.A1172];[.B1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3]" office:value-type="float" office:value="12">
            <text:p>12</text:p>
          </table:table-cell>
          <table:table-cell table:formula="of:=INDEX([Sheet2.$C$2:.$V$143];[.A1173];[.B1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4]" office:value-type="float" office:value="13">
            <text:p>13</text:p>
          </table:table-cell>
          <table:table-cell table:formula="of:=INDEX([Sheet2.$C$2:.$V$143];[.A1174];[.B1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5]" office:value-type="float" office:value="14">
            <text:p>14</text:p>
          </table:table-cell>
          <table:table-cell table:formula="of:=INDEX([Sheet2.$C$2:.$V$143];[.A1175];[.B1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6]" office:value-type="float" office:value="15">
            <text:p>15</text:p>
          </table:table-cell>
          <table:table-cell table:formula="of:=INDEX([Sheet2.$C$2:.$V$143];[.A1176];[.B1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7]" office:value-type="float" office:value="16">
            <text:p>16</text:p>
          </table:table-cell>
          <table:table-cell table:formula="of:=INDEX([Sheet2.$C$2:.$V$143];[.A1177];[.B1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8]" office:value-type="float" office:value="17">
            <text:p>17</text:p>
          </table:table-cell>
          <table:table-cell table:formula="of:=INDEX([Sheet2.$C$2:.$V$143];[.A1178];[.B1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9]" office:value-type="float" office:value="18">
            <text:p>18</text:p>
          </table:table-cell>
          <table:table-cell table:formula="of:=INDEX([Sheet2.$C$2:.$V$143];[.A1179];[.B1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60]" office:value-type="float" office:value="19">
            <text:p>19</text:p>
          </table:table-cell>
          <table:table-cell table:formula="of:=INDEX([Sheet2.$C$2:.$V$143];[.A1180];[.B1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61]" office:value-type="float" office:value="20">
            <text:p>20</text:p>
          </table:table-cell>
          <table:table-cell table:formula="of:=INDEX([Sheet2.$C$2:.$V$143];[.A1181];[.B1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2]" office:value-type="float" office:value="1">
            <text:p>1</text:p>
          </table:table-cell>
          <table:table-cell table:formula="of:=INDEX([Sheet2.$C$2:.$V$143];[.A1182];[.B1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3]" office:value-type="float" office:value="2">
            <text:p>2</text:p>
          </table:table-cell>
          <table:table-cell table:formula="of:=INDEX([Sheet2.$C$2:.$V$143];[.A1183];[.B1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4]" office:value-type="float" office:value="3">
            <text:p>3</text:p>
          </table:table-cell>
          <table:table-cell table:formula="of:=INDEX([Sheet2.$C$2:.$V$143];[.A1184];[.B11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5]" office:value-type="float" office:value="4">
            <text:p>4</text:p>
          </table:table-cell>
          <table:table-cell table:formula="of:=INDEX([Sheet2.$C$2:.$V$143];[.A1185];[.B118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6]" office:value-type="float" office:value="5">
            <text:p>5</text:p>
          </table:table-cell>
          <table:table-cell table:formula="of:=INDEX([Sheet2.$C$2:.$V$143];[.A1186];[.B1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7]" office:value-type="float" office:value="6">
            <text:p>6</text:p>
          </table:table-cell>
          <table:table-cell table:formula="of:=INDEX([Sheet2.$C$2:.$V$143];[.A1187];[.B1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8]" office:value-type="float" office:value="7">
            <text:p>7</text:p>
          </table:table-cell>
          <table:table-cell table:formula="of:=INDEX([Sheet2.$C$2:.$V$143];[.A1188];[.B1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9]" office:value-type="float" office:value="8">
            <text:p>8</text:p>
          </table:table-cell>
          <table:table-cell table:formula="of:=INDEX([Sheet2.$C$2:.$V$143];[.A1189];[.B1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0]" office:value-type="float" office:value="9">
            <text:p>9</text:p>
          </table:table-cell>
          <table:table-cell table:formula="of:=INDEX([Sheet2.$C$2:.$V$143];[.A1190];[.B1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1]" office:value-type="float" office:value="10">
            <text:p>10</text:p>
          </table:table-cell>
          <table:table-cell table:formula="of:=INDEX([Sheet2.$C$2:.$V$143];[.A1191];[.B1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2]" office:value-type="float" office:value="11">
            <text:p>11</text:p>
          </table:table-cell>
          <table:table-cell table:formula="of:=INDEX([Sheet2.$C$2:.$V$143];[.A1192];[.B1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3]" office:value-type="float" office:value="12">
            <text:p>12</text:p>
          </table:table-cell>
          <table:table-cell table:formula="of:=INDEX([Sheet2.$C$2:.$V$143];[.A1193];[.B1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4]" office:value-type="float" office:value="13">
            <text:p>13</text:p>
          </table:table-cell>
          <table:table-cell table:formula="of:=INDEX([Sheet2.$C$2:.$V$143];[.A1194];[.B1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5]" office:value-type="float" office:value="14">
            <text:p>14</text:p>
          </table:table-cell>
          <table:table-cell table:formula="of:=INDEX([Sheet2.$C$2:.$V$143];[.A1195];[.B1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6]" office:value-type="float" office:value="15">
            <text:p>15</text:p>
          </table:table-cell>
          <table:table-cell table:formula="of:=INDEX([Sheet2.$C$2:.$V$143];[.A1196];[.B1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7]" office:value-type="float" office:value="16">
            <text:p>16</text:p>
          </table:table-cell>
          <table:table-cell table:formula="of:=INDEX([Sheet2.$C$2:.$V$143];[.A1197];[.B1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8]" office:value-type="float" office:value="17">
            <text:p>17</text:p>
          </table:table-cell>
          <table:table-cell table:formula="of:=INDEX([Sheet2.$C$2:.$V$143];[.A1198];[.B1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9]" office:value-type="float" office:value="18">
            <text:p>18</text:p>
          </table:table-cell>
          <table:table-cell table:formula="of:=INDEX([Sheet2.$C$2:.$V$143];[.A1199];[.B1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80]" office:value-type="float" office:value="19">
            <text:p>19</text:p>
          </table:table-cell>
          <table:table-cell table:formula="of:=INDEX([Sheet2.$C$2:.$V$143];[.A1200];[.B1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81]" office:value-type="float" office:value="20">
            <text:p>20</text:p>
          </table:table-cell>
          <table:table-cell table:formula="of:=INDEX([Sheet2.$C$2:.$V$143];[.A1201];[.B1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2]" office:value-type="float" office:value="1">
            <text:p>1</text:p>
          </table:table-cell>
          <table:table-cell table:formula="of:=INDEX([Sheet2.$C$2:.$V$143];[.A1202];[.B12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3]" office:value-type="float" office:value="2">
            <text:p>2</text:p>
          </table:table-cell>
          <table:table-cell table:formula="of:=INDEX([Sheet2.$C$2:.$V$143];[.A1203];[.B1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4]" office:value-type="float" office:value="3">
            <text:p>3</text:p>
          </table:table-cell>
          <table:table-cell table:formula="of:=INDEX([Sheet2.$C$2:.$V$143];[.A1204];[.B1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5]" office:value-type="float" office:value="4">
            <text:p>4</text:p>
          </table:table-cell>
          <table:table-cell table:formula="of:=INDEX([Sheet2.$C$2:.$V$143];[.A1205];[.B1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6]" office:value-type="float" office:value="5">
            <text:p>5</text:p>
          </table:table-cell>
          <table:table-cell table:formula="of:=INDEX([Sheet2.$C$2:.$V$143];[.A1206];[.B1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7]" office:value-type="float" office:value="6">
            <text:p>6</text:p>
          </table:table-cell>
          <table:table-cell table:formula="of:=INDEX([Sheet2.$C$2:.$V$143];[.A1207];[.B120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8]" office:value-type="float" office:value="7">
            <text:p>7</text:p>
          </table:table-cell>
          <table:table-cell table:formula="of:=INDEX([Sheet2.$C$2:.$V$143];[.A1208];[.B1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9]" office:value-type="float" office:value="8">
            <text:p>8</text:p>
          </table:table-cell>
          <table:table-cell table:formula="of:=INDEX([Sheet2.$C$2:.$V$143];[.A1209];[.B1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0]" office:value-type="float" office:value="9">
            <text:p>9</text:p>
          </table:table-cell>
          <table:table-cell table:formula="of:=INDEX([Sheet2.$C$2:.$V$143];[.A1210];[.B1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1]" office:value-type="float" office:value="10">
            <text:p>10</text:p>
          </table:table-cell>
          <table:table-cell table:formula="of:=INDEX([Sheet2.$C$2:.$V$143];[.A1211];[.B12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2]" office:value-type="float" office:value="11">
            <text:p>11</text:p>
          </table:table-cell>
          <table:table-cell table:formula="of:=INDEX([Sheet2.$C$2:.$V$143];[.A1212];[.B1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3]" office:value-type="float" office:value="12">
            <text:p>12</text:p>
          </table:table-cell>
          <table:table-cell table:formula="of:=INDEX([Sheet2.$C$2:.$V$143];[.A1213];[.B12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4]" office:value-type="float" office:value="13">
            <text:p>13</text:p>
          </table:table-cell>
          <table:table-cell table:formula="of:=INDEX([Sheet2.$C$2:.$V$143];[.A1214];[.B12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5]" office:value-type="float" office:value="14">
            <text:p>14</text:p>
          </table:table-cell>
          <table:table-cell table:formula="of:=INDEX([Sheet2.$C$2:.$V$143];[.A1215];[.B1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6]" office:value-type="float" office:value="15">
            <text:p>15</text:p>
          </table:table-cell>
          <table:table-cell table:formula="of:=INDEX([Sheet2.$C$2:.$V$143];[.A1216];[.B1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7]" office:value-type="float" office:value="16">
            <text:p>16</text:p>
          </table:table-cell>
          <table:table-cell table:formula="of:=INDEX([Sheet2.$C$2:.$V$143];[.A1217];[.B1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8]" office:value-type="float" office:value="17">
            <text:p>17</text:p>
          </table:table-cell>
          <table:table-cell table:formula="of:=INDEX([Sheet2.$C$2:.$V$143];[.A1218];[.B12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9]" office:value-type="float" office:value="18">
            <text:p>18</text:p>
          </table:table-cell>
          <table:table-cell table:formula="of:=INDEX([Sheet2.$C$2:.$V$143];[.A1219];[.B12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200]" office:value-type="float" office:value="19">
            <text:p>19</text:p>
          </table:table-cell>
          <table:table-cell table:formula="of:=INDEX([Sheet2.$C$2:.$V$143];[.A1220];[.B12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201]" office:value-type="float" office:value="20">
            <text:p>20</text:p>
          </table:table-cell>
          <table:table-cell table:formula="of:=INDEX([Sheet2.$C$2:.$V$143];[.A1221];[.B12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2]" office:value-type="float" office:value="1">
            <text:p>1</text:p>
          </table:table-cell>
          <table:table-cell table:formula="of:=INDEX([Sheet2.$C$2:.$V$143];[.A1222];[.B1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3]" office:value-type="float" office:value="2">
            <text:p>2</text:p>
          </table:table-cell>
          <table:table-cell table:formula="of:=INDEX([Sheet2.$C$2:.$V$143];[.A1223];[.B12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4]" office:value-type="float" office:value="3">
            <text:p>3</text:p>
          </table:table-cell>
          <table:table-cell table:formula="of:=INDEX([Sheet2.$C$2:.$V$143];[.A1224];[.B12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5]" office:value-type="float" office:value="4">
            <text:p>4</text:p>
          </table:table-cell>
          <table:table-cell table:formula="of:=INDEX([Sheet2.$C$2:.$V$143];[.A1225];[.B12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6]" office:value-type="float" office:value="5">
            <text:p>5</text:p>
          </table:table-cell>
          <table:table-cell table:formula="of:=INDEX([Sheet2.$C$2:.$V$143];[.A1226];[.B12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7]" office:value-type="float" office:value="6">
            <text:p>6</text:p>
          </table:table-cell>
          <table:table-cell table:formula="of:=INDEX([Sheet2.$C$2:.$V$143];[.A1227];[.B1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8]" office:value-type="float" office:value="7">
            <text:p>7</text:p>
          </table:table-cell>
          <table:table-cell table:formula="of:=INDEX([Sheet2.$C$2:.$V$143];[.A1228];[.B1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9]" office:value-type="float" office:value="8">
            <text:p>8</text:p>
          </table:table-cell>
          <table:table-cell table:formula="of:=INDEX([Sheet2.$C$2:.$V$143];[.A1229];[.B1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0]" office:value-type="float" office:value="9">
            <text:p>9</text:p>
          </table:table-cell>
          <table:table-cell table:formula="of:=INDEX([Sheet2.$C$2:.$V$143];[.A1230];[.B1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1]" office:value-type="float" office:value="10">
            <text:p>10</text:p>
          </table:table-cell>
          <table:table-cell table:formula="of:=INDEX([Sheet2.$C$2:.$V$143];[.A1231];[.B1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2]" office:value-type="float" office:value="11">
            <text:p>11</text:p>
          </table:table-cell>
          <table:table-cell table:formula="of:=INDEX([Sheet2.$C$2:.$V$143];[.A1232];[.B1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3]" office:value-type="float" office:value="12">
            <text:p>12</text:p>
          </table:table-cell>
          <table:table-cell table:formula="of:=INDEX([Sheet2.$C$2:.$V$143];[.A1233];[.B1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4]" office:value-type="float" office:value="13">
            <text:p>13</text:p>
          </table:table-cell>
          <table:table-cell table:formula="of:=INDEX([Sheet2.$C$2:.$V$143];[.A1234];[.B1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5]" office:value-type="float" office:value="14">
            <text:p>14</text:p>
          </table:table-cell>
          <table:table-cell table:formula="of:=INDEX([Sheet2.$C$2:.$V$143];[.A1235];[.B1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6]" office:value-type="float" office:value="15">
            <text:p>15</text:p>
          </table:table-cell>
          <table:table-cell table:formula="of:=INDEX([Sheet2.$C$2:.$V$143];[.A1236];[.B1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7]" office:value-type="float" office:value="16">
            <text:p>16</text:p>
          </table:table-cell>
          <table:table-cell table:formula="of:=INDEX([Sheet2.$C$2:.$V$143];[.A1237];[.B1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8]" office:value-type="float" office:value="17">
            <text:p>17</text:p>
          </table:table-cell>
          <table:table-cell table:formula="of:=INDEX([Sheet2.$C$2:.$V$143];[.A1238];[.B1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9]" office:value-type="float" office:value="18">
            <text:p>18</text:p>
          </table:table-cell>
          <table:table-cell table:formula="of:=INDEX([Sheet2.$C$2:.$V$143];[.A1239];[.B1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20]" office:value-type="float" office:value="19">
            <text:p>19</text:p>
          </table:table-cell>
          <table:table-cell table:formula="of:=INDEX([Sheet2.$C$2:.$V$143];[.A1240];[.B1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21]" office:value-type="float" office:value="20">
            <text:p>20</text:p>
          </table:table-cell>
          <table:table-cell table:formula="of:=INDEX([Sheet2.$C$2:.$V$143];[.A1241];[.B1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2]" office:value-type="float" office:value="1">
            <text:p>1</text:p>
          </table:table-cell>
          <table:table-cell table:formula="of:=INDEX([Sheet2.$C$2:.$V$143];[.A1242];[.B124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3]" office:value-type="float" office:value="2">
            <text:p>2</text:p>
          </table:table-cell>
          <table:table-cell table:formula="of:=INDEX([Sheet2.$C$2:.$V$143];[.A1243];[.B12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4]" office:value-type="float" office:value="3">
            <text:p>3</text:p>
          </table:table-cell>
          <table:table-cell table:formula="of:=INDEX([Sheet2.$C$2:.$V$143];[.A1244];[.B12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5]" office:value-type="float" office:value="4">
            <text:p>4</text:p>
          </table:table-cell>
          <table:table-cell table:formula="of:=INDEX([Sheet2.$C$2:.$V$143];[.A1245];[.B1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6]" office:value-type="float" office:value="5">
            <text:p>5</text:p>
          </table:table-cell>
          <table:table-cell table:formula="of:=INDEX([Sheet2.$C$2:.$V$143];[.A1246];[.B1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7]" office:value-type="float" office:value="6">
            <text:p>6</text:p>
          </table:table-cell>
          <table:table-cell table:formula="of:=INDEX([Sheet2.$C$2:.$V$143];[.A1247];[.B1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8]" office:value-type="float" office:value="7">
            <text:p>7</text:p>
          </table:table-cell>
          <table:table-cell table:formula="of:=INDEX([Sheet2.$C$2:.$V$143];[.A1248];[.B12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9]" office:value-type="float" office:value="8">
            <text:p>8</text:p>
          </table:table-cell>
          <table:table-cell table:formula="of:=INDEX([Sheet2.$C$2:.$V$143];[.A1249];[.B1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0]" office:value-type="float" office:value="9">
            <text:p>9</text:p>
          </table:table-cell>
          <table:table-cell table:formula="of:=INDEX([Sheet2.$C$2:.$V$143];[.A1250];[.B1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1]" office:value-type="float" office:value="10">
            <text:p>10</text:p>
          </table:table-cell>
          <table:table-cell table:formula="of:=INDEX([Sheet2.$C$2:.$V$143];[.A1251];[.B1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2]" office:value-type="float" office:value="11">
            <text:p>11</text:p>
          </table:table-cell>
          <table:table-cell table:formula="of:=INDEX([Sheet2.$C$2:.$V$143];[.A1252];[.B1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3]" office:value-type="float" office:value="12">
            <text:p>12</text:p>
          </table:table-cell>
          <table:table-cell table:formula="of:=INDEX([Sheet2.$C$2:.$V$143];[.A1253];[.B1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4]" office:value-type="float" office:value="13">
            <text:p>13</text:p>
          </table:table-cell>
          <table:table-cell table:formula="of:=INDEX([Sheet2.$C$2:.$V$143];[.A1254];[.B12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5]" office:value-type="float" office:value="14">
            <text:p>14</text:p>
          </table:table-cell>
          <table:table-cell table:formula="of:=INDEX([Sheet2.$C$2:.$V$143];[.A1255];[.B1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6]" office:value-type="float" office:value="15">
            <text:p>15</text:p>
          </table:table-cell>
          <table:table-cell table:formula="of:=INDEX([Sheet2.$C$2:.$V$143];[.A1256];[.B1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7]" office:value-type="float" office:value="16">
            <text:p>16</text:p>
          </table:table-cell>
          <table:table-cell table:formula="of:=INDEX([Sheet2.$C$2:.$V$143];[.A1257];[.B1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8]" office:value-type="float" office:value="17">
            <text:p>17</text:p>
          </table:table-cell>
          <table:table-cell table:formula="of:=INDEX([Sheet2.$C$2:.$V$143];[.A1258];[.B1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9]" office:value-type="float" office:value="18">
            <text:p>18</text:p>
          </table:table-cell>
          <table:table-cell table:formula="of:=INDEX([Sheet2.$C$2:.$V$143];[.A1259];[.B1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40]" office:value-type="float" office:value="19">
            <text:p>19</text:p>
          </table:table-cell>
          <table:table-cell table:formula="of:=INDEX([Sheet2.$C$2:.$V$143];[.A1260];[.B1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41]" office:value-type="float" office:value="20">
            <text:p>20</text:p>
          </table:table-cell>
          <table:table-cell table:formula="of:=INDEX([Sheet2.$C$2:.$V$143];[.A1261];[.B1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2]" office:value-type="float" office:value="1">
            <text:p>1</text:p>
          </table:table-cell>
          <table:table-cell table:formula="of:=INDEX([Sheet2.$C$2:.$V$143];[.A1262];[.B12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3]" office:value-type="float" office:value="2">
            <text:p>2</text:p>
          </table:table-cell>
          <table:table-cell table:formula="of:=INDEX([Sheet2.$C$2:.$V$143];[.A1263];[.B12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4]" office:value-type="float" office:value="3">
            <text:p>3</text:p>
          </table:table-cell>
          <table:table-cell table:formula="of:=INDEX([Sheet2.$C$2:.$V$143];[.A1264];[.B12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5]" office:value-type="float" office:value="4">
            <text:p>4</text:p>
          </table:table-cell>
          <table:table-cell table:formula="of:=INDEX([Sheet2.$C$2:.$V$143];[.A1265];[.B12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6]" office:value-type="float" office:value="5">
            <text:p>5</text:p>
          </table:table-cell>
          <table:table-cell table:formula="of:=INDEX([Sheet2.$C$2:.$V$143];[.A1266];[.B1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7]" office:value-type="float" office:value="6">
            <text:p>6</text:p>
          </table:table-cell>
          <table:table-cell table:formula="of:=INDEX([Sheet2.$C$2:.$V$143];[.A1267];[.B12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8]" office:value-type="float" office:value="7">
            <text:p>7</text:p>
          </table:table-cell>
          <table:table-cell table:formula="of:=INDEX([Sheet2.$C$2:.$V$143];[.A1268];[.B1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9]" office:value-type="float" office:value="8">
            <text:p>8</text:p>
          </table:table-cell>
          <table:table-cell table:formula="of:=INDEX([Sheet2.$C$2:.$V$143];[.A1269];[.B1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0]" office:value-type="float" office:value="9">
            <text:p>9</text:p>
          </table:table-cell>
          <table:table-cell table:formula="of:=INDEX([Sheet2.$C$2:.$V$143];[.A1270];[.B1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1]" office:value-type="float" office:value="10">
            <text:p>10</text:p>
          </table:table-cell>
          <table:table-cell table:formula="of:=INDEX([Sheet2.$C$2:.$V$143];[.A1271];[.B1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2]" office:value-type="float" office:value="11">
            <text:p>11</text:p>
          </table:table-cell>
          <table:table-cell table:formula="of:=INDEX([Sheet2.$C$2:.$V$143];[.A1272];[.B1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3]" office:value-type="float" office:value="12">
            <text:p>12</text:p>
          </table:table-cell>
          <table:table-cell table:formula="of:=INDEX([Sheet2.$C$2:.$V$143];[.A1273];[.B1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4]" office:value-type="float" office:value="13">
            <text:p>13</text:p>
          </table:table-cell>
          <table:table-cell table:formula="of:=INDEX([Sheet2.$C$2:.$V$143];[.A1274];[.B1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5]" office:value-type="float" office:value="14">
            <text:p>14</text:p>
          </table:table-cell>
          <table:table-cell table:formula="of:=INDEX([Sheet2.$C$2:.$V$143];[.A1275];[.B1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6]" office:value-type="float" office:value="15">
            <text:p>15</text:p>
          </table:table-cell>
          <table:table-cell table:formula="of:=INDEX([Sheet2.$C$2:.$V$143];[.A1276];[.B1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7]" office:value-type="float" office:value="16">
            <text:p>16</text:p>
          </table:table-cell>
          <table:table-cell table:formula="of:=INDEX([Sheet2.$C$2:.$V$143];[.A1277];[.B1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8]" office:value-type="float" office:value="17">
            <text:p>17</text:p>
          </table:table-cell>
          <table:table-cell table:formula="of:=INDEX([Sheet2.$C$2:.$V$143];[.A1278];[.B1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9]" office:value-type="float" office:value="18">
            <text:p>18</text:p>
          </table:table-cell>
          <table:table-cell table:formula="of:=INDEX([Sheet2.$C$2:.$V$143];[.A1279];[.B1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60]" office:value-type="float" office:value="19">
            <text:p>19</text:p>
          </table:table-cell>
          <table:table-cell table:formula="of:=INDEX([Sheet2.$C$2:.$V$143];[.A1280];[.B1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61]" office:value-type="float" office:value="20">
            <text:p>20</text:p>
          </table:table-cell>
          <table:table-cell table:formula="of:=INDEX([Sheet2.$C$2:.$V$143];[.A1281];[.B1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2]" office:value-type="float" office:value="1">
            <text:p>1</text:p>
          </table:table-cell>
          <table:table-cell table:formula="of:=INDEX([Sheet2.$C$2:.$V$143];[.A1282];[.B12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3]" office:value-type="float" office:value="2">
            <text:p>2</text:p>
          </table:table-cell>
          <table:table-cell table:formula="of:=INDEX([Sheet2.$C$2:.$V$143];[.A1283];[.B12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4]" office:value-type="float" office:value="3">
            <text:p>3</text:p>
          </table:table-cell>
          <table:table-cell table:formula="of:=INDEX([Sheet2.$C$2:.$V$143];[.A1284];[.B12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5]" office:value-type="float" office:value="4">
            <text:p>4</text:p>
          </table:table-cell>
          <table:table-cell table:formula="of:=INDEX([Sheet2.$C$2:.$V$143];[.A1285];[.B12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6]" office:value-type="float" office:value="5">
            <text:p>5</text:p>
          </table:table-cell>
          <table:table-cell table:formula="of:=INDEX([Sheet2.$C$2:.$V$143];[.A1286];[.B12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7]" office:value-type="float" office:value="6">
            <text:p>6</text:p>
          </table:table-cell>
          <table:table-cell table:formula="of:=INDEX([Sheet2.$C$2:.$V$143];[.A1287];[.B12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8]" office:value-type="float" office:value="7">
            <text:p>7</text:p>
          </table:table-cell>
          <table:table-cell table:formula="of:=INDEX([Sheet2.$C$2:.$V$143];[.A1288];[.B1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9]" office:value-type="float" office:value="8">
            <text:p>8</text:p>
          </table:table-cell>
          <table:table-cell table:formula="of:=INDEX([Sheet2.$C$2:.$V$143];[.A1289];[.B1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0]" office:value-type="float" office:value="9">
            <text:p>9</text:p>
          </table:table-cell>
          <table:table-cell table:formula="of:=INDEX([Sheet2.$C$2:.$V$143];[.A1290];[.B1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1]" office:value-type="float" office:value="10">
            <text:p>10</text:p>
          </table:table-cell>
          <table:table-cell table:formula="of:=INDEX([Sheet2.$C$2:.$V$143];[.A1291];[.B1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2]" office:value-type="float" office:value="11">
            <text:p>11</text:p>
          </table:table-cell>
          <table:table-cell table:formula="of:=INDEX([Sheet2.$C$2:.$V$143];[.A1292];[.B1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3]" office:value-type="float" office:value="12">
            <text:p>12</text:p>
          </table:table-cell>
          <table:table-cell table:formula="of:=INDEX([Sheet2.$C$2:.$V$143];[.A1293];[.B1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4]" office:value-type="float" office:value="13">
            <text:p>13</text:p>
          </table:table-cell>
          <table:table-cell table:formula="of:=INDEX([Sheet2.$C$2:.$V$143];[.A1294];[.B1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5]" office:value-type="float" office:value="14">
            <text:p>14</text:p>
          </table:table-cell>
          <table:table-cell table:formula="of:=INDEX([Sheet2.$C$2:.$V$143];[.A1295];[.B1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6]" office:value-type="float" office:value="15">
            <text:p>15</text:p>
          </table:table-cell>
          <table:table-cell table:formula="of:=INDEX([Sheet2.$C$2:.$V$143];[.A1296];[.B1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7]" office:value-type="float" office:value="16">
            <text:p>16</text:p>
          </table:table-cell>
          <table:table-cell table:formula="of:=INDEX([Sheet2.$C$2:.$V$143];[.A1297];[.B1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8]" office:value-type="float" office:value="17">
            <text:p>17</text:p>
          </table:table-cell>
          <table:table-cell table:formula="of:=INDEX([Sheet2.$C$2:.$V$143];[.A1298];[.B1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9]" office:value-type="float" office:value="18">
            <text:p>18</text:p>
          </table:table-cell>
          <table:table-cell table:formula="of:=INDEX([Sheet2.$C$2:.$V$143];[.A1299];[.B1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80]" office:value-type="float" office:value="19">
            <text:p>19</text:p>
          </table:table-cell>
          <table:table-cell table:formula="of:=INDEX([Sheet2.$C$2:.$V$143];[.A1300];[.B1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81]" office:value-type="float" office:value="20">
            <text:p>20</text:p>
          </table:table-cell>
          <table:table-cell table:formula="of:=INDEX([Sheet2.$C$2:.$V$143];[.A1301];[.B1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2]" office:value-type="float" office:value="1">
            <text:p>1</text:p>
          </table:table-cell>
          <table:table-cell table:formula="of:=INDEX([Sheet2.$C$2:.$V$143];[.A1302];[.B13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3]" office:value-type="float" office:value="2">
            <text:p>2</text:p>
          </table:table-cell>
          <table:table-cell table:formula="of:=INDEX([Sheet2.$C$2:.$V$143];[.A1303];[.B13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4]" office:value-type="float" office:value="3">
            <text:p>3</text:p>
          </table:table-cell>
          <table:table-cell table:formula="of:=INDEX([Sheet2.$C$2:.$V$143];[.A1304];[.B13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5]" office:value-type="float" office:value="4">
            <text:p>4</text:p>
          </table:table-cell>
          <table:table-cell table:formula="of:=INDEX([Sheet2.$C$2:.$V$143];[.A1305];[.B1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6]" office:value-type="float" office:value="5">
            <text:p>5</text:p>
          </table:table-cell>
          <table:table-cell table:formula="of:=INDEX([Sheet2.$C$2:.$V$143];[.A1306];[.B1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7]" office:value-type="float" office:value="6">
            <text:p>6</text:p>
          </table:table-cell>
          <table:table-cell table:formula="of:=INDEX([Sheet2.$C$2:.$V$143];[.A1307];[.B13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8]" office:value-type="float" office:value="7">
            <text:p>7</text:p>
          </table:table-cell>
          <table:table-cell table:formula="of:=INDEX([Sheet2.$C$2:.$V$143];[.A1308];[.B1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9]" office:value-type="float" office:value="8">
            <text:p>8</text:p>
          </table:table-cell>
          <table:table-cell table:formula="of:=INDEX([Sheet2.$C$2:.$V$143];[.A1309];[.B1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0]" office:value-type="float" office:value="9">
            <text:p>9</text:p>
          </table:table-cell>
          <table:table-cell table:formula="of:=INDEX([Sheet2.$C$2:.$V$143];[.A1310];[.B1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1]" office:value-type="float" office:value="10">
            <text:p>10</text:p>
          </table:table-cell>
          <table:table-cell table:formula="of:=INDEX([Sheet2.$C$2:.$V$143];[.A1311];[.B13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2]" office:value-type="float" office:value="11">
            <text:p>11</text:p>
          </table:table-cell>
          <table:table-cell table:formula="of:=INDEX([Sheet2.$C$2:.$V$143];[.A1312];[.B1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3]" office:value-type="float" office:value="12">
            <text:p>12</text:p>
          </table:table-cell>
          <table:table-cell table:formula="of:=INDEX([Sheet2.$C$2:.$V$143];[.A1313];[.B13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4]" office:value-type="float" office:value="13">
            <text:p>13</text:p>
          </table:table-cell>
          <table:table-cell table:formula="of:=INDEX([Sheet2.$C$2:.$V$143];[.A1314];[.B13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5]" office:value-type="float" office:value="14">
            <text:p>14</text:p>
          </table:table-cell>
          <table:table-cell table:formula="of:=INDEX([Sheet2.$C$2:.$V$143];[.A1315];[.B1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6]" office:value-type="float" office:value="15">
            <text:p>15</text:p>
          </table:table-cell>
          <table:table-cell table:formula="of:=INDEX([Sheet2.$C$2:.$V$143];[.A1316];[.B1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7]" office:value-type="float" office:value="16">
            <text:p>16</text:p>
          </table:table-cell>
          <table:table-cell table:formula="of:=INDEX([Sheet2.$C$2:.$V$143];[.A1317];[.B1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8]" office:value-type="float" office:value="17">
            <text:p>17</text:p>
          </table:table-cell>
          <table:table-cell table:formula="of:=INDEX([Sheet2.$C$2:.$V$143];[.A1318];[.B13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9]" office:value-type="float" office:value="18">
            <text:p>18</text:p>
          </table:table-cell>
          <table:table-cell table:formula="of:=INDEX([Sheet2.$C$2:.$V$143];[.A1319];[.B13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300]" office:value-type="float" office:value="19">
            <text:p>19</text:p>
          </table:table-cell>
          <table:table-cell table:formula="of:=INDEX([Sheet2.$C$2:.$V$143];[.A1320];[.B13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301]" office:value-type="float" office:value="20">
            <text:p>20</text:p>
          </table:table-cell>
          <table:table-cell table:formula="of:=INDEX([Sheet2.$C$2:.$V$143];[.A1321];[.B13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2]" office:value-type="float" office:value="1">
            <text:p>1</text:p>
          </table:table-cell>
          <table:table-cell table:formula="of:=INDEX([Sheet2.$C$2:.$V$143];[.A1322];[.B13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3]" office:value-type="float" office:value="2">
            <text:p>2</text:p>
          </table:table-cell>
          <table:table-cell table:formula="of:=INDEX([Sheet2.$C$2:.$V$143];[.A1323];[.B13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4]" office:value-type="float" office:value="3">
            <text:p>3</text:p>
          </table:table-cell>
          <table:table-cell table:formula="of:=INDEX([Sheet2.$C$2:.$V$143];[.A1324];[.B13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5]" office:value-type="float" office:value="4">
            <text:p>4</text:p>
          </table:table-cell>
          <table:table-cell table:formula="of:=INDEX([Sheet2.$C$2:.$V$143];[.A1325];[.B13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6]" office:value-type="float" office:value="5">
            <text:p>5</text:p>
          </table:table-cell>
          <table:table-cell table:formula="of:=INDEX([Sheet2.$C$2:.$V$143];[.A1326];[.B13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7]" office:value-type="float" office:value="6">
            <text:p>6</text:p>
          </table:table-cell>
          <table:table-cell table:formula="of:=INDEX([Sheet2.$C$2:.$V$143];[.A1327];[.B13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8]" office:value-type="float" office:value="7">
            <text:p>7</text:p>
          </table:table-cell>
          <table:table-cell table:formula="of:=INDEX([Sheet2.$C$2:.$V$143];[.A1328];[.B1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9]" office:value-type="float" office:value="8">
            <text:p>8</text:p>
          </table:table-cell>
          <table:table-cell table:formula="of:=INDEX([Sheet2.$C$2:.$V$143];[.A1329];[.B1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0]" office:value-type="float" office:value="9">
            <text:p>9</text:p>
          </table:table-cell>
          <table:table-cell table:formula="of:=INDEX([Sheet2.$C$2:.$V$143];[.A1330];[.B1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1]" office:value-type="float" office:value="10">
            <text:p>10</text:p>
          </table:table-cell>
          <table:table-cell table:formula="of:=INDEX([Sheet2.$C$2:.$V$143];[.A1331];[.B1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2]" office:value-type="float" office:value="11">
            <text:p>11</text:p>
          </table:table-cell>
          <table:table-cell table:formula="of:=INDEX([Sheet2.$C$2:.$V$143];[.A1332];[.B1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3]" office:value-type="float" office:value="12">
            <text:p>12</text:p>
          </table:table-cell>
          <table:table-cell table:formula="of:=INDEX([Sheet2.$C$2:.$V$143];[.A1333];[.B13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4]" office:value-type="float" office:value="13">
            <text:p>13</text:p>
          </table:table-cell>
          <table:table-cell table:formula="of:=INDEX([Sheet2.$C$2:.$V$143];[.A1334];[.B1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5]" office:value-type="float" office:value="14">
            <text:p>14</text:p>
          </table:table-cell>
          <table:table-cell table:formula="of:=INDEX([Sheet2.$C$2:.$V$143];[.A1335];[.B1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6]" office:value-type="float" office:value="15">
            <text:p>15</text:p>
          </table:table-cell>
          <table:table-cell table:formula="of:=INDEX([Sheet2.$C$2:.$V$143];[.A1336];[.B1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7]" office:value-type="float" office:value="16">
            <text:p>16</text:p>
          </table:table-cell>
          <table:table-cell table:formula="of:=INDEX([Sheet2.$C$2:.$V$143];[.A1337];[.B1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8]" office:value-type="float" office:value="17">
            <text:p>17</text:p>
          </table:table-cell>
          <table:table-cell table:formula="of:=INDEX([Sheet2.$C$2:.$V$143];[.A1338];[.B1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9]" office:value-type="float" office:value="18">
            <text:p>18</text:p>
          </table:table-cell>
          <table:table-cell table:formula="of:=INDEX([Sheet2.$C$2:.$V$143];[.A1339];[.B1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20]" office:value-type="float" office:value="19">
            <text:p>19</text:p>
          </table:table-cell>
          <table:table-cell table:formula="of:=INDEX([Sheet2.$C$2:.$V$143];[.A1340];[.B1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21]" office:value-type="float" office:value="20">
            <text:p>20</text:p>
          </table:table-cell>
          <table:table-cell table:formula="of:=INDEX([Sheet2.$C$2:.$V$143];[.A1341];[.B1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2]" office:value-type="float" office:value="1">
            <text:p>1</text:p>
          </table:table-cell>
          <table:table-cell table:formula="of:=INDEX([Sheet2.$C$2:.$V$143];[.A1342];[.B1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3]" office:value-type="float" office:value="2">
            <text:p>2</text:p>
          </table:table-cell>
          <table:table-cell table:formula="of:=INDEX([Sheet2.$C$2:.$V$143];[.A1343];[.B13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4]" office:value-type="float" office:value="3">
            <text:p>3</text:p>
          </table:table-cell>
          <table:table-cell table:formula="of:=INDEX([Sheet2.$C$2:.$V$143];[.A1344];[.B13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5]" office:value-type="float" office:value="4">
            <text:p>4</text:p>
          </table:table-cell>
          <table:table-cell table:formula="of:=INDEX([Sheet2.$C$2:.$V$143];[.A1345];[.B1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6]" office:value-type="float" office:value="5">
            <text:p>5</text:p>
          </table:table-cell>
          <table:table-cell table:formula="of:=INDEX([Sheet2.$C$2:.$V$143];[.A1346];[.B1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7]" office:value-type="float" office:value="6">
            <text:p>6</text:p>
          </table:table-cell>
          <table:table-cell table:formula="of:=INDEX([Sheet2.$C$2:.$V$143];[.A1347];[.B1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8]" office:value-type="float" office:value="7">
            <text:p>7</text:p>
          </table:table-cell>
          <table:table-cell table:formula="of:=INDEX([Sheet2.$C$2:.$V$143];[.A1348];[.B1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9]" office:value-type="float" office:value="8">
            <text:p>8</text:p>
          </table:table-cell>
          <table:table-cell table:formula="of:=INDEX([Sheet2.$C$2:.$V$143];[.A1349];[.B1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0]" office:value-type="float" office:value="9">
            <text:p>9</text:p>
          </table:table-cell>
          <table:table-cell table:formula="of:=INDEX([Sheet2.$C$2:.$V$143];[.A1350];[.B1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1]" office:value-type="float" office:value="10">
            <text:p>10</text:p>
          </table:table-cell>
          <table:table-cell table:formula="of:=INDEX([Sheet2.$C$2:.$V$143];[.A1351];[.B1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2]" office:value-type="float" office:value="11">
            <text:p>11</text:p>
          </table:table-cell>
          <table:table-cell table:formula="of:=INDEX([Sheet2.$C$2:.$V$143];[.A1352];[.B1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3]" office:value-type="float" office:value="12">
            <text:p>12</text:p>
          </table:table-cell>
          <table:table-cell table:formula="of:=INDEX([Sheet2.$C$2:.$V$143];[.A1353];[.B1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4]" office:value-type="float" office:value="13">
            <text:p>13</text:p>
          </table:table-cell>
          <table:table-cell table:formula="of:=INDEX([Sheet2.$C$2:.$V$143];[.A1354];[.B1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5]" office:value-type="float" office:value="14">
            <text:p>14</text:p>
          </table:table-cell>
          <table:table-cell table:formula="of:=INDEX([Sheet2.$C$2:.$V$143];[.A1355];[.B1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6]" office:value-type="float" office:value="15">
            <text:p>15</text:p>
          </table:table-cell>
          <table:table-cell table:formula="of:=INDEX([Sheet2.$C$2:.$V$143];[.A1356];[.B1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7]" office:value-type="float" office:value="16">
            <text:p>16</text:p>
          </table:table-cell>
          <table:table-cell table:formula="of:=INDEX([Sheet2.$C$2:.$V$143];[.A1357];[.B1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8]" office:value-type="float" office:value="17">
            <text:p>17</text:p>
          </table:table-cell>
          <table:table-cell table:formula="of:=INDEX([Sheet2.$C$2:.$V$143];[.A1358];[.B1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9]" office:value-type="float" office:value="18">
            <text:p>18</text:p>
          </table:table-cell>
          <table:table-cell table:formula="of:=INDEX([Sheet2.$C$2:.$V$143];[.A1359];[.B1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40]" office:value-type="float" office:value="19">
            <text:p>19</text:p>
          </table:table-cell>
          <table:table-cell table:formula="of:=INDEX([Sheet2.$C$2:.$V$143];[.A1360];[.B1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41]" office:value-type="float" office:value="20">
            <text:p>20</text:p>
          </table:table-cell>
          <table:table-cell table:formula="of:=INDEX([Sheet2.$C$2:.$V$143];[.A1361];[.B13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2]" office:value-type="float" office:value="1">
            <text:p>1</text:p>
          </table:table-cell>
          <table:table-cell table:formula="of:=INDEX([Sheet2.$C$2:.$V$143];[.A1362];[.B13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3]" office:value-type="float" office:value="2">
            <text:p>2</text:p>
          </table:table-cell>
          <table:table-cell table:formula="of:=INDEX([Sheet2.$C$2:.$V$143];[.A1363];[.B1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4]" office:value-type="float" office:value="3">
            <text:p>3</text:p>
          </table:table-cell>
          <table:table-cell table:formula="of:=INDEX([Sheet2.$C$2:.$V$143];[.A1364];[.B1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5]" office:value-type="float" office:value="4">
            <text:p>4</text:p>
          </table:table-cell>
          <table:table-cell table:formula="of:=INDEX([Sheet2.$C$2:.$V$143];[.A1365];[.B1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6]" office:value-type="float" office:value="5">
            <text:p>5</text:p>
          </table:table-cell>
          <table:table-cell table:formula="of:=INDEX([Sheet2.$C$2:.$V$143];[.A1366];[.B1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7]" office:value-type="float" office:value="6">
            <text:p>6</text:p>
          </table:table-cell>
          <table:table-cell table:formula="of:=INDEX([Sheet2.$C$2:.$V$143];[.A1367];[.B1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8]" office:value-type="float" office:value="7">
            <text:p>7</text:p>
          </table:table-cell>
          <table:table-cell table:formula="of:=INDEX([Sheet2.$C$2:.$V$143];[.A1368];[.B136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9]" office:value-type="float" office:value="8">
            <text:p>8</text:p>
          </table:table-cell>
          <table:table-cell table:formula="of:=INDEX([Sheet2.$C$2:.$V$143];[.A1369];[.B1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0]" office:value-type="float" office:value="9">
            <text:p>9</text:p>
          </table:table-cell>
          <table:table-cell table:formula="of:=INDEX([Sheet2.$C$2:.$V$143];[.A1370];[.B1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1]" office:value-type="float" office:value="10">
            <text:p>10</text:p>
          </table:table-cell>
          <table:table-cell table:formula="of:=INDEX([Sheet2.$C$2:.$V$143];[.A1371];[.B1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2]" office:value-type="float" office:value="11">
            <text:p>11</text:p>
          </table:table-cell>
          <table:table-cell table:formula="of:=INDEX([Sheet2.$C$2:.$V$143];[.A1372];[.B1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3]" office:value-type="float" office:value="12">
            <text:p>12</text:p>
          </table:table-cell>
          <table:table-cell table:formula="of:=INDEX([Sheet2.$C$2:.$V$143];[.A1373];[.B1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4]" office:value-type="float" office:value="13">
            <text:p>13</text:p>
          </table:table-cell>
          <table:table-cell table:formula="of:=INDEX([Sheet2.$C$2:.$V$143];[.A1374];[.B1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5]" office:value-type="float" office:value="14">
            <text:p>14</text:p>
          </table:table-cell>
          <table:table-cell table:formula="of:=INDEX([Sheet2.$C$2:.$V$143];[.A1375];[.B1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6]" office:value-type="float" office:value="15">
            <text:p>15</text:p>
          </table:table-cell>
          <table:table-cell table:formula="of:=INDEX([Sheet2.$C$2:.$V$143];[.A1376];[.B1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7]" office:value-type="float" office:value="16">
            <text:p>16</text:p>
          </table:table-cell>
          <table:table-cell table:formula="of:=INDEX([Sheet2.$C$2:.$V$143];[.A1377];[.B1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8]" office:value-type="float" office:value="17">
            <text:p>17</text:p>
          </table:table-cell>
          <table:table-cell table:formula="of:=INDEX([Sheet2.$C$2:.$V$143];[.A1378];[.B1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9]" office:value-type="float" office:value="18">
            <text:p>18</text:p>
          </table:table-cell>
          <table:table-cell table:formula="of:=INDEX([Sheet2.$C$2:.$V$143];[.A1379];[.B1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60]" office:value-type="float" office:value="19">
            <text:p>19</text:p>
          </table:table-cell>
          <table:table-cell table:formula="of:=INDEX([Sheet2.$C$2:.$V$143];[.A1380];[.B1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61]" office:value-type="float" office:value="20">
            <text:p>20</text:p>
          </table:table-cell>
          <table:table-cell table:formula="of:=INDEX([Sheet2.$C$2:.$V$143];[.A1381];[.B1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2]" office:value-type="float" office:value="1">
            <text:p>1</text:p>
          </table:table-cell>
          <table:table-cell table:formula="of:=INDEX([Sheet2.$C$2:.$V$143];[.A1382];[.B1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3]" office:value-type="float" office:value="2">
            <text:p>2</text:p>
          </table:table-cell>
          <table:table-cell table:formula="of:=INDEX([Sheet2.$C$2:.$V$143];[.A1383];[.B13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4]" office:value-type="float" office:value="3">
            <text:p>3</text:p>
          </table:table-cell>
          <table:table-cell table:formula="of:=INDEX([Sheet2.$C$2:.$V$143];[.A1384];[.B1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5]" office:value-type="float" office:value="4">
            <text:p>4</text:p>
          </table:table-cell>
          <table:table-cell table:formula="of:=INDEX([Sheet2.$C$2:.$V$143];[.A1385];[.B1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6]" office:value-type="float" office:value="5">
            <text:p>5</text:p>
          </table:table-cell>
          <table:table-cell table:formula="of:=INDEX([Sheet2.$C$2:.$V$143];[.A1386];[.B13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7]" office:value-type="float" office:value="6">
            <text:p>6</text:p>
          </table:table-cell>
          <table:table-cell table:formula="of:=INDEX([Sheet2.$C$2:.$V$143];[.A1387];[.B1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8]" office:value-type="float" office:value="7">
            <text:p>7</text:p>
          </table:table-cell>
          <table:table-cell table:formula="of:=INDEX([Sheet2.$C$2:.$V$143];[.A1388];[.B1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9]" office:value-type="float" office:value="8">
            <text:p>8</text:p>
          </table:table-cell>
          <table:table-cell table:formula="of:=INDEX([Sheet2.$C$2:.$V$143];[.A1389];[.B1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0]" office:value-type="float" office:value="9">
            <text:p>9</text:p>
          </table:table-cell>
          <table:table-cell table:formula="of:=INDEX([Sheet2.$C$2:.$V$143];[.A1390];[.B1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1]" office:value-type="float" office:value="10">
            <text:p>10</text:p>
          </table:table-cell>
          <table:table-cell table:formula="of:=INDEX([Sheet2.$C$2:.$V$143];[.A1391];[.B1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2]" office:value-type="float" office:value="11">
            <text:p>11</text:p>
          </table:table-cell>
          <table:table-cell table:formula="of:=INDEX([Sheet2.$C$2:.$V$143];[.A1392];[.B1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3]" office:value-type="float" office:value="12">
            <text:p>12</text:p>
          </table:table-cell>
          <table:table-cell table:formula="of:=INDEX([Sheet2.$C$2:.$V$143];[.A1393];[.B1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4]" office:value-type="float" office:value="13">
            <text:p>13</text:p>
          </table:table-cell>
          <table:table-cell table:formula="of:=INDEX([Sheet2.$C$2:.$V$143];[.A1394];[.B1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5]" office:value-type="float" office:value="14">
            <text:p>14</text:p>
          </table:table-cell>
          <table:table-cell table:formula="of:=INDEX([Sheet2.$C$2:.$V$143];[.A1395];[.B1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6]" office:value-type="float" office:value="15">
            <text:p>15</text:p>
          </table:table-cell>
          <table:table-cell table:formula="of:=INDEX([Sheet2.$C$2:.$V$143];[.A1396];[.B1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7]" office:value-type="float" office:value="16">
            <text:p>16</text:p>
          </table:table-cell>
          <table:table-cell table:formula="of:=INDEX([Sheet2.$C$2:.$V$143];[.A1397];[.B13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8]" office:value-type="float" office:value="17">
            <text:p>17</text:p>
          </table:table-cell>
          <table:table-cell table:formula="of:=INDEX([Sheet2.$C$2:.$V$143];[.A1398];[.B1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9]" office:value-type="float" office:value="18">
            <text:p>18</text:p>
          </table:table-cell>
          <table:table-cell table:formula="of:=INDEX([Sheet2.$C$2:.$V$143];[.A1399];[.B1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80]" office:value-type="float" office:value="19">
            <text:p>19</text:p>
          </table:table-cell>
          <table:table-cell table:formula="of:=INDEX([Sheet2.$C$2:.$V$143];[.A1400];[.B1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81]" office:value-type="float" office:value="20">
            <text:p>20</text:p>
          </table:table-cell>
          <table:table-cell table:formula="of:=INDEX([Sheet2.$C$2:.$V$143];[.A1401];[.B1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2]" office:value-type="float" office:value="1">
            <text:p>1</text:p>
          </table:table-cell>
          <table:table-cell table:formula="of:=INDEX([Sheet2.$C$2:.$V$143];[.A1402];[.B1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3]" office:value-type="float" office:value="2">
            <text:p>2</text:p>
          </table:table-cell>
          <table:table-cell table:formula="of:=INDEX([Sheet2.$C$2:.$V$143];[.A1403];[.B1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4]" office:value-type="float" office:value="3">
            <text:p>3</text:p>
          </table:table-cell>
          <table:table-cell table:formula="of:=INDEX([Sheet2.$C$2:.$V$143];[.A1404];[.B14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5]" office:value-type="float" office:value="4">
            <text:p>4</text:p>
          </table:table-cell>
          <table:table-cell table:formula="of:=INDEX([Sheet2.$C$2:.$V$143];[.A1405];[.B1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6]" office:value-type="float" office:value="5">
            <text:p>5</text:p>
          </table:table-cell>
          <table:table-cell table:formula="of:=INDEX([Sheet2.$C$2:.$V$143];[.A1406];[.B14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7]" office:value-type="float" office:value="6">
            <text:p>6</text:p>
          </table:table-cell>
          <table:table-cell table:formula="of:=INDEX([Sheet2.$C$2:.$V$143];[.A1407];[.B1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8]" office:value-type="float" office:value="7">
            <text:p>7</text:p>
          </table:table-cell>
          <table:table-cell table:formula="of:=INDEX([Sheet2.$C$2:.$V$143];[.A1408];[.B1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9]" office:value-type="float" office:value="8">
            <text:p>8</text:p>
          </table:table-cell>
          <table:table-cell table:formula="of:=INDEX([Sheet2.$C$2:.$V$143];[.A1409];[.B1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0]" office:value-type="float" office:value="9">
            <text:p>9</text:p>
          </table:table-cell>
          <table:table-cell table:formula="of:=INDEX([Sheet2.$C$2:.$V$143];[.A1410];[.B1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1]" office:value-type="float" office:value="10">
            <text:p>10</text:p>
          </table:table-cell>
          <table:table-cell table:formula="of:=INDEX([Sheet2.$C$2:.$V$143];[.A1411];[.B1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2]" office:value-type="float" office:value="11">
            <text:p>11</text:p>
          </table:table-cell>
          <table:table-cell table:formula="of:=INDEX([Sheet2.$C$2:.$V$143];[.A1412];[.B1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3]" office:value-type="float" office:value="12">
            <text:p>12</text:p>
          </table:table-cell>
          <table:table-cell table:formula="of:=INDEX([Sheet2.$C$2:.$V$143];[.A1413];[.B1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4]" office:value-type="float" office:value="13">
            <text:p>13</text:p>
          </table:table-cell>
          <table:table-cell table:formula="of:=INDEX([Sheet2.$C$2:.$V$143];[.A1414];[.B1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5]" office:value-type="float" office:value="14">
            <text:p>14</text:p>
          </table:table-cell>
          <table:table-cell table:formula="of:=INDEX([Sheet2.$C$2:.$V$143];[.A1415];[.B1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6]" office:value-type="float" office:value="15">
            <text:p>15</text:p>
          </table:table-cell>
          <table:table-cell table:formula="of:=INDEX([Sheet2.$C$2:.$V$143];[.A1416];[.B1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7]" office:value-type="float" office:value="16">
            <text:p>16</text:p>
          </table:table-cell>
          <table:table-cell table:formula="of:=INDEX([Sheet2.$C$2:.$V$143];[.A1417];[.B1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8]" office:value-type="float" office:value="17">
            <text:p>17</text:p>
          </table:table-cell>
          <table:table-cell table:formula="of:=INDEX([Sheet2.$C$2:.$V$143];[.A1418];[.B1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9]" office:value-type="float" office:value="18">
            <text:p>18</text:p>
          </table:table-cell>
          <table:table-cell table:formula="of:=INDEX([Sheet2.$C$2:.$V$143];[.A1419];[.B1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400]" office:value-type="float" office:value="19">
            <text:p>19</text:p>
          </table:table-cell>
          <table:table-cell table:formula="of:=INDEX([Sheet2.$C$2:.$V$143];[.A1420];[.B1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401]" office:value-type="float" office:value="20">
            <text:p>20</text:p>
          </table:table-cell>
          <table:table-cell table:formula="of:=INDEX([Sheet2.$C$2:.$V$143];[.A1421];[.B1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2]" office:value-type="float" office:value="1">
            <text:p>1</text:p>
          </table:table-cell>
          <table:table-cell table:formula="of:=INDEX([Sheet2.$C$2:.$V$143];[.A1422];[.B1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3]" office:value-type="float" office:value="2">
            <text:p>2</text:p>
          </table:table-cell>
          <table:table-cell table:formula="of:=INDEX([Sheet2.$C$2:.$V$143];[.A1423];[.B1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4]" office:value-type="float" office:value="3">
            <text:p>3</text:p>
          </table:table-cell>
          <table:table-cell table:formula="of:=INDEX([Sheet2.$C$2:.$V$143];[.A1424];[.B14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5]" office:value-type="float" office:value="4">
            <text:p>4</text:p>
          </table:table-cell>
          <table:table-cell table:formula="of:=INDEX([Sheet2.$C$2:.$V$143];[.A1425];[.B14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6]" office:value-type="float" office:value="5">
            <text:p>5</text:p>
          </table:table-cell>
          <table:table-cell table:formula="of:=INDEX([Sheet2.$C$2:.$V$143];[.A1426];[.B14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7]" office:value-type="float" office:value="6">
            <text:p>6</text:p>
          </table:table-cell>
          <table:table-cell table:formula="of:=INDEX([Sheet2.$C$2:.$V$143];[.A1427];[.B1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8]" office:value-type="float" office:value="7">
            <text:p>7</text:p>
          </table:table-cell>
          <table:table-cell table:formula="of:=INDEX([Sheet2.$C$2:.$V$143];[.A1428];[.B1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9]" office:value-type="float" office:value="8">
            <text:p>8</text:p>
          </table:table-cell>
          <table:table-cell table:formula="of:=INDEX([Sheet2.$C$2:.$V$143];[.A1429];[.B1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0]" office:value-type="float" office:value="9">
            <text:p>9</text:p>
          </table:table-cell>
          <table:table-cell table:formula="of:=INDEX([Sheet2.$C$2:.$V$143];[.A1430];[.B1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1]" office:value-type="float" office:value="10">
            <text:p>10</text:p>
          </table:table-cell>
          <table:table-cell table:formula="of:=INDEX([Sheet2.$C$2:.$V$143];[.A1431];[.B1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2]" office:value-type="float" office:value="11">
            <text:p>11</text:p>
          </table:table-cell>
          <table:table-cell table:formula="of:=INDEX([Sheet2.$C$2:.$V$143];[.A1432];[.B1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3]" office:value-type="float" office:value="12">
            <text:p>12</text:p>
          </table:table-cell>
          <table:table-cell table:formula="of:=INDEX([Sheet2.$C$2:.$V$143];[.A1433];[.B1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4]" office:value-type="float" office:value="13">
            <text:p>13</text:p>
          </table:table-cell>
          <table:table-cell table:formula="of:=INDEX([Sheet2.$C$2:.$V$143];[.A1434];[.B1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5]" office:value-type="float" office:value="14">
            <text:p>14</text:p>
          </table:table-cell>
          <table:table-cell table:formula="of:=INDEX([Sheet2.$C$2:.$V$143];[.A1435];[.B1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6]" office:value-type="float" office:value="15">
            <text:p>15</text:p>
          </table:table-cell>
          <table:table-cell table:formula="of:=INDEX([Sheet2.$C$2:.$V$143];[.A1436];[.B1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7]" office:value-type="float" office:value="16">
            <text:p>16</text:p>
          </table:table-cell>
          <table:table-cell table:formula="of:=INDEX([Sheet2.$C$2:.$V$143];[.A1437];[.B1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8]" office:value-type="float" office:value="17">
            <text:p>17</text:p>
          </table:table-cell>
          <table:table-cell table:formula="of:=INDEX([Sheet2.$C$2:.$V$143];[.A1438];[.B1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9]" office:value-type="float" office:value="18">
            <text:p>18</text:p>
          </table:table-cell>
          <table:table-cell table:formula="of:=INDEX([Sheet2.$C$2:.$V$143];[.A1439];[.B1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20]" office:value-type="float" office:value="19">
            <text:p>19</text:p>
          </table:table-cell>
          <table:table-cell table:formula="of:=INDEX([Sheet2.$C$2:.$V$143];[.A1440];[.B1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21]" office:value-type="float" office:value="20">
            <text:p>20</text:p>
          </table:table-cell>
          <table:table-cell table:formula="of:=INDEX([Sheet2.$C$2:.$V$143];[.A1441];[.B1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2]" office:value-type="float" office:value="1">
            <text:p>1</text:p>
          </table:table-cell>
          <table:table-cell table:formula="of:=INDEX([Sheet2.$C$2:.$V$143];[.A1442];[.B1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3]" office:value-type="float" office:value="2">
            <text:p>2</text:p>
          </table:table-cell>
          <table:table-cell table:formula="of:=INDEX([Sheet2.$C$2:.$V$143];[.A1443];[.B1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4]" office:value-type="float" office:value="3">
            <text:p>3</text:p>
          </table:table-cell>
          <table:table-cell table:formula="of:=INDEX([Sheet2.$C$2:.$V$143];[.A1444];[.B14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5]" office:value-type="float" office:value="4">
            <text:p>4</text:p>
          </table:table-cell>
          <table:table-cell table:formula="of:=INDEX([Sheet2.$C$2:.$V$143];[.A1445];[.B1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6]" office:value-type="float" office:value="5">
            <text:p>5</text:p>
          </table:table-cell>
          <table:table-cell table:formula="of:=INDEX([Sheet2.$C$2:.$V$143];[.A1446];[.B14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7]" office:value-type="float" office:value="6">
            <text:p>6</text:p>
          </table:table-cell>
          <table:table-cell table:formula="of:=INDEX([Sheet2.$C$2:.$V$143];[.A1447];[.B1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8]" office:value-type="float" office:value="7">
            <text:p>7</text:p>
          </table:table-cell>
          <table:table-cell table:formula="of:=INDEX([Sheet2.$C$2:.$V$143];[.A1448];[.B1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9]" office:value-type="float" office:value="8">
            <text:p>8</text:p>
          </table:table-cell>
          <table:table-cell table:formula="of:=INDEX([Sheet2.$C$2:.$V$143];[.A1449];[.B1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0]" office:value-type="float" office:value="9">
            <text:p>9</text:p>
          </table:table-cell>
          <table:table-cell table:formula="of:=INDEX([Sheet2.$C$2:.$V$143];[.A1450];[.B1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1]" office:value-type="float" office:value="10">
            <text:p>10</text:p>
          </table:table-cell>
          <table:table-cell table:formula="of:=INDEX([Sheet2.$C$2:.$V$143];[.A1451];[.B1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2]" office:value-type="float" office:value="11">
            <text:p>11</text:p>
          </table:table-cell>
          <table:table-cell table:formula="of:=INDEX([Sheet2.$C$2:.$V$143];[.A1452];[.B1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3]" office:value-type="float" office:value="12">
            <text:p>12</text:p>
          </table:table-cell>
          <table:table-cell table:formula="of:=INDEX([Sheet2.$C$2:.$V$143];[.A1453];[.B1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4]" office:value-type="float" office:value="13">
            <text:p>13</text:p>
          </table:table-cell>
          <table:table-cell table:formula="of:=INDEX([Sheet2.$C$2:.$V$143];[.A1454];[.B1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5]" office:value-type="float" office:value="14">
            <text:p>14</text:p>
          </table:table-cell>
          <table:table-cell table:formula="of:=INDEX([Sheet2.$C$2:.$V$143];[.A1455];[.B1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6]" office:value-type="float" office:value="15">
            <text:p>15</text:p>
          </table:table-cell>
          <table:table-cell table:formula="of:=INDEX([Sheet2.$C$2:.$V$143];[.A1456];[.B1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7]" office:value-type="float" office:value="16">
            <text:p>16</text:p>
          </table:table-cell>
          <table:table-cell table:formula="of:=INDEX([Sheet2.$C$2:.$V$143];[.A1457];[.B1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8]" office:value-type="float" office:value="17">
            <text:p>17</text:p>
          </table:table-cell>
          <table:table-cell table:formula="of:=INDEX([Sheet2.$C$2:.$V$143];[.A1458];[.B1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9]" office:value-type="float" office:value="18">
            <text:p>18</text:p>
          </table:table-cell>
          <table:table-cell table:formula="of:=INDEX([Sheet2.$C$2:.$V$143];[.A1459];[.B1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40]" office:value-type="float" office:value="19">
            <text:p>19</text:p>
          </table:table-cell>
          <table:table-cell table:formula="of:=INDEX([Sheet2.$C$2:.$V$143];[.A1460];[.B1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41]" office:value-type="float" office:value="20">
            <text:p>20</text:p>
          </table:table-cell>
          <table:table-cell table:formula="of:=INDEX([Sheet2.$C$2:.$V$143];[.A1461];[.B1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2]" office:value-type="float" office:value="1">
            <text:p>1</text:p>
          </table:table-cell>
          <table:table-cell table:formula="of:=INDEX([Sheet2.$C$2:.$V$143];[.A1462];[.B14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3]" office:value-type="float" office:value="2">
            <text:p>2</text:p>
          </table:table-cell>
          <table:table-cell table:formula="of:=INDEX([Sheet2.$C$2:.$V$143];[.A1463];[.B14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4]" office:value-type="float" office:value="3">
            <text:p>3</text:p>
          </table:table-cell>
          <table:table-cell table:formula="of:=INDEX([Sheet2.$C$2:.$V$143];[.A1464];[.B14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5]" office:value-type="float" office:value="4">
            <text:p>4</text:p>
          </table:table-cell>
          <table:table-cell table:formula="of:=INDEX([Sheet2.$C$2:.$V$143];[.A1465];[.B1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6]" office:value-type="float" office:value="5">
            <text:p>5</text:p>
          </table:table-cell>
          <table:table-cell table:formula="of:=INDEX([Sheet2.$C$2:.$V$143];[.A1466];[.B1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7]" office:value-type="float" office:value="6">
            <text:p>6</text:p>
          </table:table-cell>
          <table:table-cell table:formula="of:=INDEX([Sheet2.$C$2:.$V$143];[.A1467];[.B14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8]" office:value-type="float" office:value="7">
            <text:p>7</text:p>
          </table:table-cell>
          <table:table-cell table:formula="of:=INDEX([Sheet2.$C$2:.$V$143];[.A1468];[.B1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9]" office:value-type="float" office:value="8">
            <text:p>8</text:p>
          </table:table-cell>
          <table:table-cell table:formula="of:=INDEX([Sheet2.$C$2:.$V$143];[.A1469];[.B1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0]" office:value-type="float" office:value="9">
            <text:p>9</text:p>
          </table:table-cell>
          <table:table-cell table:formula="of:=INDEX([Sheet2.$C$2:.$V$143];[.A1470];[.B1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1]" office:value-type="float" office:value="10">
            <text:p>10</text:p>
          </table:table-cell>
          <table:table-cell table:formula="of:=INDEX([Sheet2.$C$2:.$V$143];[.A1471];[.B1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2]" office:value-type="float" office:value="11">
            <text:p>11</text:p>
          </table:table-cell>
          <table:table-cell table:formula="of:=INDEX([Sheet2.$C$2:.$V$143];[.A1472];[.B1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3]" office:value-type="float" office:value="12">
            <text:p>12</text:p>
          </table:table-cell>
          <table:table-cell table:formula="of:=INDEX([Sheet2.$C$2:.$V$143];[.A1473];[.B1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4]" office:value-type="float" office:value="13">
            <text:p>13</text:p>
          </table:table-cell>
          <table:table-cell table:formula="of:=INDEX([Sheet2.$C$2:.$V$143];[.A1474];[.B1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5]" office:value-type="float" office:value="14">
            <text:p>14</text:p>
          </table:table-cell>
          <table:table-cell table:formula="of:=INDEX([Sheet2.$C$2:.$V$143];[.A1475];[.B1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6]" office:value-type="float" office:value="15">
            <text:p>15</text:p>
          </table:table-cell>
          <table:table-cell table:formula="of:=INDEX([Sheet2.$C$2:.$V$143];[.A1476];[.B1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7]" office:value-type="float" office:value="16">
            <text:p>16</text:p>
          </table:table-cell>
          <table:table-cell table:formula="of:=INDEX([Sheet2.$C$2:.$V$143];[.A1477];[.B1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8]" office:value-type="float" office:value="17">
            <text:p>17</text:p>
          </table:table-cell>
          <table:table-cell table:formula="of:=INDEX([Sheet2.$C$2:.$V$143];[.A1478];[.B1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9]" office:value-type="float" office:value="18">
            <text:p>18</text:p>
          </table:table-cell>
          <table:table-cell table:formula="of:=INDEX([Sheet2.$C$2:.$V$143];[.A1479];[.B1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60]" office:value-type="float" office:value="19">
            <text:p>19</text:p>
          </table:table-cell>
          <table:table-cell table:formula="of:=INDEX([Sheet2.$C$2:.$V$143];[.A1480];[.B1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61]" office:value-type="float" office:value="20">
            <text:p>20</text:p>
          </table:table-cell>
          <table:table-cell table:formula="of:=INDEX([Sheet2.$C$2:.$V$143];[.A1481];[.B1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2]" office:value-type="float" office:value="1">
            <text:p>1</text:p>
          </table:table-cell>
          <table:table-cell table:formula="of:=INDEX([Sheet2.$C$2:.$V$143];[.A1482];[.B14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3]" office:value-type="float" office:value="2">
            <text:p>2</text:p>
          </table:table-cell>
          <table:table-cell table:formula="of:=INDEX([Sheet2.$C$2:.$V$143];[.A1483];[.B1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4]" office:value-type="float" office:value="3">
            <text:p>3</text:p>
          </table:table-cell>
          <table:table-cell table:formula="of:=INDEX([Sheet2.$C$2:.$V$143];[.A1484];[.B1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5]" office:value-type="float" office:value="4">
            <text:p>4</text:p>
          </table:table-cell>
          <table:table-cell table:formula="of:=INDEX([Sheet2.$C$2:.$V$143];[.A1485];[.B14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6]" office:value-type="float" office:value="5">
            <text:p>5</text:p>
          </table:table-cell>
          <table:table-cell table:formula="of:=INDEX([Sheet2.$C$2:.$V$143];[.A1486];[.B14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7]" office:value-type="float" office:value="6">
            <text:p>6</text:p>
          </table:table-cell>
          <table:table-cell table:formula="of:=INDEX([Sheet2.$C$2:.$V$143];[.A1487];[.B14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8]" office:value-type="float" office:value="7">
            <text:p>7</text:p>
          </table:table-cell>
          <table:table-cell table:formula="of:=INDEX([Sheet2.$C$2:.$V$143];[.A1488];[.B1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9]" office:value-type="float" office:value="8">
            <text:p>8</text:p>
          </table:table-cell>
          <table:table-cell table:formula="of:=INDEX([Sheet2.$C$2:.$V$143];[.A1489];[.B1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0]" office:value-type="float" office:value="9">
            <text:p>9</text:p>
          </table:table-cell>
          <table:table-cell table:formula="of:=INDEX([Sheet2.$C$2:.$V$143];[.A1490];[.B1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1]" office:value-type="float" office:value="10">
            <text:p>10</text:p>
          </table:table-cell>
          <table:table-cell table:formula="of:=INDEX([Sheet2.$C$2:.$V$143];[.A1491];[.B1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2]" office:value-type="float" office:value="11">
            <text:p>11</text:p>
          </table:table-cell>
          <table:table-cell table:formula="of:=INDEX([Sheet2.$C$2:.$V$143];[.A1492];[.B1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3]" office:value-type="float" office:value="12">
            <text:p>12</text:p>
          </table:table-cell>
          <table:table-cell table:formula="of:=INDEX([Sheet2.$C$2:.$V$143];[.A1493];[.B1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4]" office:value-type="float" office:value="13">
            <text:p>13</text:p>
          </table:table-cell>
          <table:table-cell table:formula="of:=INDEX([Sheet2.$C$2:.$V$143];[.A1494];[.B1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5]" office:value-type="float" office:value="14">
            <text:p>14</text:p>
          </table:table-cell>
          <table:table-cell table:formula="of:=INDEX([Sheet2.$C$2:.$V$143];[.A1495];[.B1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6]" office:value-type="float" office:value="15">
            <text:p>15</text:p>
          </table:table-cell>
          <table:table-cell table:formula="of:=INDEX([Sheet2.$C$2:.$V$143];[.A1496];[.B1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7]" office:value-type="float" office:value="16">
            <text:p>16</text:p>
          </table:table-cell>
          <table:table-cell table:formula="of:=INDEX([Sheet2.$C$2:.$V$143];[.A1497];[.B1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8]" office:value-type="float" office:value="17">
            <text:p>17</text:p>
          </table:table-cell>
          <table:table-cell table:formula="of:=INDEX([Sheet2.$C$2:.$V$143];[.A1498];[.B1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9]" office:value-type="float" office:value="18">
            <text:p>18</text:p>
          </table:table-cell>
          <table:table-cell table:formula="of:=INDEX([Sheet2.$C$2:.$V$143];[.A1499];[.B1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80]" office:value-type="float" office:value="19">
            <text:p>19</text:p>
          </table:table-cell>
          <table:table-cell table:formula="of:=INDEX([Sheet2.$C$2:.$V$143];[.A1500];[.B1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81]" office:value-type="float" office:value="20">
            <text:p>20</text:p>
          </table:table-cell>
          <table:table-cell table:formula="of:=INDEX([Sheet2.$C$2:.$V$143];[.A1501];[.B1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2]" office:value-type="float" office:value="1">
            <text:p>1</text:p>
          </table:table-cell>
          <table:table-cell table:formula="of:=INDEX([Sheet2.$C$2:.$V$143];[.A1502];[.B15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3]" office:value-type="float" office:value="2">
            <text:p>2</text:p>
          </table:table-cell>
          <table:table-cell table:formula="of:=INDEX([Sheet2.$C$2:.$V$143];[.A1503];[.B1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4]" office:value-type="float" office:value="3">
            <text:p>3</text:p>
          </table:table-cell>
          <table:table-cell table:formula="of:=INDEX([Sheet2.$C$2:.$V$143];[.A1504];[.B15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5]" office:value-type="float" office:value="4">
            <text:p>4</text:p>
          </table:table-cell>
          <table:table-cell table:formula="of:=INDEX([Sheet2.$C$2:.$V$143];[.A1505];[.B15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6]" office:value-type="float" office:value="5">
            <text:p>5</text:p>
          </table:table-cell>
          <table:table-cell table:formula="of:=INDEX([Sheet2.$C$2:.$V$143];[.A1506];[.B15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7]" office:value-type="float" office:value="6">
            <text:p>6</text:p>
          </table:table-cell>
          <table:table-cell table:formula="of:=INDEX([Sheet2.$C$2:.$V$143];[.A1507];[.B15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8]" office:value-type="float" office:value="7">
            <text:p>7</text:p>
          </table:table-cell>
          <table:table-cell table:formula="of:=INDEX([Sheet2.$C$2:.$V$143];[.A1508];[.B1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9]" office:value-type="float" office:value="8">
            <text:p>8</text:p>
          </table:table-cell>
          <table:table-cell table:formula="of:=INDEX([Sheet2.$C$2:.$V$143];[.A1509];[.B1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0]" office:value-type="float" office:value="9">
            <text:p>9</text:p>
          </table:table-cell>
          <table:table-cell table:formula="of:=INDEX([Sheet2.$C$2:.$V$143];[.A1510];[.B1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1]" office:value-type="float" office:value="10">
            <text:p>10</text:p>
          </table:table-cell>
          <table:table-cell table:formula="of:=INDEX([Sheet2.$C$2:.$V$143];[.A1511];[.B1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2]" office:value-type="float" office:value="11">
            <text:p>11</text:p>
          </table:table-cell>
          <table:table-cell table:formula="of:=INDEX([Sheet2.$C$2:.$V$143];[.A1512];[.B1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3]" office:value-type="float" office:value="12">
            <text:p>12</text:p>
          </table:table-cell>
          <table:table-cell table:formula="of:=INDEX([Sheet2.$C$2:.$V$143];[.A1513];[.B1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4]" office:value-type="float" office:value="13">
            <text:p>13</text:p>
          </table:table-cell>
          <table:table-cell table:formula="of:=INDEX([Sheet2.$C$2:.$V$143];[.A1514];[.B1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5]" office:value-type="float" office:value="14">
            <text:p>14</text:p>
          </table:table-cell>
          <table:table-cell table:formula="of:=INDEX([Sheet2.$C$2:.$V$143];[.A1515];[.B1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6]" office:value-type="float" office:value="15">
            <text:p>15</text:p>
          </table:table-cell>
          <table:table-cell table:formula="of:=INDEX([Sheet2.$C$2:.$V$143];[.A1516];[.B1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7]" office:value-type="float" office:value="16">
            <text:p>16</text:p>
          </table:table-cell>
          <table:table-cell table:formula="of:=INDEX([Sheet2.$C$2:.$V$143];[.A1517];[.B1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8]" office:value-type="float" office:value="17">
            <text:p>17</text:p>
          </table:table-cell>
          <table:table-cell table:formula="of:=INDEX([Sheet2.$C$2:.$V$143];[.A1518];[.B1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9]" office:value-type="float" office:value="18">
            <text:p>18</text:p>
          </table:table-cell>
          <table:table-cell table:formula="of:=INDEX([Sheet2.$C$2:.$V$143];[.A1519];[.B1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500]" office:value-type="float" office:value="19">
            <text:p>19</text:p>
          </table:table-cell>
          <table:table-cell table:formula="of:=INDEX([Sheet2.$C$2:.$V$143];[.A1520];[.B1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501]" office:value-type="float" office:value="20">
            <text:p>20</text:p>
          </table:table-cell>
          <table:table-cell table:formula="of:=INDEX([Sheet2.$C$2:.$V$143];[.A1521];[.B1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2]" office:value-type="float" office:value="1">
            <text:p>1</text:p>
          </table:table-cell>
          <table:table-cell table:formula="of:=INDEX([Sheet2.$C$2:.$V$143];[.A1522];[.B1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3]" office:value-type="float" office:value="2">
            <text:p>2</text:p>
          </table:table-cell>
          <table:table-cell table:formula="of:=INDEX([Sheet2.$C$2:.$V$143];[.A1523];[.B15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4]" office:value-type="float" office:value="3">
            <text:p>3</text:p>
          </table:table-cell>
          <table:table-cell table:formula="of:=INDEX([Sheet2.$C$2:.$V$143];[.A1524];[.B15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5]" office:value-type="float" office:value="4">
            <text:p>4</text:p>
          </table:table-cell>
          <table:table-cell table:formula="of:=INDEX([Sheet2.$C$2:.$V$143];[.A1525];[.B1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6]" office:value-type="float" office:value="5">
            <text:p>5</text:p>
          </table:table-cell>
          <table:table-cell table:formula="of:=INDEX([Sheet2.$C$2:.$V$143];[.A1526];[.B1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7]" office:value-type="float" office:value="6">
            <text:p>6</text:p>
          </table:table-cell>
          <table:table-cell table:formula="of:=INDEX([Sheet2.$C$2:.$V$143];[.A1527];[.B1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8]" office:value-type="float" office:value="7">
            <text:p>7</text:p>
          </table:table-cell>
          <table:table-cell table:formula="of:=INDEX([Sheet2.$C$2:.$V$143];[.A1528];[.B1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9]" office:value-type="float" office:value="8">
            <text:p>8</text:p>
          </table:table-cell>
          <table:table-cell table:formula="of:=INDEX([Sheet2.$C$2:.$V$143];[.A1529];[.B1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0]" office:value-type="float" office:value="9">
            <text:p>9</text:p>
          </table:table-cell>
          <table:table-cell table:formula="of:=INDEX([Sheet2.$C$2:.$V$143];[.A1530];[.B1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1]" office:value-type="float" office:value="10">
            <text:p>10</text:p>
          </table:table-cell>
          <table:table-cell table:formula="of:=INDEX([Sheet2.$C$2:.$V$143];[.A1531];[.B15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2]" office:value-type="float" office:value="11">
            <text:p>11</text:p>
          </table:table-cell>
          <table:table-cell table:formula="of:=INDEX([Sheet2.$C$2:.$V$143];[.A1532];[.B1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3]" office:value-type="float" office:value="12">
            <text:p>12</text:p>
          </table:table-cell>
          <table:table-cell table:formula="of:=INDEX([Sheet2.$C$2:.$V$143];[.A1533];[.B1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4]" office:value-type="float" office:value="13">
            <text:p>13</text:p>
          </table:table-cell>
          <table:table-cell table:formula="of:=INDEX([Sheet2.$C$2:.$V$143];[.A1534];[.B1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5]" office:value-type="float" office:value="14">
            <text:p>14</text:p>
          </table:table-cell>
          <table:table-cell table:formula="of:=INDEX([Sheet2.$C$2:.$V$143];[.A1535];[.B1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6]" office:value-type="float" office:value="15">
            <text:p>15</text:p>
          </table:table-cell>
          <table:table-cell table:formula="of:=INDEX([Sheet2.$C$2:.$V$143];[.A1536];[.B1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7]" office:value-type="float" office:value="16">
            <text:p>16</text:p>
          </table:table-cell>
          <table:table-cell table:formula="of:=INDEX([Sheet2.$C$2:.$V$143];[.A1537];[.B1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8]" office:value-type="float" office:value="17">
            <text:p>17</text:p>
          </table:table-cell>
          <table:table-cell table:formula="of:=INDEX([Sheet2.$C$2:.$V$143];[.A1538];[.B1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9]" office:value-type="float" office:value="18">
            <text:p>18</text:p>
          </table:table-cell>
          <table:table-cell table:formula="of:=INDEX([Sheet2.$C$2:.$V$143];[.A1539];[.B1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20]" office:value-type="float" office:value="19">
            <text:p>19</text:p>
          </table:table-cell>
          <table:table-cell table:formula="of:=INDEX([Sheet2.$C$2:.$V$143];[.A1540];[.B1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21]" office:value-type="float" office:value="20">
            <text:p>20</text:p>
          </table:table-cell>
          <table:table-cell table:formula="of:=INDEX([Sheet2.$C$2:.$V$143];[.A1541];[.B1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2]" office:value-type="float" office:value="1">
            <text:p>1</text:p>
          </table:table-cell>
          <table:table-cell table:formula="of:=INDEX([Sheet2.$C$2:.$V$143];[.A1542];[.B1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3]" office:value-type="float" office:value="2">
            <text:p>2</text:p>
          </table:table-cell>
          <table:table-cell table:formula="of:=INDEX([Sheet2.$C$2:.$V$143];[.A1543];[.B154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4]" office:value-type="float" office:value="3">
            <text:p>3</text:p>
          </table:table-cell>
          <table:table-cell table:formula="of:=INDEX([Sheet2.$C$2:.$V$143];[.A1544];[.B1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5]" office:value-type="float" office:value="4">
            <text:p>4</text:p>
          </table:table-cell>
          <table:table-cell table:formula="of:=INDEX([Sheet2.$C$2:.$V$143];[.A1545];[.B15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6]" office:value-type="float" office:value="5">
            <text:p>5</text:p>
          </table:table-cell>
          <table:table-cell table:formula="of:=INDEX([Sheet2.$C$2:.$V$143];[.A1546];[.B1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7]" office:value-type="float" office:value="6">
            <text:p>6</text:p>
          </table:table-cell>
          <table:table-cell table:formula="of:=INDEX([Sheet2.$C$2:.$V$143];[.A1547];[.B1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8]" office:value-type="float" office:value="7">
            <text:p>7</text:p>
          </table:table-cell>
          <table:table-cell table:formula="of:=INDEX([Sheet2.$C$2:.$V$143];[.A1548];[.B1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9]" office:value-type="float" office:value="8">
            <text:p>8</text:p>
          </table:table-cell>
          <table:table-cell table:formula="of:=INDEX([Sheet2.$C$2:.$V$143];[.A1549];[.B1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0]" office:value-type="float" office:value="9">
            <text:p>9</text:p>
          </table:table-cell>
          <table:table-cell table:formula="of:=INDEX([Sheet2.$C$2:.$V$143];[.A1550];[.B1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1]" office:value-type="float" office:value="10">
            <text:p>10</text:p>
          </table:table-cell>
          <table:table-cell table:formula="of:=INDEX([Sheet2.$C$2:.$V$143];[.A1551];[.B15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2]" office:value-type="float" office:value="11">
            <text:p>11</text:p>
          </table:table-cell>
          <table:table-cell table:formula="of:=INDEX([Sheet2.$C$2:.$V$143];[.A1552];[.B1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3]" office:value-type="float" office:value="12">
            <text:p>12</text:p>
          </table:table-cell>
          <table:table-cell table:formula="of:=INDEX([Sheet2.$C$2:.$V$143];[.A1553];[.B1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4]" office:value-type="float" office:value="13">
            <text:p>13</text:p>
          </table:table-cell>
          <table:table-cell table:formula="of:=INDEX([Sheet2.$C$2:.$V$143];[.A1554];[.B1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5]" office:value-type="float" office:value="14">
            <text:p>14</text:p>
          </table:table-cell>
          <table:table-cell table:formula="of:=INDEX([Sheet2.$C$2:.$V$143];[.A1555];[.B1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6]" office:value-type="float" office:value="15">
            <text:p>15</text:p>
          </table:table-cell>
          <table:table-cell table:formula="of:=INDEX([Sheet2.$C$2:.$V$143];[.A1556];[.B1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7]" office:value-type="float" office:value="16">
            <text:p>16</text:p>
          </table:table-cell>
          <table:table-cell table:formula="of:=INDEX([Sheet2.$C$2:.$V$143];[.A1557];[.B1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8]" office:value-type="float" office:value="17">
            <text:p>17</text:p>
          </table:table-cell>
          <table:table-cell table:formula="of:=INDEX([Sheet2.$C$2:.$V$143];[.A1558];[.B1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9]" office:value-type="float" office:value="18">
            <text:p>18</text:p>
          </table:table-cell>
          <table:table-cell table:formula="of:=INDEX([Sheet2.$C$2:.$V$143];[.A1559];[.B1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40]" office:value-type="float" office:value="19">
            <text:p>19</text:p>
          </table:table-cell>
          <table:table-cell table:formula="of:=INDEX([Sheet2.$C$2:.$V$143];[.A1560];[.B1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41]" office:value-type="float" office:value="20">
            <text:p>20</text:p>
          </table:table-cell>
          <table:table-cell table:formula="of:=INDEX([Sheet2.$C$2:.$V$143];[.A1561];[.B1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2]" office:value-type="float" office:value="1">
            <text:p>1</text:p>
          </table:table-cell>
          <table:table-cell table:formula="of:=INDEX([Sheet2.$C$2:.$V$143];[.A1562];[.B15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3]" office:value-type="float" office:value="2">
            <text:p>2</text:p>
          </table:table-cell>
          <table:table-cell table:formula="of:=INDEX([Sheet2.$C$2:.$V$143];[.A1563];[.B15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4]" office:value-type="float" office:value="3">
            <text:p>3</text:p>
          </table:table-cell>
          <table:table-cell table:formula="of:=INDEX([Sheet2.$C$2:.$V$143];[.A1564];[.B1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5]" office:value-type="float" office:value="4">
            <text:p>4</text:p>
          </table:table-cell>
          <table:table-cell table:formula="of:=INDEX([Sheet2.$C$2:.$V$143];[.A1565];[.B1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6]" office:value-type="float" office:value="5">
            <text:p>5</text:p>
          </table:table-cell>
          <table:table-cell table:formula="of:=INDEX([Sheet2.$C$2:.$V$143];[.A1566];[.B156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7]" office:value-type="float" office:value="6">
            <text:p>6</text:p>
          </table:table-cell>
          <table:table-cell table:formula="of:=INDEX([Sheet2.$C$2:.$V$143];[.A1567];[.B1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8]" office:value-type="float" office:value="7">
            <text:p>7</text:p>
          </table:table-cell>
          <table:table-cell table:formula="of:=INDEX([Sheet2.$C$2:.$V$143];[.A1568];[.B1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9]" office:value-type="float" office:value="8">
            <text:p>8</text:p>
          </table:table-cell>
          <table:table-cell table:formula="of:=INDEX([Sheet2.$C$2:.$V$143];[.A1569];[.B1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0]" office:value-type="float" office:value="9">
            <text:p>9</text:p>
          </table:table-cell>
          <table:table-cell table:formula="of:=INDEX([Sheet2.$C$2:.$V$143];[.A1570];[.B1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1]" office:value-type="float" office:value="10">
            <text:p>10</text:p>
          </table:table-cell>
          <table:table-cell table:formula="of:=INDEX([Sheet2.$C$2:.$V$143];[.A1571];[.B15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2]" office:value-type="float" office:value="11">
            <text:p>11</text:p>
          </table:table-cell>
          <table:table-cell table:formula="of:=INDEX([Sheet2.$C$2:.$V$143];[.A1572];[.B15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3]" office:value-type="float" office:value="12">
            <text:p>12</text:p>
          </table:table-cell>
          <table:table-cell table:formula="of:=INDEX([Sheet2.$C$2:.$V$143];[.A1573];[.B15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4]" office:value-type="float" office:value="13">
            <text:p>13</text:p>
          </table:table-cell>
          <table:table-cell table:formula="of:=INDEX([Sheet2.$C$2:.$V$143];[.A1574];[.B15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5]" office:value-type="float" office:value="14">
            <text:p>14</text:p>
          </table:table-cell>
          <table:table-cell table:formula="of:=INDEX([Sheet2.$C$2:.$V$143];[.A1575];[.B1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6]" office:value-type="float" office:value="15">
            <text:p>15</text:p>
          </table:table-cell>
          <table:table-cell table:formula="of:=INDEX([Sheet2.$C$2:.$V$143];[.A1576];[.B1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7]" office:value-type="float" office:value="16">
            <text:p>16</text:p>
          </table:table-cell>
          <table:table-cell table:formula="of:=INDEX([Sheet2.$C$2:.$V$143];[.A1577];[.B1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8]" office:value-type="float" office:value="17">
            <text:p>17</text:p>
          </table:table-cell>
          <table:table-cell table:formula="of:=INDEX([Sheet2.$C$2:.$V$143];[.A1578];[.B15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9]" office:value-type="float" office:value="18">
            <text:p>18</text:p>
          </table:table-cell>
          <table:table-cell table:formula="of:=INDEX([Sheet2.$C$2:.$V$143];[.A1579];[.B15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60]" office:value-type="float" office:value="19">
            <text:p>19</text:p>
          </table:table-cell>
          <table:table-cell table:formula="of:=INDEX([Sheet2.$C$2:.$V$143];[.A1580];[.B15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61]" office:value-type="float" office:value="20">
            <text:p>20</text:p>
          </table:table-cell>
          <table:table-cell table:formula="of:=INDEX([Sheet2.$C$2:.$V$143];[.A1581];[.B15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2]" office:value-type="float" office:value="1">
            <text:p>1</text:p>
          </table:table-cell>
          <table:table-cell table:formula="of:=INDEX([Sheet2.$C$2:.$V$143];[.A1582];[.B1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3]" office:value-type="float" office:value="2">
            <text:p>2</text:p>
          </table:table-cell>
          <table:table-cell table:formula="of:=INDEX([Sheet2.$C$2:.$V$143];[.A1583];[.B1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4]" office:value-type="float" office:value="3">
            <text:p>3</text:p>
          </table:table-cell>
          <table:table-cell table:formula="of:=INDEX([Sheet2.$C$2:.$V$143];[.A1584];[.B1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5]" office:value-type="float" office:value="4">
            <text:p>4</text:p>
          </table:table-cell>
          <table:table-cell table:formula="of:=INDEX([Sheet2.$C$2:.$V$143];[.A1585];[.B1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6]" office:value-type="float" office:value="5">
            <text:p>5</text:p>
          </table:table-cell>
          <table:table-cell table:formula="of:=INDEX([Sheet2.$C$2:.$V$143];[.A1586];[.B1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7]" office:value-type="float" office:value="6">
            <text:p>6</text:p>
          </table:table-cell>
          <table:table-cell table:formula="of:=INDEX([Sheet2.$C$2:.$V$143];[.A1587];[.B158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8]" office:value-type="float" office:value="7">
            <text:p>7</text:p>
          </table:table-cell>
          <table:table-cell table:formula="of:=INDEX([Sheet2.$C$2:.$V$143];[.A1588];[.B1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9]" office:value-type="float" office:value="8">
            <text:p>8</text:p>
          </table:table-cell>
          <table:table-cell table:formula="of:=INDEX([Sheet2.$C$2:.$V$143];[.A1589];[.B1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0]" office:value-type="float" office:value="9">
            <text:p>9</text:p>
          </table:table-cell>
          <table:table-cell table:formula="of:=INDEX([Sheet2.$C$2:.$V$143];[.A1590];[.B1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1]" office:value-type="float" office:value="10">
            <text:p>10</text:p>
          </table:table-cell>
          <table:table-cell table:formula="of:=INDEX([Sheet2.$C$2:.$V$143];[.A1591];[.B1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2]" office:value-type="float" office:value="11">
            <text:p>11</text:p>
          </table:table-cell>
          <table:table-cell table:formula="of:=INDEX([Sheet2.$C$2:.$V$143];[.A1592];[.B15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3]" office:value-type="float" office:value="12">
            <text:p>12</text:p>
          </table:table-cell>
          <table:table-cell table:formula="of:=INDEX([Sheet2.$C$2:.$V$143];[.A1593];[.B1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4]" office:value-type="float" office:value="13">
            <text:p>13</text:p>
          </table:table-cell>
          <table:table-cell table:formula="of:=INDEX([Sheet2.$C$2:.$V$143];[.A1594];[.B1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5]" office:value-type="float" office:value="14">
            <text:p>14</text:p>
          </table:table-cell>
          <table:table-cell table:formula="of:=INDEX([Sheet2.$C$2:.$V$143];[.A1595];[.B1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6]" office:value-type="float" office:value="15">
            <text:p>15</text:p>
          </table:table-cell>
          <table:table-cell table:formula="of:=INDEX([Sheet2.$C$2:.$V$143];[.A1596];[.B1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7]" office:value-type="float" office:value="16">
            <text:p>16</text:p>
          </table:table-cell>
          <table:table-cell table:formula="of:=INDEX([Sheet2.$C$2:.$V$143];[.A1597];[.B1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8]" office:value-type="float" office:value="17">
            <text:p>17</text:p>
          </table:table-cell>
          <table:table-cell table:formula="of:=INDEX([Sheet2.$C$2:.$V$143];[.A1598];[.B1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9]" office:value-type="float" office:value="18">
            <text:p>18</text:p>
          </table:table-cell>
          <table:table-cell table:formula="of:=INDEX([Sheet2.$C$2:.$V$143];[.A1599];[.B1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80]" office:value-type="float" office:value="19">
            <text:p>19</text:p>
          </table:table-cell>
          <table:table-cell table:formula="of:=INDEX([Sheet2.$C$2:.$V$143];[.A1600];[.B1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81]" office:value-type="float" office:value="20">
            <text:p>20</text:p>
          </table:table-cell>
          <table:table-cell table:formula="of:=INDEX([Sheet2.$C$2:.$V$143];[.A1601];[.B1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2]" office:value-type="float" office:value="1">
            <text:p>1</text:p>
          </table:table-cell>
          <table:table-cell table:formula="of:=INDEX([Sheet2.$C$2:.$V$143];[.A1602];[.B1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3]" office:value-type="float" office:value="2">
            <text:p>2</text:p>
          </table:table-cell>
          <table:table-cell table:formula="of:=INDEX([Sheet2.$C$2:.$V$143];[.A1603];[.B1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4]" office:value-type="float" office:value="3">
            <text:p>3</text:p>
          </table:table-cell>
          <table:table-cell table:formula="of:=INDEX([Sheet2.$C$2:.$V$143];[.A1604];[.B16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5]" office:value-type="float" office:value="4">
            <text:p>4</text:p>
          </table:table-cell>
          <table:table-cell table:formula="of:=INDEX([Sheet2.$C$2:.$V$143];[.A1605];[.B1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6]" office:value-type="float" office:value="5">
            <text:p>5</text:p>
          </table:table-cell>
          <table:table-cell table:formula="of:=INDEX([Sheet2.$C$2:.$V$143];[.A1606];[.B16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7]" office:value-type="float" office:value="6">
            <text:p>6</text:p>
          </table:table-cell>
          <table:table-cell table:formula="of:=INDEX([Sheet2.$C$2:.$V$143];[.A1607];[.B1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8]" office:value-type="float" office:value="7">
            <text:p>7</text:p>
          </table:table-cell>
          <table:table-cell table:formula="of:=INDEX([Sheet2.$C$2:.$V$143];[.A1608];[.B1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9]" office:value-type="float" office:value="8">
            <text:p>8</text:p>
          </table:table-cell>
          <table:table-cell table:formula="of:=INDEX([Sheet2.$C$2:.$V$143];[.A1609];[.B1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0]" office:value-type="float" office:value="9">
            <text:p>9</text:p>
          </table:table-cell>
          <table:table-cell table:formula="of:=INDEX([Sheet2.$C$2:.$V$143];[.A1610];[.B1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1]" office:value-type="float" office:value="10">
            <text:p>10</text:p>
          </table:table-cell>
          <table:table-cell table:formula="of:=INDEX([Sheet2.$C$2:.$V$143];[.A1611];[.B1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2]" office:value-type="float" office:value="11">
            <text:p>11</text:p>
          </table:table-cell>
          <table:table-cell table:formula="of:=INDEX([Sheet2.$C$2:.$V$143];[.A1612];[.B1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3]" office:value-type="float" office:value="12">
            <text:p>12</text:p>
          </table:table-cell>
          <table:table-cell table:formula="of:=INDEX([Sheet2.$C$2:.$V$143];[.A1613];[.B1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4]" office:value-type="float" office:value="13">
            <text:p>13</text:p>
          </table:table-cell>
          <table:table-cell table:formula="of:=INDEX([Sheet2.$C$2:.$V$143];[.A1614];[.B1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5]" office:value-type="float" office:value="14">
            <text:p>14</text:p>
          </table:table-cell>
          <table:table-cell table:formula="of:=INDEX([Sheet2.$C$2:.$V$143];[.A1615];[.B1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6]" office:value-type="float" office:value="15">
            <text:p>15</text:p>
          </table:table-cell>
          <table:table-cell table:formula="of:=INDEX([Sheet2.$C$2:.$V$143];[.A1616];[.B1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7]" office:value-type="float" office:value="16">
            <text:p>16</text:p>
          </table:table-cell>
          <table:table-cell table:formula="of:=INDEX([Sheet2.$C$2:.$V$143];[.A1617];[.B1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8]" office:value-type="float" office:value="17">
            <text:p>17</text:p>
          </table:table-cell>
          <table:table-cell table:formula="of:=INDEX([Sheet2.$C$2:.$V$143];[.A1618];[.B1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9]" office:value-type="float" office:value="18">
            <text:p>18</text:p>
          </table:table-cell>
          <table:table-cell table:formula="of:=INDEX([Sheet2.$C$2:.$V$143];[.A1619];[.B1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600]" office:value-type="float" office:value="19">
            <text:p>19</text:p>
          </table:table-cell>
          <table:table-cell table:formula="of:=INDEX([Sheet2.$C$2:.$V$143];[.A1620];[.B1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601]" office:value-type="float" office:value="20">
            <text:p>20</text:p>
          </table:table-cell>
          <table:table-cell table:formula="of:=INDEX([Sheet2.$C$2:.$V$143];[.A1621];[.B1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2]" office:value-type="float" office:value="1">
            <text:p>1</text:p>
          </table:table-cell>
          <table:table-cell table:formula="of:=INDEX([Sheet2.$C$2:.$V$143];[.A1622];[.B1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3]" office:value-type="float" office:value="2">
            <text:p>2</text:p>
          </table:table-cell>
          <table:table-cell table:formula="of:=INDEX([Sheet2.$C$2:.$V$143];[.A1623];[.B1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4]" office:value-type="float" office:value="3">
            <text:p>3</text:p>
          </table:table-cell>
          <table:table-cell table:formula="of:=INDEX([Sheet2.$C$2:.$V$143];[.A1624];[.B16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5]" office:value-type="float" office:value="4">
            <text:p>4</text:p>
          </table:table-cell>
          <table:table-cell table:formula="of:=INDEX([Sheet2.$C$2:.$V$143];[.A1625];[.B16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6]" office:value-type="float" office:value="5">
            <text:p>5</text:p>
          </table:table-cell>
          <table:table-cell table:formula="of:=INDEX([Sheet2.$C$2:.$V$143];[.A1626];[.B1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7]" office:value-type="float" office:value="6">
            <text:p>6</text:p>
          </table:table-cell>
          <table:table-cell table:formula="of:=INDEX([Sheet2.$C$2:.$V$143];[.A1627];[.B1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8]" office:value-type="float" office:value="7">
            <text:p>7</text:p>
          </table:table-cell>
          <table:table-cell table:formula="of:=INDEX([Sheet2.$C$2:.$V$143];[.A1628];[.B1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9]" office:value-type="float" office:value="8">
            <text:p>8</text:p>
          </table:table-cell>
          <table:table-cell table:formula="of:=INDEX([Sheet2.$C$2:.$V$143];[.A1629];[.B1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0]" office:value-type="float" office:value="9">
            <text:p>9</text:p>
          </table:table-cell>
          <table:table-cell table:formula="of:=INDEX([Sheet2.$C$2:.$V$143];[.A1630];[.B1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1]" office:value-type="float" office:value="10">
            <text:p>10</text:p>
          </table:table-cell>
          <table:table-cell table:formula="of:=INDEX([Sheet2.$C$2:.$V$143];[.A1631];[.B1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2]" office:value-type="float" office:value="11">
            <text:p>11</text:p>
          </table:table-cell>
          <table:table-cell table:formula="of:=INDEX([Sheet2.$C$2:.$V$143];[.A1632];[.B1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3]" office:value-type="float" office:value="12">
            <text:p>12</text:p>
          </table:table-cell>
          <table:table-cell table:formula="of:=INDEX([Sheet2.$C$2:.$V$143];[.A1633];[.B1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4]" office:value-type="float" office:value="13">
            <text:p>13</text:p>
          </table:table-cell>
          <table:table-cell table:formula="of:=INDEX([Sheet2.$C$2:.$V$143];[.A1634];[.B1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5]" office:value-type="float" office:value="14">
            <text:p>14</text:p>
          </table:table-cell>
          <table:table-cell table:formula="of:=INDEX([Sheet2.$C$2:.$V$143];[.A1635];[.B1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6]" office:value-type="float" office:value="15">
            <text:p>15</text:p>
          </table:table-cell>
          <table:table-cell table:formula="of:=INDEX([Sheet2.$C$2:.$V$143];[.A1636];[.B1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7]" office:value-type="float" office:value="16">
            <text:p>16</text:p>
          </table:table-cell>
          <table:table-cell table:formula="of:=INDEX([Sheet2.$C$2:.$V$143];[.A1637];[.B1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8]" office:value-type="float" office:value="17">
            <text:p>17</text:p>
          </table:table-cell>
          <table:table-cell table:formula="of:=INDEX([Sheet2.$C$2:.$V$143];[.A1638];[.B16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9]" office:value-type="float" office:value="18">
            <text:p>18</text:p>
          </table:table-cell>
          <table:table-cell table:formula="of:=INDEX([Sheet2.$C$2:.$V$143];[.A1639];[.B16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20]" office:value-type="float" office:value="19">
            <text:p>19</text:p>
          </table:table-cell>
          <table:table-cell table:formula="of:=INDEX([Sheet2.$C$2:.$V$143];[.A1640];[.B16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21]" office:value-type="float" office:value="20">
            <text:p>20</text:p>
          </table:table-cell>
          <table:table-cell table:formula="of:=INDEX([Sheet2.$C$2:.$V$143];[.A1641];[.B1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2]" office:value-type="float" office:value="1">
            <text:p>1</text:p>
          </table:table-cell>
          <table:table-cell table:formula="of:=INDEX([Sheet2.$C$2:.$V$143];[.A1642];[.B16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3]" office:value-type="float" office:value="2">
            <text:p>2</text:p>
          </table:table-cell>
          <table:table-cell table:formula="of:=INDEX([Sheet2.$C$2:.$V$143];[.A1643];[.B16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4]" office:value-type="float" office:value="3">
            <text:p>3</text:p>
          </table:table-cell>
          <table:table-cell table:formula="of:=INDEX([Sheet2.$C$2:.$V$143];[.A1644];[.B16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5]" office:value-type="float" office:value="4">
            <text:p>4</text:p>
          </table:table-cell>
          <table:table-cell table:formula="of:=INDEX([Sheet2.$C$2:.$V$143];[.A1645];[.B16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6]" office:value-type="float" office:value="5">
            <text:p>5</text:p>
          </table:table-cell>
          <table:table-cell table:formula="of:=INDEX([Sheet2.$C$2:.$V$143];[.A1646];[.B16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7]" office:value-type="float" office:value="6">
            <text:p>6</text:p>
          </table:table-cell>
          <table:table-cell table:formula="of:=INDEX([Sheet2.$C$2:.$V$143];[.A1647];[.B1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8]" office:value-type="float" office:value="7">
            <text:p>7</text:p>
          </table:table-cell>
          <table:table-cell table:formula="of:=INDEX([Sheet2.$C$2:.$V$143];[.A1648];[.B1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9]" office:value-type="float" office:value="8">
            <text:p>8</text:p>
          </table:table-cell>
          <table:table-cell table:formula="of:=INDEX([Sheet2.$C$2:.$V$143];[.A1649];[.B1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0]" office:value-type="float" office:value="9">
            <text:p>9</text:p>
          </table:table-cell>
          <table:table-cell table:formula="of:=INDEX([Sheet2.$C$2:.$V$143];[.A1650];[.B1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1]" office:value-type="float" office:value="10">
            <text:p>10</text:p>
          </table:table-cell>
          <table:table-cell table:formula="of:=INDEX([Sheet2.$C$2:.$V$143];[.A1651];[.B16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2]" office:value-type="float" office:value="11">
            <text:p>11</text:p>
          </table:table-cell>
          <table:table-cell table:formula="of:=INDEX([Sheet2.$C$2:.$V$143];[.A1652];[.B1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3]" office:value-type="float" office:value="12">
            <text:p>12</text:p>
          </table:table-cell>
          <table:table-cell table:formula="of:=INDEX([Sheet2.$C$2:.$V$143];[.A1653];[.B16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4]" office:value-type="float" office:value="13">
            <text:p>13</text:p>
          </table:table-cell>
          <table:table-cell table:formula="of:=INDEX([Sheet2.$C$2:.$V$143];[.A1654];[.B16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5]" office:value-type="float" office:value="14">
            <text:p>14</text:p>
          </table:table-cell>
          <table:table-cell table:formula="of:=INDEX([Sheet2.$C$2:.$V$143];[.A1655];[.B1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6]" office:value-type="float" office:value="15">
            <text:p>15</text:p>
          </table:table-cell>
          <table:table-cell table:formula="of:=INDEX([Sheet2.$C$2:.$V$143];[.A1656];[.B1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7]" office:value-type="float" office:value="16">
            <text:p>16</text:p>
          </table:table-cell>
          <table:table-cell table:formula="of:=INDEX([Sheet2.$C$2:.$V$143];[.A1657];[.B1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8]" office:value-type="float" office:value="17">
            <text:p>17</text:p>
          </table:table-cell>
          <table:table-cell table:formula="of:=INDEX([Sheet2.$C$2:.$V$143];[.A1658];[.B16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9]" office:value-type="float" office:value="18">
            <text:p>18</text:p>
          </table:table-cell>
          <table:table-cell table:formula="of:=INDEX([Sheet2.$C$2:.$V$143];[.A1659];[.B16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40]" office:value-type="float" office:value="19">
            <text:p>19</text:p>
          </table:table-cell>
          <table:table-cell table:formula="of:=INDEX([Sheet2.$C$2:.$V$143];[.A1660];[.B16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41]" office:value-type="float" office:value="20">
            <text:p>20</text:p>
          </table:table-cell>
          <table:table-cell table:formula="of:=INDEX([Sheet2.$C$2:.$V$143];[.A1661];[.B16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2]" office:value-type="float" office:value="1">
            <text:p>1</text:p>
          </table:table-cell>
          <table:table-cell table:formula="of:=INDEX([Sheet2.$C$2:.$V$143];[.A1662];[.B16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3]" office:value-type="float" office:value="2">
            <text:p>2</text:p>
          </table:table-cell>
          <table:table-cell table:formula="of:=INDEX([Sheet2.$C$2:.$V$143];[.A1663];[.B16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4]" office:value-type="float" office:value="3">
            <text:p>3</text:p>
          </table:table-cell>
          <table:table-cell table:formula="of:=INDEX([Sheet2.$C$2:.$V$143];[.A1664];[.B16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5]" office:value-type="float" office:value="4">
            <text:p>4</text:p>
          </table:table-cell>
          <table:table-cell table:formula="of:=INDEX([Sheet2.$C$2:.$V$143];[.A1665];[.B16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6]" office:value-type="float" office:value="5">
            <text:p>5</text:p>
          </table:table-cell>
          <table:table-cell table:formula="of:=INDEX([Sheet2.$C$2:.$V$143];[.A1666];[.B1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7]" office:value-type="float" office:value="6">
            <text:p>6</text:p>
          </table:table-cell>
          <table:table-cell table:formula="of:=INDEX([Sheet2.$C$2:.$V$143];[.A1667];[.B1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8]" office:value-type="float" office:value="7">
            <text:p>7</text:p>
          </table:table-cell>
          <table:table-cell table:formula="of:=INDEX([Sheet2.$C$2:.$V$143];[.A1668];[.B1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9]" office:value-type="float" office:value="8">
            <text:p>8</text:p>
          </table:table-cell>
          <table:table-cell table:formula="of:=INDEX([Sheet2.$C$2:.$V$143];[.A1669];[.B1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0]" office:value-type="float" office:value="9">
            <text:p>9</text:p>
          </table:table-cell>
          <table:table-cell table:formula="of:=INDEX([Sheet2.$C$2:.$V$143];[.A1670];[.B1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1]" office:value-type="float" office:value="10">
            <text:p>10</text:p>
          </table:table-cell>
          <table:table-cell table:formula="of:=INDEX([Sheet2.$C$2:.$V$143];[.A1671];[.B1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2]" office:value-type="float" office:value="11">
            <text:p>11</text:p>
          </table:table-cell>
          <table:table-cell table:formula="of:=INDEX([Sheet2.$C$2:.$V$143];[.A1672];[.B1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3]" office:value-type="float" office:value="12">
            <text:p>12</text:p>
          </table:table-cell>
          <table:table-cell table:formula="of:=INDEX([Sheet2.$C$2:.$V$143];[.A1673];[.B1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4]" office:value-type="float" office:value="13">
            <text:p>13</text:p>
          </table:table-cell>
          <table:table-cell table:formula="of:=INDEX([Sheet2.$C$2:.$V$143];[.A1674];[.B1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5]" office:value-type="float" office:value="14">
            <text:p>14</text:p>
          </table:table-cell>
          <table:table-cell table:formula="of:=INDEX([Sheet2.$C$2:.$V$143];[.A1675];[.B1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6]" office:value-type="float" office:value="15">
            <text:p>15</text:p>
          </table:table-cell>
          <table:table-cell table:formula="of:=INDEX([Sheet2.$C$2:.$V$143];[.A1676];[.B1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7]" office:value-type="float" office:value="16">
            <text:p>16</text:p>
          </table:table-cell>
          <table:table-cell table:formula="of:=INDEX([Sheet2.$C$2:.$V$143];[.A1677];[.B1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8]" office:value-type="float" office:value="17">
            <text:p>17</text:p>
          </table:table-cell>
          <table:table-cell table:formula="of:=INDEX([Sheet2.$C$2:.$V$143];[.A1678];[.B1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9]" office:value-type="float" office:value="18">
            <text:p>18</text:p>
          </table:table-cell>
          <table:table-cell table:formula="of:=INDEX([Sheet2.$C$2:.$V$143];[.A1679];[.B1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60]" office:value-type="float" office:value="19">
            <text:p>19</text:p>
          </table:table-cell>
          <table:table-cell table:formula="of:=INDEX([Sheet2.$C$2:.$V$143];[.A1680];[.B1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61]" office:value-type="float" office:value="20">
            <text:p>20</text:p>
          </table:table-cell>
          <table:table-cell table:formula="of:=INDEX([Sheet2.$C$2:.$V$143];[.A1681];[.B1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2]" office:value-type="float" office:value="1">
            <text:p>1</text:p>
          </table:table-cell>
          <table:table-cell table:formula="of:=INDEX([Sheet2.$C$2:.$V$143];[.A1682];[.B1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3]" office:value-type="float" office:value="2">
            <text:p>2</text:p>
          </table:table-cell>
          <table:table-cell table:formula="of:=INDEX([Sheet2.$C$2:.$V$143];[.A1683];[.B16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4]" office:value-type="float" office:value="3">
            <text:p>3</text:p>
          </table:table-cell>
          <table:table-cell table:formula="of:=INDEX([Sheet2.$C$2:.$V$143];[.A1684];[.B16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5]" office:value-type="float" office:value="4">
            <text:p>4</text:p>
          </table:table-cell>
          <table:table-cell table:formula="of:=INDEX([Sheet2.$C$2:.$V$143];[.A1685];[.B16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6]" office:value-type="float" office:value="5">
            <text:p>5</text:p>
          </table:table-cell>
          <table:table-cell table:formula="of:=INDEX([Sheet2.$C$2:.$V$143];[.A1686];[.B16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7]" office:value-type="float" office:value="6">
            <text:p>6</text:p>
          </table:table-cell>
          <table:table-cell table:formula="of:=INDEX([Sheet2.$C$2:.$V$143];[.A1687];[.B1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8]" office:value-type="float" office:value="7">
            <text:p>7</text:p>
          </table:table-cell>
          <table:table-cell table:formula="of:=INDEX([Sheet2.$C$2:.$V$143];[.A1688];[.B1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9]" office:value-type="float" office:value="8">
            <text:p>8</text:p>
          </table:table-cell>
          <table:table-cell table:formula="of:=INDEX([Sheet2.$C$2:.$V$143];[.A1689];[.B1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0]" office:value-type="float" office:value="9">
            <text:p>9</text:p>
          </table:table-cell>
          <table:table-cell table:formula="of:=INDEX([Sheet2.$C$2:.$V$143];[.A1690];[.B1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1]" office:value-type="float" office:value="10">
            <text:p>10</text:p>
          </table:table-cell>
          <table:table-cell table:formula="of:=INDEX([Sheet2.$C$2:.$V$143];[.A1691];[.B1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2]" office:value-type="float" office:value="11">
            <text:p>11</text:p>
          </table:table-cell>
          <table:table-cell table:formula="of:=INDEX([Sheet2.$C$2:.$V$143];[.A1692];[.B1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3]" office:value-type="float" office:value="12">
            <text:p>12</text:p>
          </table:table-cell>
          <table:table-cell table:formula="of:=INDEX([Sheet2.$C$2:.$V$143];[.A1693];[.B1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4]" office:value-type="float" office:value="13">
            <text:p>13</text:p>
          </table:table-cell>
          <table:table-cell table:formula="of:=INDEX([Sheet2.$C$2:.$V$143];[.A1694];[.B1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5]" office:value-type="float" office:value="14">
            <text:p>14</text:p>
          </table:table-cell>
          <table:table-cell table:formula="of:=INDEX([Sheet2.$C$2:.$V$143];[.A1695];[.B1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6]" office:value-type="float" office:value="15">
            <text:p>15</text:p>
          </table:table-cell>
          <table:table-cell table:formula="of:=INDEX([Sheet2.$C$2:.$V$143];[.A1696];[.B1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7]" office:value-type="float" office:value="16">
            <text:p>16</text:p>
          </table:table-cell>
          <table:table-cell table:formula="of:=INDEX([Sheet2.$C$2:.$V$143];[.A1697];[.B1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8]" office:value-type="float" office:value="17">
            <text:p>17</text:p>
          </table:table-cell>
          <table:table-cell table:formula="of:=INDEX([Sheet2.$C$2:.$V$143];[.A1698];[.B1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9]" office:value-type="float" office:value="18">
            <text:p>18</text:p>
          </table:table-cell>
          <table:table-cell table:formula="of:=INDEX([Sheet2.$C$2:.$V$143];[.A1699];[.B1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80]" office:value-type="float" office:value="19">
            <text:p>19</text:p>
          </table:table-cell>
          <table:table-cell table:formula="of:=INDEX([Sheet2.$C$2:.$V$143];[.A1700];[.B1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81]" office:value-type="float" office:value="20">
            <text:p>20</text:p>
          </table:table-cell>
          <table:table-cell table:formula="of:=INDEX([Sheet2.$C$2:.$V$143];[.A1701];[.B1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2]" office:value-type="float" office:value="1">
            <text:p>1</text:p>
          </table:table-cell>
          <table:table-cell table:formula="of:=INDEX([Sheet2.$C$2:.$V$143];[.A1702];[.B1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3]" office:value-type="float" office:value="2">
            <text:p>2</text:p>
          </table:table-cell>
          <table:table-cell table:formula="of:=INDEX([Sheet2.$C$2:.$V$143];[.A1703];[.B17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4]" office:value-type="float" office:value="3">
            <text:p>3</text:p>
          </table:table-cell>
          <table:table-cell table:formula="of:=INDEX([Sheet2.$C$2:.$V$143];[.A1704];[.B17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5]" office:value-type="float" office:value="4">
            <text:p>4</text:p>
          </table:table-cell>
          <table:table-cell table:formula="of:=INDEX([Sheet2.$C$2:.$V$143];[.A1705];[.B1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6]" office:value-type="float" office:value="5">
            <text:p>5</text:p>
          </table:table-cell>
          <table:table-cell table:formula="of:=INDEX([Sheet2.$C$2:.$V$143];[.A1706];[.B17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7]" office:value-type="float" office:value="6">
            <text:p>6</text:p>
          </table:table-cell>
          <table:table-cell table:formula="of:=INDEX([Sheet2.$C$2:.$V$143];[.A1707];[.B1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8]" office:value-type="float" office:value="7">
            <text:p>7</text:p>
          </table:table-cell>
          <table:table-cell table:formula="of:=INDEX([Sheet2.$C$2:.$V$143];[.A1708];[.B1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9]" office:value-type="float" office:value="8">
            <text:p>8</text:p>
          </table:table-cell>
          <table:table-cell table:formula="of:=INDEX([Sheet2.$C$2:.$V$143];[.A1709];[.B1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0]" office:value-type="float" office:value="9">
            <text:p>9</text:p>
          </table:table-cell>
          <table:table-cell table:formula="of:=INDEX([Sheet2.$C$2:.$V$143];[.A1710];[.B1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1]" office:value-type="float" office:value="10">
            <text:p>10</text:p>
          </table:table-cell>
          <table:table-cell table:formula="of:=INDEX([Sheet2.$C$2:.$V$143];[.A1711];[.B1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2]" office:value-type="float" office:value="11">
            <text:p>11</text:p>
          </table:table-cell>
          <table:table-cell table:formula="of:=INDEX([Sheet2.$C$2:.$V$143];[.A1712];[.B1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3]" office:value-type="float" office:value="12">
            <text:p>12</text:p>
          </table:table-cell>
          <table:table-cell table:formula="of:=INDEX([Sheet2.$C$2:.$V$143];[.A1713];[.B1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4]" office:value-type="float" office:value="13">
            <text:p>13</text:p>
          </table:table-cell>
          <table:table-cell table:formula="of:=INDEX([Sheet2.$C$2:.$V$143];[.A1714];[.B1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5]" office:value-type="float" office:value="14">
            <text:p>14</text:p>
          </table:table-cell>
          <table:table-cell table:formula="of:=INDEX([Sheet2.$C$2:.$V$143];[.A1715];[.B1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6]" office:value-type="float" office:value="15">
            <text:p>15</text:p>
          </table:table-cell>
          <table:table-cell table:formula="of:=INDEX([Sheet2.$C$2:.$V$143];[.A1716];[.B1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7]" office:value-type="float" office:value="16">
            <text:p>16</text:p>
          </table:table-cell>
          <table:table-cell table:formula="of:=INDEX([Sheet2.$C$2:.$V$143];[.A1717];[.B17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8]" office:value-type="float" office:value="17">
            <text:p>17</text:p>
          </table:table-cell>
          <table:table-cell table:formula="of:=INDEX([Sheet2.$C$2:.$V$143];[.A1718];[.B1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9]" office:value-type="float" office:value="18">
            <text:p>18</text:p>
          </table:table-cell>
          <table:table-cell table:formula="of:=INDEX([Sheet2.$C$2:.$V$143];[.A1719];[.B1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700]" office:value-type="float" office:value="19">
            <text:p>19</text:p>
          </table:table-cell>
          <table:table-cell table:formula="of:=INDEX([Sheet2.$C$2:.$V$143];[.A1720];[.B1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701]" office:value-type="float" office:value="20">
            <text:p>20</text:p>
          </table:table-cell>
          <table:table-cell table:formula="of:=INDEX([Sheet2.$C$2:.$V$143];[.A1721];[.B1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2]" office:value-type="float" office:value="1">
            <text:p>1</text:p>
          </table:table-cell>
          <table:table-cell table:formula="of:=INDEX([Sheet2.$C$2:.$V$143];[.A1722];[.B1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3]" office:value-type="float" office:value="2">
            <text:p>2</text:p>
          </table:table-cell>
          <table:table-cell table:formula="of:=INDEX([Sheet2.$C$2:.$V$143];[.A1723];[.B17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4]" office:value-type="float" office:value="3">
            <text:p>3</text:p>
          </table:table-cell>
          <table:table-cell table:formula="of:=INDEX([Sheet2.$C$2:.$V$143];[.A1724];[.B17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5]" office:value-type="float" office:value="4">
            <text:p>4</text:p>
          </table:table-cell>
          <table:table-cell table:formula="of:=INDEX([Sheet2.$C$2:.$V$143];[.A1725];[.B17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6]" office:value-type="float" office:value="5">
            <text:p>5</text:p>
          </table:table-cell>
          <table:table-cell table:formula="of:=INDEX([Sheet2.$C$2:.$V$143];[.A1726];[.B1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7]" office:value-type="float" office:value="6">
            <text:p>6</text:p>
          </table:table-cell>
          <table:table-cell table:formula="of:=INDEX([Sheet2.$C$2:.$V$143];[.A1727];[.B1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8]" office:value-type="float" office:value="7">
            <text:p>7</text:p>
          </table:table-cell>
          <table:table-cell table:formula="of:=INDEX([Sheet2.$C$2:.$V$143];[.A1728];[.B1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9]" office:value-type="float" office:value="8">
            <text:p>8</text:p>
          </table:table-cell>
          <table:table-cell table:formula="of:=INDEX([Sheet2.$C$2:.$V$143];[.A1729];[.B1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0]" office:value-type="float" office:value="9">
            <text:p>9</text:p>
          </table:table-cell>
          <table:table-cell table:formula="of:=INDEX([Sheet2.$C$2:.$V$143];[.A1730];[.B1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1]" office:value-type="float" office:value="10">
            <text:p>10</text:p>
          </table:table-cell>
          <table:table-cell table:formula="of:=INDEX([Sheet2.$C$2:.$V$143];[.A1731];[.B1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2]" office:value-type="float" office:value="11">
            <text:p>11</text:p>
          </table:table-cell>
          <table:table-cell table:formula="of:=INDEX([Sheet2.$C$2:.$V$143];[.A1732];[.B1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3]" office:value-type="float" office:value="12">
            <text:p>12</text:p>
          </table:table-cell>
          <table:table-cell table:formula="of:=INDEX([Sheet2.$C$2:.$V$143];[.A1733];[.B1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4]" office:value-type="float" office:value="13">
            <text:p>13</text:p>
          </table:table-cell>
          <table:table-cell table:formula="of:=INDEX([Sheet2.$C$2:.$V$143];[.A1734];[.B1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5]" office:value-type="float" office:value="14">
            <text:p>14</text:p>
          </table:table-cell>
          <table:table-cell table:formula="of:=INDEX([Sheet2.$C$2:.$V$143];[.A1735];[.B1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6]" office:value-type="float" office:value="15">
            <text:p>15</text:p>
          </table:table-cell>
          <table:table-cell table:formula="of:=INDEX([Sheet2.$C$2:.$V$143];[.A1736];[.B1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7]" office:value-type="float" office:value="16">
            <text:p>16</text:p>
          </table:table-cell>
          <table:table-cell table:formula="of:=INDEX([Sheet2.$C$2:.$V$143];[.A1737];[.B1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8]" office:value-type="float" office:value="17">
            <text:p>17</text:p>
          </table:table-cell>
          <table:table-cell table:formula="of:=INDEX([Sheet2.$C$2:.$V$143];[.A1738];[.B1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9]" office:value-type="float" office:value="18">
            <text:p>18</text:p>
          </table:table-cell>
          <table:table-cell table:formula="of:=INDEX([Sheet2.$C$2:.$V$143];[.A1739];[.B1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20]" office:value-type="float" office:value="19">
            <text:p>19</text:p>
          </table:table-cell>
          <table:table-cell table:formula="of:=INDEX([Sheet2.$C$2:.$V$143];[.A1740];[.B1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21]" office:value-type="float" office:value="20">
            <text:p>20</text:p>
          </table:table-cell>
          <table:table-cell table:formula="of:=INDEX([Sheet2.$C$2:.$V$143];[.A1741];[.B1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2]" office:value-type="float" office:value="1">
            <text:p>1</text:p>
          </table:table-cell>
          <table:table-cell table:formula="of:=INDEX([Sheet2.$C$2:.$V$143];[.A1742];[.B1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3]" office:value-type="float" office:value="2">
            <text:p>2</text:p>
          </table:table-cell>
          <table:table-cell table:formula="of:=INDEX([Sheet2.$C$2:.$V$143];[.A1743];[.B17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4]" office:value-type="float" office:value="3">
            <text:p>3</text:p>
          </table:table-cell>
          <table:table-cell table:formula="of:=INDEX([Sheet2.$C$2:.$V$143];[.A1744];[.B1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5]" office:value-type="float" office:value="4">
            <text:p>4</text:p>
          </table:table-cell>
          <table:table-cell table:formula="of:=INDEX([Sheet2.$C$2:.$V$143];[.A1745];[.B17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6]" office:value-type="float" office:value="5">
            <text:p>5</text:p>
          </table:table-cell>
          <table:table-cell table:formula="of:=INDEX([Sheet2.$C$2:.$V$143];[.A1746];[.B1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7]" office:value-type="float" office:value="6">
            <text:p>6</text:p>
          </table:table-cell>
          <table:table-cell table:formula="of:=INDEX([Sheet2.$C$2:.$V$143];[.A1747];[.B17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8]" office:value-type="float" office:value="7">
            <text:p>7</text:p>
          </table:table-cell>
          <table:table-cell table:formula="of:=INDEX([Sheet2.$C$2:.$V$143];[.A1748];[.B1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9]" office:value-type="float" office:value="8">
            <text:p>8</text:p>
          </table:table-cell>
          <table:table-cell table:formula="of:=INDEX([Sheet2.$C$2:.$V$143];[.A1749];[.B1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0]" office:value-type="float" office:value="9">
            <text:p>9</text:p>
          </table:table-cell>
          <table:table-cell table:formula="of:=INDEX([Sheet2.$C$2:.$V$143];[.A1750];[.B1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1]" office:value-type="float" office:value="10">
            <text:p>10</text:p>
          </table:table-cell>
          <table:table-cell table:formula="of:=INDEX([Sheet2.$C$2:.$V$143];[.A1751];[.B1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2]" office:value-type="float" office:value="11">
            <text:p>11</text:p>
          </table:table-cell>
          <table:table-cell table:formula="of:=INDEX([Sheet2.$C$2:.$V$143];[.A1752];[.B1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3]" office:value-type="float" office:value="12">
            <text:p>12</text:p>
          </table:table-cell>
          <table:table-cell table:formula="of:=INDEX([Sheet2.$C$2:.$V$143];[.A1753];[.B17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4]" office:value-type="float" office:value="13">
            <text:p>13</text:p>
          </table:table-cell>
          <table:table-cell table:formula="of:=INDEX([Sheet2.$C$2:.$V$143];[.A1754];[.B1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5]" office:value-type="float" office:value="14">
            <text:p>14</text:p>
          </table:table-cell>
          <table:table-cell table:formula="of:=INDEX([Sheet2.$C$2:.$V$143];[.A1755];[.B1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6]" office:value-type="float" office:value="15">
            <text:p>15</text:p>
          </table:table-cell>
          <table:table-cell table:formula="of:=INDEX([Sheet2.$C$2:.$V$143];[.A1756];[.B1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7]" office:value-type="float" office:value="16">
            <text:p>16</text:p>
          </table:table-cell>
          <table:table-cell table:formula="of:=INDEX([Sheet2.$C$2:.$V$143];[.A1757];[.B1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8]" office:value-type="float" office:value="17">
            <text:p>17</text:p>
          </table:table-cell>
          <table:table-cell table:formula="of:=INDEX([Sheet2.$C$2:.$V$143];[.A1758];[.B1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9]" office:value-type="float" office:value="18">
            <text:p>18</text:p>
          </table:table-cell>
          <table:table-cell table:formula="of:=INDEX([Sheet2.$C$2:.$V$143];[.A1759];[.B1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40]" office:value-type="float" office:value="19">
            <text:p>19</text:p>
          </table:table-cell>
          <table:table-cell table:formula="of:=INDEX([Sheet2.$C$2:.$V$143];[.A1760];[.B1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41]" office:value-type="float" office:value="20">
            <text:p>20</text:p>
          </table:table-cell>
          <table:table-cell table:formula="of:=INDEX([Sheet2.$C$2:.$V$143];[.A1761];[.B1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2]" office:value-type="float" office:value="1">
            <text:p>1</text:p>
          </table:table-cell>
          <table:table-cell table:formula="of:=INDEX([Sheet2.$C$2:.$V$143];[.A1762];[.B17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3]" office:value-type="float" office:value="2">
            <text:p>2</text:p>
          </table:table-cell>
          <table:table-cell table:formula="of:=INDEX([Sheet2.$C$2:.$V$143];[.A1763];[.B1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4]" office:value-type="float" office:value="3">
            <text:p>3</text:p>
          </table:table-cell>
          <table:table-cell table:formula="of:=INDEX([Sheet2.$C$2:.$V$143];[.A1764];[.B1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5]" office:value-type="float" office:value="4">
            <text:p>4</text:p>
          </table:table-cell>
          <table:table-cell table:formula="of:=INDEX([Sheet2.$C$2:.$V$143];[.A1765];[.B17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6]" office:value-type="float" office:value="5">
            <text:p>5</text:p>
          </table:table-cell>
          <table:table-cell table:formula="of:=INDEX([Sheet2.$C$2:.$V$143];[.A1766];[.B17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7]" office:value-type="float" office:value="6">
            <text:p>6</text:p>
          </table:table-cell>
          <table:table-cell table:formula="of:=INDEX([Sheet2.$C$2:.$V$143];[.A1767];[.B1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8]" office:value-type="float" office:value="7">
            <text:p>7</text:p>
          </table:table-cell>
          <table:table-cell table:formula="of:=INDEX([Sheet2.$C$2:.$V$143];[.A1768];[.B1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9]" office:value-type="float" office:value="8">
            <text:p>8</text:p>
          </table:table-cell>
          <table:table-cell table:formula="of:=INDEX([Sheet2.$C$2:.$V$143];[.A1769];[.B1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0]" office:value-type="float" office:value="9">
            <text:p>9</text:p>
          </table:table-cell>
          <table:table-cell table:formula="of:=INDEX([Sheet2.$C$2:.$V$143];[.A1770];[.B1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1]" office:value-type="float" office:value="10">
            <text:p>10</text:p>
          </table:table-cell>
          <table:table-cell table:formula="of:=INDEX([Sheet2.$C$2:.$V$143];[.A1771];[.B17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2]" office:value-type="float" office:value="11">
            <text:p>11</text:p>
          </table:table-cell>
          <table:table-cell table:formula="of:=INDEX([Sheet2.$C$2:.$V$143];[.A1772];[.B1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3]" office:value-type="float" office:value="12">
            <text:p>12</text:p>
          </table:table-cell>
          <table:table-cell table:formula="of:=INDEX([Sheet2.$C$2:.$V$143];[.A1773];[.B17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4]" office:value-type="float" office:value="13">
            <text:p>13</text:p>
          </table:table-cell>
          <table:table-cell table:formula="of:=INDEX([Sheet2.$C$2:.$V$143];[.A1774];[.B17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5]" office:value-type="float" office:value="14">
            <text:p>14</text:p>
          </table:table-cell>
          <table:table-cell table:formula="of:=INDEX([Sheet2.$C$2:.$V$143];[.A1775];[.B1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6]" office:value-type="float" office:value="15">
            <text:p>15</text:p>
          </table:table-cell>
          <table:table-cell table:formula="of:=INDEX([Sheet2.$C$2:.$V$143];[.A1776];[.B1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7]" office:value-type="float" office:value="16">
            <text:p>16</text:p>
          </table:table-cell>
          <table:table-cell table:formula="of:=INDEX([Sheet2.$C$2:.$V$143];[.A1777];[.B1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8]" office:value-type="float" office:value="17">
            <text:p>17</text:p>
          </table:table-cell>
          <table:table-cell table:formula="of:=INDEX([Sheet2.$C$2:.$V$143];[.A1778];[.B17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9]" office:value-type="float" office:value="18">
            <text:p>18</text:p>
          </table:table-cell>
          <table:table-cell table:formula="of:=INDEX([Sheet2.$C$2:.$V$143];[.A1779];[.B17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60]" office:value-type="float" office:value="19">
            <text:p>19</text:p>
          </table:table-cell>
          <table:table-cell table:formula="of:=INDEX([Sheet2.$C$2:.$V$143];[.A1780];[.B17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61]" office:value-type="float" office:value="20">
            <text:p>20</text:p>
          </table:table-cell>
          <table:table-cell table:formula="of:=INDEX([Sheet2.$C$2:.$V$143];[.A1781];[.B17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2]" office:value-type="float" office:value="1">
            <text:p>1</text:p>
          </table:table-cell>
          <table:table-cell table:formula="of:=INDEX([Sheet2.$C$2:.$V$143];[.A1782];[.B17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3]" office:value-type="float" office:value="2">
            <text:p>2</text:p>
          </table:table-cell>
          <table:table-cell table:formula="of:=INDEX([Sheet2.$C$2:.$V$143];[.A1783];[.B17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4]" office:value-type="float" office:value="3">
            <text:p>3</text:p>
          </table:table-cell>
          <table:table-cell table:formula="of:=INDEX([Sheet2.$C$2:.$V$143];[.A1784];[.B17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5]" office:value-type="float" office:value="4">
            <text:p>4</text:p>
          </table:table-cell>
          <table:table-cell table:formula="of:=INDEX([Sheet2.$C$2:.$V$143];[.A1785];[.B17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6]" office:value-type="float" office:value="5">
            <text:p>5</text:p>
          </table:table-cell>
          <table:table-cell table:formula="of:=INDEX([Sheet2.$C$2:.$V$143];[.A1786];[.B17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7]" office:value-type="float" office:value="6">
            <text:p>6</text:p>
          </table:table-cell>
          <table:table-cell table:formula="of:=INDEX([Sheet2.$C$2:.$V$143];[.A1787];[.B17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8]" office:value-type="float" office:value="7">
            <text:p>7</text:p>
          </table:table-cell>
          <table:table-cell table:formula="of:=INDEX([Sheet2.$C$2:.$V$143];[.A1788];[.B1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9]" office:value-type="float" office:value="8">
            <text:p>8</text:p>
          </table:table-cell>
          <table:table-cell table:formula="of:=INDEX([Sheet2.$C$2:.$V$143];[.A1789];[.B1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0]" office:value-type="float" office:value="9">
            <text:p>9</text:p>
          </table:table-cell>
          <table:table-cell table:formula="of:=INDEX([Sheet2.$C$2:.$V$143];[.A1790];[.B1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1]" office:value-type="float" office:value="10">
            <text:p>10</text:p>
          </table:table-cell>
          <table:table-cell table:formula="of:=INDEX([Sheet2.$C$2:.$V$143];[.A1791];[.B17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2]" office:value-type="float" office:value="11">
            <text:p>11</text:p>
          </table:table-cell>
          <table:table-cell table:formula="of:=INDEX([Sheet2.$C$2:.$V$143];[.A1792];[.B1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3]" office:value-type="float" office:value="12">
            <text:p>12</text:p>
          </table:table-cell>
          <table:table-cell table:formula="of:=INDEX([Sheet2.$C$2:.$V$143];[.A1793];[.B17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4]" office:value-type="float" office:value="13">
            <text:p>13</text:p>
          </table:table-cell>
          <table:table-cell table:formula="of:=INDEX([Sheet2.$C$2:.$V$143];[.A1794];[.B17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5]" office:value-type="float" office:value="14">
            <text:p>14</text:p>
          </table:table-cell>
          <table:table-cell table:formula="of:=INDEX([Sheet2.$C$2:.$V$143];[.A1795];[.B1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6]" office:value-type="float" office:value="15">
            <text:p>15</text:p>
          </table:table-cell>
          <table:table-cell table:formula="of:=INDEX([Sheet2.$C$2:.$V$143];[.A1796];[.B1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7]" office:value-type="float" office:value="16">
            <text:p>16</text:p>
          </table:table-cell>
          <table:table-cell table:formula="of:=INDEX([Sheet2.$C$2:.$V$143];[.A1797];[.B1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8]" office:value-type="float" office:value="17">
            <text:p>17</text:p>
          </table:table-cell>
          <table:table-cell table:formula="of:=INDEX([Sheet2.$C$2:.$V$143];[.A1798];[.B17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9]" office:value-type="float" office:value="18">
            <text:p>18</text:p>
          </table:table-cell>
          <table:table-cell table:formula="of:=INDEX([Sheet2.$C$2:.$V$143];[.A1799];[.B17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80]" office:value-type="float" office:value="19">
            <text:p>19</text:p>
          </table:table-cell>
          <table:table-cell table:formula="of:=INDEX([Sheet2.$C$2:.$V$143];[.A1800];[.B18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81]" office:value-type="float" office:value="20">
            <text:p>20</text:p>
          </table:table-cell>
          <table:table-cell table:formula="of:=INDEX([Sheet2.$C$2:.$V$143];[.A1801];[.B18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2]" office:value-type="float" office:value="1">
            <text:p>1</text:p>
          </table:table-cell>
          <table:table-cell table:formula="of:=INDEX([Sheet2.$C$2:.$V$143];[.A1802];[.B18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3]" office:value-type="float" office:value="2">
            <text:p>2</text:p>
          </table:table-cell>
          <table:table-cell table:formula="of:=INDEX([Sheet2.$C$2:.$V$143];[.A1803];[.B18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4]" office:value-type="float" office:value="3">
            <text:p>3</text:p>
          </table:table-cell>
          <table:table-cell table:formula="of:=INDEX([Sheet2.$C$2:.$V$143];[.A1804];[.B18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5]" office:value-type="float" office:value="4">
            <text:p>4</text:p>
          </table:table-cell>
          <table:table-cell table:formula="of:=INDEX([Sheet2.$C$2:.$V$143];[.A1805];[.B18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6]" office:value-type="float" office:value="5">
            <text:p>5</text:p>
          </table:table-cell>
          <table:table-cell table:formula="of:=INDEX([Sheet2.$C$2:.$V$143];[.A1806];[.B1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7]" office:value-type="float" office:value="6">
            <text:p>6</text:p>
          </table:table-cell>
          <table:table-cell table:formula="of:=INDEX([Sheet2.$C$2:.$V$143];[.A1807];[.B1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8]" office:value-type="float" office:value="7">
            <text:p>7</text:p>
          </table:table-cell>
          <table:table-cell table:formula="of:=INDEX([Sheet2.$C$2:.$V$143];[.A1808];[.B18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9]" office:value-type="float" office:value="8">
            <text:p>8</text:p>
          </table:table-cell>
          <table:table-cell table:formula="of:=INDEX([Sheet2.$C$2:.$V$143];[.A1809];[.B1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0]" office:value-type="float" office:value="9">
            <text:p>9</text:p>
          </table:table-cell>
          <table:table-cell table:formula="of:=INDEX([Sheet2.$C$2:.$V$143];[.A1810];[.B1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1]" office:value-type="float" office:value="10">
            <text:p>10</text:p>
          </table:table-cell>
          <table:table-cell table:formula="of:=INDEX([Sheet2.$C$2:.$V$143];[.A1811];[.B18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2]" office:value-type="float" office:value="11">
            <text:p>11</text:p>
          </table:table-cell>
          <table:table-cell table:formula="of:=INDEX([Sheet2.$C$2:.$V$143];[.A1812];[.B1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3]" office:value-type="float" office:value="12">
            <text:p>12</text:p>
          </table:table-cell>
          <table:table-cell table:formula="of:=INDEX([Sheet2.$C$2:.$V$143];[.A1813];[.B18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4]" office:value-type="float" office:value="13">
            <text:p>13</text:p>
          </table:table-cell>
          <table:table-cell table:formula="of:=INDEX([Sheet2.$C$2:.$V$143];[.A1814];[.B18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5]" office:value-type="float" office:value="14">
            <text:p>14</text:p>
          </table:table-cell>
          <table:table-cell table:formula="of:=INDEX([Sheet2.$C$2:.$V$143];[.A1815];[.B1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6]" office:value-type="float" office:value="15">
            <text:p>15</text:p>
          </table:table-cell>
          <table:table-cell table:formula="of:=INDEX([Sheet2.$C$2:.$V$143];[.A1816];[.B1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7]" office:value-type="float" office:value="16">
            <text:p>16</text:p>
          </table:table-cell>
          <table:table-cell table:formula="of:=INDEX([Sheet2.$C$2:.$V$143];[.A1817];[.B1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8]" office:value-type="float" office:value="17">
            <text:p>17</text:p>
          </table:table-cell>
          <table:table-cell table:formula="of:=INDEX([Sheet2.$C$2:.$V$143];[.A1818];[.B18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9]" office:value-type="float" office:value="18">
            <text:p>18</text:p>
          </table:table-cell>
          <table:table-cell table:formula="of:=INDEX([Sheet2.$C$2:.$V$143];[.A1819];[.B18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800]" office:value-type="float" office:value="19">
            <text:p>19</text:p>
          </table:table-cell>
          <table:table-cell table:formula="of:=INDEX([Sheet2.$C$2:.$V$143];[.A1820];[.B18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801]" office:value-type="float" office:value="20">
            <text:p>20</text:p>
          </table:table-cell>
          <table:table-cell table:formula="of:=INDEX([Sheet2.$C$2:.$V$143];[.A1821];[.B18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2]" office:value-type="float" office:value="1">
            <text:p>1</text:p>
          </table:table-cell>
          <table:table-cell table:formula="of:=INDEX([Sheet2.$C$2:.$V$143];[.A1822];[.B18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3]" office:value-type="float" office:value="2">
            <text:p>2</text:p>
          </table:table-cell>
          <table:table-cell table:formula="of:=INDEX([Sheet2.$C$2:.$V$143];[.A1823];[.B18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4]" office:value-type="float" office:value="3">
            <text:p>3</text:p>
          </table:table-cell>
          <table:table-cell table:formula="of:=INDEX([Sheet2.$C$2:.$V$143];[.A1824];[.B1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5]" office:value-type="float" office:value="4">
            <text:p>4</text:p>
          </table:table-cell>
          <table:table-cell table:formula="of:=INDEX([Sheet2.$C$2:.$V$143];[.A1825];[.B1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6]" office:value-type="float" office:value="5">
            <text:p>5</text:p>
          </table:table-cell>
          <table:table-cell table:formula="of:=INDEX([Sheet2.$C$2:.$V$143];[.A1826];[.B1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7]" office:value-type="float" office:value="6">
            <text:p>6</text:p>
          </table:table-cell>
          <table:table-cell table:formula="of:=INDEX([Sheet2.$C$2:.$V$143];[.A1827];[.B1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8]" office:value-type="float" office:value="7">
            <text:p>7</text:p>
          </table:table-cell>
          <table:table-cell table:formula="of:=INDEX([Sheet2.$C$2:.$V$143];[.A1828];[.B1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9]" office:value-type="float" office:value="8">
            <text:p>8</text:p>
          </table:table-cell>
          <table:table-cell table:formula="of:=INDEX([Sheet2.$C$2:.$V$143];[.A1829];[.B1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0]" office:value-type="float" office:value="9">
            <text:p>9</text:p>
          </table:table-cell>
          <table:table-cell table:formula="of:=INDEX([Sheet2.$C$2:.$V$143];[.A1830];[.B1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1]" office:value-type="float" office:value="10">
            <text:p>10</text:p>
          </table:table-cell>
          <table:table-cell table:formula="of:=INDEX([Sheet2.$C$2:.$V$143];[.A1831];[.B18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2]" office:value-type="float" office:value="11">
            <text:p>11</text:p>
          </table:table-cell>
          <table:table-cell table:formula="of:=INDEX([Sheet2.$C$2:.$V$143];[.A1832];[.B1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3]" office:value-type="float" office:value="12">
            <text:p>12</text:p>
          </table:table-cell>
          <table:table-cell table:formula="of:=INDEX([Sheet2.$C$2:.$V$143];[.A1833];[.B18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4]" office:value-type="float" office:value="13">
            <text:p>13</text:p>
          </table:table-cell>
          <table:table-cell table:formula="of:=INDEX([Sheet2.$C$2:.$V$143];[.A1834];[.B18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5]" office:value-type="float" office:value="14">
            <text:p>14</text:p>
          </table:table-cell>
          <table:table-cell table:formula="of:=INDEX([Sheet2.$C$2:.$V$143];[.A1835];[.B1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6]" office:value-type="float" office:value="15">
            <text:p>15</text:p>
          </table:table-cell>
          <table:table-cell table:formula="of:=INDEX([Sheet2.$C$2:.$V$143];[.A1836];[.B1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7]" office:value-type="float" office:value="16">
            <text:p>16</text:p>
          </table:table-cell>
          <table:table-cell table:formula="of:=INDEX([Sheet2.$C$2:.$V$143];[.A1837];[.B1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8]" office:value-type="float" office:value="17">
            <text:p>17</text:p>
          </table:table-cell>
          <table:table-cell table:formula="of:=INDEX([Sheet2.$C$2:.$V$143];[.A1838];[.B18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9]" office:value-type="float" office:value="18">
            <text:p>18</text:p>
          </table:table-cell>
          <table:table-cell table:formula="of:=INDEX([Sheet2.$C$2:.$V$143];[.A1839];[.B18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20]" office:value-type="float" office:value="19">
            <text:p>19</text:p>
          </table:table-cell>
          <table:table-cell table:formula="of:=INDEX([Sheet2.$C$2:.$V$143];[.A1840];[.B18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21]" office:value-type="float" office:value="20">
            <text:p>20</text:p>
          </table:table-cell>
          <table:table-cell table:formula="of:=INDEX([Sheet2.$C$2:.$V$143];[.A1841];[.B18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2]" office:value-type="float" office:value="1">
            <text:p>1</text:p>
          </table:table-cell>
          <table:table-cell table:formula="of:=INDEX([Sheet2.$C$2:.$V$143];[.A1842];[.B18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3]" office:value-type="float" office:value="2">
            <text:p>2</text:p>
          </table:table-cell>
          <table:table-cell table:formula="of:=INDEX([Sheet2.$C$2:.$V$143];[.A1843];[.B18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4]" office:value-type="float" office:value="3">
            <text:p>3</text:p>
          </table:table-cell>
          <table:table-cell table:formula="of:=INDEX([Sheet2.$C$2:.$V$143];[.A1844];[.B18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5]" office:value-type="float" office:value="4">
            <text:p>4</text:p>
          </table:table-cell>
          <table:table-cell table:formula="of:=INDEX([Sheet2.$C$2:.$V$143];[.A1845];[.B18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6]" office:value-type="float" office:value="5">
            <text:p>5</text:p>
          </table:table-cell>
          <table:table-cell table:formula="of:=INDEX([Sheet2.$C$2:.$V$143];[.A1846];[.B18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7]" office:value-type="float" office:value="6">
            <text:p>6</text:p>
          </table:table-cell>
          <table:table-cell table:formula="of:=INDEX([Sheet2.$C$2:.$V$143];[.A1847];[.B18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8]" office:value-type="float" office:value="7">
            <text:p>7</text:p>
          </table:table-cell>
          <table:table-cell table:formula="of:=INDEX([Sheet2.$C$2:.$V$143];[.A1848];[.B18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9]" office:value-type="float" office:value="8">
            <text:p>8</text:p>
          </table:table-cell>
          <table:table-cell table:formula="of:=INDEX([Sheet2.$C$2:.$V$143];[.A1849];[.B18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0]" office:value-type="float" office:value="9">
            <text:p>9</text:p>
          </table:table-cell>
          <table:table-cell table:formula="of:=INDEX([Sheet2.$C$2:.$V$143];[.A1850];[.B18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1]" office:value-type="float" office:value="10">
            <text:p>10</text:p>
          </table:table-cell>
          <table:table-cell table:formula="of:=INDEX([Sheet2.$C$2:.$V$143];[.A1851];[.B18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2]" office:value-type="float" office:value="11">
            <text:p>11</text:p>
          </table:table-cell>
          <table:table-cell table:formula="of:=INDEX([Sheet2.$C$2:.$V$143];[.A1852];[.B18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3]" office:value-type="float" office:value="12">
            <text:p>12</text:p>
          </table:table-cell>
          <table:table-cell table:formula="of:=INDEX([Sheet2.$C$2:.$V$143];[.A1853];[.B18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4]" office:value-type="float" office:value="13">
            <text:p>13</text:p>
          </table:table-cell>
          <table:table-cell table:formula="of:=INDEX([Sheet2.$C$2:.$V$143];[.A1854];[.B18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5]" office:value-type="float" office:value="14">
            <text:p>14</text:p>
          </table:table-cell>
          <table:table-cell table:formula="of:=INDEX([Sheet2.$C$2:.$V$143];[.A1855];[.B18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6]" office:value-type="float" office:value="15">
            <text:p>15</text:p>
          </table:table-cell>
          <table:table-cell table:formula="of:=INDEX([Sheet2.$C$2:.$V$143];[.A1856];[.B18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7]" office:value-type="float" office:value="16">
            <text:p>16</text:p>
          </table:table-cell>
          <table:table-cell table:formula="of:=INDEX([Sheet2.$C$2:.$V$143];[.A1857];[.B18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8]" office:value-type="float" office:value="17">
            <text:p>17</text:p>
          </table:table-cell>
          <table:table-cell table:formula="of:=INDEX([Sheet2.$C$2:.$V$143];[.A1858];[.B18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9]" office:value-type="float" office:value="18">
            <text:p>18</text:p>
          </table:table-cell>
          <table:table-cell table:formula="of:=INDEX([Sheet2.$C$2:.$V$143];[.A1859];[.B18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40]" office:value-type="float" office:value="19">
            <text:p>19</text:p>
          </table:table-cell>
          <table:table-cell table:formula="of:=INDEX([Sheet2.$C$2:.$V$143];[.A1860];[.B18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41]" office:value-type="float" office:value="20">
            <text:p>20</text:p>
          </table:table-cell>
          <table:table-cell table:formula="of:=INDEX([Sheet2.$C$2:.$V$143];[.A1861];[.B18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2]" office:value-type="float" office:value="1">
            <text:p>1</text:p>
          </table:table-cell>
          <table:table-cell table:formula="of:=INDEX([Sheet2.$C$2:.$V$143];[.A1862];[.B18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3]" office:value-type="float" office:value="2">
            <text:p>2</text:p>
          </table:table-cell>
          <table:table-cell table:formula="of:=INDEX([Sheet2.$C$2:.$V$143];[.A1863];[.B18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4]" office:value-type="float" office:value="3">
            <text:p>3</text:p>
          </table:table-cell>
          <table:table-cell table:formula="of:=INDEX([Sheet2.$C$2:.$V$143];[.A1864];[.B18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5]" office:value-type="float" office:value="4">
            <text:p>4</text:p>
          </table:table-cell>
          <table:table-cell table:formula="of:=INDEX([Sheet2.$C$2:.$V$143];[.A1865];[.B18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6]" office:value-type="float" office:value="5">
            <text:p>5</text:p>
          </table:table-cell>
          <table:table-cell table:formula="of:=INDEX([Sheet2.$C$2:.$V$143];[.A1866];[.B18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7]" office:value-type="float" office:value="6">
            <text:p>6</text:p>
          </table:table-cell>
          <table:table-cell table:formula="of:=INDEX([Sheet2.$C$2:.$V$143];[.A1867];[.B18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8]" office:value-type="float" office:value="7">
            <text:p>7</text:p>
          </table:table-cell>
          <table:table-cell table:formula="of:=INDEX([Sheet2.$C$2:.$V$143];[.A1868];[.B18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9]" office:value-type="float" office:value="8">
            <text:p>8</text:p>
          </table:table-cell>
          <table:table-cell table:formula="of:=INDEX([Sheet2.$C$2:.$V$143];[.A1869];[.B18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0]" office:value-type="float" office:value="9">
            <text:p>9</text:p>
          </table:table-cell>
          <table:table-cell table:formula="of:=INDEX([Sheet2.$C$2:.$V$143];[.A1870];[.B18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1]" office:value-type="float" office:value="10">
            <text:p>10</text:p>
          </table:table-cell>
          <table:table-cell table:formula="of:=INDEX([Sheet2.$C$2:.$V$143];[.A1871];[.B18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2]" office:value-type="float" office:value="11">
            <text:p>11</text:p>
          </table:table-cell>
          <table:table-cell table:formula="of:=INDEX([Sheet2.$C$2:.$V$143];[.A1872];[.B18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3]" office:value-type="float" office:value="12">
            <text:p>12</text:p>
          </table:table-cell>
          <table:table-cell table:formula="of:=INDEX([Sheet2.$C$2:.$V$143];[.A1873];[.B18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4]" office:value-type="float" office:value="13">
            <text:p>13</text:p>
          </table:table-cell>
          <table:table-cell table:formula="of:=INDEX([Sheet2.$C$2:.$V$143];[.A1874];[.B18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5]" office:value-type="float" office:value="14">
            <text:p>14</text:p>
          </table:table-cell>
          <table:table-cell table:formula="of:=INDEX([Sheet2.$C$2:.$V$143];[.A1875];[.B18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6]" office:value-type="float" office:value="15">
            <text:p>15</text:p>
          </table:table-cell>
          <table:table-cell table:formula="of:=INDEX([Sheet2.$C$2:.$V$143];[.A1876];[.B18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7]" office:value-type="float" office:value="16">
            <text:p>16</text:p>
          </table:table-cell>
          <table:table-cell table:formula="of:=INDEX([Sheet2.$C$2:.$V$143];[.A1877];[.B18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8]" office:value-type="float" office:value="17">
            <text:p>17</text:p>
          </table:table-cell>
          <table:table-cell table:formula="of:=INDEX([Sheet2.$C$2:.$V$143];[.A1878];[.B18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9]" office:value-type="float" office:value="18">
            <text:p>18</text:p>
          </table:table-cell>
          <table:table-cell table:formula="of:=INDEX([Sheet2.$C$2:.$V$143];[.A1879];[.B18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60]" office:value-type="float" office:value="19">
            <text:p>19</text:p>
          </table:table-cell>
          <table:table-cell table:formula="of:=INDEX([Sheet2.$C$2:.$V$143];[.A1880];[.B18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61]" office:value-type="float" office:value="20">
            <text:p>20</text:p>
          </table:table-cell>
          <table:table-cell table:formula="of:=INDEX([Sheet2.$C$2:.$V$143];[.A1881];[.B18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2]" office:value-type="float" office:value="1">
            <text:p>1</text:p>
          </table:table-cell>
          <table:table-cell table:formula="of:=INDEX([Sheet2.$C$2:.$V$143];[.A1882];[.B18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3]" office:value-type="float" office:value="2">
            <text:p>2</text:p>
          </table:table-cell>
          <table:table-cell table:formula="of:=INDEX([Sheet2.$C$2:.$V$143];[.A1883];[.B18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4]" office:value-type="float" office:value="3">
            <text:p>3</text:p>
          </table:table-cell>
          <table:table-cell table:formula="of:=INDEX([Sheet2.$C$2:.$V$143];[.A1884];[.B18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5]" office:value-type="float" office:value="4">
            <text:p>4</text:p>
          </table:table-cell>
          <table:table-cell table:formula="of:=INDEX([Sheet2.$C$2:.$V$143];[.A1885];[.B18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6]" office:value-type="float" office:value="5">
            <text:p>5</text:p>
          </table:table-cell>
          <table:table-cell table:formula="of:=INDEX([Sheet2.$C$2:.$V$143];[.A1886];[.B18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7]" office:value-type="float" office:value="6">
            <text:p>6</text:p>
          </table:table-cell>
          <table:table-cell table:formula="of:=INDEX([Sheet2.$C$2:.$V$143];[.A1887];[.B18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8]" office:value-type="float" office:value="7">
            <text:p>7</text:p>
          </table:table-cell>
          <table:table-cell table:formula="of:=INDEX([Sheet2.$C$2:.$V$143];[.A1888];[.B18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9]" office:value-type="float" office:value="8">
            <text:p>8</text:p>
          </table:table-cell>
          <table:table-cell table:formula="of:=INDEX([Sheet2.$C$2:.$V$143];[.A1889];[.B18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0]" office:value-type="float" office:value="9">
            <text:p>9</text:p>
          </table:table-cell>
          <table:table-cell table:formula="of:=INDEX([Sheet2.$C$2:.$V$143];[.A1890];[.B18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1]" office:value-type="float" office:value="10">
            <text:p>10</text:p>
          </table:table-cell>
          <table:table-cell table:formula="of:=INDEX([Sheet2.$C$2:.$V$143];[.A1891];[.B18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2]" office:value-type="float" office:value="11">
            <text:p>11</text:p>
          </table:table-cell>
          <table:table-cell table:formula="of:=INDEX([Sheet2.$C$2:.$V$143];[.A1892];[.B18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3]" office:value-type="float" office:value="12">
            <text:p>12</text:p>
          </table:table-cell>
          <table:table-cell table:formula="of:=INDEX([Sheet2.$C$2:.$V$143];[.A1893];[.B18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4]" office:value-type="float" office:value="13">
            <text:p>13</text:p>
          </table:table-cell>
          <table:table-cell table:formula="of:=INDEX([Sheet2.$C$2:.$V$143];[.A1894];[.B18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5]" office:value-type="float" office:value="14">
            <text:p>14</text:p>
          </table:table-cell>
          <table:table-cell table:formula="of:=INDEX([Sheet2.$C$2:.$V$143];[.A1895];[.B18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6]" office:value-type="float" office:value="15">
            <text:p>15</text:p>
          </table:table-cell>
          <table:table-cell table:formula="of:=INDEX([Sheet2.$C$2:.$V$143];[.A1896];[.B18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7]" office:value-type="float" office:value="16">
            <text:p>16</text:p>
          </table:table-cell>
          <table:table-cell table:formula="of:=INDEX([Sheet2.$C$2:.$V$143];[.A1897];[.B18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8]" office:value-type="float" office:value="17">
            <text:p>17</text:p>
          </table:table-cell>
          <table:table-cell table:formula="of:=INDEX([Sheet2.$C$2:.$V$143];[.A1898];[.B18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9]" office:value-type="float" office:value="18">
            <text:p>18</text:p>
          </table:table-cell>
          <table:table-cell table:formula="of:=INDEX([Sheet2.$C$2:.$V$143];[.A1899];[.B18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80]" office:value-type="float" office:value="19">
            <text:p>19</text:p>
          </table:table-cell>
          <table:table-cell table:formula="of:=INDEX([Sheet2.$C$2:.$V$143];[.A1900];[.B19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81]" office:value-type="float" office:value="20">
            <text:p>20</text:p>
          </table:table-cell>
          <table:table-cell table:formula="of:=INDEX([Sheet2.$C$2:.$V$143];[.A1901];[.B19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2]" office:value-type="float" office:value="1">
            <text:p>1</text:p>
          </table:table-cell>
          <table:table-cell table:formula="of:=INDEX([Sheet2.$C$2:.$V$143];[.A1902];[.B19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3]" office:value-type="float" office:value="2">
            <text:p>2</text:p>
          </table:table-cell>
          <table:table-cell table:formula="of:=INDEX([Sheet2.$C$2:.$V$143];[.A1903];[.B19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4]" office:value-type="float" office:value="3">
            <text:p>3</text:p>
          </table:table-cell>
          <table:table-cell table:formula="of:=INDEX([Sheet2.$C$2:.$V$143];[.A1904];[.B19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5]" office:value-type="float" office:value="4">
            <text:p>4</text:p>
          </table:table-cell>
          <table:table-cell table:formula="of:=INDEX([Sheet2.$C$2:.$V$143];[.A1905];[.B19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6]" office:value-type="float" office:value="5">
            <text:p>5</text:p>
          </table:table-cell>
          <table:table-cell table:formula="of:=INDEX([Sheet2.$C$2:.$V$143];[.A1906];[.B19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7]" office:value-type="float" office:value="6">
            <text:p>6</text:p>
          </table:table-cell>
          <table:table-cell table:formula="of:=INDEX([Sheet2.$C$2:.$V$143];[.A1907];[.B19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8]" office:value-type="float" office:value="7">
            <text:p>7</text:p>
          </table:table-cell>
          <table:table-cell table:formula="of:=INDEX([Sheet2.$C$2:.$V$143];[.A1908];[.B19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9]" office:value-type="float" office:value="8">
            <text:p>8</text:p>
          </table:table-cell>
          <table:table-cell table:formula="of:=INDEX([Sheet2.$C$2:.$V$143];[.A1909];[.B19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0]" office:value-type="float" office:value="9">
            <text:p>9</text:p>
          </table:table-cell>
          <table:table-cell table:formula="of:=INDEX([Sheet2.$C$2:.$V$143];[.A1910];[.B19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1]" office:value-type="float" office:value="10">
            <text:p>10</text:p>
          </table:table-cell>
          <table:table-cell table:formula="of:=INDEX([Sheet2.$C$2:.$V$143];[.A1911];[.B19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2]" office:value-type="float" office:value="11">
            <text:p>11</text:p>
          </table:table-cell>
          <table:table-cell table:formula="of:=INDEX([Sheet2.$C$2:.$V$143];[.A1912];[.B19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3]" office:value-type="float" office:value="12">
            <text:p>12</text:p>
          </table:table-cell>
          <table:table-cell table:formula="of:=INDEX([Sheet2.$C$2:.$V$143];[.A1913];[.B19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4]" office:value-type="float" office:value="13">
            <text:p>13</text:p>
          </table:table-cell>
          <table:table-cell table:formula="of:=INDEX([Sheet2.$C$2:.$V$143];[.A1914];[.B19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5]" office:value-type="float" office:value="14">
            <text:p>14</text:p>
          </table:table-cell>
          <table:table-cell table:formula="of:=INDEX([Sheet2.$C$2:.$V$143];[.A1915];[.B19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6]" office:value-type="float" office:value="15">
            <text:p>15</text:p>
          </table:table-cell>
          <table:table-cell table:formula="of:=INDEX([Sheet2.$C$2:.$V$143];[.A1916];[.B19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7]" office:value-type="float" office:value="16">
            <text:p>16</text:p>
          </table:table-cell>
          <table:table-cell table:formula="of:=INDEX([Sheet2.$C$2:.$V$143];[.A1917];[.B19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8]" office:value-type="float" office:value="17">
            <text:p>17</text:p>
          </table:table-cell>
          <table:table-cell table:formula="of:=INDEX([Sheet2.$C$2:.$V$143];[.A1918];[.B19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9]" office:value-type="float" office:value="18">
            <text:p>18</text:p>
          </table:table-cell>
          <table:table-cell table:formula="of:=INDEX([Sheet2.$C$2:.$V$143];[.A1919];[.B19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900]" office:value-type="float" office:value="19">
            <text:p>19</text:p>
          </table:table-cell>
          <table:table-cell table:formula="of:=INDEX([Sheet2.$C$2:.$V$143];[.A1920];[.B19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901]" office:value-type="float" office:value="20">
            <text:p>20</text:p>
          </table:table-cell>
          <table:table-cell table:formula="of:=INDEX([Sheet2.$C$2:.$V$143];[.A1921];[.B19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2]" office:value-type="float" office:value="1">
            <text:p>1</text:p>
          </table:table-cell>
          <table:table-cell table:formula="of:=INDEX([Sheet2.$C$2:.$V$143];[.A1922];[.B19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3]" office:value-type="float" office:value="2">
            <text:p>2</text:p>
          </table:table-cell>
          <table:table-cell table:formula="of:=INDEX([Sheet2.$C$2:.$V$143];[.A1923];[.B19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4]" office:value-type="float" office:value="3">
            <text:p>3</text:p>
          </table:table-cell>
          <table:table-cell table:formula="of:=INDEX([Sheet2.$C$2:.$V$143];[.A1924];[.B19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5]" office:value-type="float" office:value="4">
            <text:p>4</text:p>
          </table:table-cell>
          <table:table-cell table:formula="of:=INDEX([Sheet2.$C$2:.$V$143];[.A1925];[.B19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6]" office:value-type="float" office:value="5">
            <text:p>5</text:p>
          </table:table-cell>
          <table:table-cell table:formula="of:=INDEX([Sheet2.$C$2:.$V$143];[.A1926];[.B19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7]" office:value-type="float" office:value="6">
            <text:p>6</text:p>
          </table:table-cell>
          <table:table-cell table:formula="of:=INDEX([Sheet2.$C$2:.$V$143];[.A1927];[.B19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8]" office:value-type="float" office:value="7">
            <text:p>7</text:p>
          </table:table-cell>
          <table:table-cell table:formula="of:=INDEX([Sheet2.$C$2:.$V$143];[.A1928];[.B19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9]" office:value-type="float" office:value="8">
            <text:p>8</text:p>
          </table:table-cell>
          <table:table-cell table:formula="of:=INDEX([Sheet2.$C$2:.$V$143];[.A1929];[.B19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0]" office:value-type="float" office:value="9">
            <text:p>9</text:p>
          </table:table-cell>
          <table:table-cell table:formula="of:=INDEX([Sheet2.$C$2:.$V$143];[.A1930];[.B19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1]" office:value-type="float" office:value="10">
            <text:p>10</text:p>
          </table:table-cell>
          <table:table-cell table:formula="of:=INDEX([Sheet2.$C$2:.$V$143];[.A1931];[.B19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2]" office:value-type="float" office:value="11">
            <text:p>11</text:p>
          </table:table-cell>
          <table:table-cell table:formula="of:=INDEX([Sheet2.$C$2:.$V$143];[.A1932];[.B19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3]" office:value-type="float" office:value="12">
            <text:p>12</text:p>
          </table:table-cell>
          <table:table-cell table:formula="of:=INDEX([Sheet2.$C$2:.$V$143];[.A1933];[.B19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4]" office:value-type="float" office:value="13">
            <text:p>13</text:p>
          </table:table-cell>
          <table:table-cell table:formula="of:=INDEX([Sheet2.$C$2:.$V$143];[.A1934];[.B19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5]" office:value-type="float" office:value="14">
            <text:p>14</text:p>
          </table:table-cell>
          <table:table-cell table:formula="of:=INDEX([Sheet2.$C$2:.$V$143];[.A1935];[.B19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6]" office:value-type="float" office:value="15">
            <text:p>15</text:p>
          </table:table-cell>
          <table:table-cell table:formula="of:=INDEX([Sheet2.$C$2:.$V$143];[.A1936];[.B19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7]" office:value-type="float" office:value="16">
            <text:p>16</text:p>
          </table:table-cell>
          <table:table-cell table:formula="of:=INDEX([Sheet2.$C$2:.$V$143];[.A1937];[.B19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8]" office:value-type="float" office:value="17">
            <text:p>17</text:p>
          </table:table-cell>
          <table:table-cell table:formula="of:=INDEX([Sheet2.$C$2:.$V$143];[.A1938];[.B19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9]" office:value-type="float" office:value="18">
            <text:p>18</text:p>
          </table:table-cell>
          <table:table-cell table:formula="of:=INDEX([Sheet2.$C$2:.$V$143];[.A1939];[.B19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20]" office:value-type="float" office:value="19">
            <text:p>19</text:p>
          </table:table-cell>
          <table:table-cell table:formula="of:=INDEX([Sheet2.$C$2:.$V$143];[.A1940];[.B19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21]" office:value-type="float" office:value="20">
            <text:p>20</text:p>
          </table:table-cell>
          <table:table-cell table:formula="of:=INDEX([Sheet2.$C$2:.$V$143];[.A1941];[.B19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2]" office:value-type="float" office:value="1">
            <text:p>1</text:p>
          </table:table-cell>
          <table:table-cell table:formula="of:=INDEX([Sheet2.$C$2:.$V$143];[.A1942];[.B194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3]" office:value-type="float" office:value="2">
            <text:p>2</text:p>
          </table:table-cell>
          <table:table-cell table:formula="of:=INDEX([Sheet2.$C$2:.$V$143];[.A1943];[.B19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4]" office:value-type="float" office:value="3">
            <text:p>3</text:p>
          </table:table-cell>
          <table:table-cell table:formula="of:=INDEX([Sheet2.$C$2:.$V$143];[.A1944];[.B19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5]" office:value-type="float" office:value="4">
            <text:p>4</text:p>
          </table:table-cell>
          <table:table-cell table:formula="of:=INDEX([Sheet2.$C$2:.$V$143];[.A1945];[.B19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6]" office:value-type="float" office:value="5">
            <text:p>5</text:p>
          </table:table-cell>
          <table:table-cell table:formula="of:=INDEX([Sheet2.$C$2:.$V$143];[.A1946];[.B19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7]" office:value-type="float" office:value="6">
            <text:p>6</text:p>
          </table:table-cell>
          <table:table-cell table:formula="of:=INDEX([Sheet2.$C$2:.$V$143];[.A1947];[.B19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8]" office:value-type="float" office:value="7">
            <text:p>7</text:p>
          </table:table-cell>
          <table:table-cell table:formula="of:=INDEX([Sheet2.$C$2:.$V$143];[.A1948];[.B19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9]" office:value-type="float" office:value="8">
            <text:p>8</text:p>
          </table:table-cell>
          <table:table-cell table:formula="of:=INDEX([Sheet2.$C$2:.$V$143];[.A1949];[.B19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0]" office:value-type="float" office:value="9">
            <text:p>9</text:p>
          </table:table-cell>
          <table:table-cell table:formula="of:=INDEX([Sheet2.$C$2:.$V$143];[.A1950];[.B19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1]" office:value-type="float" office:value="10">
            <text:p>10</text:p>
          </table:table-cell>
          <table:table-cell table:formula="of:=INDEX([Sheet2.$C$2:.$V$143];[.A1951];[.B19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2]" office:value-type="float" office:value="11">
            <text:p>11</text:p>
          </table:table-cell>
          <table:table-cell table:formula="of:=INDEX([Sheet2.$C$2:.$V$143];[.A1952];[.B19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3]" office:value-type="float" office:value="12">
            <text:p>12</text:p>
          </table:table-cell>
          <table:table-cell table:formula="of:=INDEX([Sheet2.$C$2:.$V$143];[.A1953];[.B19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4]" office:value-type="float" office:value="13">
            <text:p>13</text:p>
          </table:table-cell>
          <table:table-cell table:formula="of:=INDEX([Sheet2.$C$2:.$V$143];[.A1954];[.B19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5]" office:value-type="float" office:value="14">
            <text:p>14</text:p>
          </table:table-cell>
          <table:table-cell table:formula="of:=INDEX([Sheet2.$C$2:.$V$143];[.A1955];[.B19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6]" office:value-type="float" office:value="15">
            <text:p>15</text:p>
          </table:table-cell>
          <table:table-cell table:formula="of:=INDEX([Sheet2.$C$2:.$V$143];[.A1956];[.B19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7]" office:value-type="float" office:value="16">
            <text:p>16</text:p>
          </table:table-cell>
          <table:table-cell table:formula="of:=INDEX([Sheet2.$C$2:.$V$143];[.A1957];[.B19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8]" office:value-type="float" office:value="17">
            <text:p>17</text:p>
          </table:table-cell>
          <table:table-cell table:formula="of:=INDEX([Sheet2.$C$2:.$V$143];[.A1958];[.B19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9]" office:value-type="float" office:value="18">
            <text:p>18</text:p>
          </table:table-cell>
          <table:table-cell table:formula="of:=INDEX([Sheet2.$C$2:.$V$143];[.A1959];[.B19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40]" office:value-type="float" office:value="19">
            <text:p>19</text:p>
          </table:table-cell>
          <table:table-cell table:formula="of:=INDEX([Sheet2.$C$2:.$V$143];[.A1960];[.B19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41]" office:value-type="float" office:value="20">
            <text:p>20</text:p>
          </table:table-cell>
          <table:table-cell table:formula="of:=INDEX([Sheet2.$C$2:.$V$143];[.A1961];[.B19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2]" office:value-type="float" office:value="1">
            <text:p>1</text:p>
          </table:table-cell>
          <table:table-cell table:formula="of:=INDEX([Sheet2.$C$2:.$V$143];[.A1962];[.B19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3]" office:value-type="float" office:value="2">
            <text:p>2</text:p>
          </table:table-cell>
          <table:table-cell table:formula="of:=INDEX([Sheet2.$C$2:.$V$143];[.A1963];[.B19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4]" office:value-type="float" office:value="3">
            <text:p>3</text:p>
          </table:table-cell>
          <table:table-cell table:formula="of:=INDEX([Sheet2.$C$2:.$V$143];[.A1964];[.B19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5]" office:value-type="float" office:value="4">
            <text:p>4</text:p>
          </table:table-cell>
          <table:table-cell table:formula="of:=INDEX([Sheet2.$C$2:.$V$143];[.A1965];[.B19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6]" office:value-type="float" office:value="5">
            <text:p>5</text:p>
          </table:table-cell>
          <table:table-cell table:formula="of:=INDEX([Sheet2.$C$2:.$V$143];[.A1966];[.B19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7]" office:value-type="float" office:value="6">
            <text:p>6</text:p>
          </table:table-cell>
          <table:table-cell table:formula="of:=INDEX([Sheet2.$C$2:.$V$143];[.A1967];[.B19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8]" office:value-type="float" office:value="7">
            <text:p>7</text:p>
          </table:table-cell>
          <table:table-cell table:formula="of:=INDEX([Sheet2.$C$2:.$V$143];[.A1968];[.B19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9]" office:value-type="float" office:value="8">
            <text:p>8</text:p>
          </table:table-cell>
          <table:table-cell table:formula="of:=INDEX([Sheet2.$C$2:.$V$143];[.A1969];[.B19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0]" office:value-type="float" office:value="9">
            <text:p>9</text:p>
          </table:table-cell>
          <table:table-cell table:formula="of:=INDEX([Sheet2.$C$2:.$V$143];[.A1970];[.B19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1]" office:value-type="float" office:value="10">
            <text:p>10</text:p>
          </table:table-cell>
          <table:table-cell table:formula="of:=INDEX([Sheet2.$C$2:.$V$143];[.A1971];[.B19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2]" office:value-type="float" office:value="11">
            <text:p>11</text:p>
          </table:table-cell>
          <table:table-cell table:formula="of:=INDEX([Sheet2.$C$2:.$V$143];[.A1972];[.B19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3]" office:value-type="float" office:value="12">
            <text:p>12</text:p>
          </table:table-cell>
          <table:table-cell table:formula="of:=INDEX([Sheet2.$C$2:.$V$143];[.A1973];[.B19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4]" office:value-type="float" office:value="13">
            <text:p>13</text:p>
          </table:table-cell>
          <table:table-cell table:formula="of:=INDEX([Sheet2.$C$2:.$V$143];[.A1974];[.B19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5]" office:value-type="float" office:value="14">
            <text:p>14</text:p>
          </table:table-cell>
          <table:table-cell table:formula="of:=INDEX([Sheet2.$C$2:.$V$143];[.A1975];[.B19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6]" office:value-type="float" office:value="15">
            <text:p>15</text:p>
          </table:table-cell>
          <table:table-cell table:formula="of:=INDEX([Sheet2.$C$2:.$V$143];[.A1976];[.B19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7]" office:value-type="float" office:value="16">
            <text:p>16</text:p>
          </table:table-cell>
          <table:table-cell table:formula="of:=INDEX([Sheet2.$C$2:.$V$143];[.A1977];[.B19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8]" office:value-type="float" office:value="17">
            <text:p>17</text:p>
          </table:table-cell>
          <table:table-cell table:formula="of:=INDEX([Sheet2.$C$2:.$V$143];[.A1978];[.B19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9]" office:value-type="float" office:value="18">
            <text:p>18</text:p>
          </table:table-cell>
          <table:table-cell table:formula="of:=INDEX([Sheet2.$C$2:.$V$143];[.A1979];[.B19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60]" office:value-type="float" office:value="19">
            <text:p>19</text:p>
          </table:table-cell>
          <table:table-cell table:formula="of:=INDEX([Sheet2.$C$2:.$V$143];[.A1980];[.B19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61]" office:value-type="float" office:value="20">
            <text:p>20</text:p>
          </table:table-cell>
          <table:table-cell table:formula="of:=INDEX([Sheet2.$C$2:.$V$143];[.A1981];[.B19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2]" office:value-type="float" office:value="1">
            <text:p>1</text:p>
          </table:table-cell>
          <table:table-cell table:formula="of:=INDEX([Sheet2.$C$2:.$V$143];[.A1982];[.B19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3]" office:value-type="float" office:value="2">
            <text:p>2</text:p>
          </table:table-cell>
          <table:table-cell table:formula="of:=INDEX([Sheet2.$C$2:.$V$143];[.A1983];[.B19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4]" office:value-type="float" office:value="3">
            <text:p>3</text:p>
          </table:table-cell>
          <table:table-cell table:formula="of:=INDEX([Sheet2.$C$2:.$V$143];[.A1984];[.B19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5]" office:value-type="float" office:value="4">
            <text:p>4</text:p>
          </table:table-cell>
          <table:table-cell table:formula="of:=INDEX([Sheet2.$C$2:.$V$143];[.A1985];[.B198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6]" office:value-type="float" office:value="5">
            <text:p>5</text:p>
          </table:table-cell>
          <table:table-cell table:formula="of:=INDEX([Sheet2.$C$2:.$V$143];[.A1986];[.B19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7]" office:value-type="float" office:value="6">
            <text:p>6</text:p>
          </table:table-cell>
          <table:table-cell table:formula="of:=INDEX([Sheet2.$C$2:.$V$143];[.A1987];[.B19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8]" office:value-type="float" office:value="7">
            <text:p>7</text:p>
          </table:table-cell>
          <table:table-cell table:formula="of:=INDEX([Sheet2.$C$2:.$V$143];[.A1988];[.B19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9]" office:value-type="float" office:value="8">
            <text:p>8</text:p>
          </table:table-cell>
          <table:table-cell table:formula="of:=INDEX([Sheet2.$C$2:.$V$143];[.A1989];[.B19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0]" office:value-type="float" office:value="9">
            <text:p>9</text:p>
          </table:table-cell>
          <table:table-cell table:formula="of:=INDEX([Sheet2.$C$2:.$V$143];[.A1990];[.B19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1]" office:value-type="float" office:value="10">
            <text:p>10</text:p>
          </table:table-cell>
          <table:table-cell table:formula="of:=INDEX([Sheet2.$C$2:.$V$143];[.A1991];[.B19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2]" office:value-type="float" office:value="11">
            <text:p>11</text:p>
          </table:table-cell>
          <table:table-cell table:formula="of:=INDEX([Sheet2.$C$2:.$V$143];[.A1992];[.B19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3]" office:value-type="float" office:value="12">
            <text:p>12</text:p>
          </table:table-cell>
          <table:table-cell table:formula="of:=INDEX([Sheet2.$C$2:.$V$143];[.A1993];[.B19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4]" office:value-type="float" office:value="13">
            <text:p>13</text:p>
          </table:table-cell>
          <table:table-cell table:formula="of:=INDEX([Sheet2.$C$2:.$V$143];[.A1994];[.B19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5]" office:value-type="float" office:value="14">
            <text:p>14</text:p>
          </table:table-cell>
          <table:table-cell table:formula="of:=INDEX([Sheet2.$C$2:.$V$143];[.A1995];[.B19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6]" office:value-type="float" office:value="15">
            <text:p>15</text:p>
          </table:table-cell>
          <table:table-cell table:formula="of:=INDEX([Sheet2.$C$2:.$V$143];[.A1996];[.B19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7]" office:value-type="float" office:value="16">
            <text:p>16</text:p>
          </table:table-cell>
          <table:table-cell table:formula="of:=INDEX([Sheet2.$C$2:.$V$143];[.A1997];[.B19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8]" office:value-type="float" office:value="17">
            <text:p>17</text:p>
          </table:table-cell>
          <table:table-cell table:formula="of:=INDEX([Sheet2.$C$2:.$V$143];[.A1998];[.B19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9]" office:value-type="float" office:value="18">
            <text:p>18</text:p>
          </table:table-cell>
          <table:table-cell table:formula="of:=INDEX([Sheet2.$C$2:.$V$143];[.A1999];[.B19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80]" office:value-type="float" office:value="19">
            <text:p>19</text:p>
          </table:table-cell>
          <table:table-cell table:formula="of:=INDEX([Sheet2.$C$2:.$V$143];[.A2000];[.B20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81]" office:value-type="float" office:value="20">
            <text:p>20</text:p>
          </table:table-cell>
          <table:table-cell table:formula="of:=INDEX([Sheet2.$C$2:.$V$143];[.A2001];[.B20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2]" office:value-type="float" office:value="1">
            <text:p>1</text:p>
          </table:table-cell>
          <table:table-cell table:formula="of:=INDEX([Sheet2.$C$2:.$V$143];[.A2002];[.B20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3]" office:value-type="float" office:value="2">
            <text:p>2</text:p>
          </table:table-cell>
          <table:table-cell table:formula="of:=INDEX([Sheet2.$C$2:.$V$143];[.A2003];[.B20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4]" office:value-type="float" office:value="3">
            <text:p>3</text:p>
          </table:table-cell>
          <table:table-cell table:formula="of:=INDEX([Sheet2.$C$2:.$V$143];[.A2004];[.B20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5]" office:value-type="float" office:value="4">
            <text:p>4</text:p>
          </table:table-cell>
          <table:table-cell table:formula="of:=INDEX([Sheet2.$C$2:.$V$143];[.A2005];[.B20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6]" office:value-type="float" office:value="5">
            <text:p>5</text:p>
          </table:table-cell>
          <table:table-cell table:formula="of:=INDEX([Sheet2.$C$2:.$V$143];[.A2006];[.B20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7]" office:value-type="float" office:value="6">
            <text:p>6</text:p>
          </table:table-cell>
          <table:table-cell table:formula="of:=INDEX([Sheet2.$C$2:.$V$143];[.A2007];[.B20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8]" office:value-type="float" office:value="7">
            <text:p>7</text:p>
          </table:table-cell>
          <table:table-cell table:formula="of:=INDEX([Sheet2.$C$2:.$V$143];[.A2008];[.B20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9]" office:value-type="float" office:value="8">
            <text:p>8</text:p>
          </table:table-cell>
          <table:table-cell table:formula="of:=INDEX([Sheet2.$C$2:.$V$143];[.A2009];[.B20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0]" office:value-type="float" office:value="9">
            <text:p>9</text:p>
          </table:table-cell>
          <table:table-cell table:formula="of:=INDEX([Sheet2.$C$2:.$V$143];[.A2010];[.B20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1]" office:value-type="float" office:value="10">
            <text:p>10</text:p>
          </table:table-cell>
          <table:table-cell table:formula="of:=INDEX([Sheet2.$C$2:.$V$143];[.A2011];[.B20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2]" office:value-type="float" office:value="11">
            <text:p>11</text:p>
          </table:table-cell>
          <table:table-cell table:formula="of:=INDEX([Sheet2.$C$2:.$V$143];[.A2012];[.B20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3]" office:value-type="float" office:value="12">
            <text:p>12</text:p>
          </table:table-cell>
          <table:table-cell table:formula="of:=INDEX([Sheet2.$C$2:.$V$143];[.A2013];[.B20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4]" office:value-type="float" office:value="13">
            <text:p>13</text:p>
          </table:table-cell>
          <table:table-cell table:formula="of:=INDEX([Sheet2.$C$2:.$V$143];[.A2014];[.B20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5]" office:value-type="float" office:value="14">
            <text:p>14</text:p>
          </table:table-cell>
          <table:table-cell table:formula="of:=INDEX([Sheet2.$C$2:.$V$143];[.A2015];[.B20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6]" office:value-type="float" office:value="15">
            <text:p>15</text:p>
          </table:table-cell>
          <table:table-cell table:formula="of:=INDEX([Sheet2.$C$2:.$V$143];[.A2016];[.B20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7]" office:value-type="float" office:value="16">
            <text:p>16</text:p>
          </table:table-cell>
          <table:table-cell table:formula="of:=INDEX([Sheet2.$C$2:.$V$143];[.A2017];[.B20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8]" office:value-type="float" office:value="17">
            <text:p>17</text:p>
          </table:table-cell>
          <table:table-cell table:formula="of:=INDEX([Sheet2.$C$2:.$V$143];[.A2018];[.B20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9]" office:value-type="float" office:value="18">
            <text:p>18</text:p>
          </table:table-cell>
          <table:table-cell table:formula="of:=INDEX([Sheet2.$C$2:.$V$143];[.A2019];[.B20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2000]" office:value-type="float" office:value="19">
            <text:p>19</text:p>
          </table:table-cell>
          <table:table-cell table:formula="of:=INDEX([Sheet2.$C$2:.$V$143];[.A2020];[.B20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2001]" office:value-type="float" office:value="20">
            <text:p>20</text:p>
          </table:table-cell>
          <table:table-cell table:formula="of:=INDEX([Sheet2.$C$2:.$V$143];[.A2021];[.B20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2]" office:value-type="float" office:value="1">
            <text:p>1</text:p>
          </table:table-cell>
          <table:table-cell table:formula="of:=INDEX([Sheet2.$C$2:.$V$143];[.A2022];[.B202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3]" office:value-type="float" office:value="2">
            <text:p>2</text:p>
          </table:table-cell>
          <table:table-cell table:formula="of:=INDEX([Sheet2.$C$2:.$V$143];[.A2023];[.B20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4]" office:value-type="float" office:value="3">
            <text:p>3</text:p>
          </table:table-cell>
          <table:table-cell table:formula="of:=INDEX([Sheet2.$C$2:.$V$143];[.A2024];[.B20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5]" office:value-type="float" office:value="4">
            <text:p>4</text:p>
          </table:table-cell>
          <table:table-cell table:formula="of:=INDEX([Sheet2.$C$2:.$V$143];[.A2025];[.B20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6]" office:value-type="float" office:value="5">
            <text:p>5</text:p>
          </table:table-cell>
          <table:table-cell table:formula="of:=INDEX([Sheet2.$C$2:.$V$143];[.A2026];[.B20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7]" office:value-type="float" office:value="6">
            <text:p>6</text:p>
          </table:table-cell>
          <table:table-cell table:formula="of:=INDEX([Sheet2.$C$2:.$V$143];[.A2027];[.B20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8]" office:value-type="float" office:value="7">
            <text:p>7</text:p>
          </table:table-cell>
          <table:table-cell table:formula="of:=INDEX([Sheet2.$C$2:.$V$143];[.A2028];[.B20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9]" office:value-type="float" office:value="8">
            <text:p>8</text:p>
          </table:table-cell>
          <table:table-cell table:formula="of:=INDEX([Sheet2.$C$2:.$V$143];[.A2029];[.B20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0]" office:value-type="float" office:value="9">
            <text:p>9</text:p>
          </table:table-cell>
          <table:table-cell table:formula="of:=INDEX([Sheet2.$C$2:.$V$143];[.A2030];[.B20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1]" office:value-type="float" office:value="10">
            <text:p>10</text:p>
          </table:table-cell>
          <table:table-cell table:formula="of:=INDEX([Sheet2.$C$2:.$V$143];[.A2031];[.B20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2]" office:value-type="float" office:value="11">
            <text:p>11</text:p>
          </table:table-cell>
          <table:table-cell table:formula="of:=INDEX([Sheet2.$C$2:.$V$143];[.A2032];[.B20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3]" office:value-type="float" office:value="12">
            <text:p>12</text:p>
          </table:table-cell>
          <table:table-cell table:formula="of:=INDEX([Sheet2.$C$2:.$V$143];[.A2033];[.B20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4]" office:value-type="float" office:value="13">
            <text:p>13</text:p>
          </table:table-cell>
          <table:table-cell table:formula="of:=INDEX([Sheet2.$C$2:.$V$143];[.A2034];[.B20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5]" office:value-type="float" office:value="14">
            <text:p>14</text:p>
          </table:table-cell>
          <table:table-cell table:formula="of:=INDEX([Sheet2.$C$2:.$V$143];[.A2035];[.B20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6]" office:value-type="float" office:value="15">
            <text:p>15</text:p>
          </table:table-cell>
          <table:table-cell table:formula="of:=INDEX([Sheet2.$C$2:.$V$143];[.A2036];[.B20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7]" office:value-type="float" office:value="16">
            <text:p>16</text:p>
          </table:table-cell>
          <table:table-cell table:formula="of:=INDEX([Sheet2.$C$2:.$V$143];[.A2037];[.B20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8]" office:value-type="float" office:value="17">
            <text:p>17</text:p>
          </table:table-cell>
          <table:table-cell table:formula="of:=INDEX([Sheet2.$C$2:.$V$143];[.A2038];[.B20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9]" office:value-type="float" office:value="18">
            <text:p>18</text:p>
          </table:table-cell>
          <table:table-cell table:formula="of:=INDEX([Sheet2.$C$2:.$V$143];[.A2039];[.B20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20]" office:value-type="float" office:value="19">
            <text:p>19</text:p>
          </table:table-cell>
          <table:table-cell table:formula="of:=INDEX([Sheet2.$C$2:.$V$143];[.A2040];[.B20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21]" office:value-type="float" office:value="20">
            <text:p>20</text:p>
          </table:table-cell>
          <table:table-cell table:formula="of:=INDEX([Sheet2.$C$2:.$V$143];[.A2041];[.B20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2]" office:value-type="float" office:value="1">
            <text:p>1</text:p>
          </table:table-cell>
          <table:table-cell table:formula="of:=INDEX([Sheet2.$C$2:.$V$143];[.A2042];[.B20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3]" office:value-type="float" office:value="2">
            <text:p>2</text:p>
          </table:table-cell>
          <table:table-cell table:formula="of:=INDEX([Sheet2.$C$2:.$V$143];[.A2043];[.B20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4]" office:value-type="float" office:value="3">
            <text:p>3</text:p>
          </table:table-cell>
          <table:table-cell table:formula="of:=INDEX([Sheet2.$C$2:.$V$143];[.A2044];[.B20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5]" office:value-type="float" office:value="4">
            <text:p>4</text:p>
          </table:table-cell>
          <table:table-cell table:formula="of:=INDEX([Sheet2.$C$2:.$V$143];[.A2045];[.B20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6]" office:value-type="float" office:value="5">
            <text:p>5</text:p>
          </table:table-cell>
          <table:table-cell table:formula="of:=INDEX([Sheet2.$C$2:.$V$143];[.A2046];[.B20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7]" office:value-type="float" office:value="6">
            <text:p>6</text:p>
          </table:table-cell>
          <table:table-cell table:formula="of:=INDEX([Sheet2.$C$2:.$V$143];[.A2047];[.B204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8]" office:value-type="float" office:value="7">
            <text:p>7</text:p>
          </table:table-cell>
          <table:table-cell table:formula="of:=INDEX([Sheet2.$C$2:.$V$143];[.A2048];[.B20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9]" office:value-type="float" office:value="8">
            <text:p>8</text:p>
          </table:table-cell>
          <table:table-cell table:formula="of:=INDEX([Sheet2.$C$2:.$V$143];[.A2049];[.B20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0]" office:value-type="float" office:value="9">
            <text:p>9</text:p>
          </table:table-cell>
          <table:table-cell table:formula="of:=INDEX([Sheet2.$C$2:.$V$143];[.A2050];[.B20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1]" office:value-type="float" office:value="10">
            <text:p>10</text:p>
          </table:table-cell>
          <table:table-cell table:formula="of:=INDEX([Sheet2.$C$2:.$V$143];[.A2051];[.B20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2]" office:value-type="float" office:value="11">
            <text:p>11</text:p>
          </table:table-cell>
          <table:table-cell table:formula="of:=INDEX([Sheet2.$C$2:.$V$143];[.A2052];[.B20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3]" office:value-type="float" office:value="12">
            <text:p>12</text:p>
          </table:table-cell>
          <table:table-cell table:formula="of:=INDEX([Sheet2.$C$2:.$V$143];[.A2053];[.B20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4]" office:value-type="float" office:value="13">
            <text:p>13</text:p>
          </table:table-cell>
          <table:table-cell table:formula="of:=INDEX([Sheet2.$C$2:.$V$143];[.A2054];[.B20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5]" office:value-type="float" office:value="14">
            <text:p>14</text:p>
          </table:table-cell>
          <table:table-cell table:formula="of:=INDEX([Sheet2.$C$2:.$V$143];[.A2055];[.B20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6]" office:value-type="float" office:value="15">
            <text:p>15</text:p>
          </table:table-cell>
          <table:table-cell table:formula="of:=INDEX([Sheet2.$C$2:.$V$143];[.A2056];[.B20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7]" office:value-type="float" office:value="16">
            <text:p>16</text:p>
          </table:table-cell>
          <table:table-cell table:formula="of:=INDEX([Sheet2.$C$2:.$V$143];[.A2057];[.B20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8]" office:value-type="float" office:value="17">
            <text:p>17</text:p>
          </table:table-cell>
          <table:table-cell table:formula="of:=INDEX([Sheet2.$C$2:.$V$143];[.A2058];[.B20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9]" office:value-type="float" office:value="18">
            <text:p>18</text:p>
          </table:table-cell>
          <table:table-cell table:formula="of:=INDEX([Sheet2.$C$2:.$V$143];[.A2059];[.B20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40]" office:value-type="float" office:value="19">
            <text:p>19</text:p>
          </table:table-cell>
          <table:table-cell table:formula="of:=INDEX([Sheet2.$C$2:.$V$143];[.A2060];[.B20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41]" office:value-type="float" office:value="20">
            <text:p>20</text:p>
          </table:table-cell>
          <table:table-cell table:formula="of:=INDEX([Sheet2.$C$2:.$V$143];[.A2061];[.B20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2]" office:value-type="float" office:value="1">
            <text:p>1</text:p>
          </table:table-cell>
          <table:table-cell table:formula="of:=INDEX([Sheet2.$C$2:.$V$143];[.A2062];[.B20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3]" office:value-type="float" office:value="2">
            <text:p>2</text:p>
          </table:table-cell>
          <table:table-cell table:formula="of:=INDEX([Sheet2.$C$2:.$V$143];[.A2063];[.B20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4]" office:value-type="float" office:value="3">
            <text:p>3</text:p>
          </table:table-cell>
          <table:table-cell table:formula="of:=INDEX([Sheet2.$C$2:.$V$143];[.A2064];[.B20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5]" office:value-type="float" office:value="4">
            <text:p>4</text:p>
          </table:table-cell>
          <table:table-cell table:formula="of:=INDEX([Sheet2.$C$2:.$V$143];[.A2065];[.B20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6]" office:value-type="float" office:value="5">
            <text:p>5</text:p>
          </table:table-cell>
          <table:table-cell table:formula="of:=INDEX([Sheet2.$C$2:.$V$143];[.A2066];[.B20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7]" office:value-type="float" office:value="6">
            <text:p>6</text:p>
          </table:table-cell>
          <table:table-cell table:formula="of:=INDEX([Sheet2.$C$2:.$V$143];[.A2067];[.B20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8]" office:value-type="float" office:value="7">
            <text:p>7</text:p>
          </table:table-cell>
          <table:table-cell table:formula="of:=INDEX([Sheet2.$C$2:.$V$143];[.A2068];[.B20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9]" office:value-type="float" office:value="8">
            <text:p>8</text:p>
          </table:table-cell>
          <table:table-cell table:formula="of:=INDEX([Sheet2.$C$2:.$V$143];[.A2069];[.B20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0]" office:value-type="float" office:value="9">
            <text:p>9</text:p>
          </table:table-cell>
          <table:table-cell table:formula="of:=INDEX([Sheet2.$C$2:.$V$143];[.A2070];[.B20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1]" office:value-type="float" office:value="10">
            <text:p>10</text:p>
          </table:table-cell>
          <table:table-cell table:formula="of:=INDEX([Sheet2.$C$2:.$V$143];[.A2071];[.B20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2]" office:value-type="float" office:value="11">
            <text:p>11</text:p>
          </table:table-cell>
          <table:table-cell table:formula="of:=INDEX([Sheet2.$C$2:.$V$143];[.A2072];[.B20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3]" office:value-type="float" office:value="12">
            <text:p>12</text:p>
          </table:table-cell>
          <table:table-cell table:formula="of:=INDEX([Sheet2.$C$2:.$V$143];[.A2073];[.B20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4]" office:value-type="float" office:value="13">
            <text:p>13</text:p>
          </table:table-cell>
          <table:table-cell table:formula="of:=INDEX([Sheet2.$C$2:.$V$143];[.A2074];[.B20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5]" office:value-type="float" office:value="14">
            <text:p>14</text:p>
          </table:table-cell>
          <table:table-cell table:formula="of:=INDEX([Sheet2.$C$2:.$V$143];[.A2075];[.B20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6]" office:value-type="float" office:value="15">
            <text:p>15</text:p>
          </table:table-cell>
          <table:table-cell table:formula="of:=INDEX([Sheet2.$C$2:.$V$143];[.A2076];[.B20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7]" office:value-type="float" office:value="16">
            <text:p>16</text:p>
          </table:table-cell>
          <table:table-cell table:formula="of:=INDEX([Sheet2.$C$2:.$V$143];[.A2077];[.B20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8]" office:value-type="float" office:value="17">
            <text:p>17</text:p>
          </table:table-cell>
          <table:table-cell table:formula="of:=INDEX([Sheet2.$C$2:.$V$143];[.A2078];[.B20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9]" office:value-type="float" office:value="18">
            <text:p>18</text:p>
          </table:table-cell>
          <table:table-cell table:formula="of:=INDEX([Sheet2.$C$2:.$V$143];[.A2079];[.B20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60]" office:value-type="float" office:value="19">
            <text:p>19</text:p>
          </table:table-cell>
          <table:table-cell table:formula="of:=INDEX([Sheet2.$C$2:.$V$143];[.A2080];[.B20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61]" office:value-type="float" office:value="20">
            <text:p>20</text:p>
          </table:table-cell>
          <table:table-cell table:formula="of:=INDEX([Sheet2.$C$2:.$V$143];[.A2081];[.B20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2]" office:value-type="float" office:value="1">
            <text:p>1</text:p>
          </table:table-cell>
          <table:table-cell table:formula="of:=INDEX([Sheet2.$C$2:.$V$143];[.A2082];[.B20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3]" office:value-type="float" office:value="2">
            <text:p>2</text:p>
          </table:table-cell>
          <table:table-cell table:formula="of:=INDEX([Sheet2.$C$2:.$V$143];[.A2083];[.B20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4]" office:value-type="float" office:value="3">
            <text:p>3</text:p>
          </table:table-cell>
          <table:table-cell table:formula="of:=INDEX([Sheet2.$C$2:.$V$143];[.A2084];[.B20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5]" office:value-type="float" office:value="4">
            <text:p>4</text:p>
          </table:table-cell>
          <table:table-cell table:formula="of:=INDEX([Sheet2.$C$2:.$V$143];[.A2085];[.B20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6]" office:value-type="float" office:value="5">
            <text:p>5</text:p>
          </table:table-cell>
          <table:table-cell table:formula="of:=INDEX([Sheet2.$C$2:.$V$143];[.A2086];[.B20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7]" office:value-type="float" office:value="6">
            <text:p>6</text:p>
          </table:table-cell>
          <table:table-cell table:formula="of:=INDEX([Sheet2.$C$2:.$V$143];[.A2087];[.B20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8]" office:value-type="float" office:value="7">
            <text:p>7</text:p>
          </table:table-cell>
          <table:table-cell table:formula="of:=INDEX([Sheet2.$C$2:.$V$143];[.A2088];[.B20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9]" office:value-type="float" office:value="8">
            <text:p>8</text:p>
          </table:table-cell>
          <table:table-cell table:formula="of:=INDEX([Sheet2.$C$2:.$V$143];[.A2089];[.B20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0]" office:value-type="float" office:value="9">
            <text:p>9</text:p>
          </table:table-cell>
          <table:table-cell table:formula="of:=INDEX([Sheet2.$C$2:.$V$143];[.A2090];[.B20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1]" office:value-type="float" office:value="10">
            <text:p>10</text:p>
          </table:table-cell>
          <table:table-cell table:formula="of:=INDEX([Sheet2.$C$2:.$V$143];[.A2091];[.B209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2]" office:value-type="float" office:value="11">
            <text:p>11</text:p>
          </table:table-cell>
          <table:table-cell table:formula="of:=INDEX([Sheet2.$C$2:.$V$143];[.A2092];[.B20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3]" office:value-type="float" office:value="12">
            <text:p>12</text:p>
          </table:table-cell>
          <table:table-cell table:formula="of:=INDEX([Sheet2.$C$2:.$V$143];[.A2093];[.B20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4]" office:value-type="float" office:value="13">
            <text:p>13</text:p>
          </table:table-cell>
          <table:table-cell table:formula="of:=INDEX([Sheet2.$C$2:.$V$143];[.A2094];[.B209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5]" office:value-type="float" office:value="14">
            <text:p>14</text:p>
          </table:table-cell>
          <table:table-cell table:formula="of:=INDEX([Sheet2.$C$2:.$V$143];[.A2095];[.B20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6]" office:value-type="float" office:value="15">
            <text:p>15</text:p>
          </table:table-cell>
          <table:table-cell table:formula="of:=INDEX([Sheet2.$C$2:.$V$143];[.A2096];[.B20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7]" office:value-type="float" office:value="16">
            <text:p>16</text:p>
          </table:table-cell>
          <table:table-cell table:formula="of:=INDEX([Sheet2.$C$2:.$V$143];[.A2097];[.B20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8]" office:value-type="float" office:value="17">
            <text:p>17</text:p>
          </table:table-cell>
          <table:table-cell table:formula="of:=INDEX([Sheet2.$C$2:.$V$143];[.A2098];[.B20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9]" office:value-type="float" office:value="18">
            <text:p>18</text:p>
          </table:table-cell>
          <table:table-cell table:formula="of:=INDEX([Sheet2.$C$2:.$V$143];[.A2099];[.B20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80]" office:value-type="float" office:value="19">
            <text:p>19</text:p>
          </table:table-cell>
          <table:table-cell table:formula="of:=INDEX([Sheet2.$C$2:.$V$143];[.A2100];[.B2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81]" office:value-type="float" office:value="20">
            <text:p>20</text:p>
          </table:table-cell>
          <table:table-cell table:formula="of:=INDEX([Sheet2.$C$2:.$V$143];[.A2101];[.B2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2]" office:value-type="float" office:value="1">
            <text:p>1</text:p>
          </table:table-cell>
          <table:table-cell table:formula="of:=INDEX([Sheet2.$C$2:.$V$143];[.A2102];[.B21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3]" office:value-type="float" office:value="2">
            <text:p>2</text:p>
          </table:table-cell>
          <table:table-cell table:formula="of:=INDEX([Sheet2.$C$2:.$V$143];[.A2103];[.B21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4]" office:value-type="float" office:value="3">
            <text:p>3</text:p>
          </table:table-cell>
          <table:table-cell table:formula="of:=INDEX([Sheet2.$C$2:.$V$143];[.A2104];[.B21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5]" office:value-type="float" office:value="4">
            <text:p>4</text:p>
          </table:table-cell>
          <table:table-cell table:formula="of:=INDEX([Sheet2.$C$2:.$V$143];[.A2105];[.B21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6]" office:value-type="float" office:value="5">
            <text:p>5</text:p>
          </table:table-cell>
          <table:table-cell table:formula="of:=INDEX([Sheet2.$C$2:.$V$143];[.A2106];[.B21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7]" office:value-type="float" office:value="6">
            <text:p>6</text:p>
          </table:table-cell>
          <table:table-cell table:formula="of:=INDEX([Sheet2.$C$2:.$V$143];[.A2107];[.B21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8]" office:value-type="float" office:value="7">
            <text:p>7</text:p>
          </table:table-cell>
          <table:table-cell table:formula="of:=INDEX([Sheet2.$C$2:.$V$143];[.A2108];[.B2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9]" office:value-type="float" office:value="8">
            <text:p>8</text:p>
          </table:table-cell>
          <table:table-cell table:formula="of:=INDEX([Sheet2.$C$2:.$V$143];[.A2109];[.B2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0]" office:value-type="float" office:value="9">
            <text:p>9</text:p>
          </table:table-cell>
          <table:table-cell table:formula="of:=INDEX([Sheet2.$C$2:.$V$143];[.A2110];[.B2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1]" office:value-type="float" office:value="10">
            <text:p>10</text:p>
          </table:table-cell>
          <table:table-cell table:formula="of:=INDEX([Sheet2.$C$2:.$V$143];[.A2111];[.B211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2]" office:value-type="float" office:value="11">
            <text:p>11</text:p>
          </table:table-cell>
          <table:table-cell table:formula="of:=INDEX([Sheet2.$C$2:.$V$143];[.A2112];[.B2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3]" office:value-type="float" office:value="12">
            <text:p>12</text:p>
          </table:table-cell>
          <table:table-cell table:formula="of:=INDEX([Sheet2.$C$2:.$V$143];[.A2113];[.B2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4]" office:value-type="float" office:value="13">
            <text:p>13</text:p>
          </table:table-cell>
          <table:table-cell table:formula="of:=INDEX([Sheet2.$C$2:.$V$143];[.A2114];[.B211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5]" office:value-type="float" office:value="14">
            <text:p>14</text:p>
          </table:table-cell>
          <table:table-cell table:formula="of:=INDEX([Sheet2.$C$2:.$V$143];[.A2115];[.B2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6]" office:value-type="float" office:value="15">
            <text:p>15</text:p>
          </table:table-cell>
          <table:table-cell table:formula="of:=INDEX([Sheet2.$C$2:.$V$143];[.A2116];[.B2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7]" office:value-type="float" office:value="16">
            <text:p>16</text:p>
          </table:table-cell>
          <table:table-cell table:formula="of:=INDEX([Sheet2.$C$2:.$V$143];[.A2117];[.B2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8]" office:value-type="float" office:value="17">
            <text:p>17</text:p>
          </table:table-cell>
          <table:table-cell table:formula="of:=INDEX([Sheet2.$C$2:.$V$143];[.A2118];[.B2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9]" office:value-type="float" office:value="18">
            <text:p>18</text:p>
          </table:table-cell>
          <table:table-cell table:formula="of:=INDEX([Sheet2.$C$2:.$V$143];[.A2119];[.B2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100]" office:value-type="float" office:value="19">
            <text:p>19</text:p>
          </table:table-cell>
          <table:table-cell table:formula="of:=INDEX([Sheet2.$C$2:.$V$143];[.A2120];[.B2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101]" office:value-type="float" office:value="20">
            <text:p>20</text:p>
          </table:table-cell>
          <table:table-cell table:formula="of:=INDEX([Sheet2.$C$2:.$V$143];[.A2121];[.B2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2]" office:value-type="float" office:value="1">
            <text:p>1</text:p>
          </table:table-cell>
          <table:table-cell table:formula="of:=INDEX([Sheet2.$C$2:.$V$143];[.A2122];[.B2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3]" office:value-type="float" office:value="2">
            <text:p>2</text:p>
          </table:table-cell>
          <table:table-cell table:formula="of:=INDEX([Sheet2.$C$2:.$V$143];[.A2123];[.B2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4]" office:value-type="float" office:value="3">
            <text:p>3</text:p>
          </table:table-cell>
          <table:table-cell table:formula="of:=INDEX([Sheet2.$C$2:.$V$143];[.A2124];[.B2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5]" office:value-type="float" office:value="4">
            <text:p>4</text:p>
          </table:table-cell>
          <table:table-cell table:formula="of:=INDEX([Sheet2.$C$2:.$V$143];[.A2125];[.B2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6]" office:value-type="float" office:value="5">
            <text:p>5</text:p>
          </table:table-cell>
          <table:table-cell table:formula="of:=INDEX([Sheet2.$C$2:.$V$143];[.A2126];[.B2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7]" office:value-type="float" office:value="6">
            <text:p>6</text:p>
          </table:table-cell>
          <table:table-cell table:formula="of:=INDEX([Sheet2.$C$2:.$V$143];[.A2127];[.B21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8]" office:value-type="float" office:value="7">
            <text:p>7</text:p>
          </table:table-cell>
          <table:table-cell table:formula="of:=INDEX([Sheet2.$C$2:.$V$143];[.A2128];[.B2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9]" office:value-type="float" office:value="8">
            <text:p>8</text:p>
          </table:table-cell>
          <table:table-cell table:formula="of:=INDEX([Sheet2.$C$2:.$V$143];[.A2129];[.B2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0]" office:value-type="float" office:value="9">
            <text:p>9</text:p>
          </table:table-cell>
          <table:table-cell table:formula="of:=INDEX([Sheet2.$C$2:.$V$143];[.A2130];[.B2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1]" office:value-type="float" office:value="10">
            <text:p>10</text:p>
          </table:table-cell>
          <table:table-cell table:formula="of:=INDEX([Sheet2.$C$2:.$V$143];[.A2131];[.B21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2]" office:value-type="float" office:value="11">
            <text:p>11</text:p>
          </table:table-cell>
          <table:table-cell table:formula="of:=INDEX([Sheet2.$C$2:.$V$143];[.A2132];[.B2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3]" office:value-type="float" office:value="12">
            <text:p>12</text:p>
          </table:table-cell>
          <table:table-cell table:formula="of:=INDEX([Sheet2.$C$2:.$V$143];[.A2133];[.B2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4]" office:value-type="float" office:value="13">
            <text:p>13</text:p>
          </table:table-cell>
          <table:table-cell table:formula="of:=INDEX([Sheet2.$C$2:.$V$143];[.A2134];[.B213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5]" office:value-type="float" office:value="14">
            <text:p>14</text:p>
          </table:table-cell>
          <table:table-cell table:formula="of:=INDEX([Sheet2.$C$2:.$V$143];[.A2135];[.B2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6]" office:value-type="float" office:value="15">
            <text:p>15</text:p>
          </table:table-cell>
          <table:table-cell table:formula="of:=INDEX([Sheet2.$C$2:.$V$143];[.A2136];[.B2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7]" office:value-type="float" office:value="16">
            <text:p>16</text:p>
          </table:table-cell>
          <table:table-cell table:formula="of:=INDEX([Sheet2.$C$2:.$V$143];[.A2137];[.B2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8]" office:value-type="float" office:value="17">
            <text:p>17</text:p>
          </table:table-cell>
          <table:table-cell table:formula="of:=INDEX([Sheet2.$C$2:.$V$143];[.A2138];[.B2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9]" office:value-type="float" office:value="18">
            <text:p>18</text:p>
          </table:table-cell>
          <table:table-cell table:formula="of:=INDEX([Sheet2.$C$2:.$V$143];[.A2139];[.B2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20]" office:value-type="float" office:value="19">
            <text:p>19</text:p>
          </table:table-cell>
          <table:table-cell table:formula="of:=INDEX([Sheet2.$C$2:.$V$143];[.A2140];[.B2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21]" office:value-type="float" office:value="20">
            <text:p>20</text:p>
          </table:table-cell>
          <table:table-cell table:formula="of:=INDEX([Sheet2.$C$2:.$V$143];[.A2141];[.B2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2]" office:value-type="float" office:value="1">
            <text:p>1</text:p>
          </table:table-cell>
          <table:table-cell table:formula="of:=INDEX([Sheet2.$C$2:.$V$143];[.A2142];[.B2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3]" office:value-type="float" office:value="2">
            <text:p>2</text:p>
          </table:table-cell>
          <table:table-cell table:formula="of:=INDEX([Sheet2.$C$2:.$V$143];[.A2143];[.B21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4]" office:value-type="float" office:value="3">
            <text:p>3</text:p>
          </table:table-cell>
          <table:table-cell table:formula="of:=INDEX([Sheet2.$C$2:.$V$143];[.A2144];[.B2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5]" office:value-type="float" office:value="4">
            <text:p>4</text:p>
          </table:table-cell>
          <table:table-cell table:formula="of:=INDEX([Sheet2.$C$2:.$V$143];[.A2145];[.B2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6]" office:value-type="float" office:value="5">
            <text:p>5</text:p>
          </table:table-cell>
          <table:table-cell table:formula="of:=INDEX([Sheet2.$C$2:.$V$143];[.A2146];[.B2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7]" office:value-type="float" office:value="6">
            <text:p>6</text:p>
          </table:table-cell>
          <table:table-cell table:formula="of:=INDEX([Sheet2.$C$2:.$V$143];[.A2147];[.B2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8]" office:value-type="float" office:value="7">
            <text:p>7</text:p>
          </table:table-cell>
          <table:table-cell table:formula="of:=INDEX([Sheet2.$C$2:.$V$143];[.A2148];[.B21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9]" office:value-type="float" office:value="8">
            <text:p>8</text:p>
          </table:table-cell>
          <table:table-cell table:formula="of:=INDEX([Sheet2.$C$2:.$V$143];[.A2149];[.B214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0]" office:value-type="float" office:value="9">
            <text:p>9</text:p>
          </table:table-cell>
          <table:table-cell table:formula="of:=INDEX([Sheet2.$C$2:.$V$143];[.A2150];[.B2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1]" office:value-type="float" office:value="10">
            <text:p>10</text:p>
          </table:table-cell>
          <table:table-cell table:formula="of:=INDEX([Sheet2.$C$2:.$V$143];[.A2151];[.B2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2]" office:value-type="float" office:value="11">
            <text:p>11</text:p>
          </table:table-cell>
          <table:table-cell table:formula="of:=INDEX([Sheet2.$C$2:.$V$143];[.A2152];[.B2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3]" office:value-type="float" office:value="12">
            <text:p>12</text:p>
          </table:table-cell>
          <table:table-cell table:formula="of:=INDEX([Sheet2.$C$2:.$V$143];[.A2153];[.B2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4]" office:value-type="float" office:value="13">
            <text:p>13</text:p>
          </table:table-cell>
          <table:table-cell table:formula="of:=INDEX([Sheet2.$C$2:.$V$143];[.A2154];[.B2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5]" office:value-type="float" office:value="14">
            <text:p>14</text:p>
          </table:table-cell>
          <table:table-cell table:formula="of:=INDEX([Sheet2.$C$2:.$V$143];[.A2155];[.B2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6]" office:value-type="float" office:value="15">
            <text:p>15</text:p>
          </table:table-cell>
          <table:table-cell table:formula="of:=INDEX([Sheet2.$C$2:.$V$143];[.A2156];[.B2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7]" office:value-type="float" office:value="16">
            <text:p>16</text:p>
          </table:table-cell>
          <table:table-cell table:formula="of:=INDEX([Sheet2.$C$2:.$V$143];[.A2157];[.B2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8]" office:value-type="float" office:value="17">
            <text:p>17</text:p>
          </table:table-cell>
          <table:table-cell table:formula="of:=INDEX([Sheet2.$C$2:.$V$143];[.A2158];[.B2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9]" office:value-type="float" office:value="18">
            <text:p>18</text:p>
          </table:table-cell>
          <table:table-cell table:formula="of:=INDEX([Sheet2.$C$2:.$V$143];[.A2159];[.B2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40]" office:value-type="float" office:value="19">
            <text:p>19</text:p>
          </table:table-cell>
          <table:table-cell table:formula="of:=INDEX([Sheet2.$C$2:.$V$143];[.A2160];[.B2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41]" office:value-type="float" office:value="20">
            <text:p>20</text:p>
          </table:table-cell>
          <table:table-cell table:formula="of:=INDEX([Sheet2.$C$2:.$V$143];[.A2161];[.B2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2]" office:value-type="float" office:value="1">
            <text:p>1</text:p>
          </table:table-cell>
          <table:table-cell table:formula="of:=INDEX([Sheet2.$C$2:.$V$143];[.A2162];[.B2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3]" office:value-type="float" office:value="2">
            <text:p>2</text:p>
          </table:table-cell>
          <table:table-cell table:formula="of:=INDEX([Sheet2.$C$2:.$V$143];[.A2163];[.B21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4]" office:value-type="float" office:value="3">
            <text:p>3</text:p>
          </table:table-cell>
          <table:table-cell table:formula="of:=INDEX([Sheet2.$C$2:.$V$143];[.A2164];[.B2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5]" office:value-type="float" office:value="4">
            <text:p>4</text:p>
          </table:table-cell>
          <table:table-cell table:formula="of:=INDEX([Sheet2.$C$2:.$V$143];[.A2165];[.B2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6]" office:value-type="float" office:value="5">
            <text:p>5</text:p>
          </table:table-cell>
          <table:table-cell table:formula="of:=INDEX([Sheet2.$C$2:.$V$143];[.A2166];[.B2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7]" office:value-type="float" office:value="6">
            <text:p>6</text:p>
          </table:table-cell>
          <table:table-cell table:formula="of:=INDEX([Sheet2.$C$2:.$V$143];[.A2167];[.B2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8]" office:value-type="float" office:value="7">
            <text:p>7</text:p>
          </table:table-cell>
          <table:table-cell table:formula="of:=INDEX([Sheet2.$C$2:.$V$143];[.A2168];[.B2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9]" office:value-type="float" office:value="8">
            <text:p>8</text:p>
          </table:table-cell>
          <table:table-cell table:formula="of:=INDEX([Sheet2.$C$2:.$V$143];[.A2169];[.B21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0]" office:value-type="float" office:value="9">
            <text:p>9</text:p>
          </table:table-cell>
          <table:table-cell table:formula="of:=INDEX([Sheet2.$C$2:.$V$143];[.A2170];[.B217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1]" office:value-type="float" office:value="10">
            <text:p>10</text:p>
          </table:table-cell>
          <table:table-cell table:formula="of:=INDEX([Sheet2.$C$2:.$V$143];[.A2171];[.B2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2]" office:value-type="float" office:value="11">
            <text:p>11</text:p>
          </table:table-cell>
          <table:table-cell table:formula="of:=INDEX([Sheet2.$C$2:.$V$143];[.A2172];[.B2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3]" office:value-type="float" office:value="12">
            <text:p>12</text:p>
          </table:table-cell>
          <table:table-cell table:formula="of:=INDEX([Sheet2.$C$2:.$V$143];[.A2173];[.B2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4]" office:value-type="float" office:value="13">
            <text:p>13</text:p>
          </table:table-cell>
          <table:table-cell table:formula="of:=INDEX([Sheet2.$C$2:.$V$143];[.A2174];[.B2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5]" office:value-type="float" office:value="14">
            <text:p>14</text:p>
          </table:table-cell>
          <table:table-cell table:formula="of:=INDEX([Sheet2.$C$2:.$V$143];[.A2175];[.B2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6]" office:value-type="float" office:value="15">
            <text:p>15</text:p>
          </table:table-cell>
          <table:table-cell table:formula="of:=INDEX([Sheet2.$C$2:.$V$143];[.A2176];[.B2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7]" office:value-type="float" office:value="16">
            <text:p>16</text:p>
          </table:table-cell>
          <table:table-cell table:formula="of:=INDEX([Sheet2.$C$2:.$V$143];[.A2177];[.B2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8]" office:value-type="float" office:value="17">
            <text:p>17</text:p>
          </table:table-cell>
          <table:table-cell table:formula="of:=INDEX([Sheet2.$C$2:.$V$143];[.A2178];[.B2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9]" office:value-type="float" office:value="18">
            <text:p>18</text:p>
          </table:table-cell>
          <table:table-cell table:formula="of:=INDEX([Sheet2.$C$2:.$V$143];[.A2179];[.B2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60]" office:value-type="float" office:value="19">
            <text:p>19</text:p>
          </table:table-cell>
          <table:table-cell table:formula="of:=INDEX([Sheet2.$C$2:.$V$143];[.A2180];[.B2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61]" office:value-type="float" office:value="20">
            <text:p>20</text:p>
          </table:table-cell>
          <table:table-cell table:formula="of:=INDEX([Sheet2.$C$2:.$V$143];[.A2181];[.B2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2]" office:value-type="float" office:value="1">
            <text:p>1</text:p>
          </table:table-cell>
          <table:table-cell table:formula="of:=INDEX([Sheet2.$C$2:.$V$143];[.A2182];[.B2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3]" office:value-type="float" office:value="2">
            <text:p>2</text:p>
          </table:table-cell>
          <table:table-cell table:formula="of:=INDEX([Sheet2.$C$2:.$V$143];[.A2183];[.B2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4]" office:value-type="float" office:value="3">
            <text:p>3</text:p>
          </table:table-cell>
          <table:table-cell table:formula="of:=INDEX([Sheet2.$C$2:.$V$143];[.A2184];[.B21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5]" office:value-type="float" office:value="4">
            <text:p>4</text:p>
          </table:table-cell>
          <table:table-cell table:formula="of:=INDEX([Sheet2.$C$2:.$V$143];[.A2185];[.B21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6]" office:value-type="float" office:value="5">
            <text:p>5</text:p>
          </table:table-cell>
          <table:table-cell table:formula="of:=INDEX([Sheet2.$C$2:.$V$143];[.A2186];[.B2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7]" office:value-type="float" office:value="6">
            <text:p>6</text:p>
          </table:table-cell>
          <table:table-cell table:formula="of:=INDEX([Sheet2.$C$2:.$V$143];[.A2187];[.B2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8]" office:value-type="float" office:value="7">
            <text:p>7</text:p>
          </table:table-cell>
          <table:table-cell table:formula="of:=INDEX([Sheet2.$C$2:.$V$143];[.A2188];[.B2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9]" office:value-type="float" office:value="8">
            <text:p>8</text:p>
          </table:table-cell>
          <table:table-cell table:formula="of:=INDEX([Sheet2.$C$2:.$V$143];[.A2189];[.B2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0]" office:value-type="float" office:value="9">
            <text:p>9</text:p>
          </table:table-cell>
          <table:table-cell table:formula="of:=INDEX([Sheet2.$C$2:.$V$143];[.A2190];[.B2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1]" office:value-type="float" office:value="10">
            <text:p>10</text:p>
          </table:table-cell>
          <table:table-cell table:formula="of:=INDEX([Sheet2.$C$2:.$V$143];[.A2191];[.B2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2]" office:value-type="float" office:value="11">
            <text:p>11</text:p>
          </table:table-cell>
          <table:table-cell table:formula="of:=INDEX([Sheet2.$C$2:.$V$143];[.A2192];[.B2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3]" office:value-type="float" office:value="12">
            <text:p>12</text:p>
          </table:table-cell>
          <table:table-cell table:formula="of:=INDEX([Sheet2.$C$2:.$V$143];[.A2193];[.B2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4]" office:value-type="float" office:value="13">
            <text:p>13</text:p>
          </table:table-cell>
          <table:table-cell table:formula="of:=INDEX([Sheet2.$C$2:.$V$143];[.A2194];[.B2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5]" office:value-type="float" office:value="14">
            <text:p>14</text:p>
          </table:table-cell>
          <table:table-cell table:formula="of:=INDEX([Sheet2.$C$2:.$V$143];[.A2195];[.B2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6]" office:value-type="float" office:value="15">
            <text:p>15</text:p>
          </table:table-cell>
          <table:table-cell table:formula="of:=INDEX([Sheet2.$C$2:.$V$143];[.A2196];[.B2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7]" office:value-type="float" office:value="16">
            <text:p>16</text:p>
          </table:table-cell>
          <table:table-cell table:formula="of:=INDEX([Sheet2.$C$2:.$V$143];[.A2197];[.B2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8]" office:value-type="float" office:value="17">
            <text:p>17</text:p>
          </table:table-cell>
          <table:table-cell table:formula="of:=INDEX([Sheet2.$C$2:.$V$143];[.A2198];[.B2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9]" office:value-type="float" office:value="18">
            <text:p>18</text:p>
          </table:table-cell>
          <table:table-cell table:formula="of:=INDEX([Sheet2.$C$2:.$V$143];[.A2199];[.B2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80]" office:value-type="float" office:value="19">
            <text:p>19</text:p>
          </table:table-cell>
          <table:table-cell table:formula="of:=INDEX([Sheet2.$C$2:.$V$143];[.A2200];[.B2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81]" office:value-type="float" office:value="20">
            <text:p>20</text:p>
          </table:table-cell>
          <table:table-cell table:formula="of:=INDEX([Sheet2.$C$2:.$V$143];[.A2201];[.B2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2]" office:value-type="float" office:value="1">
            <text:p>1</text:p>
          </table:table-cell>
          <table:table-cell table:formula="of:=INDEX([Sheet2.$C$2:.$V$143];[.A2202];[.B22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3]" office:value-type="float" office:value="2">
            <text:p>2</text:p>
          </table:table-cell>
          <table:table-cell table:formula="of:=INDEX([Sheet2.$C$2:.$V$143];[.A2203];[.B2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4]" office:value-type="float" office:value="3">
            <text:p>3</text:p>
          </table:table-cell>
          <table:table-cell table:formula="of:=INDEX([Sheet2.$C$2:.$V$143];[.A2204];[.B2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5]" office:value-type="float" office:value="4">
            <text:p>4</text:p>
          </table:table-cell>
          <table:table-cell table:formula="of:=INDEX([Sheet2.$C$2:.$V$143];[.A2205];[.B2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6]" office:value-type="float" office:value="5">
            <text:p>5</text:p>
          </table:table-cell>
          <table:table-cell table:formula="of:=INDEX([Sheet2.$C$2:.$V$143];[.A2206];[.B2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7]" office:value-type="float" office:value="6">
            <text:p>6</text:p>
          </table:table-cell>
          <table:table-cell table:formula="of:=INDEX([Sheet2.$C$2:.$V$143];[.A2207];[.B22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8]" office:value-type="float" office:value="7">
            <text:p>7</text:p>
          </table:table-cell>
          <table:table-cell table:formula="of:=INDEX([Sheet2.$C$2:.$V$143];[.A2208];[.B2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9]" office:value-type="float" office:value="8">
            <text:p>8</text:p>
          </table:table-cell>
          <table:table-cell table:formula="of:=INDEX([Sheet2.$C$2:.$V$143];[.A2209];[.B2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0]" office:value-type="float" office:value="9">
            <text:p>9</text:p>
          </table:table-cell>
          <table:table-cell table:formula="of:=INDEX([Sheet2.$C$2:.$V$143];[.A2210];[.B2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1]" office:value-type="float" office:value="10">
            <text:p>10</text:p>
          </table:table-cell>
          <table:table-cell table:formula="of:=INDEX([Sheet2.$C$2:.$V$143];[.A2211];[.B22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2]" office:value-type="float" office:value="11">
            <text:p>11</text:p>
          </table:table-cell>
          <table:table-cell table:formula="of:=INDEX([Sheet2.$C$2:.$V$143];[.A2212];[.B2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3]" office:value-type="float" office:value="12">
            <text:p>12</text:p>
          </table:table-cell>
          <table:table-cell table:formula="of:=INDEX([Sheet2.$C$2:.$V$143];[.A2213];[.B22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4]" office:value-type="float" office:value="13">
            <text:p>13</text:p>
          </table:table-cell>
          <table:table-cell table:formula="of:=INDEX([Sheet2.$C$2:.$V$143];[.A2214];[.B22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5]" office:value-type="float" office:value="14">
            <text:p>14</text:p>
          </table:table-cell>
          <table:table-cell table:formula="of:=INDEX([Sheet2.$C$2:.$V$143];[.A2215];[.B2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6]" office:value-type="float" office:value="15">
            <text:p>15</text:p>
          </table:table-cell>
          <table:table-cell table:formula="of:=INDEX([Sheet2.$C$2:.$V$143];[.A2216];[.B2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7]" office:value-type="float" office:value="16">
            <text:p>16</text:p>
          </table:table-cell>
          <table:table-cell table:formula="of:=INDEX([Sheet2.$C$2:.$V$143];[.A2217];[.B2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8]" office:value-type="float" office:value="17">
            <text:p>17</text:p>
          </table:table-cell>
          <table:table-cell table:formula="of:=INDEX([Sheet2.$C$2:.$V$143];[.A2218];[.B22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9]" office:value-type="float" office:value="18">
            <text:p>18</text:p>
          </table:table-cell>
          <table:table-cell table:formula="of:=INDEX([Sheet2.$C$2:.$V$143];[.A2219];[.B22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200]" office:value-type="float" office:value="19">
            <text:p>19</text:p>
          </table:table-cell>
          <table:table-cell table:formula="of:=INDEX([Sheet2.$C$2:.$V$143];[.A2220];[.B22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201]" office:value-type="float" office:value="20">
            <text:p>20</text:p>
          </table:table-cell>
          <table:table-cell table:formula="of:=INDEX([Sheet2.$C$2:.$V$143];[.A2221];[.B22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2]" office:value-type="float" office:value="1">
            <text:p>1</text:p>
          </table:table-cell>
          <table:table-cell table:formula="of:=INDEX([Sheet2.$C$2:.$V$143];[.A2222];[.B2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3]" office:value-type="float" office:value="2">
            <text:p>2</text:p>
          </table:table-cell>
          <table:table-cell table:formula="of:=INDEX([Sheet2.$C$2:.$V$143];[.A2223];[.B22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4]" office:value-type="float" office:value="3">
            <text:p>3</text:p>
          </table:table-cell>
          <table:table-cell table:formula="of:=INDEX([Sheet2.$C$2:.$V$143];[.A2224];[.B22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5]" office:value-type="float" office:value="4">
            <text:p>4</text:p>
          </table:table-cell>
          <table:table-cell table:formula="of:=INDEX([Sheet2.$C$2:.$V$143];[.A2225];[.B22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6]" office:value-type="float" office:value="5">
            <text:p>5</text:p>
          </table:table-cell>
          <table:table-cell table:formula="of:=INDEX([Sheet2.$C$2:.$V$143];[.A2226];[.B22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7]" office:value-type="float" office:value="6">
            <text:p>6</text:p>
          </table:table-cell>
          <table:table-cell table:formula="of:=INDEX([Sheet2.$C$2:.$V$143];[.A2227];[.B2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8]" office:value-type="float" office:value="7">
            <text:p>7</text:p>
          </table:table-cell>
          <table:table-cell table:formula="of:=INDEX([Sheet2.$C$2:.$V$143];[.A2228];[.B2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9]" office:value-type="float" office:value="8">
            <text:p>8</text:p>
          </table:table-cell>
          <table:table-cell table:formula="of:=INDEX([Sheet2.$C$2:.$V$143];[.A2229];[.B2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0]" office:value-type="float" office:value="9">
            <text:p>9</text:p>
          </table:table-cell>
          <table:table-cell table:formula="of:=INDEX([Sheet2.$C$2:.$V$143];[.A2230];[.B2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1]" office:value-type="float" office:value="10">
            <text:p>10</text:p>
          </table:table-cell>
          <table:table-cell table:formula="of:=INDEX([Sheet2.$C$2:.$V$143];[.A2231];[.B2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2]" office:value-type="float" office:value="11">
            <text:p>11</text:p>
          </table:table-cell>
          <table:table-cell table:formula="of:=INDEX([Sheet2.$C$2:.$V$143];[.A2232];[.B2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3]" office:value-type="float" office:value="12">
            <text:p>12</text:p>
          </table:table-cell>
          <table:table-cell table:formula="of:=INDEX([Sheet2.$C$2:.$V$143];[.A2233];[.B2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4]" office:value-type="float" office:value="13">
            <text:p>13</text:p>
          </table:table-cell>
          <table:table-cell table:formula="of:=INDEX([Sheet2.$C$2:.$V$143];[.A2234];[.B2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5]" office:value-type="float" office:value="14">
            <text:p>14</text:p>
          </table:table-cell>
          <table:table-cell table:formula="of:=INDEX([Sheet2.$C$2:.$V$143];[.A2235];[.B2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6]" office:value-type="float" office:value="15">
            <text:p>15</text:p>
          </table:table-cell>
          <table:table-cell table:formula="of:=INDEX([Sheet2.$C$2:.$V$143];[.A2236];[.B2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7]" office:value-type="float" office:value="16">
            <text:p>16</text:p>
          </table:table-cell>
          <table:table-cell table:formula="of:=INDEX([Sheet2.$C$2:.$V$143];[.A2237];[.B2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8]" office:value-type="float" office:value="17">
            <text:p>17</text:p>
          </table:table-cell>
          <table:table-cell table:formula="of:=INDEX([Sheet2.$C$2:.$V$143];[.A2238];[.B2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9]" office:value-type="float" office:value="18">
            <text:p>18</text:p>
          </table:table-cell>
          <table:table-cell table:formula="of:=INDEX([Sheet2.$C$2:.$V$143];[.A2239];[.B2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20]" office:value-type="float" office:value="19">
            <text:p>19</text:p>
          </table:table-cell>
          <table:table-cell table:formula="of:=INDEX([Sheet2.$C$2:.$V$143];[.A2240];[.B2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21]" office:value-type="float" office:value="20">
            <text:p>20</text:p>
          </table:table-cell>
          <table:table-cell table:formula="of:=INDEX([Sheet2.$C$2:.$V$143];[.A2241];[.B2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2]" office:value-type="float" office:value="1">
            <text:p>1</text:p>
          </table:table-cell>
          <table:table-cell table:formula="of:=INDEX([Sheet2.$C$2:.$V$143];[.A2242];[.B22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3]" office:value-type="float" office:value="2">
            <text:p>2</text:p>
          </table:table-cell>
          <table:table-cell table:formula="of:=INDEX([Sheet2.$C$2:.$V$143];[.A2243];[.B22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4]" office:value-type="float" office:value="3">
            <text:p>3</text:p>
          </table:table-cell>
          <table:table-cell table:formula="of:=INDEX([Sheet2.$C$2:.$V$143];[.A2244];[.B22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5]" office:value-type="float" office:value="4">
            <text:p>4</text:p>
          </table:table-cell>
          <table:table-cell table:formula="of:=INDEX([Sheet2.$C$2:.$V$143];[.A2245];[.B2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6]" office:value-type="float" office:value="5">
            <text:p>5</text:p>
          </table:table-cell>
          <table:table-cell table:formula="of:=INDEX([Sheet2.$C$2:.$V$143];[.A2246];[.B2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7]" office:value-type="float" office:value="6">
            <text:p>6</text:p>
          </table:table-cell>
          <table:table-cell table:formula="of:=INDEX([Sheet2.$C$2:.$V$143];[.A2247];[.B2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8]" office:value-type="float" office:value="7">
            <text:p>7</text:p>
          </table:table-cell>
          <table:table-cell table:formula="of:=INDEX([Sheet2.$C$2:.$V$143];[.A2248];[.B224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9]" office:value-type="float" office:value="8">
            <text:p>8</text:p>
          </table:table-cell>
          <table:table-cell table:formula="of:=INDEX([Sheet2.$C$2:.$V$143];[.A2249];[.B2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0]" office:value-type="float" office:value="9">
            <text:p>9</text:p>
          </table:table-cell>
          <table:table-cell table:formula="of:=INDEX([Sheet2.$C$2:.$V$143];[.A2250];[.B2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1]" office:value-type="float" office:value="10">
            <text:p>10</text:p>
          </table:table-cell>
          <table:table-cell table:formula="of:=INDEX([Sheet2.$C$2:.$V$143];[.A2251];[.B2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2]" office:value-type="float" office:value="11">
            <text:p>11</text:p>
          </table:table-cell>
          <table:table-cell table:formula="of:=INDEX([Sheet2.$C$2:.$V$143];[.A2252];[.B2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3]" office:value-type="float" office:value="12">
            <text:p>12</text:p>
          </table:table-cell>
          <table:table-cell table:formula="of:=INDEX([Sheet2.$C$2:.$V$143];[.A2253];[.B2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4]" office:value-type="float" office:value="13">
            <text:p>13</text:p>
          </table:table-cell>
          <table:table-cell table:formula="of:=INDEX([Sheet2.$C$2:.$V$143];[.A2254];[.B22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5]" office:value-type="float" office:value="14">
            <text:p>14</text:p>
          </table:table-cell>
          <table:table-cell table:formula="of:=INDEX([Sheet2.$C$2:.$V$143];[.A2255];[.B2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6]" office:value-type="float" office:value="15">
            <text:p>15</text:p>
          </table:table-cell>
          <table:table-cell table:formula="of:=INDEX([Sheet2.$C$2:.$V$143];[.A2256];[.B2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7]" office:value-type="float" office:value="16">
            <text:p>16</text:p>
          </table:table-cell>
          <table:table-cell table:formula="of:=INDEX([Sheet2.$C$2:.$V$143];[.A2257];[.B2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8]" office:value-type="float" office:value="17">
            <text:p>17</text:p>
          </table:table-cell>
          <table:table-cell table:formula="of:=INDEX([Sheet2.$C$2:.$V$143];[.A2258];[.B2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9]" office:value-type="float" office:value="18">
            <text:p>18</text:p>
          </table:table-cell>
          <table:table-cell table:formula="of:=INDEX([Sheet2.$C$2:.$V$143];[.A2259];[.B2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40]" office:value-type="float" office:value="19">
            <text:p>19</text:p>
          </table:table-cell>
          <table:table-cell table:formula="of:=INDEX([Sheet2.$C$2:.$V$143];[.A2260];[.B2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41]" office:value-type="float" office:value="20">
            <text:p>20</text:p>
          </table:table-cell>
          <table:table-cell table:formula="of:=INDEX([Sheet2.$C$2:.$V$143];[.A2261];[.B2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2]" office:value-type="float" office:value="1">
            <text:p>1</text:p>
          </table:table-cell>
          <table:table-cell table:formula="of:=INDEX([Sheet2.$C$2:.$V$143];[.A2262];[.B22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3]" office:value-type="float" office:value="2">
            <text:p>2</text:p>
          </table:table-cell>
          <table:table-cell table:formula="of:=INDEX([Sheet2.$C$2:.$V$143];[.A2263];[.B22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4]" office:value-type="float" office:value="3">
            <text:p>3</text:p>
          </table:table-cell>
          <table:table-cell table:formula="of:=INDEX([Sheet2.$C$2:.$V$143];[.A2264];[.B22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5]" office:value-type="float" office:value="4">
            <text:p>4</text:p>
          </table:table-cell>
          <table:table-cell table:formula="of:=INDEX([Sheet2.$C$2:.$V$143];[.A2265];[.B22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6]" office:value-type="float" office:value="5">
            <text:p>5</text:p>
          </table:table-cell>
          <table:table-cell table:formula="of:=INDEX([Sheet2.$C$2:.$V$143];[.A2266];[.B2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7]" office:value-type="float" office:value="6">
            <text:p>6</text:p>
          </table:table-cell>
          <table:table-cell table:formula="of:=INDEX([Sheet2.$C$2:.$V$143];[.A2267];[.B22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8]" office:value-type="float" office:value="7">
            <text:p>7</text:p>
          </table:table-cell>
          <table:table-cell table:formula="of:=INDEX([Sheet2.$C$2:.$V$143];[.A2268];[.B2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9]" office:value-type="float" office:value="8">
            <text:p>8</text:p>
          </table:table-cell>
          <table:table-cell table:formula="of:=INDEX([Sheet2.$C$2:.$V$143];[.A2269];[.B2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0]" office:value-type="float" office:value="9">
            <text:p>9</text:p>
          </table:table-cell>
          <table:table-cell table:formula="of:=INDEX([Sheet2.$C$2:.$V$143];[.A2270];[.B2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1]" office:value-type="float" office:value="10">
            <text:p>10</text:p>
          </table:table-cell>
          <table:table-cell table:formula="of:=INDEX([Sheet2.$C$2:.$V$143];[.A2271];[.B2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2]" office:value-type="float" office:value="11">
            <text:p>11</text:p>
          </table:table-cell>
          <table:table-cell table:formula="of:=INDEX([Sheet2.$C$2:.$V$143];[.A2272];[.B2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3]" office:value-type="float" office:value="12">
            <text:p>12</text:p>
          </table:table-cell>
          <table:table-cell table:formula="of:=INDEX([Sheet2.$C$2:.$V$143];[.A2273];[.B2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4]" office:value-type="float" office:value="13">
            <text:p>13</text:p>
          </table:table-cell>
          <table:table-cell table:formula="of:=INDEX([Sheet2.$C$2:.$V$143];[.A2274];[.B2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5]" office:value-type="float" office:value="14">
            <text:p>14</text:p>
          </table:table-cell>
          <table:table-cell table:formula="of:=INDEX([Sheet2.$C$2:.$V$143];[.A2275];[.B2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6]" office:value-type="float" office:value="15">
            <text:p>15</text:p>
          </table:table-cell>
          <table:table-cell table:formula="of:=INDEX([Sheet2.$C$2:.$V$143];[.A2276];[.B2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7]" office:value-type="float" office:value="16">
            <text:p>16</text:p>
          </table:table-cell>
          <table:table-cell table:formula="of:=INDEX([Sheet2.$C$2:.$V$143];[.A2277];[.B2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8]" office:value-type="float" office:value="17">
            <text:p>17</text:p>
          </table:table-cell>
          <table:table-cell table:formula="of:=INDEX([Sheet2.$C$2:.$V$143];[.A2278];[.B2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9]" office:value-type="float" office:value="18">
            <text:p>18</text:p>
          </table:table-cell>
          <table:table-cell table:formula="of:=INDEX([Sheet2.$C$2:.$V$143];[.A2279];[.B2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60]" office:value-type="float" office:value="19">
            <text:p>19</text:p>
          </table:table-cell>
          <table:table-cell table:formula="of:=INDEX([Sheet2.$C$2:.$V$143];[.A2280];[.B2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61]" office:value-type="float" office:value="20">
            <text:p>20</text:p>
          </table:table-cell>
          <table:table-cell table:formula="of:=INDEX([Sheet2.$C$2:.$V$143];[.A2281];[.B2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2]" office:value-type="float" office:value="1">
            <text:p>1</text:p>
          </table:table-cell>
          <table:table-cell table:formula="of:=INDEX([Sheet2.$C$2:.$V$143];[.A2282];[.B22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3]" office:value-type="float" office:value="2">
            <text:p>2</text:p>
          </table:table-cell>
          <table:table-cell table:formula="of:=INDEX([Sheet2.$C$2:.$V$143];[.A2283];[.B22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4]" office:value-type="float" office:value="3">
            <text:p>3</text:p>
          </table:table-cell>
          <table:table-cell table:formula="of:=INDEX([Sheet2.$C$2:.$V$143];[.A2284];[.B22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5]" office:value-type="float" office:value="4">
            <text:p>4</text:p>
          </table:table-cell>
          <table:table-cell table:formula="of:=INDEX([Sheet2.$C$2:.$V$143];[.A2285];[.B22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6]" office:value-type="float" office:value="5">
            <text:p>5</text:p>
          </table:table-cell>
          <table:table-cell table:formula="of:=INDEX([Sheet2.$C$2:.$V$143];[.A2286];[.B22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7]" office:value-type="float" office:value="6">
            <text:p>6</text:p>
          </table:table-cell>
          <table:table-cell table:formula="of:=INDEX([Sheet2.$C$2:.$V$143];[.A2287];[.B22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8]" office:value-type="float" office:value="7">
            <text:p>7</text:p>
          </table:table-cell>
          <table:table-cell table:formula="of:=INDEX([Sheet2.$C$2:.$V$143];[.A2288];[.B2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9]" office:value-type="float" office:value="8">
            <text:p>8</text:p>
          </table:table-cell>
          <table:table-cell table:formula="of:=INDEX([Sheet2.$C$2:.$V$143];[.A2289];[.B2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0]" office:value-type="float" office:value="9">
            <text:p>9</text:p>
          </table:table-cell>
          <table:table-cell table:formula="of:=INDEX([Sheet2.$C$2:.$V$143];[.A2290];[.B2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1]" office:value-type="float" office:value="10">
            <text:p>10</text:p>
          </table:table-cell>
          <table:table-cell table:formula="of:=INDEX([Sheet2.$C$2:.$V$143];[.A2291];[.B2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2]" office:value-type="float" office:value="11">
            <text:p>11</text:p>
          </table:table-cell>
          <table:table-cell table:formula="of:=INDEX([Sheet2.$C$2:.$V$143];[.A2292];[.B2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3]" office:value-type="float" office:value="12">
            <text:p>12</text:p>
          </table:table-cell>
          <table:table-cell table:formula="of:=INDEX([Sheet2.$C$2:.$V$143];[.A2293];[.B2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4]" office:value-type="float" office:value="13">
            <text:p>13</text:p>
          </table:table-cell>
          <table:table-cell table:formula="of:=INDEX([Sheet2.$C$2:.$V$143];[.A2294];[.B2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5]" office:value-type="float" office:value="14">
            <text:p>14</text:p>
          </table:table-cell>
          <table:table-cell table:formula="of:=INDEX([Sheet2.$C$2:.$V$143];[.A2295];[.B2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6]" office:value-type="float" office:value="15">
            <text:p>15</text:p>
          </table:table-cell>
          <table:table-cell table:formula="of:=INDEX([Sheet2.$C$2:.$V$143];[.A2296];[.B2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7]" office:value-type="float" office:value="16">
            <text:p>16</text:p>
          </table:table-cell>
          <table:table-cell table:formula="of:=INDEX([Sheet2.$C$2:.$V$143];[.A2297];[.B2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8]" office:value-type="float" office:value="17">
            <text:p>17</text:p>
          </table:table-cell>
          <table:table-cell table:formula="of:=INDEX([Sheet2.$C$2:.$V$143];[.A2298];[.B2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9]" office:value-type="float" office:value="18">
            <text:p>18</text:p>
          </table:table-cell>
          <table:table-cell table:formula="of:=INDEX([Sheet2.$C$2:.$V$143];[.A2299];[.B2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80]" office:value-type="float" office:value="19">
            <text:p>19</text:p>
          </table:table-cell>
          <table:table-cell table:formula="of:=INDEX([Sheet2.$C$2:.$V$143];[.A2300];[.B2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81]" office:value-type="float" office:value="20">
            <text:p>20</text:p>
          </table:table-cell>
          <table:table-cell table:formula="of:=INDEX([Sheet2.$C$2:.$V$143];[.A2301];[.B2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2]" office:value-type="float" office:value="1">
            <text:p>1</text:p>
          </table:table-cell>
          <table:table-cell table:formula="of:=INDEX([Sheet2.$C$2:.$V$143];[.A2302];[.B23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3]" office:value-type="float" office:value="2">
            <text:p>2</text:p>
          </table:table-cell>
          <table:table-cell table:formula="of:=INDEX([Sheet2.$C$2:.$V$143];[.A2303];[.B23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4]" office:value-type="float" office:value="3">
            <text:p>3</text:p>
          </table:table-cell>
          <table:table-cell table:formula="of:=INDEX([Sheet2.$C$2:.$V$143];[.A2304];[.B23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5]" office:value-type="float" office:value="4">
            <text:p>4</text:p>
          </table:table-cell>
          <table:table-cell table:formula="of:=INDEX([Sheet2.$C$2:.$V$143];[.A2305];[.B2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6]" office:value-type="float" office:value="5">
            <text:p>5</text:p>
          </table:table-cell>
          <table:table-cell table:formula="of:=INDEX([Sheet2.$C$2:.$V$143];[.A2306];[.B2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7]" office:value-type="float" office:value="6">
            <text:p>6</text:p>
          </table:table-cell>
          <table:table-cell table:formula="of:=INDEX([Sheet2.$C$2:.$V$143];[.A2307];[.B23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8]" office:value-type="float" office:value="7">
            <text:p>7</text:p>
          </table:table-cell>
          <table:table-cell table:formula="of:=INDEX([Sheet2.$C$2:.$V$143];[.A2308];[.B2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9]" office:value-type="float" office:value="8">
            <text:p>8</text:p>
          </table:table-cell>
          <table:table-cell table:formula="of:=INDEX([Sheet2.$C$2:.$V$143];[.A2309];[.B2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0]" office:value-type="float" office:value="9">
            <text:p>9</text:p>
          </table:table-cell>
          <table:table-cell table:formula="of:=INDEX([Sheet2.$C$2:.$V$143];[.A2310];[.B2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1]" office:value-type="float" office:value="10">
            <text:p>10</text:p>
          </table:table-cell>
          <table:table-cell table:formula="of:=INDEX([Sheet2.$C$2:.$V$143];[.A2311];[.B23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2]" office:value-type="float" office:value="11">
            <text:p>11</text:p>
          </table:table-cell>
          <table:table-cell table:formula="of:=INDEX([Sheet2.$C$2:.$V$143];[.A2312];[.B2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3]" office:value-type="float" office:value="12">
            <text:p>12</text:p>
          </table:table-cell>
          <table:table-cell table:formula="of:=INDEX([Sheet2.$C$2:.$V$143];[.A2313];[.B23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4]" office:value-type="float" office:value="13">
            <text:p>13</text:p>
          </table:table-cell>
          <table:table-cell table:formula="of:=INDEX([Sheet2.$C$2:.$V$143];[.A2314];[.B23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5]" office:value-type="float" office:value="14">
            <text:p>14</text:p>
          </table:table-cell>
          <table:table-cell table:formula="of:=INDEX([Sheet2.$C$2:.$V$143];[.A2315];[.B2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6]" office:value-type="float" office:value="15">
            <text:p>15</text:p>
          </table:table-cell>
          <table:table-cell table:formula="of:=INDEX([Sheet2.$C$2:.$V$143];[.A2316];[.B2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7]" office:value-type="float" office:value="16">
            <text:p>16</text:p>
          </table:table-cell>
          <table:table-cell table:formula="of:=INDEX([Sheet2.$C$2:.$V$143];[.A2317];[.B2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8]" office:value-type="float" office:value="17">
            <text:p>17</text:p>
          </table:table-cell>
          <table:table-cell table:formula="of:=INDEX([Sheet2.$C$2:.$V$143];[.A2318];[.B23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9]" office:value-type="float" office:value="18">
            <text:p>18</text:p>
          </table:table-cell>
          <table:table-cell table:formula="of:=INDEX([Sheet2.$C$2:.$V$143];[.A2319];[.B23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300]" office:value-type="float" office:value="19">
            <text:p>19</text:p>
          </table:table-cell>
          <table:table-cell table:formula="of:=INDEX([Sheet2.$C$2:.$V$143];[.A2320];[.B23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301]" office:value-type="float" office:value="20">
            <text:p>20</text:p>
          </table:table-cell>
          <table:table-cell table:formula="of:=INDEX([Sheet2.$C$2:.$V$143];[.A2321];[.B23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2]" office:value-type="float" office:value="1">
            <text:p>1</text:p>
          </table:table-cell>
          <table:table-cell table:formula="of:=INDEX([Sheet2.$C$2:.$V$143];[.A2322];[.B232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3]" office:value-type="float" office:value="2">
            <text:p>2</text:p>
          </table:table-cell>
          <table:table-cell table:formula="of:=INDEX([Sheet2.$C$2:.$V$143];[.A2323];[.B23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4]" office:value-type="float" office:value="3">
            <text:p>3</text:p>
          </table:table-cell>
          <table:table-cell table:formula="of:=INDEX([Sheet2.$C$2:.$V$143];[.A2324];[.B23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5]" office:value-type="float" office:value="4">
            <text:p>4</text:p>
          </table:table-cell>
          <table:table-cell table:formula="of:=INDEX([Sheet2.$C$2:.$V$143];[.A2325];[.B23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6]" office:value-type="float" office:value="5">
            <text:p>5</text:p>
          </table:table-cell>
          <table:table-cell table:formula="of:=INDEX([Sheet2.$C$2:.$V$143];[.A2326];[.B23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7]" office:value-type="float" office:value="6">
            <text:p>6</text:p>
          </table:table-cell>
          <table:table-cell table:formula="of:=INDEX([Sheet2.$C$2:.$V$143];[.A2327];[.B232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8]" office:value-type="float" office:value="7">
            <text:p>7</text:p>
          </table:table-cell>
          <table:table-cell table:formula="of:=INDEX([Sheet2.$C$2:.$V$143];[.A2328];[.B2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9]" office:value-type="float" office:value="8">
            <text:p>8</text:p>
          </table:table-cell>
          <table:table-cell table:formula="of:=INDEX([Sheet2.$C$2:.$V$143];[.A2329];[.B2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0]" office:value-type="float" office:value="9">
            <text:p>9</text:p>
          </table:table-cell>
          <table:table-cell table:formula="of:=INDEX([Sheet2.$C$2:.$V$143];[.A2330];[.B2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1]" office:value-type="float" office:value="10">
            <text:p>10</text:p>
          </table:table-cell>
          <table:table-cell table:formula="of:=INDEX([Sheet2.$C$2:.$V$143];[.A2331];[.B2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2]" office:value-type="float" office:value="11">
            <text:p>11</text:p>
          </table:table-cell>
          <table:table-cell table:formula="of:=INDEX([Sheet2.$C$2:.$V$143];[.A2332];[.B2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3]" office:value-type="float" office:value="12">
            <text:p>12</text:p>
          </table:table-cell>
          <table:table-cell table:formula="of:=INDEX([Sheet2.$C$2:.$V$143];[.A2333];[.B23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4]" office:value-type="float" office:value="13">
            <text:p>13</text:p>
          </table:table-cell>
          <table:table-cell table:formula="of:=INDEX([Sheet2.$C$2:.$V$143];[.A2334];[.B2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5]" office:value-type="float" office:value="14">
            <text:p>14</text:p>
          </table:table-cell>
          <table:table-cell table:formula="of:=INDEX([Sheet2.$C$2:.$V$143];[.A2335];[.B2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6]" office:value-type="float" office:value="15">
            <text:p>15</text:p>
          </table:table-cell>
          <table:table-cell table:formula="of:=INDEX([Sheet2.$C$2:.$V$143];[.A2336];[.B2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7]" office:value-type="float" office:value="16">
            <text:p>16</text:p>
          </table:table-cell>
          <table:table-cell table:formula="of:=INDEX([Sheet2.$C$2:.$V$143];[.A2337];[.B2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8]" office:value-type="float" office:value="17">
            <text:p>17</text:p>
          </table:table-cell>
          <table:table-cell table:formula="of:=INDEX([Sheet2.$C$2:.$V$143];[.A2338];[.B2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9]" office:value-type="float" office:value="18">
            <text:p>18</text:p>
          </table:table-cell>
          <table:table-cell table:formula="of:=INDEX([Sheet2.$C$2:.$V$143];[.A2339];[.B2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20]" office:value-type="float" office:value="19">
            <text:p>19</text:p>
          </table:table-cell>
          <table:table-cell table:formula="of:=INDEX([Sheet2.$C$2:.$V$143];[.A2340];[.B2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21]" office:value-type="float" office:value="20">
            <text:p>20</text:p>
          </table:table-cell>
          <table:table-cell table:formula="of:=INDEX([Sheet2.$C$2:.$V$143];[.A2341];[.B2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2]" office:value-type="float" office:value="1">
            <text:p>1</text:p>
          </table:table-cell>
          <table:table-cell table:formula="of:=INDEX([Sheet2.$C$2:.$V$143];[.A2342];[.B2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3]" office:value-type="float" office:value="2">
            <text:p>2</text:p>
          </table:table-cell>
          <table:table-cell table:formula="of:=INDEX([Sheet2.$C$2:.$V$143];[.A2343];[.B23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4]" office:value-type="float" office:value="3">
            <text:p>3</text:p>
          </table:table-cell>
          <table:table-cell table:formula="of:=INDEX([Sheet2.$C$2:.$V$143];[.A2344];[.B234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5]" office:value-type="float" office:value="4">
            <text:p>4</text:p>
          </table:table-cell>
          <table:table-cell table:formula="of:=INDEX([Sheet2.$C$2:.$V$143];[.A2345];[.B2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6]" office:value-type="float" office:value="5">
            <text:p>5</text:p>
          </table:table-cell>
          <table:table-cell table:formula="of:=INDEX([Sheet2.$C$2:.$V$143];[.A2346];[.B2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7]" office:value-type="float" office:value="6">
            <text:p>6</text:p>
          </table:table-cell>
          <table:table-cell table:formula="of:=INDEX([Sheet2.$C$2:.$V$143];[.A2347];[.B2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8]" office:value-type="float" office:value="7">
            <text:p>7</text:p>
          </table:table-cell>
          <table:table-cell table:formula="of:=INDEX([Sheet2.$C$2:.$V$143];[.A2348];[.B2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9]" office:value-type="float" office:value="8">
            <text:p>8</text:p>
          </table:table-cell>
          <table:table-cell table:formula="of:=INDEX([Sheet2.$C$2:.$V$143];[.A2349];[.B2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0]" office:value-type="float" office:value="9">
            <text:p>9</text:p>
          </table:table-cell>
          <table:table-cell table:formula="of:=INDEX([Sheet2.$C$2:.$V$143];[.A2350];[.B2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1]" office:value-type="float" office:value="10">
            <text:p>10</text:p>
          </table:table-cell>
          <table:table-cell table:formula="of:=INDEX([Sheet2.$C$2:.$V$143];[.A2351];[.B2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2]" office:value-type="float" office:value="11">
            <text:p>11</text:p>
          </table:table-cell>
          <table:table-cell table:formula="of:=INDEX([Sheet2.$C$2:.$V$143];[.A2352];[.B2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3]" office:value-type="float" office:value="12">
            <text:p>12</text:p>
          </table:table-cell>
          <table:table-cell table:formula="of:=INDEX([Sheet2.$C$2:.$V$143];[.A2353];[.B2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4]" office:value-type="float" office:value="13">
            <text:p>13</text:p>
          </table:table-cell>
          <table:table-cell table:formula="of:=INDEX([Sheet2.$C$2:.$V$143];[.A2354];[.B2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5]" office:value-type="float" office:value="14">
            <text:p>14</text:p>
          </table:table-cell>
          <table:table-cell table:formula="of:=INDEX([Sheet2.$C$2:.$V$143];[.A2355];[.B2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6]" office:value-type="float" office:value="15">
            <text:p>15</text:p>
          </table:table-cell>
          <table:table-cell table:formula="of:=INDEX([Sheet2.$C$2:.$V$143];[.A2356];[.B2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7]" office:value-type="float" office:value="16">
            <text:p>16</text:p>
          </table:table-cell>
          <table:table-cell table:formula="of:=INDEX([Sheet2.$C$2:.$V$143];[.A2357];[.B2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8]" office:value-type="float" office:value="17">
            <text:p>17</text:p>
          </table:table-cell>
          <table:table-cell table:formula="of:=INDEX([Sheet2.$C$2:.$V$143];[.A2358];[.B2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9]" office:value-type="float" office:value="18">
            <text:p>18</text:p>
          </table:table-cell>
          <table:table-cell table:formula="of:=INDEX([Sheet2.$C$2:.$V$143];[.A2359];[.B2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40]" office:value-type="float" office:value="19">
            <text:p>19</text:p>
          </table:table-cell>
          <table:table-cell table:formula="of:=INDEX([Sheet2.$C$2:.$V$143];[.A2360];[.B2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41]" office:value-type="float" office:value="20">
            <text:p>20</text:p>
          </table:table-cell>
          <table:table-cell table:formula="of:=INDEX([Sheet2.$C$2:.$V$143];[.A2361];[.B23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2]" office:value-type="float" office:value="1">
            <text:p>1</text:p>
          </table:table-cell>
          <table:table-cell table:formula="of:=INDEX([Sheet2.$C$2:.$V$143];[.A2362];[.B23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3]" office:value-type="float" office:value="2">
            <text:p>2</text:p>
          </table:table-cell>
          <table:table-cell table:formula="of:=INDEX([Sheet2.$C$2:.$V$143];[.A2363];[.B2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4]" office:value-type="float" office:value="3">
            <text:p>3</text:p>
          </table:table-cell>
          <table:table-cell table:formula="of:=INDEX([Sheet2.$C$2:.$V$143];[.A2364];[.B2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5]" office:value-type="float" office:value="4">
            <text:p>4</text:p>
          </table:table-cell>
          <table:table-cell table:formula="of:=INDEX([Sheet2.$C$2:.$V$143];[.A2365];[.B2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6]" office:value-type="float" office:value="5">
            <text:p>5</text:p>
          </table:table-cell>
          <table:table-cell table:formula="of:=INDEX([Sheet2.$C$2:.$V$143];[.A2366];[.B2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7]" office:value-type="float" office:value="6">
            <text:p>6</text:p>
          </table:table-cell>
          <table:table-cell table:formula="of:=INDEX([Sheet2.$C$2:.$V$143];[.A2367];[.B2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8]" office:value-type="float" office:value="7">
            <text:p>7</text:p>
          </table:table-cell>
          <table:table-cell table:formula="of:=INDEX([Sheet2.$C$2:.$V$143];[.A2368];[.B23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9]" office:value-type="float" office:value="8">
            <text:p>8</text:p>
          </table:table-cell>
          <table:table-cell table:formula="of:=INDEX([Sheet2.$C$2:.$V$143];[.A2369];[.B2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0]" office:value-type="float" office:value="9">
            <text:p>9</text:p>
          </table:table-cell>
          <table:table-cell table:formula="of:=INDEX([Sheet2.$C$2:.$V$143];[.A2370];[.B2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1]" office:value-type="float" office:value="10">
            <text:p>10</text:p>
          </table:table-cell>
          <table:table-cell table:formula="of:=INDEX([Sheet2.$C$2:.$V$143];[.A2371];[.B2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2]" office:value-type="float" office:value="11">
            <text:p>11</text:p>
          </table:table-cell>
          <table:table-cell table:formula="of:=INDEX([Sheet2.$C$2:.$V$143];[.A2372];[.B2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3]" office:value-type="float" office:value="12">
            <text:p>12</text:p>
          </table:table-cell>
          <table:table-cell table:formula="of:=INDEX([Sheet2.$C$2:.$V$143];[.A2373];[.B2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4]" office:value-type="float" office:value="13">
            <text:p>13</text:p>
          </table:table-cell>
          <table:table-cell table:formula="of:=INDEX([Sheet2.$C$2:.$V$143];[.A2374];[.B2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5]" office:value-type="float" office:value="14">
            <text:p>14</text:p>
          </table:table-cell>
          <table:table-cell table:formula="of:=INDEX([Sheet2.$C$2:.$V$143];[.A2375];[.B2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6]" office:value-type="float" office:value="15">
            <text:p>15</text:p>
          </table:table-cell>
          <table:table-cell table:formula="of:=INDEX([Sheet2.$C$2:.$V$143];[.A2376];[.B2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7]" office:value-type="float" office:value="16">
            <text:p>16</text:p>
          </table:table-cell>
          <table:table-cell table:formula="of:=INDEX([Sheet2.$C$2:.$V$143];[.A2377];[.B2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8]" office:value-type="float" office:value="17">
            <text:p>17</text:p>
          </table:table-cell>
          <table:table-cell table:formula="of:=INDEX([Sheet2.$C$2:.$V$143];[.A2378];[.B2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9]" office:value-type="float" office:value="18">
            <text:p>18</text:p>
          </table:table-cell>
          <table:table-cell table:formula="of:=INDEX([Sheet2.$C$2:.$V$143];[.A2379];[.B2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60]" office:value-type="float" office:value="19">
            <text:p>19</text:p>
          </table:table-cell>
          <table:table-cell table:formula="of:=INDEX([Sheet2.$C$2:.$V$143];[.A2380];[.B2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61]" office:value-type="float" office:value="20">
            <text:p>20</text:p>
          </table:table-cell>
          <table:table-cell table:formula="of:=INDEX([Sheet2.$C$2:.$V$143];[.A2381];[.B2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2]" office:value-type="float" office:value="1">
            <text:p>1</text:p>
          </table:table-cell>
          <table:table-cell table:formula="of:=INDEX([Sheet2.$C$2:.$V$143];[.A2382];[.B2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3]" office:value-type="float" office:value="2">
            <text:p>2</text:p>
          </table:table-cell>
          <table:table-cell table:formula="of:=INDEX([Sheet2.$C$2:.$V$143];[.A2383];[.B238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4]" office:value-type="float" office:value="3">
            <text:p>3</text:p>
          </table:table-cell>
          <table:table-cell table:formula="of:=INDEX([Sheet2.$C$2:.$V$143];[.A2384];[.B2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5]" office:value-type="float" office:value="4">
            <text:p>4</text:p>
          </table:table-cell>
          <table:table-cell table:formula="of:=INDEX([Sheet2.$C$2:.$V$143];[.A2385];[.B2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6]" office:value-type="float" office:value="5">
            <text:p>5</text:p>
          </table:table-cell>
          <table:table-cell table:formula="of:=INDEX([Sheet2.$C$2:.$V$143];[.A2386];[.B23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7]" office:value-type="float" office:value="6">
            <text:p>6</text:p>
          </table:table-cell>
          <table:table-cell table:formula="of:=INDEX([Sheet2.$C$2:.$V$143];[.A2387];[.B2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8]" office:value-type="float" office:value="7">
            <text:p>7</text:p>
          </table:table-cell>
          <table:table-cell table:formula="of:=INDEX([Sheet2.$C$2:.$V$143];[.A2388];[.B2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9]" office:value-type="float" office:value="8">
            <text:p>8</text:p>
          </table:table-cell>
          <table:table-cell table:formula="of:=INDEX([Sheet2.$C$2:.$V$143];[.A2389];[.B2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0]" office:value-type="float" office:value="9">
            <text:p>9</text:p>
          </table:table-cell>
          <table:table-cell table:formula="of:=INDEX([Sheet2.$C$2:.$V$143];[.A2390];[.B2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1]" office:value-type="float" office:value="10">
            <text:p>10</text:p>
          </table:table-cell>
          <table:table-cell table:formula="of:=INDEX([Sheet2.$C$2:.$V$143];[.A2391];[.B2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2]" office:value-type="float" office:value="11">
            <text:p>11</text:p>
          </table:table-cell>
          <table:table-cell table:formula="of:=INDEX([Sheet2.$C$2:.$V$143];[.A2392];[.B2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3]" office:value-type="float" office:value="12">
            <text:p>12</text:p>
          </table:table-cell>
          <table:table-cell table:formula="of:=INDEX([Sheet2.$C$2:.$V$143];[.A2393];[.B2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4]" office:value-type="float" office:value="13">
            <text:p>13</text:p>
          </table:table-cell>
          <table:table-cell table:formula="of:=INDEX([Sheet2.$C$2:.$V$143];[.A2394];[.B2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5]" office:value-type="float" office:value="14">
            <text:p>14</text:p>
          </table:table-cell>
          <table:table-cell table:formula="of:=INDEX([Sheet2.$C$2:.$V$143];[.A2395];[.B2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6]" office:value-type="float" office:value="15">
            <text:p>15</text:p>
          </table:table-cell>
          <table:table-cell table:formula="of:=INDEX([Sheet2.$C$2:.$V$143];[.A2396];[.B2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7]" office:value-type="float" office:value="16">
            <text:p>16</text:p>
          </table:table-cell>
          <table:table-cell table:formula="of:=INDEX([Sheet2.$C$2:.$V$143];[.A2397];[.B23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8]" office:value-type="float" office:value="17">
            <text:p>17</text:p>
          </table:table-cell>
          <table:table-cell table:formula="of:=INDEX([Sheet2.$C$2:.$V$143];[.A2398];[.B2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9]" office:value-type="float" office:value="18">
            <text:p>18</text:p>
          </table:table-cell>
          <table:table-cell table:formula="of:=INDEX([Sheet2.$C$2:.$V$143];[.A2399];[.B2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80]" office:value-type="float" office:value="19">
            <text:p>19</text:p>
          </table:table-cell>
          <table:table-cell table:formula="of:=INDEX([Sheet2.$C$2:.$V$143];[.A2400];[.B2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81]" office:value-type="float" office:value="20">
            <text:p>20</text:p>
          </table:table-cell>
          <table:table-cell table:formula="of:=INDEX([Sheet2.$C$2:.$V$143];[.A2401];[.B2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2]" office:value-type="float" office:value="1">
            <text:p>1</text:p>
          </table:table-cell>
          <table:table-cell table:formula="of:=INDEX([Sheet2.$C$2:.$V$143];[.A2402];[.B2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3]" office:value-type="float" office:value="2">
            <text:p>2</text:p>
          </table:table-cell>
          <table:table-cell table:formula="of:=INDEX([Sheet2.$C$2:.$V$143];[.A2403];[.B2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4]" office:value-type="float" office:value="3">
            <text:p>3</text:p>
          </table:table-cell>
          <table:table-cell table:formula="of:=INDEX([Sheet2.$C$2:.$V$143];[.A2404];[.B24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5]" office:value-type="float" office:value="4">
            <text:p>4</text:p>
          </table:table-cell>
          <table:table-cell table:formula="of:=INDEX([Sheet2.$C$2:.$V$143];[.A2405];[.B2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6]" office:value-type="float" office:value="5">
            <text:p>5</text:p>
          </table:table-cell>
          <table:table-cell table:formula="of:=INDEX([Sheet2.$C$2:.$V$143];[.A2406];[.B240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7]" office:value-type="float" office:value="6">
            <text:p>6</text:p>
          </table:table-cell>
          <table:table-cell table:formula="of:=INDEX([Sheet2.$C$2:.$V$143];[.A2407];[.B2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8]" office:value-type="float" office:value="7">
            <text:p>7</text:p>
          </table:table-cell>
          <table:table-cell table:formula="of:=INDEX([Sheet2.$C$2:.$V$143];[.A2408];[.B2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9]" office:value-type="float" office:value="8">
            <text:p>8</text:p>
          </table:table-cell>
          <table:table-cell table:formula="of:=INDEX([Sheet2.$C$2:.$V$143];[.A2409];[.B2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0]" office:value-type="float" office:value="9">
            <text:p>9</text:p>
          </table:table-cell>
          <table:table-cell table:formula="of:=INDEX([Sheet2.$C$2:.$V$143];[.A2410];[.B2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1]" office:value-type="float" office:value="10">
            <text:p>10</text:p>
          </table:table-cell>
          <table:table-cell table:formula="of:=INDEX([Sheet2.$C$2:.$V$143];[.A2411];[.B2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2]" office:value-type="float" office:value="11">
            <text:p>11</text:p>
          </table:table-cell>
          <table:table-cell table:formula="of:=INDEX([Sheet2.$C$2:.$V$143];[.A2412];[.B2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3]" office:value-type="float" office:value="12">
            <text:p>12</text:p>
          </table:table-cell>
          <table:table-cell table:formula="of:=INDEX([Sheet2.$C$2:.$V$143];[.A2413];[.B2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4]" office:value-type="float" office:value="13">
            <text:p>13</text:p>
          </table:table-cell>
          <table:table-cell table:formula="of:=INDEX([Sheet2.$C$2:.$V$143];[.A2414];[.B2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5]" office:value-type="float" office:value="14">
            <text:p>14</text:p>
          </table:table-cell>
          <table:table-cell table:formula="of:=INDEX([Sheet2.$C$2:.$V$143];[.A2415];[.B2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6]" office:value-type="float" office:value="15">
            <text:p>15</text:p>
          </table:table-cell>
          <table:table-cell table:formula="of:=INDEX([Sheet2.$C$2:.$V$143];[.A2416];[.B2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7]" office:value-type="float" office:value="16">
            <text:p>16</text:p>
          </table:table-cell>
          <table:table-cell table:formula="of:=INDEX([Sheet2.$C$2:.$V$143];[.A2417];[.B2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8]" office:value-type="float" office:value="17">
            <text:p>17</text:p>
          </table:table-cell>
          <table:table-cell table:formula="of:=INDEX([Sheet2.$C$2:.$V$143];[.A2418];[.B2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9]" office:value-type="float" office:value="18">
            <text:p>18</text:p>
          </table:table-cell>
          <table:table-cell table:formula="of:=INDEX([Sheet2.$C$2:.$V$143];[.A2419];[.B2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400]" office:value-type="float" office:value="19">
            <text:p>19</text:p>
          </table:table-cell>
          <table:table-cell table:formula="of:=INDEX([Sheet2.$C$2:.$V$143];[.A2420];[.B2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401]" office:value-type="float" office:value="20">
            <text:p>20</text:p>
          </table:table-cell>
          <table:table-cell table:formula="of:=INDEX([Sheet2.$C$2:.$V$143];[.A2421];[.B2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2]" office:value-type="float" office:value="1">
            <text:p>1</text:p>
          </table:table-cell>
          <table:table-cell table:formula="of:=INDEX([Sheet2.$C$2:.$V$143];[.A2422];[.B2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3]" office:value-type="float" office:value="2">
            <text:p>2</text:p>
          </table:table-cell>
          <table:table-cell table:formula="of:=INDEX([Sheet2.$C$2:.$V$143];[.A2423];[.B2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4]" office:value-type="float" office:value="3">
            <text:p>3</text:p>
          </table:table-cell>
          <table:table-cell table:formula="of:=INDEX([Sheet2.$C$2:.$V$143];[.A2424];[.B24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5]" office:value-type="float" office:value="4">
            <text:p>4</text:p>
          </table:table-cell>
          <table:table-cell table:formula="of:=INDEX([Sheet2.$C$2:.$V$143];[.A2425];[.B242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6]" office:value-type="float" office:value="5">
            <text:p>5</text:p>
          </table:table-cell>
          <table:table-cell table:formula="of:=INDEX([Sheet2.$C$2:.$V$143];[.A2426];[.B24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7]" office:value-type="float" office:value="6">
            <text:p>6</text:p>
          </table:table-cell>
          <table:table-cell table:formula="of:=INDEX([Sheet2.$C$2:.$V$143];[.A2427];[.B2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8]" office:value-type="float" office:value="7">
            <text:p>7</text:p>
          </table:table-cell>
          <table:table-cell table:formula="of:=INDEX([Sheet2.$C$2:.$V$143];[.A2428];[.B2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9]" office:value-type="float" office:value="8">
            <text:p>8</text:p>
          </table:table-cell>
          <table:table-cell table:formula="of:=INDEX([Sheet2.$C$2:.$V$143];[.A2429];[.B2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0]" office:value-type="float" office:value="9">
            <text:p>9</text:p>
          </table:table-cell>
          <table:table-cell table:formula="of:=INDEX([Sheet2.$C$2:.$V$143];[.A2430];[.B2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1]" office:value-type="float" office:value="10">
            <text:p>10</text:p>
          </table:table-cell>
          <table:table-cell table:formula="of:=INDEX([Sheet2.$C$2:.$V$143];[.A2431];[.B2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2]" office:value-type="float" office:value="11">
            <text:p>11</text:p>
          </table:table-cell>
          <table:table-cell table:formula="of:=INDEX([Sheet2.$C$2:.$V$143];[.A2432];[.B2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3]" office:value-type="float" office:value="12">
            <text:p>12</text:p>
          </table:table-cell>
          <table:table-cell table:formula="of:=INDEX([Sheet2.$C$2:.$V$143];[.A2433];[.B2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4]" office:value-type="float" office:value="13">
            <text:p>13</text:p>
          </table:table-cell>
          <table:table-cell table:formula="of:=INDEX([Sheet2.$C$2:.$V$143];[.A2434];[.B2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5]" office:value-type="float" office:value="14">
            <text:p>14</text:p>
          </table:table-cell>
          <table:table-cell table:formula="of:=INDEX([Sheet2.$C$2:.$V$143];[.A2435];[.B2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6]" office:value-type="float" office:value="15">
            <text:p>15</text:p>
          </table:table-cell>
          <table:table-cell table:formula="of:=INDEX([Sheet2.$C$2:.$V$143];[.A2436];[.B2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7]" office:value-type="float" office:value="16">
            <text:p>16</text:p>
          </table:table-cell>
          <table:table-cell table:formula="of:=INDEX([Sheet2.$C$2:.$V$143];[.A2437];[.B2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8]" office:value-type="float" office:value="17">
            <text:p>17</text:p>
          </table:table-cell>
          <table:table-cell table:formula="of:=INDEX([Sheet2.$C$2:.$V$143];[.A2438];[.B2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9]" office:value-type="float" office:value="18">
            <text:p>18</text:p>
          </table:table-cell>
          <table:table-cell table:formula="of:=INDEX([Sheet2.$C$2:.$V$143];[.A2439];[.B2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20]" office:value-type="float" office:value="19">
            <text:p>19</text:p>
          </table:table-cell>
          <table:table-cell table:formula="of:=INDEX([Sheet2.$C$2:.$V$143];[.A2440];[.B2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21]" office:value-type="float" office:value="20">
            <text:p>20</text:p>
          </table:table-cell>
          <table:table-cell table:formula="of:=INDEX([Sheet2.$C$2:.$V$143];[.A2441];[.B2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2]" office:value-type="float" office:value="1">
            <text:p>1</text:p>
          </table:table-cell>
          <table:table-cell table:formula="of:=INDEX([Sheet2.$C$2:.$V$143];[.A2442];[.B2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3]" office:value-type="float" office:value="2">
            <text:p>2</text:p>
          </table:table-cell>
          <table:table-cell table:formula="of:=INDEX([Sheet2.$C$2:.$V$143];[.A2443];[.B2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4]" office:value-type="float" office:value="3">
            <text:p>3</text:p>
          </table:table-cell>
          <table:table-cell table:formula="of:=INDEX([Sheet2.$C$2:.$V$143];[.A2444];[.B24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5]" office:value-type="float" office:value="4">
            <text:p>4</text:p>
          </table:table-cell>
          <table:table-cell table:formula="of:=INDEX([Sheet2.$C$2:.$V$143];[.A2445];[.B2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6]" office:value-type="float" office:value="5">
            <text:p>5</text:p>
          </table:table-cell>
          <table:table-cell table:formula="of:=INDEX([Sheet2.$C$2:.$V$143];[.A2446];[.B24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7]" office:value-type="float" office:value="6">
            <text:p>6</text:p>
          </table:table-cell>
          <table:table-cell table:formula="of:=INDEX([Sheet2.$C$2:.$V$143];[.A2447];[.B2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8]" office:value-type="float" office:value="7">
            <text:p>7</text:p>
          </table:table-cell>
          <table:table-cell table:formula="of:=INDEX([Sheet2.$C$2:.$V$143];[.A2448];[.B2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9]" office:value-type="float" office:value="8">
            <text:p>8</text:p>
          </table:table-cell>
          <table:table-cell table:formula="of:=INDEX([Sheet2.$C$2:.$V$143];[.A2449];[.B2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0]" office:value-type="float" office:value="9">
            <text:p>9</text:p>
          </table:table-cell>
          <table:table-cell table:formula="of:=INDEX([Sheet2.$C$2:.$V$143];[.A2450];[.B2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1]" office:value-type="float" office:value="10">
            <text:p>10</text:p>
          </table:table-cell>
          <table:table-cell table:formula="of:=INDEX([Sheet2.$C$2:.$V$143];[.A2451];[.B2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2]" office:value-type="float" office:value="11">
            <text:p>11</text:p>
          </table:table-cell>
          <table:table-cell table:formula="of:=INDEX([Sheet2.$C$2:.$V$143];[.A2452];[.B2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3]" office:value-type="float" office:value="12">
            <text:p>12</text:p>
          </table:table-cell>
          <table:table-cell table:formula="of:=INDEX([Sheet2.$C$2:.$V$143];[.A2453];[.B2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4]" office:value-type="float" office:value="13">
            <text:p>13</text:p>
          </table:table-cell>
          <table:table-cell table:formula="of:=INDEX([Sheet2.$C$2:.$V$143];[.A2454];[.B2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5]" office:value-type="float" office:value="14">
            <text:p>14</text:p>
          </table:table-cell>
          <table:table-cell table:formula="of:=INDEX([Sheet2.$C$2:.$V$143];[.A2455];[.B2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6]" office:value-type="float" office:value="15">
            <text:p>15</text:p>
          </table:table-cell>
          <table:table-cell table:formula="of:=INDEX([Sheet2.$C$2:.$V$143];[.A2456];[.B2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7]" office:value-type="float" office:value="16">
            <text:p>16</text:p>
          </table:table-cell>
          <table:table-cell table:formula="of:=INDEX([Sheet2.$C$2:.$V$143];[.A2457];[.B2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8]" office:value-type="float" office:value="17">
            <text:p>17</text:p>
          </table:table-cell>
          <table:table-cell table:formula="of:=INDEX([Sheet2.$C$2:.$V$143];[.A2458];[.B2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9]" office:value-type="float" office:value="18">
            <text:p>18</text:p>
          </table:table-cell>
          <table:table-cell table:formula="of:=INDEX([Sheet2.$C$2:.$V$143];[.A2459];[.B2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40]" office:value-type="float" office:value="19">
            <text:p>19</text:p>
          </table:table-cell>
          <table:table-cell table:formula="of:=INDEX([Sheet2.$C$2:.$V$143];[.A2460];[.B2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41]" office:value-type="float" office:value="20">
            <text:p>20</text:p>
          </table:table-cell>
          <table:table-cell table:formula="of:=INDEX([Sheet2.$C$2:.$V$143];[.A2461];[.B2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2]" office:value-type="float" office:value="1">
            <text:p>1</text:p>
          </table:table-cell>
          <table:table-cell table:formula="of:=INDEX([Sheet2.$C$2:.$V$143];[.A2462];[.B24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3]" office:value-type="float" office:value="2">
            <text:p>2</text:p>
          </table:table-cell>
          <table:table-cell table:formula="of:=INDEX([Sheet2.$C$2:.$V$143];[.A2463];[.B24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4]" office:value-type="float" office:value="3">
            <text:p>3</text:p>
          </table:table-cell>
          <table:table-cell table:formula="of:=INDEX([Sheet2.$C$2:.$V$143];[.A2464];[.B24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5]" office:value-type="float" office:value="4">
            <text:p>4</text:p>
          </table:table-cell>
          <table:table-cell table:formula="of:=INDEX([Sheet2.$C$2:.$V$143];[.A2465];[.B2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6]" office:value-type="float" office:value="5">
            <text:p>5</text:p>
          </table:table-cell>
          <table:table-cell table:formula="of:=INDEX([Sheet2.$C$2:.$V$143];[.A2466];[.B2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7]" office:value-type="float" office:value="6">
            <text:p>6</text:p>
          </table:table-cell>
          <table:table-cell table:formula="of:=INDEX([Sheet2.$C$2:.$V$143];[.A2467];[.B24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8]" office:value-type="float" office:value="7">
            <text:p>7</text:p>
          </table:table-cell>
          <table:table-cell table:formula="of:=INDEX([Sheet2.$C$2:.$V$143];[.A2468];[.B2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9]" office:value-type="float" office:value="8">
            <text:p>8</text:p>
          </table:table-cell>
          <table:table-cell table:formula="of:=INDEX([Sheet2.$C$2:.$V$143];[.A2469];[.B2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0]" office:value-type="float" office:value="9">
            <text:p>9</text:p>
          </table:table-cell>
          <table:table-cell table:formula="of:=INDEX([Sheet2.$C$2:.$V$143];[.A2470];[.B2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1]" office:value-type="float" office:value="10">
            <text:p>10</text:p>
          </table:table-cell>
          <table:table-cell table:formula="of:=INDEX([Sheet2.$C$2:.$V$143];[.A2471];[.B2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2]" office:value-type="float" office:value="11">
            <text:p>11</text:p>
          </table:table-cell>
          <table:table-cell table:formula="of:=INDEX([Sheet2.$C$2:.$V$143];[.A2472];[.B2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3]" office:value-type="float" office:value="12">
            <text:p>12</text:p>
          </table:table-cell>
          <table:table-cell table:formula="of:=INDEX([Sheet2.$C$2:.$V$143];[.A2473];[.B2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4]" office:value-type="float" office:value="13">
            <text:p>13</text:p>
          </table:table-cell>
          <table:table-cell table:formula="of:=INDEX([Sheet2.$C$2:.$V$143];[.A2474];[.B2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5]" office:value-type="float" office:value="14">
            <text:p>14</text:p>
          </table:table-cell>
          <table:table-cell table:formula="of:=INDEX([Sheet2.$C$2:.$V$143];[.A2475];[.B2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6]" office:value-type="float" office:value="15">
            <text:p>15</text:p>
          </table:table-cell>
          <table:table-cell table:formula="of:=INDEX([Sheet2.$C$2:.$V$143];[.A2476];[.B2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7]" office:value-type="float" office:value="16">
            <text:p>16</text:p>
          </table:table-cell>
          <table:table-cell table:formula="of:=INDEX([Sheet2.$C$2:.$V$143];[.A2477];[.B2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8]" office:value-type="float" office:value="17">
            <text:p>17</text:p>
          </table:table-cell>
          <table:table-cell table:formula="of:=INDEX([Sheet2.$C$2:.$V$143];[.A2478];[.B2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9]" office:value-type="float" office:value="18">
            <text:p>18</text:p>
          </table:table-cell>
          <table:table-cell table:formula="of:=INDEX([Sheet2.$C$2:.$V$143];[.A2479];[.B2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60]" office:value-type="float" office:value="19">
            <text:p>19</text:p>
          </table:table-cell>
          <table:table-cell table:formula="of:=INDEX([Sheet2.$C$2:.$V$143];[.A2480];[.B2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61]" office:value-type="float" office:value="20">
            <text:p>20</text:p>
          </table:table-cell>
          <table:table-cell table:formula="of:=INDEX([Sheet2.$C$2:.$V$143];[.A2481];[.B2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2]" office:value-type="float" office:value="1">
            <text:p>1</text:p>
          </table:table-cell>
          <table:table-cell table:formula="of:=INDEX([Sheet2.$C$2:.$V$143];[.A2482];[.B24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3]" office:value-type="float" office:value="2">
            <text:p>2</text:p>
          </table:table-cell>
          <table:table-cell table:formula="of:=INDEX([Sheet2.$C$2:.$V$143];[.A2483];[.B2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4]" office:value-type="float" office:value="3">
            <text:p>3</text:p>
          </table:table-cell>
          <table:table-cell table:formula="of:=INDEX([Sheet2.$C$2:.$V$143];[.A2484];[.B2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5]" office:value-type="float" office:value="4">
            <text:p>4</text:p>
          </table:table-cell>
          <table:table-cell table:formula="of:=INDEX([Sheet2.$C$2:.$V$143];[.A2485];[.B24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6]" office:value-type="float" office:value="5">
            <text:p>5</text:p>
          </table:table-cell>
          <table:table-cell table:formula="of:=INDEX([Sheet2.$C$2:.$V$143];[.A2486];[.B24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7]" office:value-type="float" office:value="6">
            <text:p>6</text:p>
          </table:table-cell>
          <table:table-cell table:formula="of:=INDEX([Sheet2.$C$2:.$V$143];[.A2487];[.B24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8]" office:value-type="float" office:value="7">
            <text:p>7</text:p>
          </table:table-cell>
          <table:table-cell table:formula="of:=INDEX([Sheet2.$C$2:.$V$143];[.A2488];[.B2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9]" office:value-type="float" office:value="8">
            <text:p>8</text:p>
          </table:table-cell>
          <table:table-cell table:formula="of:=INDEX([Sheet2.$C$2:.$V$143];[.A2489];[.B2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0]" office:value-type="float" office:value="9">
            <text:p>9</text:p>
          </table:table-cell>
          <table:table-cell table:formula="of:=INDEX([Sheet2.$C$2:.$V$143];[.A2490];[.B2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1]" office:value-type="float" office:value="10">
            <text:p>10</text:p>
          </table:table-cell>
          <table:table-cell table:formula="of:=INDEX([Sheet2.$C$2:.$V$143];[.A2491];[.B2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2]" office:value-type="float" office:value="11">
            <text:p>11</text:p>
          </table:table-cell>
          <table:table-cell table:formula="of:=INDEX([Sheet2.$C$2:.$V$143];[.A2492];[.B2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3]" office:value-type="float" office:value="12">
            <text:p>12</text:p>
          </table:table-cell>
          <table:table-cell table:formula="of:=INDEX([Sheet2.$C$2:.$V$143];[.A2493];[.B2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4]" office:value-type="float" office:value="13">
            <text:p>13</text:p>
          </table:table-cell>
          <table:table-cell table:formula="of:=INDEX([Sheet2.$C$2:.$V$143];[.A2494];[.B2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5]" office:value-type="float" office:value="14">
            <text:p>14</text:p>
          </table:table-cell>
          <table:table-cell table:formula="of:=INDEX([Sheet2.$C$2:.$V$143];[.A2495];[.B2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6]" office:value-type="float" office:value="15">
            <text:p>15</text:p>
          </table:table-cell>
          <table:table-cell table:formula="of:=INDEX([Sheet2.$C$2:.$V$143];[.A2496];[.B2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7]" office:value-type="float" office:value="16">
            <text:p>16</text:p>
          </table:table-cell>
          <table:table-cell table:formula="of:=INDEX([Sheet2.$C$2:.$V$143];[.A2497];[.B2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8]" office:value-type="float" office:value="17">
            <text:p>17</text:p>
          </table:table-cell>
          <table:table-cell table:formula="of:=INDEX([Sheet2.$C$2:.$V$143];[.A2498];[.B2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9]" office:value-type="float" office:value="18">
            <text:p>18</text:p>
          </table:table-cell>
          <table:table-cell table:formula="of:=INDEX([Sheet2.$C$2:.$V$143];[.A2499];[.B2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80]" office:value-type="float" office:value="19">
            <text:p>19</text:p>
          </table:table-cell>
          <table:table-cell table:formula="of:=INDEX([Sheet2.$C$2:.$V$143];[.A2500];[.B2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81]" office:value-type="float" office:value="20">
            <text:p>20</text:p>
          </table:table-cell>
          <table:table-cell table:formula="of:=INDEX([Sheet2.$C$2:.$V$143];[.A2501];[.B2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2]" office:value-type="float" office:value="1">
            <text:p>1</text:p>
          </table:table-cell>
          <table:table-cell table:formula="of:=INDEX([Sheet2.$C$2:.$V$143];[.A2502];[.B25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3]" office:value-type="float" office:value="2">
            <text:p>2</text:p>
          </table:table-cell>
          <table:table-cell table:formula="of:=INDEX([Sheet2.$C$2:.$V$143];[.A2503];[.B2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4]" office:value-type="float" office:value="3">
            <text:p>3</text:p>
          </table:table-cell>
          <table:table-cell table:formula="of:=INDEX([Sheet2.$C$2:.$V$143];[.A2504];[.B25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5]" office:value-type="float" office:value="4">
            <text:p>4</text:p>
          </table:table-cell>
          <table:table-cell table:formula="of:=INDEX([Sheet2.$C$2:.$V$143];[.A2505];[.B25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6]" office:value-type="float" office:value="5">
            <text:p>5</text:p>
          </table:table-cell>
          <table:table-cell table:formula="of:=INDEX([Sheet2.$C$2:.$V$143];[.A2506];[.B25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7]" office:value-type="float" office:value="6">
            <text:p>6</text:p>
          </table:table-cell>
          <table:table-cell table:formula="of:=INDEX([Sheet2.$C$2:.$V$143];[.A2507];[.B25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8]" office:value-type="float" office:value="7">
            <text:p>7</text:p>
          </table:table-cell>
          <table:table-cell table:formula="of:=INDEX([Sheet2.$C$2:.$V$143];[.A2508];[.B2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9]" office:value-type="float" office:value="8">
            <text:p>8</text:p>
          </table:table-cell>
          <table:table-cell table:formula="of:=INDEX([Sheet2.$C$2:.$V$143];[.A2509];[.B2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0]" office:value-type="float" office:value="9">
            <text:p>9</text:p>
          </table:table-cell>
          <table:table-cell table:formula="of:=INDEX([Sheet2.$C$2:.$V$143];[.A2510];[.B2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1]" office:value-type="float" office:value="10">
            <text:p>10</text:p>
          </table:table-cell>
          <table:table-cell table:formula="of:=INDEX([Sheet2.$C$2:.$V$143];[.A2511];[.B2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2]" office:value-type="float" office:value="11">
            <text:p>11</text:p>
          </table:table-cell>
          <table:table-cell table:formula="of:=INDEX([Sheet2.$C$2:.$V$143];[.A2512];[.B2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3]" office:value-type="float" office:value="12">
            <text:p>12</text:p>
          </table:table-cell>
          <table:table-cell table:formula="of:=INDEX([Sheet2.$C$2:.$V$143];[.A2513];[.B2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4]" office:value-type="float" office:value="13">
            <text:p>13</text:p>
          </table:table-cell>
          <table:table-cell table:formula="of:=INDEX([Sheet2.$C$2:.$V$143];[.A2514];[.B2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5]" office:value-type="float" office:value="14">
            <text:p>14</text:p>
          </table:table-cell>
          <table:table-cell table:formula="of:=INDEX([Sheet2.$C$2:.$V$143];[.A2515];[.B2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6]" office:value-type="float" office:value="15">
            <text:p>15</text:p>
          </table:table-cell>
          <table:table-cell table:formula="of:=INDEX([Sheet2.$C$2:.$V$143];[.A2516];[.B2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7]" office:value-type="float" office:value="16">
            <text:p>16</text:p>
          </table:table-cell>
          <table:table-cell table:formula="of:=INDEX([Sheet2.$C$2:.$V$143];[.A2517];[.B2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8]" office:value-type="float" office:value="17">
            <text:p>17</text:p>
          </table:table-cell>
          <table:table-cell table:formula="of:=INDEX([Sheet2.$C$2:.$V$143];[.A2518];[.B2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9]" office:value-type="float" office:value="18">
            <text:p>18</text:p>
          </table:table-cell>
          <table:table-cell table:formula="of:=INDEX([Sheet2.$C$2:.$V$143];[.A2519];[.B2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500]" office:value-type="float" office:value="19">
            <text:p>19</text:p>
          </table:table-cell>
          <table:table-cell table:formula="of:=INDEX([Sheet2.$C$2:.$V$143];[.A2520];[.B2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501]" office:value-type="float" office:value="20">
            <text:p>20</text:p>
          </table:table-cell>
          <table:table-cell table:formula="of:=INDEX([Sheet2.$C$2:.$V$143];[.A2521];[.B2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2]" office:value-type="float" office:value="1">
            <text:p>1</text:p>
          </table:table-cell>
          <table:table-cell table:formula="of:=INDEX([Sheet2.$C$2:.$V$143];[.A2522];[.B2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3]" office:value-type="float" office:value="2">
            <text:p>2</text:p>
          </table:table-cell>
          <table:table-cell table:formula="of:=INDEX([Sheet2.$C$2:.$V$143];[.A2523];[.B25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4]" office:value-type="float" office:value="3">
            <text:p>3</text:p>
          </table:table-cell>
          <table:table-cell table:formula="of:=INDEX([Sheet2.$C$2:.$V$143];[.A2524];[.B25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5]" office:value-type="float" office:value="4">
            <text:p>4</text:p>
          </table:table-cell>
          <table:table-cell table:formula="of:=INDEX([Sheet2.$C$2:.$V$143];[.A2525];[.B2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6]" office:value-type="float" office:value="5">
            <text:p>5</text:p>
          </table:table-cell>
          <table:table-cell table:formula="of:=INDEX([Sheet2.$C$2:.$V$143];[.A2526];[.B2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7]" office:value-type="float" office:value="6">
            <text:p>6</text:p>
          </table:table-cell>
          <table:table-cell table:formula="of:=INDEX([Sheet2.$C$2:.$V$143];[.A2527];[.B2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8]" office:value-type="float" office:value="7">
            <text:p>7</text:p>
          </table:table-cell>
          <table:table-cell table:formula="of:=INDEX([Sheet2.$C$2:.$V$143];[.A2528];[.B2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9]" office:value-type="float" office:value="8">
            <text:p>8</text:p>
          </table:table-cell>
          <table:table-cell table:formula="of:=INDEX([Sheet2.$C$2:.$V$143];[.A2529];[.B2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0]" office:value-type="float" office:value="9">
            <text:p>9</text:p>
          </table:table-cell>
          <table:table-cell table:formula="of:=INDEX([Sheet2.$C$2:.$V$143];[.A2530];[.B2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1]" office:value-type="float" office:value="10">
            <text:p>10</text:p>
          </table:table-cell>
          <table:table-cell table:formula="of:=INDEX([Sheet2.$C$2:.$V$143];[.A2531];[.B253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2]" office:value-type="float" office:value="11">
            <text:p>11</text:p>
          </table:table-cell>
          <table:table-cell table:formula="of:=INDEX([Sheet2.$C$2:.$V$143];[.A2532];[.B2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3]" office:value-type="float" office:value="12">
            <text:p>12</text:p>
          </table:table-cell>
          <table:table-cell table:formula="of:=INDEX([Sheet2.$C$2:.$V$143];[.A2533];[.B2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4]" office:value-type="float" office:value="13">
            <text:p>13</text:p>
          </table:table-cell>
          <table:table-cell table:formula="of:=INDEX([Sheet2.$C$2:.$V$143];[.A2534];[.B2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5]" office:value-type="float" office:value="14">
            <text:p>14</text:p>
          </table:table-cell>
          <table:table-cell table:formula="of:=INDEX([Sheet2.$C$2:.$V$143];[.A2535];[.B2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6]" office:value-type="float" office:value="15">
            <text:p>15</text:p>
          </table:table-cell>
          <table:table-cell table:formula="of:=INDEX([Sheet2.$C$2:.$V$143];[.A2536];[.B2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7]" office:value-type="float" office:value="16">
            <text:p>16</text:p>
          </table:table-cell>
          <table:table-cell table:formula="of:=INDEX([Sheet2.$C$2:.$V$143];[.A2537];[.B2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8]" office:value-type="float" office:value="17">
            <text:p>17</text:p>
          </table:table-cell>
          <table:table-cell table:formula="of:=INDEX([Sheet2.$C$2:.$V$143];[.A2538];[.B2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9]" office:value-type="float" office:value="18">
            <text:p>18</text:p>
          </table:table-cell>
          <table:table-cell table:formula="of:=INDEX([Sheet2.$C$2:.$V$143];[.A2539];[.B2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20]" office:value-type="float" office:value="19">
            <text:p>19</text:p>
          </table:table-cell>
          <table:table-cell table:formula="of:=INDEX([Sheet2.$C$2:.$V$143];[.A2540];[.B2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21]" office:value-type="float" office:value="20">
            <text:p>20</text:p>
          </table:table-cell>
          <table:table-cell table:formula="of:=INDEX([Sheet2.$C$2:.$V$143];[.A2541];[.B2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2]" office:value-type="float" office:value="1">
            <text:p>1</text:p>
          </table:table-cell>
          <table:table-cell table:formula="of:=INDEX([Sheet2.$C$2:.$V$143];[.A2542];[.B2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3]" office:value-type="float" office:value="2">
            <text:p>2</text:p>
          </table:table-cell>
          <table:table-cell table:formula="of:=INDEX([Sheet2.$C$2:.$V$143];[.A2543];[.B25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4]" office:value-type="float" office:value="3">
            <text:p>3</text:p>
          </table:table-cell>
          <table:table-cell table:formula="of:=INDEX([Sheet2.$C$2:.$V$143];[.A2544];[.B2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5]" office:value-type="float" office:value="4">
            <text:p>4</text:p>
          </table:table-cell>
          <table:table-cell table:formula="of:=INDEX([Sheet2.$C$2:.$V$143];[.A2545];[.B25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6]" office:value-type="float" office:value="5">
            <text:p>5</text:p>
          </table:table-cell>
          <table:table-cell table:formula="of:=INDEX([Sheet2.$C$2:.$V$143];[.A2546];[.B2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7]" office:value-type="float" office:value="6">
            <text:p>6</text:p>
          </table:table-cell>
          <table:table-cell table:formula="of:=INDEX([Sheet2.$C$2:.$V$143];[.A2547];[.B2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8]" office:value-type="float" office:value="7">
            <text:p>7</text:p>
          </table:table-cell>
          <table:table-cell table:formula="of:=INDEX([Sheet2.$C$2:.$V$143];[.A2548];[.B2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9]" office:value-type="float" office:value="8">
            <text:p>8</text:p>
          </table:table-cell>
          <table:table-cell table:formula="of:=INDEX([Sheet2.$C$2:.$V$143];[.A2549];[.B2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0]" office:value-type="float" office:value="9">
            <text:p>9</text:p>
          </table:table-cell>
          <table:table-cell table:formula="of:=INDEX([Sheet2.$C$2:.$V$143];[.A2550];[.B2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1]" office:value-type="float" office:value="10">
            <text:p>10</text:p>
          </table:table-cell>
          <table:table-cell table:formula="of:=INDEX([Sheet2.$C$2:.$V$143];[.A2551];[.B255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2]" office:value-type="float" office:value="11">
            <text:p>11</text:p>
          </table:table-cell>
          <table:table-cell table:formula="of:=INDEX([Sheet2.$C$2:.$V$143];[.A2552];[.B2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3]" office:value-type="float" office:value="12">
            <text:p>12</text:p>
          </table:table-cell>
          <table:table-cell table:formula="of:=INDEX([Sheet2.$C$2:.$V$143];[.A2553];[.B2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4]" office:value-type="float" office:value="13">
            <text:p>13</text:p>
          </table:table-cell>
          <table:table-cell table:formula="of:=INDEX([Sheet2.$C$2:.$V$143];[.A2554];[.B2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5]" office:value-type="float" office:value="14">
            <text:p>14</text:p>
          </table:table-cell>
          <table:table-cell table:formula="of:=INDEX([Sheet2.$C$2:.$V$143];[.A2555];[.B2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6]" office:value-type="float" office:value="15">
            <text:p>15</text:p>
          </table:table-cell>
          <table:table-cell table:formula="of:=INDEX([Sheet2.$C$2:.$V$143];[.A2556];[.B2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7]" office:value-type="float" office:value="16">
            <text:p>16</text:p>
          </table:table-cell>
          <table:table-cell table:formula="of:=INDEX([Sheet2.$C$2:.$V$143];[.A2557];[.B2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8]" office:value-type="float" office:value="17">
            <text:p>17</text:p>
          </table:table-cell>
          <table:table-cell table:formula="of:=INDEX([Sheet2.$C$2:.$V$143];[.A2558];[.B2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9]" office:value-type="float" office:value="18">
            <text:p>18</text:p>
          </table:table-cell>
          <table:table-cell table:formula="of:=INDEX([Sheet2.$C$2:.$V$143];[.A2559];[.B2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40]" office:value-type="float" office:value="19">
            <text:p>19</text:p>
          </table:table-cell>
          <table:table-cell table:formula="of:=INDEX([Sheet2.$C$2:.$V$143];[.A2560];[.B2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41]" office:value-type="float" office:value="20">
            <text:p>20</text:p>
          </table:table-cell>
          <table:table-cell table:formula="of:=INDEX([Sheet2.$C$2:.$V$143];[.A2561];[.B2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2]" office:value-type="float" office:value="1">
            <text:p>1</text:p>
          </table:table-cell>
          <table:table-cell table:formula="of:=INDEX([Sheet2.$C$2:.$V$143];[.A2562];[.B25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3]" office:value-type="float" office:value="2">
            <text:p>2</text:p>
          </table:table-cell>
          <table:table-cell table:formula="of:=INDEX([Sheet2.$C$2:.$V$143];[.A2563];[.B25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4]" office:value-type="float" office:value="3">
            <text:p>3</text:p>
          </table:table-cell>
          <table:table-cell table:formula="of:=INDEX([Sheet2.$C$2:.$V$143];[.A2564];[.B2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5]" office:value-type="float" office:value="4">
            <text:p>4</text:p>
          </table:table-cell>
          <table:table-cell table:formula="of:=INDEX([Sheet2.$C$2:.$V$143];[.A2565];[.B2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6]" office:value-type="float" office:value="5">
            <text:p>5</text:p>
          </table:table-cell>
          <table:table-cell table:formula="of:=INDEX([Sheet2.$C$2:.$V$143];[.A2566];[.B25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7]" office:value-type="float" office:value="6">
            <text:p>6</text:p>
          </table:table-cell>
          <table:table-cell table:formula="of:=INDEX([Sheet2.$C$2:.$V$143];[.A2567];[.B2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8]" office:value-type="float" office:value="7">
            <text:p>7</text:p>
          </table:table-cell>
          <table:table-cell table:formula="of:=INDEX([Sheet2.$C$2:.$V$143];[.A2568];[.B2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9]" office:value-type="float" office:value="8">
            <text:p>8</text:p>
          </table:table-cell>
          <table:table-cell table:formula="of:=INDEX([Sheet2.$C$2:.$V$143];[.A2569];[.B2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0]" office:value-type="float" office:value="9">
            <text:p>9</text:p>
          </table:table-cell>
          <table:table-cell table:formula="of:=INDEX([Sheet2.$C$2:.$V$143];[.A2570];[.B2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1]" office:value-type="float" office:value="10">
            <text:p>10</text:p>
          </table:table-cell>
          <table:table-cell table:formula="of:=INDEX([Sheet2.$C$2:.$V$143];[.A2571];[.B257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2]" office:value-type="float" office:value="11">
            <text:p>11</text:p>
          </table:table-cell>
          <table:table-cell table:formula="of:=INDEX([Sheet2.$C$2:.$V$143];[.A2572];[.B25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3]" office:value-type="float" office:value="12">
            <text:p>12</text:p>
          </table:table-cell>
          <table:table-cell table:formula="of:=INDEX([Sheet2.$C$2:.$V$143];[.A2573];[.B257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4]" office:value-type="float" office:value="13">
            <text:p>13</text:p>
          </table:table-cell>
          <table:table-cell table:formula="of:=INDEX([Sheet2.$C$2:.$V$143];[.A2574];[.B257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5]" office:value-type="float" office:value="14">
            <text:p>14</text:p>
          </table:table-cell>
          <table:table-cell table:formula="of:=INDEX([Sheet2.$C$2:.$V$143];[.A2575];[.B2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6]" office:value-type="float" office:value="15">
            <text:p>15</text:p>
          </table:table-cell>
          <table:table-cell table:formula="of:=INDEX([Sheet2.$C$2:.$V$143];[.A2576];[.B2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7]" office:value-type="float" office:value="16">
            <text:p>16</text:p>
          </table:table-cell>
          <table:table-cell table:formula="of:=INDEX([Sheet2.$C$2:.$V$143];[.A2577];[.B2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8]" office:value-type="float" office:value="17">
            <text:p>17</text:p>
          </table:table-cell>
          <table:table-cell table:formula="of:=INDEX([Sheet2.$C$2:.$V$143];[.A2578];[.B257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9]" office:value-type="float" office:value="18">
            <text:p>18</text:p>
          </table:table-cell>
          <table:table-cell table:formula="of:=INDEX([Sheet2.$C$2:.$V$143];[.A2579];[.B257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60]" office:value-type="float" office:value="19">
            <text:p>19</text:p>
          </table:table-cell>
          <table:table-cell table:formula="of:=INDEX([Sheet2.$C$2:.$V$143];[.A2580];[.B258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61]" office:value-type="float" office:value="20">
            <text:p>20</text:p>
          </table:table-cell>
          <table:table-cell table:formula="of:=INDEX([Sheet2.$C$2:.$V$143];[.A2581];[.B258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2]" office:value-type="float" office:value="1">
            <text:p>1</text:p>
          </table:table-cell>
          <table:table-cell table:formula="of:=INDEX([Sheet2.$C$2:.$V$143];[.A2582];[.B2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3]" office:value-type="float" office:value="2">
            <text:p>2</text:p>
          </table:table-cell>
          <table:table-cell table:formula="of:=INDEX([Sheet2.$C$2:.$V$143];[.A2583];[.B2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4]" office:value-type="float" office:value="3">
            <text:p>3</text:p>
          </table:table-cell>
          <table:table-cell table:formula="of:=INDEX([Sheet2.$C$2:.$V$143];[.A2584];[.B2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5]" office:value-type="float" office:value="4">
            <text:p>4</text:p>
          </table:table-cell>
          <table:table-cell table:formula="of:=INDEX([Sheet2.$C$2:.$V$143];[.A2585];[.B2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6]" office:value-type="float" office:value="5">
            <text:p>5</text:p>
          </table:table-cell>
          <table:table-cell table:formula="of:=INDEX([Sheet2.$C$2:.$V$143];[.A2586];[.B2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7]" office:value-type="float" office:value="6">
            <text:p>6</text:p>
          </table:table-cell>
          <table:table-cell table:formula="of:=INDEX([Sheet2.$C$2:.$V$143];[.A2587];[.B25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8]" office:value-type="float" office:value="7">
            <text:p>7</text:p>
          </table:table-cell>
          <table:table-cell table:formula="of:=INDEX([Sheet2.$C$2:.$V$143];[.A2588];[.B2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9]" office:value-type="float" office:value="8">
            <text:p>8</text:p>
          </table:table-cell>
          <table:table-cell table:formula="of:=INDEX([Sheet2.$C$2:.$V$143];[.A2589];[.B2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0]" office:value-type="float" office:value="9">
            <text:p>9</text:p>
          </table:table-cell>
          <table:table-cell table:formula="of:=INDEX([Sheet2.$C$2:.$V$143];[.A2590];[.B2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1]" office:value-type="float" office:value="10">
            <text:p>10</text:p>
          </table:table-cell>
          <table:table-cell table:formula="of:=INDEX([Sheet2.$C$2:.$V$143];[.A2591];[.B2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2]" office:value-type="float" office:value="11">
            <text:p>11</text:p>
          </table:table-cell>
          <table:table-cell table:formula="of:=INDEX([Sheet2.$C$2:.$V$143];[.A2592];[.B25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3]" office:value-type="float" office:value="12">
            <text:p>12</text:p>
          </table:table-cell>
          <table:table-cell table:formula="of:=INDEX([Sheet2.$C$2:.$V$143];[.A2593];[.B2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4]" office:value-type="float" office:value="13">
            <text:p>13</text:p>
          </table:table-cell>
          <table:table-cell table:formula="of:=INDEX([Sheet2.$C$2:.$V$143];[.A2594];[.B2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5]" office:value-type="float" office:value="14">
            <text:p>14</text:p>
          </table:table-cell>
          <table:table-cell table:formula="of:=INDEX([Sheet2.$C$2:.$V$143];[.A2595];[.B2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6]" office:value-type="float" office:value="15">
            <text:p>15</text:p>
          </table:table-cell>
          <table:table-cell table:formula="of:=INDEX([Sheet2.$C$2:.$V$143];[.A2596];[.B2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7]" office:value-type="float" office:value="16">
            <text:p>16</text:p>
          </table:table-cell>
          <table:table-cell table:formula="of:=INDEX([Sheet2.$C$2:.$V$143];[.A2597];[.B2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8]" office:value-type="float" office:value="17">
            <text:p>17</text:p>
          </table:table-cell>
          <table:table-cell table:formula="of:=INDEX([Sheet2.$C$2:.$V$143];[.A2598];[.B2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9]" office:value-type="float" office:value="18">
            <text:p>18</text:p>
          </table:table-cell>
          <table:table-cell table:formula="of:=INDEX([Sheet2.$C$2:.$V$143];[.A2599];[.B2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80]" office:value-type="float" office:value="19">
            <text:p>19</text:p>
          </table:table-cell>
          <table:table-cell table:formula="of:=INDEX([Sheet2.$C$2:.$V$143];[.A2600];[.B2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81]" office:value-type="float" office:value="20">
            <text:p>20</text:p>
          </table:table-cell>
          <table:table-cell table:formula="of:=INDEX([Sheet2.$C$2:.$V$143];[.A2601];[.B2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2]" office:value-type="float" office:value="1">
            <text:p>1</text:p>
          </table:table-cell>
          <table:table-cell table:formula="of:=INDEX([Sheet2.$C$2:.$V$143];[.A2602];[.B2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3]" office:value-type="float" office:value="2">
            <text:p>2</text:p>
          </table:table-cell>
          <table:table-cell table:formula="of:=INDEX([Sheet2.$C$2:.$V$143];[.A2603];[.B2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4]" office:value-type="float" office:value="3">
            <text:p>3</text:p>
          </table:table-cell>
          <table:table-cell table:formula="of:=INDEX([Sheet2.$C$2:.$V$143];[.A2604];[.B26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5]" office:value-type="float" office:value="4">
            <text:p>4</text:p>
          </table:table-cell>
          <table:table-cell table:formula="of:=INDEX([Sheet2.$C$2:.$V$143];[.A2605];[.B2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6]" office:value-type="float" office:value="5">
            <text:p>5</text:p>
          </table:table-cell>
          <table:table-cell table:formula="of:=INDEX([Sheet2.$C$2:.$V$143];[.A2606];[.B26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7]" office:value-type="float" office:value="6">
            <text:p>6</text:p>
          </table:table-cell>
          <table:table-cell table:formula="of:=INDEX([Sheet2.$C$2:.$V$143];[.A2607];[.B2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8]" office:value-type="float" office:value="7">
            <text:p>7</text:p>
          </table:table-cell>
          <table:table-cell table:formula="of:=INDEX([Sheet2.$C$2:.$V$143];[.A2608];[.B2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9]" office:value-type="float" office:value="8">
            <text:p>8</text:p>
          </table:table-cell>
          <table:table-cell table:formula="of:=INDEX([Sheet2.$C$2:.$V$143];[.A2609];[.B2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0]" office:value-type="float" office:value="9">
            <text:p>9</text:p>
          </table:table-cell>
          <table:table-cell table:formula="of:=INDEX([Sheet2.$C$2:.$V$143];[.A2610];[.B2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1]" office:value-type="float" office:value="10">
            <text:p>10</text:p>
          </table:table-cell>
          <table:table-cell table:formula="of:=INDEX([Sheet2.$C$2:.$V$143];[.A2611];[.B2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2]" office:value-type="float" office:value="11">
            <text:p>11</text:p>
          </table:table-cell>
          <table:table-cell table:formula="of:=INDEX([Sheet2.$C$2:.$V$143];[.A2612];[.B2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3]" office:value-type="float" office:value="12">
            <text:p>12</text:p>
          </table:table-cell>
          <table:table-cell table:formula="of:=INDEX([Sheet2.$C$2:.$V$143];[.A2613];[.B2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4]" office:value-type="float" office:value="13">
            <text:p>13</text:p>
          </table:table-cell>
          <table:table-cell table:formula="of:=INDEX([Sheet2.$C$2:.$V$143];[.A2614];[.B2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5]" office:value-type="float" office:value="14">
            <text:p>14</text:p>
          </table:table-cell>
          <table:table-cell table:formula="of:=INDEX([Sheet2.$C$2:.$V$143];[.A2615];[.B2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6]" office:value-type="float" office:value="15">
            <text:p>15</text:p>
          </table:table-cell>
          <table:table-cell table:formula="of:=INDEX([Sheet2.$C$2:.$V$143];[.A2616];[.B2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7]" office:value-type="float" office:value="16">
            <text:p>16</text:p>
          </table:table-cell>
          <table:table-cell table:formula="of:=INDEX([Sheet2.$C$2:.$V$143];[.A2617];[.B2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8]" office:value-type="float" office:value="17">
            <text:p>17</text:p>
          </table:table-cell>
          <table:table-cell table:formula="of:=INDEX([Sheet2.$C$2:.$V$143];[.A2618];[.B2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9]" office:value-type="float" office:value="18">
            <text:p>18</text:p>
          </table:table-cell>
          <table:table-cell table:formula="of:=INDEX([Sheet2.$C$2:.$V$143];[.A2619];[.B2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600]" office:value-type="float" office:value="19">
            <text:p>19</text:p>
          </table:table-cell>
          <table:table-cell table:formula="of:=INDEX([Sheet2.$C$2:.$V$143];[.A2620];[.B2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601]" office:value-type="float" office:value="20">
            <text:p>20</text:p>
          </table:table-cell>
          <table:table-cell table:formula="of:=INDEX([Sheet2.$C$2:.$V$143];[.A2621];[.B2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2]" office:value-type="float" office:value="1">
            <text:p>1</text:p>
          </table:table-cell>
          <table:table-cell table:formula="of:=INDEX([Sheet2.$C$2:.$V$143];[.A2622];[.B2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3]" office:value-type="float" office:value="2">
            <text:p>2</text:p>
          </table:table-cell>
          <table:table-cell table:formula="of:=INDEX([Sheet2.$C$2:.$V$143];[.A2623];[.B2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4]" office:value-type="float" office:value="3">
            <text:p>3</text:p>
          </table:table-cell>
          <table:table-cell table:formula="of:=INDEX([Sheet2.$C$2:.$V$143];[.A2624];[.B26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5]" office:value-type="float" office:value="4">
            <text:p>4</text:p>
          </table:table-cell>
          <table:table-cell table:formula="of:=INDEX([Sheet2.$C$2:.$V$143];[.A2625];[.B26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6]" office:value-type="float" office:value="5">
            <text:p>5</text:p>
          </table:table-cell>
          <table:table-cell table:formula="of:=INDEX([Sheet2.$C$2:.$V$143];[.A2626];[.B2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7]" office:value-type="float" office:value="6">
            <text:p>6</text:p>
          </table:table-cell>
          <table:table-cell table:formula="of:=INDEX([Sheet2.$C$2:.$V$143];[.A2627];[.B2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8]" office:value-type="float" office:value="7">
            <text:p>7</text:p>
          </table:table-cell>
          <table:table-cell table:formula="of:=INDEX([Sheet2.$C$2:.$V$143];[.A2628];[.B2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9]" office:value-type="float" office:value="8">
            <text:p>8</text:p>
          </table:table-cell>
          <table:table-cell table:formula="of:=INDEX([Sheet2.$C$2:.$V$143];[.A2629];[.B2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0]" office:value-type="float" office:value="9">
            <text:p>9</text:p>
          </table:table-cell>
          <table:table-cell table:formula="of:=INDEX([Sheet2.$C$2:.$V$143];[.A2630];[.B2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1]" office:value-type="float" office:value="10">
            <text:p>10</text:p>
          </table:table-cell>
          <table:table-cell table:formula="of:=INDEX([Sheet2.$C$2:.$V$143];[.A2631];[.B2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2]" office:value-type="float" office:value="11">
            <text:p>11</text:p>
          </table:table-cell>
          <table:table-cell table:formula="of:=INDEX([Sheet2.$C$2:.$V$143];[.A2632];[.B2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3]" office:value-type="float" office:value="12">
            <text:p>12</text:p>
          </table:table-cell>
          <table:table-cell table:formula="of:=INDEX([Sheet2.$C$2:.$V$143];[.A2633];[.B2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4]" office:value-type="float" office:value="13">
            <text:p>13</text:p>
          </table:table-cell>
          <table:table-cell table:formula="of:=INDEX([Sheet2.$C$2:.$V$143];[.A2634];[.B2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5]" office:value-type="float" office:value="14">
            <text:p>14</text:p>
          </table:table-cell>
          <table:table-cell table:formula="of:=INDEX([Sheet2.$C$2:.$V$143];[.A2635];[.B2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6]" office:value-type="float" office:value="15">
            <text:p>15</text:p>
          </table:table-cell>
          <table:table-cell table:formula="of:=INDEX([Sheet2.$C$2:.$V$143];[.A2636];[.B2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7]" office:value-type="float" office:value="16">
            <text:p>16</text:p>
          </table:table-cell>
          <table:table-cell table:formula="of:=INDEX([Sheet2.$C$2:.$V$143];[.A2637];[.B2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8]" office:value-type="float" office:value="17">
            <text:p>17</text:p>
          </table:table-cell>
          <table:table-cell table:formula="of:=INDEX([Sheet2.$C$2:.$V$143];[.A2638];[.B263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9]" office:value-type="float" office:value="18">
            <text:p>18</text:p>
          </table:table-cell>
          <table:table-cell table:formula="of:=INDEX([Sheet2.$C$2:.$V$143];[.A2639];[.B26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20]" office:value-type="float" office:value="19">
            <text:p>19</text:p>
          </table:table-cell>
          <table:table-cell table:formula="of:=INDEX([Sheet2.$C$2:.$V$143];[.A2640];[.B26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21]" office:value-type="float" office:value="20">
            <text:p>20</text:p>
          </table:table-cell>
          <table:table-cell table:formula="of:=INDEX([Sheet2.$C$2:.$V$143];[.A2641];[.B2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2]" office:value-type="float" office:value="1">
            <text:p>1</text:p>
          </table:table-cell>
          <table:table-cell table:formula="of:=INDEX([Sheet2.$C$2:.$V$143];[.A2642];[.B26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3]" office:value-type="float" office:value="2">
            <text:p>2</text:p>
          </table:table-cell>
          <table:table-cell table:formula="of:=INDEX([Sheet2.$C$2:.$V$143];[.A2643];[.B26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4]" office:value-type="float" office:value="3">
            <text:p>3</text:p>
          </table:table-cell>
          <table:table-cell table:formula="of:=INDEX([Sheet2.$C$2:.$V$143];[.A2644];[.B26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5]" office:value-type="float" office:value="4">
            <text:p>4</text:p>
          </table:table-cell>
          <table:table-cell table:formula="of:=INDEX([Sheet2.$C$2:.$V$143];[.A2645];[.B26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6]" office:value-type="float" office:value="5">
            <text:p>5</text:p>
          </table:table-cell>
          <table:table-cell table:formula="of:=INDEX([Sheet2.$C$2:.$V$143];[.A2646];[.B26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7]" office:value-type="float" office:value="6">
            <text:p>6</text:p>
          </table:table-cell>
          <table:table-cell table:formula="of:=INDEX([Sheet2.$C$2:.$V$143];[.A2647];[.B2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8]" office:value-type="float" office:value="7">
            <text:p>7</text:p>
          </table:table-cell>
          <table:table-cell table:formula="of:=INDEX([Sheet2.$C$2:.$V$143];[.A2648];[.B2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9]" office:value-type="float" office:value="8">
            <text:p>8</text:p>
          </table:table-cell>
          <table:table-cell table:formula="of:=INDEX([Sheet2.$C$2:.$V$143];[.A2649];[.B2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0]" office:value-type="float" office:value="9">
            <text:p>9</text:p>
          </table:table-cell>
          <table:table-cell table:formula="of:=INDEX([Sheet2.$C$2:.$V$143];[.A2650];[.B2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1]" office:value-type="float" office:value="10">
            <text:p>10</text:p>
          </table:table-cell>
          <table:table-cell table:formula="of:=INDEX([Sheet2.$C$2:.$V$143];[.A2651];[.B26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2]" office:value-type="float" office:value="11">
            <text:p>11</text:p>
          </table:table-cell>
          <table:table-cell table:formula="of:=INDEX([Sheet2.$C$2:.$V$143];[.A2652];[.B2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3]" office:value-type="float" office:value="12">
            <text:p>12</text:p>
          </table:table-cell>
          <table:table-cell table:formula="of:=INDEX([Sheet2.$C$2:.$V$143];[.A2653];[.B26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4]" office:value-type="float" office:value="13">
            <text:p>13</text:p>
          </table:table-cell>
          <table:table-cell table:formula="of:=INDEX([Sheet2.$C$2:.$V$143];[.A2654];[.B26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5]" office:value-type="float" office:value="14">
            <text:p>14</text:p>
          </table:table-cell>
          <table:table-cell table:formula="of:=INDEX([Sheet2.$C$2:.$V$143];[.A2655];[.B2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6]" office:value-type="float" office:value="15">
            <text:p>15</text:p>
          </table:table-cell>
          <table:table-cell table:formula="of:=INDEX([Sheet2.$C$2:.$V$143];[.A2656];[.B2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7]" office:value-type="float" office:value="16">
            <text:p>16</text:p>
          </table:table-cell>
          <table:table-cell table:formula="of:=INDEX([Sheet2.$C$2:.$V$143];[.A2657];[.B2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8]" office:value-type="float" office:value="17">
            <text:p>17</text:p>
          </table:table-cell>
          <table:table-cell table:formula="of:=INDEX([Sheet2.$C$2:.$V$143];[.A2658];[.B26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9]" office:value-type="float" office:value="18">
            <text:p>18</text:p>
          </table:table-cell>
          <table:table-cell table:formula="of:=INDEX([Sheet2.$C$2:.$V$143];[.A2659];[.B26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40]" office:value-type="float" office:value="19">
            <text:p>19</text:p>
          </table:table-cell>
          <table:table-cell table:formula="of:=INDEX([Sheet2.$C$2:.$V$143];[.A2660];[.B26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41]" office:value-type="float" office:value="20">
            <text:p>20</text:p>
          </table:table-cell>
          <table:table-cell table:formula="of:=INDEX([Sheet2.$C$2:.$V$143];[.A2661];[.B26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2]" office:value-type="float" office:value="1">
            <text:p>1</text:p>
          </table:table-cell>
          <table:table-cell table:formula="of:=INDEX([Sheet2.$C$2:.$V$143];[.A2662];[.B26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3]" office:value-type="float" office:value="2">
            <text:p>2</text:p>
          </table:table-cell>
          <table:table-cell table:formula="of:=INDEX([Sheet2.$C$2:.$V$143];[.A2663];[.B26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4]" office:value-type="float" office:value="3">
            <text:p>3</text:p>
          </table:table-cell>
          <table:table-cell table:formula="of:=INDEX([Sheet2.$C$2:.$V$143];[.A2664];[.B26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5]" office:value-type="float" office:value="4">
            <text:p>4</text:p>
          </table:table-cell>
          <table:table-cell table:formula="of:=INDEX([Sheet2.$C$2:.$V$143];[.A2665];[.B26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6]" office:value-type="float" office:value="5">
            <text:p>5</text:p>
          </table:table-cell>
          <table:table-cell table:formula="of:=INDEX([Sheet2.$C$2:.$V$143];[.A2666];[.B2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7]" office:value-type="float" office:value="6">
            <text:p>6</text:p>
          </table:table-cell>
          <table:table-cell table:formula="of:=INDEX([Sheet2.$C$2:.$V$143];[.A2667];[.B2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8]" office:value-type="float" office:value="7">
            <text:p>7</text:p>
          </table:table-cell>
          <table:table-cell table:formula="of:=INDEX([Sheet2.$C$2:.$V$143];[.A2668];[.B2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9]" office:value-type="float" office:value="8">
            <text:p>8</text:p>
          </table:table-cell>
          <table:table-cell table:formula="of:=INDEX([Sheet2.$C$2:.$V$143];[.A2669];[.B2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0]" office:value-type="float" office:value="9">
            <text:p>9</text:p>
          </table:table-cell>
          <table:table-cell table:formula="of:=INDEX([Sheet2.$C$2:.$V$143];[.A2670];[.B2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1]" office:value-type="float" office:value="10">
            <text:p>10</text:p>
          </table:table-cell>
          <table:table-cell table:formula="of:=INDEX([Sheet2.$C$2:.$V$143];[.A2671];[.B2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2]" office:value-type="float" office:value="11">
            <text:p>11</text:p>
          </table:table-cell>
          <table:table-cell table:formula="of:=INDEX([Sheet2.$C$2:.$V$143];[.A2672];[.B2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3]" office:value-type="float" office:value="12">
            <text:p>12</text:p>
          </table:table-cell>
          <table:table-cell table:formula="of:=INDEX([Sheet2.$C$2:.$V$143];[.A2673];[.B2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4]" office:value-type="float" office:value="13">
            <text:p>13</text:p>
          </table:table-cell>
          <table:table-cell table:formula="of:=INDEX([Sheet2.$C$2:.$V$143];[.A2674];[.B2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5]" office:value-type="float" office:value="14">
            <text:p>14</text:p>
          </table:table-cell>
          <table:table-cell table:formula="of:=INDEX([Sheet2.$C$2:.$V$143];[.A2675];[.B2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6]" office:value-type="float" office:value="15">
            <text:p>15</text:p>
          </table:table-cell>
          <table:table-cell table:formula="of:=INDEX([Sheet2.$C$2:.$V$143];[.A2676];[.B2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7]" office:value-type="float" office:value="16">
            <text:p>16</text:p>
          </table:table-cell>
          <table:table-cell table:formula="of:=INDEX([Sheet2.$C$2:.$V$143];[.A2677];[.B2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8]" office:value-type="float" office:value="17">
            <text:p>17</text:p>
          </table:table-cell>
          <table:table-cell table:formula="of:=INDEX([Sheet2.$C$2:.$V$143];[.A2678];[.B2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9]" office:value-type="float" office:value="18">
            <text:p>18</text:p>
          </table:table-cell>
          <table:table-cell table:formula="of:=INDEX([Sheet2.$C$2:.$V$143];[.A2679];[.B2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60]" office:value-type="float" office:value="19">
            <text:p>19</text:p>
          </table:table-cell>
          <table:table-cell table:formula="of:=INDEX([Sheet2.$C$2:.$V$143];[.A2680];[.B2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61]" office:value-type="float" office:value="20">
            <text:p>20</text:p>
          </table:table-cell>
          <table:table-cell table:formula="of:=INDEX([Sheet2.$C$2:.$V$143];[.A2681];[.B2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2]" office:value-type="float" office:value="1">
            <text:p>1</text:p>
          </table:table-cell>
          <table:table-cell table:formula="of:=INDEX([Sheet2.$C$2:.$V$143];[.A2682];[.B2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3]" office:value-type="float" office:value="2">
            <text:p>2</text:p>
          </table:table-cell>
          <table:table-cell table:formula="of:=INDEX([Sheet2.$C$2:.$V$143];[.A2683];[.B26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4]" office:value-type="float" office:value="3">
            <text:p>3</text:p>
          </table:table-cell>
          <table:table-cell table:formula="of:=INDEX([Sheet2.$C$2:.$V$143];[.A2684];[.B26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5]" office:value-type="float" office:value="4">
            <text:p>4</text:p>
          </table:table-cell>
          <table:table-cell table:formula="of:=INDEX([Sheet2.$C$2:.$V$143];[.A2685];[.B26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6]" office:value-type="float" office:value="5">
            <text:p>5</text:p>
          </table:table-cell>
          <table:table-cell table:formula="of:=INDEX([Sheet2.$C$2:.$V$143];[.A2686];[.B26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7]" office:value-type="float" office:value="6">
            <text:p>6</text:p>
          </table:table-cell>
          <table:table-cell table:formula="of:=INDEX([Sheet2.$C$2:.$V$143];[.A2687];[.B2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8]" office:value-type="float" office:value="7">
            <text:p>7</text:p>
          </table:table-cell>
          <table:table-cell table:formula="of:=INDEX([Sheet2.$C$2:.$V$143];[.A2688];[.B2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9]" office:value-type="float" office:value="8">
            <text:p>8</text:p>
          </table:table-cell>
          <table:table-cell table:formula="of:=INDEX([Sheet2.$C$2:.$V$143];[.A2689];[.B2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0]" office:value-type="float" office:value="9">
            <text:p>9</text:p>
          </table:table-cell>
          <table:table-cell table:formula="of:=INDEX([Sheet2.$C$2:.$V$143];[.A2690];[.B2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1]" office:value-type="float" office:value="10">
            <text:p>10</text:p>
          </table:table-cell>
          <table:table-cell table:formula="of:=INDEX([Sheet2.$C$2:.$V$143];[.A2691];[.B2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2]" office:value-type="float" office:value="11">
            <text:p>11</text:p>
          </table:table-cell>
          <table:table-cell table:formula="of:=INDEX([Sheet2.$C$2:.$V$143];[.A2692];[.B2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3]" office:value-type="float" office:value="12">
            <text:p>12</text:p>
          </table:table-cell>
          <table:table-cell table:formula="of:=INDEX([Sheet2.$C$2:.$V$143];[.A2693];[.B2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4]" office:value-type="float" office:value="13">
            <text:p>13</text:p>
          </table:table-cell>
          <table:table-cell table:formula="of:=INDEX([Sheet2.$C$2:.$V$143];[.A2694];[.B2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5]" office:value-type="float" office:value="14">
            <text:p>14</text:p>
          </table:table-cell>
          <table:table-cell table:formula="of:=INDEX([Sheet2.$C$2:.$V$143];[.A2695];[.B2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6]" office:value-type="float" office:value="15">
            <text:p>15</text:p>
          </table:table-cell>
          <table:table-cell table:formula="of:=INDEX([Sheet2.$C$2:.$V$143];[.A2696];[.B2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7]" office:value-type="float" office:value="16">
            <text:p>16</text:p>
          </table:table-cell>
          <table:table-cell table:formula="of:=INDEX([Sheet2.$C$2:.$V$143];[.A2697];[.B2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8]" office:value-type="float" office:value="17">
            <text:p>17</text:p>
          </table:table-cell>
          <table:table-cell table:formula="of:=INDEX([Sheet2.$C$2:.$V$143];[.A2698];[.B2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9]" office:value-type="float" office:value="18">
            <text:p>18</text:p>
          </table:table-cell>
          <table:table-cell table:formula="of:=INDEX([Sheet2.$C$2:.$V$143];[.A2699];[.B2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80]" office:value-type="float" office:value="19">
            <text:p>19</text:p>
          </table:table-cell>
          <table:table-cell table:formula="of:=INDEX([Sheet2.$C$2:.$V$143];[.A2700];[.B2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81]" office:value-type="float" office:value="20">
            <text:p>20</text:p>
          </table:table-cell>
          <table:table-cell table:formula="of:=INDEX([Sheet2.$C$2:.$V$143];[.A2701];[.B2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2]" office:value-type="float" office:value="1">
            <text:p>1</text:p>
          </table:table-cell>
          <table:table-cell table:formula="of:=INDEX([Sheet2.$C$2:.$V$143];[.A2702];[.B2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3]" office:value-type="float" office:value="2">
            <text:p>2</text:p>
          </table:table-cell>
          <table:table-cell table:formula="of:=INDEX([Sheet2.$C$2:.$V$143];[.A2703];[.B27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4]" office:value-type="float" office:value="3">
            <text:p>3</text:p>
          </table:table-cell>
          <table:table-cell table:formula="of:=INDEX([Sheet2.$C$2:.$V$143];[.A2704];[.B27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5]" office:value-type="float" office:value="4">
            <text:p>4</text:p>
          </table:table-cell>
          <table:table-cell table:formula="of:=INDEX([Sheet2.$C$2:.$V$143];[.A2705];[.B2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6]" office:value-type="float" office:value="5">
            <text:p>5</text:p>
          </table:table-cell>
          <table:table-cell table:formula="of:=INDEX([Sheet2.$C$2:.$V$143];[.A2706];[.B27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7]" office:value-type="float" office:value="6">
            <text:p>6</text:p>
          </table:table-cell>
          <table:table-cell table:formula="of:=INDEX([Sheet2.$C$2:.$V$143];[.A2707];[.B2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8]" office:value-type="float" office:value="7">
            <text:p>7</text:p>
          </table:table-cell>
          <table:table-cell table:formula="of:=INDEX([Sheet2.$C$2:.$V$143];[.A2708];[.B2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9]" office:value-type="float" office:value="8">
            <text:p>8</text:p>
          </table:table-cell>
          <table:table-cell table:formula="of:=INDEX([Sheet2.$C$2:.$V$143];[.A2709];[.B2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0]" office:value-type="float" office:value="9">
            <text:p>9</text:p>
          </table:table-cell>
          <table:table-cell table:formula="of:=INDEX([Sheet2.$C$2:.$V$143];[.A2710];[.B2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1]" office:value-type="float" office:value="10">
            <text:p>10</text:p>
          </table:table-cell>
          <table:table-cell table:formula="of:=INDEX([Sheet2.$C$2:.$V$143];[.A2711];[.B2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2]" office:value-type="float" office:value="11">
            <text:p>11</text:p>
          </table:table-cell>
          <table:table-cell table:formula="of:=INDEX([Sheet2.$C$2:.$V$143];[.A2712];[.B2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3]" office:value-type="float" office:value="12">
            <text:p>12</text:p>
          </table:table-cell>
          <table:table-cell table:formula="of:=INDEX([Sheet2.$C$2:.$V$143];[.A2713];[.B2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4]" office:value-type="float" office:value="13">
            <text:p>13</text:p>
          </table:table-cell>
          <table:table-cell table:formula="of:=INDEX([Sheet2.$C$2:.$V$143];[.A2714];[.B2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5]" office:value-type="float" office:value="14">
            <text:p>14</text:p>
          </table:table-cell>
          <table:table-cell table:formula="of:=INDEX([Sheet2.$C$2:.$V$143];[.A2715];[.B2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6]" office:value-type="float" office:value="15">
            <text:p>15</text:p>
          </table:table-cell>
          <table:table-cell table:formula="of:=INDEX([Sheet2.$C$2:.$V$143];[.A2716];[.B2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7]" office:value-type="float" office:value="16">
            <text:p>16</text:p>
          </table:table-cell>
          <table:table-cell table:formula="of:=INDEX([Sheet2.$C$2:.$V$143];[.A2717];[.B27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8]" office:value-type="float" office:value="17">
            <text:p>17</text:p>
          </table:table-cell>
          <table:table-cell table:formula="of:=INDEX([Sheet2.$C$2:.$V$143];[.A2718];[.B2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9]" office:value-type="float" office:value="18">
            <text:p>18</text:p>
          </table:table-cell>
          <table:table-cell table:formula="of:=INDEX([Sheet2.$C$2:.$V$143];[.A2719];[.B2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700]" office:value-type="float" office:value="19">
            <text:p>19</text:p>
          </table:table-cell>
          <table:table-cell table:formula="of:=INDEX([Sheet2.$C$2:.$V$143];[.A2720];[.B2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701]" office:value-type="float" office:value="20">
            <text:p>20</text:p>
          </table:table-cell>
          <table:table-cell table:formula="of:=INDEX([Sheet2.$C$2:.$V$143];[.A2721];[.B2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2]" office:value-type="float" office:value="1">
            <text:p>1</text:p>
          </table:table-cell>
          <table:table-cell table:formula="of:=INDEX([Sheet2.$C$2:.$V$143];[.A2722];[.B2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3]" office:value-type="float" office:value="2">
            <text:p>2</text:p>
          </table:table-cell>
          <table:table-cell table:formula="of:=INDEX([Sheet2.$C$2:.$V$143];[.A2723];[.B27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4]" office:value-type="float" office:value="3">
            <text:p>3</text:p>
          </table:table-cell>
          <table:table-cell table:formula="of:=INDEX([Sheet2.$C$2:.$V$143];[.A2724];[.B27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5]" office:value-type="float" office:value="4">
            <text:p>4</text:p>
          </table:table-cell>
          <table:table-cell table:formula="of:=INDEX([Sheet2.$C$2:.$V$143];[.A2725];[.B27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6]" office:value-type="float" office:value="5">
            <text:p>5</text:p>
          </table:table-cell>
          <table:table-cell table:formula="of:=INDEX([Sheet2.$C$2:.$V$143];[.A2726];[.B2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7]" office:value-type="float" office:value="6">
            <text:p>6</text:p>
          </table:table-cell>
          <table:table-cell table:formula="of:=INDEX([Sheet2.$C$2:.$V$143];[.A2727];[.B2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8]" office:value-type="float" office:value="7">
            <text:p>7</text:p>
          </table:table-cell>
          <table:table-cell table:formula="of:=INDEX([Sheet2.$C$2:.$V$143];[.A2728];[.B2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9]" office:value-type="float" office:value="8">
            <text:p>8</text:p>
          </table:table-cell>
          <table:table-cell table:formula="of:=INDEX([Sheet2.$C$2:.$V$143];[.A2729];[.B2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0]" office:value-type="float" office:value="9">
            <text:p>9</text:p>
          </table:table-cell>
          <table:table-cell table:formula="of:=INDEX([Sheet2.$C$2:.$V$143];[.A2730];[.B2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1]" office:value-type="float" office:value="10">
            <text:p>10</text:p>
          </table:table-cell>
          <table:table-cell table:formula="of:=INDEX([Sheet2.$C$2:.$V$143];[.A2731];[.B2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2]" office:value-type="float" office:value="11">
            <text:p>11</text:p>
          </table:table-cell>
          <table:table-cell table:formula="of:=INDEX([Sheet2.$C$2:.$V$143];[.A2732];[.B2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3]" office:value-type="float" office:value="12">
            <text:p>12</text:p>
          </table:table-cell>
          <table:table-cell table:formula="of:=INDEX([Sheet2.$C$2:.$V$143];[.A2733];[.B2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4]" office:value-type="float" office:value="13">
            <text:p>13</text:p>
          </table:table-cell>
          <table:table-cell table:formula="of:=INDEX([Sheet2.$C$2:.$V$143];[.A2734];[.B2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5]" office:value-type="float" office:value="14">
            <text:p>14</text:p>
          </table:table-cell>
          <table:table-cell table:formula="of:=INDEX([Sheet2.$C$2:.$V$143];[.A2735];[.B2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6]" office:value-type="float" office:value="15">
            <text:p>15</text:p>
          </table:table-cell>
          <table:table-cell table:formula="of:=INDEX([Sheet2.$C$2:.$V$143];[.A2736];[.B2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7]" office:value-type="float" office:value="16">
            <text:p>16</text:p>
          </table:table-cell>
          <table:table-cell table:formula="of:=INDEX([Sheet2.$C$2:.$V$143];[.A2737];[.B2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8]" office:value-type="float" office:value="17">
            <text:p>17</text:p>
          </table:table-cell>
          <table:table-cell table:formula="of:=INDEX([Sheet2.$C$2:.$V$143];[.A2738];[.B2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9]" office:value-type="float" office:value="18">
            <text:p>18</text:p>
          </table:table-cell>
          <table:table-cell table:formula="of:=INDEX([Sheet2.$C$2:.$V$143];[.A2739];[.B2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20]" office:value-type="float" office:value="19">
            <text:p>19</text:p>
          </table:table-cell>
          <table:table-cell table:formula="of:=INDEX([Sheet2.$C$2:.$V$143];[.A2740];[.B2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21]" office:value-type="float" office:value="20">
            <text:p>20</text:p>
          </table:table-cell>
          <table:table-cell table:formula="of:=INDEX([Sheet2.$C$2:.$V$143];[.A2741];[.B2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2]" office:value-type="float" office:value="1">
            <text:p>1</text:p>
          </table:table-cell>
          <table:table-cell table:formula="of:=INDEX([Sheet2.$C$2:.$V$143];[.A2742];[.B2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3]" office:value-type="float" office:value="2">
            <text:p>2</text:p>
          </table:table-cell>
          <table:table-cell table:formula="of:=INDEX([Sheet2.$C$2:.$V$143];[.A2743];[.B27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4]" office:value-type="float" office:value="3">
            <text:p>3</text:p>
          </table:table-cell>
          <table:table-cell table:formula="of:=INDEX([Sheet2.$C$2:.$V$143];[.A2744];[.B2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5]" office:value-type="float" office:value="4">
            <text:p>4</text:p>
          </table:table-cell>
          <table:table-cell table:formula="of:=INDEX([Sheet2.$C$2:.$V$143];[.A2745];[.B27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6]" office:value-type="float" office:value="5">
            <text:p>5</text:p>
          </table:table-cell>
          <table:table-cell table:formula="of:=INDEX([Sheet2.$C$2:.$V$143];[.A2746];[.B2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7]" office:value-type="float" office:value="6">
            <text:p>6</text:p>
          </table:table-cell>
          <table:table-cell table:formula="of:=INDEX([Sheet2.$C$2:.$V$143];[.A2747];[.B274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8]" office:value-type="float" office:value="7">
            <text:p>7</text:p>
          </table:table-cell>
          <table:table-cell table:formula="of:=INDEX([Sheet2.$C$2:.$V$143];[.A2748];[.B2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9]" office:value-type="float" office:value="8">
            <text:p>8</text:p>
          </table:table-cell>
          <table:table-cell table:formula="of:=INDEX([Sheet2.$C$2:.$V$143];[.A2749];[.B2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0]" office:value-type="float" office:value="9">
            <text:p>9</text:p>
          </table:table-cell>
          <table:table-cell table:formula="of:=INDEX([Sheet2.$C$2:.$V$143];[.A2750];[.B2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1]" office:value-type="float" office:value="10">
            <text:p>10</text:p>
          </table:table-cell>
          <table:table-cell table:formula="of:=INDEX([Sheet2.$C$2:.$V$143];[.A2751];[.B2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2]" office:value-type="float" office:value="11">
            <text:p>11</text:p>
          </table:table-cell>
          <table:table-cell table:formula="of:=INDEX([Sheet2.$C$2:.$V$143];[.A2752];[.B2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3]" office:value-type="float" office:value="12">
            <text:p>12</text:p>
          </table:table-cell>
          <table:table-cell table:formula="of:=INDEX([Sheet2.$C$2:.$V$143];[.A2753];[.B27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4]" office:value-type="float" office:value="13">
            <text:p>13</text:p>
          </table:table-cell>
          <table:table-cell table:formula="of:=INDEX([Sheet2.$C$2:.$V$143];[.A2754];[.B2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5]" office:value-type="float" office:value="14">
            <text:p>14</text:p>
          </table:table-cell>
          <table:table-cell table:formula="of:=INDEX([Sheet2.$C$2:.$V$143];[.A2755];[.B2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6]" office:value-type="float" office:value="15">
            <text:p>15</text:p>
          </table:table-cell>
          <table:table-cell table:formula="of:=INDEX([Sheet2.$C$2:.$V$143];[.A2756];[.B2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7]" office:value-type="float" office:value="16">
            <text:p>16</text:p>
          </table:table-cell>
          <table:table-cell table:formula="of:=INDEX([Sheet2.$C$2:.$V$143];[.A2757];[.B2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8]" office:value-type="float" office:value="17">
            <text:p>17</text:p>
          </table:table-cell>
          <table:table-cell table:formula="of:=INDEX([Sheet2.$C$2:.$V$143];[.A2758];[.B2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9]" office:value-type="float" office:value="18">
            <text:p>18</text:p>
          </table:table-cell>
          <table:table-cell table:formula="of:=INDEX([Sheet2.$C$2:.$V$143];[.A2759];[.B2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40]" office:value-type="float" office:value="19">
            <text:p>19</text:p>
          </table:table-cell>
          <table:table-cell table:formula="of:=INDEX([Sheet2.$C$2:.$V$143];[.A2760];[.B2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41]" office:value-type="float" office:value="20">
            <text:p>20</text:p>
          </table:table-cell>
          <table:table-cell table:formula="of:=INDEX([Sheet2.$C$2:.$V$143];[.A2761];[.B2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2]" office:value-type="float" office:value="1">
            <text:p>1</text:p>
          </table:table-cell>
          <table:table-cell table:formula="of:=INDEX([Sheet2.$C$2:.$V$143];[.A2762];[.B27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3]" office:value-type="float" office:value="2">
            <text:p>2</text:p>
          </table:table-cell>
          <table:table-cell table:formula="of:=INDEX([Sheet2.$C$2:.$V$143];[.A2763];[.B2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4]" office:value-type="float" office:value="3">
            <text:p>3</text:p>
          </table:table-cell>
          <table:table-cell table:formula="of:=INDEX([Sheet2.$C$2:.$V$143];[.A2764];[.B2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5]" office:value-type="float" office:value="4">
            <text:p>4</text:p>
          </table:table-cell>
          <table:table-cell table:formula="of:=INDEX([Sheet2.$C$2:.$V$143];[.A2765];[.B27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6]" office:value-type="float" office:value="5">
            <text:p>5</text:p>
          </table:table-cell>
          <table:table-cell table:formula="of:=INDEX([Sheet2.$C$2:.$V$143];[.A2766];[.B27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7]" office:value-type="float" office:value="6">
            <text:p>6</text:p>
          </table:table-cell>
          <table:table-cell table:formula="of:=INDEX([Sheet2.$C$2:.$V$143];[.A2767];[.B2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8]" office:value-type="float" office:value="7">
            <text:p>7</text:p>
          </table:table-cell>
          <table:table-cell table:formula="of:=INDEX([Sheet2.$C$2:.$V$143];[.A2768];[.B2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9]" office:value-type="float" office:value="8">
            <text:p>8</text:p>
          </table:table-cell>
          <table:table-cell table:formula="of:=INDEX([Sheet2.$C$2:.$V$143];[.A2769];[.B2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0]" office:value-type="float" office:value="9">
            <text:p>9</text:p>
          </table:table-cell>
          <table:table-cell table:formula="of:=INDEX([Sheet2.$C$2:.$V$143];[.A2770];[.B2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1]" office:value-type="float" office:value="10">
            <text:p>10</text:p>
          </table:table-cell>
          <table:table-cell table:formula="of:=INDEX([Sheet2.$C$2:.$V$143];[.A2771];[.B27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2]" office:value-type="float" office:value="11">
            <text:p>11</text:p>
          </table:table-cell>
          <table:table-cell table:formula="of:=INDEX([Sheet2.$C$2:.$V$143];[.A2772];[.B2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3]" office:value-type="float" office:value="12">
            <text:p>12</text:p>
          </table:table-cell>
          <table:table-cell table:formula="of:=INDEX([Sheet2.$C$2:.$V$143];[.A2773];[.B27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4]" office:value-type="float" office:value="13">
            <text:p>13</text:p>
          </table:table-cell>
          <table:table-cell table:formula="of:=INDEX([Sheet2.$C$2:.$V$143];[.A2774];[.B27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5]" office:value-type="float" office:value="14">
            <text:p>14</text:p>
          </table:table-cell>
          <table:table-cell table:formula="of:=INDEX([Sheet2.$C$2:.$V$143];[.A2775];[.B2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6]" office:value-type="float" office:value="15">
            <text:p>15</text:p>
          </table:table-cell>
          <table:table-cell table:formula="of:=INDEX([Sheet2.$C$2:.$V$143];[.A2776];[.B2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7]" office:value-type="float" office:value="16">
            <text:p>16</text:p>
          </table:table-cell>
          <table:table-cell table:formula="of:=INDEX([Sheet2.$C$2:.$V$143];[.A2777];[.B2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8]" office:value-type="float" office:value="17">
            <text:p>17</text:p>
          </table:table-cell>
          <table:table-cell table:formula="of:=INDEX([Sheet2.$C$2:.$V$143];[.A2778];[.B27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9]" office:value-type="float" office:value="18">
            <text:p>18</text:p>
          </table:table-cell>
          <table:table-cell table:formula="of:=INDEX([Sheet2.$C$2:.$V$143];[.A2779];[.B27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60]" office:value-type="float" office:value="19">
            <text:p>19</text:p>
          </table:table-cell>
          <table:table-cell table:formula="of:=INDEX([Sheet2.$C$2:.$V$143];[.A2780];[.B27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61]" office:value-type="float" office:value="20">
            <text:p>20</text:p>
          </table:table-cell>
          <table:table-cell table:formula="of:=INDEX([Sheet2.$C$2:.$V$143];[.A2781];[.B27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2]" office:value-type="float" office:value="1">
            <text:p>1</text:p>
          </table:table-cell>
          <table:table-cell table:formula="of:=INDEX([Sheet2.$C$2:.$V$143];[.A2782];[.B27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3]" office:value-type="float" office:value="2">
            <text:p>2</text:p>
          </table:table-cell>
          <table:table-cell table:formula="of:=INDEX([Sheet2.$C$2:.$V$143];[.A2783];[.B27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4]" office:value-type="float" office:value="3">
            <text:p>3</text:p>
          </table:table-cell>
          <table:table-cell table:formula="of:=INDEX([Sheet2.$C$2:.$V$143];[.A2784];[.B27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5]" office:value-type="float" office:value="4">
            <text:p>4</text:p>
          </table:table-cell>
          <table:table-cell table:formula="of:=INDEX([Sheet2.$C$2:.$V$143];[.A2785];[.B27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6]" office:value-type="float" office:value="5">
            <text:p>5</text:p>
          </table:table-cell>
          <table:table-cell table:formula="of:=INDEX([Sheet2.$C$2:.$V$143];[.A2786];[.B27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7]" office:value-type="float" office:value="6">
            <text:p>6</text:p>
          </table:table-cell>
          <table:table-cell table:formula="of:=INDEX([Sheet2.$C$2:.$V$143];[.A2787];[.B27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8]" office:value-type="float" office:value="7">
            <text:p>7</text:p>
          </table:table-cell>
          <table:table-cell table:formula="of:=INDEX([Sheet2.$C$2:.$V$143];[.A2788];[.B2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9]" office:value-type="float" office:value="8">
            <text:p>8</text:p>
          </table:table-cell>
          <table:table-cell table:formula="of:=INDEX([Sheet2.$C$2:.$V$143];[.A2789];[.B2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0]" office:value-type="float" office:value="9">
            <text:p>9</text:p>
          </table:table-cell>
          <table:table-cell table:formula="of:=INDEX([Sheet2.$C$2:.$V$143];[.A2790];[.B2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1]" office:value-type="float" office:value="10">
            <text:p>10</text:p>
          </table:table-cell>
          <table:table-cell table:formula="of:=INDEX([Sheet2.$C$2:.$V$143];[.A2791];[.B279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2]" office:value-type="float" office:value="11">
            <text:p>11</text:p>
          </table:table-cell>
          <table:table-cell table:formula="of:=INDEX([Sheet2.$C$2:.$V$143];[.A2792];[.B2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3]" office:value-type="float" office:value="12">
            <text:p>12</text:p>
          </table:table-cell>
          <table:table-cell table:formula="of:=INDEX([Sheet2.$C$2:.$V$143];[.A2793];[.B279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4]" office:value-type="float" office:value="13">
            <text:p>13</text:p>
          </table:table-cell>
          <table:table-cell table:formula="of:=INDEX([Sheet2.$C$2:.$V$143];[.A2794];[.B27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5]" office:value-type="float" office:value="14">
            <text:p>14</text:p>
          </table:table-cell>
          <table:table-cell table:formula="of:=INDEX([Sheet2.$C$2:.$V$143];[.A2795];[.B2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6]" office:value-type="float" office:value="15">
            <text:p>15</text:p>
          </table:table-cell>
          <table:table-cell table:formula="of:=INDEX([Sheet2.$C$2:.$V$143];[.A2796];[.B2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7]" office:value-type="float" office:value="16">
            <text:p>16</text:p>
          </table:table-cell>
          <table:table-cell table:formula="of:=INDEX([Sheet2.$C$2:.$V$143];[.A2797];[.B2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8]" office:value-type="float" office:value="17">
            <text:p>17</text:p>
          </table:table-cell>
          <table:table-cell table:formula="of:=INDEX([Sheet2.$C$2:.$V$143];[.A2798];[.B279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9]" office:value-type="float" office:value="18">
            <text:p>18</text:p>
          </table:table-cell>
          <table:table-cell table:formula="of:=INDEX([Sheet2.$C$2:.$V$143];[.A2799];[.B279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80]" office:value-type="float" office:value="19">
            <text:p>19</text:p>
          </table:table-cell>
          <table:table-cell table:formula="of:=INDEX([Sheet2.$C$2:.$V$143];[.A2800];[.B280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81]" office:value-type="float" office:value="20">
            <text:p>20</text:p>
          </table:table-cell>
          <table:table-cell table:formula="of:=INDEX([Sheet2.$C$2:.$V$143];[.A2801];[.B280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2]" office:value-type="float" office:value="1">
            <text:p>1</text:p>
          </table:table-cell>
          <table:table-cell table:formula="of:=INDEX([Sheet2.$C$2:.$V$143];[.A2802];[.B28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3]" office:value-type="float" office:value="2">
            <text:p>2</text:p>
          </table:table-cell>
          <table:table-cell table:formula="of:=INDEX([Sheet2.$C$2:.$V$143];[.A2803];[.B28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4]" office:value-type="float" office:value="3">
            <text:p>3</text:p>
          </table:table-cell>
          <table:table-cell table:formula="of:=INDEX([Sheet2.$C$2:.$V$143];[.A2804];[.B28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5]" office:value-type="float" office:value="4">
            <text:p>4</text:p>
          </table:table-cell>
          <table:table-cell table:formula="of:=INDEX([Sheet2.$C$2:.$V$143];[.A2805];[.B28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6]" office:value-type="float" office:value="5">
            <text:p>5</text:p>
          </table:table-cell>
          <table:table-cell table:formula="of:=INDEX([Sheet2.$C$2:.$V$143];[.A2806];[.B2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7]" office:value-type="float" office:value="6">
            <text:p>6</text:p>
          </table:table-cell>
          <table:table-cell table:formula="of:=INDEX([Sheet2.$C$2:.$V$143];[.A2807];[.B2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8]" office:value-type="float" office:value="7">
            <text:p>7</text:p>
          </table:table-cell>
          <table:table-cell table:formula="of:=INDEX([Sheet2.$C$2:.$V$143];[.A2808];[.B280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9]" office:value-type="float" office:value="8">
            <text:p>8</text:p>
          </table:table-cell>
          <table:table-cell table:formula="of:=INDEX([Sheet2.$C$2:.$V$143];[.A2809];[.B2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0]" office:value-type="float" office:value="9">
            <text:p>9</text:p>
          </table:table-cell>
          <table:table-cell table:formula="of:=INDEX([Sheet2.$C$2:.$V$143];[.A2810];[.B2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1]" office:value-type="float" office:value="10">
            <text:p>10</text:p>
          </table:table-cell>
          <table:table-cell table:formula="of:=INDEX([Sheet2.$C$2:.$V$143];[.A2811];[.B28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2]" office:value-type="float" office:value="11">
            <text:p>11</text:p>
          </table:table-cell>
          <table:table-cell table:formula="of:=INDEX([Sheet2.$C$2:.$V$143];[.A2812];[.B2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3]" office:value-type="float" office:value="12">
            <text:p>12</text:p>
          </table:table-cell>
          <table:table-cell table:formula="of:=INDEX([Sheet2.$C$2:.$V$143];[.A2813];[.B28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4]" office:value-type="float" office:value="13">
            <text:p>13</text:p>
          </table:table-cell>
          <table:table-cell table:formula="of:=INDEX([Sheet2.$C$2:.$V$143];[.A2814];[.B28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5]" office:value-type="float" office:value="14">
            <text:p>14</text:p>
          </table:table-cell>
          <table:table-cell table:formula="of:=INDEX([Sheet2.$C$2:.$V$143];[.A2815];[.B2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6]" office:value-type="float" office:value="15">
            <text:p>15</text:p>
          </table:table-cell>
          <table:table-cell table:formula="of:=INDEX([Sheet2.$C$2:.$V$143];[.A2816];[.B2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7]" office:value-type="float" office:value="16">
            <text:p>16</text:p>
          </table:table-cell>
          <table:table-cell table:formula="of:=INDEX([Sheet2.$C$2:.$V$143];[.A2817];[.B2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8]" office:value-type="float" office:value="17">
            <text:p>17</text:p>
          </table:table-cell>
          <table:table-cell table:formula="of:=INDEX([Sheet2.$C$2:.$V$143];[.A2818];[.B28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9]" office:value-type="float" office:value="18">
            <text:p>18</text:p>
          </table:table-cell>
          <table:table-cell table:formula="of:=INDEX([Sheet2.$C$2:.$V$143];[.A2819];[.B28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800]" office:value-type="float" office:value="19">
            <text:p>19</text:p>
          </table:table-cell>
          <table:table-cell table:formula="of:=INDEX([Sheet2.$C$2:.$V$143];[.A2820];[.B28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801]" office:value-type="float" office:value="20">
            <text:p>20</text:p>
          </table:table-cell>
          <table:table-cell table:formula="of:=INDEX([Sheet2.$C$2:.$V$143];[.A2821];[.B28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2]" office:value-type="float" office:value="1">
            <text:p>1</text:p>
          </table:table-cell>
          <table:table-cell table:formula="of:=INDEX([Sheet2.$C$2:.$V$143];[.A2822];[.B28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3]" office:value-type="float" office:value="2">
            <text:p>2</text:p>
          </table:table-cell>
          <table:table-cell table:formula="of:=INDEX([Sheet2.$C$2:.$V$143];[.A2823];[.B28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4]" office:value-type="float" office:value="3">
            <text:p>3</text:p>
          </table:table-cell>
          <table:table-cell table:formula="of:=INDEX([Sheet2.$C$2:.$V$143];[.A2824];[.B2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5]" office:value-type="float" office:value="4">
            <text:p>4</text:p>
          </table:table-cell>
          <table:table-cell table:formula="of:=INDEX([Sheet2.$C$2:.$V$143];[.A2825];[.B2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6]" office:value-type="float" office:value="5">
            <text:p>5</text:p>
          </table:table-cell>
          <table:table-cell table:formula="of:=INDEX([Sheet2.$C$2:.$V$143];[.A2826];[.B2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7]" office:value-type="float" office:value="6">
            <text:p>6</text:p>
          </table:table-cell>
          <table:table-cell table:formula="of:=INDEX([Sheet2.$C$2:.$V$143];[.A2827];[.B2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8]" office:value-type="float" office:value="7">
            <text:p>7</text:p>
          </table:table-cell>
          <table:table-cell table:formula="of:=INDEX([Sheet2.$C$2:.$V$143];[.A2828];[.B2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9]" office:value-type="float" office:value="8">
            <text:p>8</text:p>
          </table:table-cell>
          <table:table-cell table:formula="of:=INDEX([Sheet2.$C$2:.$V$143];[.A2829];[.B2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0]" office:value-type="float" office:value="9">
            <text:p>9</text:p>
          </table:table-cell>
          <table:table-cell table:formula="of:=INDEX([Sheet2.$C$2:.$V$143];[.A2830];[.B2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1]" office:value-type="float" office:value="10">
            <text:p>10</text:p>
          </table:table-cell>
          <table:table-cell table:formula="of:=INDEX([Sheet2.$C$2:.$V$143];[.A2831];[.B28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2]" office:value-type="float" office:value="11">
            <text:p>11</text:p>
          </table:table-cell>
          <table:table-cell table:formula="of:=INDEX([Sheet2.$C$2:.$V$143];[.A2832];[.B2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3]" office:value-type="float" office:value="12">
            <text:p>12</text:p>
          </table:table-cell>
          <table:table-cell table:formula="of:=INDEX([Sheet2.$C$2:.$V$143];[.A2833];[.B28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4]" office:value-type="float" office:value="13">
            <text:p>13</text:p>
          </table:table-cell>
          <table:table-cell table:formula="of:=INDEX([Sheet2.$C$2:.$V$143];[.A2834];[.B28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5]" office:value-type="float" office:value="14">
            <text:p>14</text:p>
          </table:table-cell>
          <table:table-cell table:formula="of:=INDEX([Sheet2.$C$2:.$V$143];[.A2835];[.B2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6]" office:value-type="float" office:value="15">
            <text:p>15</text:p>
          </table:table-cell>
          <table:table-cell table:formula="of:=INDEX([Sheet2.$C$2:.$V$143];[.A2836];[.B2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7]" office:value-type="float" office:value="16">
            <text:p>16</text:p>
          </table:table-cell>
          <table:table-cell table:formula="of:=INDEX([Sheet2.$C$2:.$V$143];[.A2837];[.B2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8]" office:value-type="float" office:value="17">
            <text:p>17</text:p>
          </table:table-cell>
          <table:table-cell table:formula="of:=INDEX([Sheet2.$C$2:.$V$143];[.A2838];[.B28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9]" office:value-type="float" office:value="18">
            <text:p>18</text:p>
          </table:table-cell>
          <table:table-cell table:formula="of:=INDEX([Sheet2.$C$2:.$V$143];[.A2839];[.B28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20]" office:value-type="float" office:value="19">
            <text:p>19</text:p>
          </table:table-cell>
          <table:table-cell table:formula="of:=INDEX([Sheet2.$C$2:.$V$143];[.A2840];[.B28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21]" office:value-type="float" office:value="20">
            <text:p>20</text:p>
          </table:table-cell>
          <table:table-cell table:formula="of:=INDEX([Sheet2.$C$2:.$V$143];[.A2841];[.B2841])" office:value-type="float" office:value="0">
            <text:p>0</text:p>
          </table:table-cell>
          <table:table-cell table:number-columns-repeated="2"/>
        </table:table-row>
      </table:table>
      <table:table table:name="Offering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table:formula="of:=[Sheet2.B2]" office:value-type="string" office:string-value="10' Explosive Band">
            <text:p>10' Explosive Band</text:p>
          </table:table-cell>
        </table:table-row>
        <table:table-row table:style-name="ro1">
          <table:table-cell table:formula="of:=[Sheet2.B3]" office:value-type="string" office:string-value="2 Heavy Resistance Bands">
            <text:p>2 Heavy Resistance Bands</text:p>
          </table:table-cell>
        </table:table-row>
        <table:table-row table:style-name="ro1">
          <table:table-cell table:formula="of:=[Sheet2.B4]" office:value-type="string" office:string-value="2 Light Resistance Bands">
            <text:p>2 Light Resistance Bands</text:p>
          </table:table-cell>
        </table:table-row>
        <table:table-row table:style-name="ro1">
          <table:table-cell table:formula="of:=[Sheet2.B5]" office:value-type="string" office:string-value="2 Medium Resistance Bands">
            <text:p>2 Medium Resistance Bands</text:p>
          </table:table-cell>
        </table:table-row>
        <table:table-row table:style-name="ro1">
          <table:table-cell table:formula="of:=[Sheet2.B6]" office:value-type="string" office:string-value="2 Power Resistance bands">
            <text:p>2 Power Resistance bands</text:p>
          </table:table-cell>
        </table:table-row>
        <table:table-row table:style-name="ro1">
          <table:table-cell table:formula="of:=[Sheet2.B7]" office:value-type="string" office:string-value="2 Robust Resistance Bands">
            <text:p>2 Robust Resistance Bands</text:p>
          </table:table-cell>
        </table:table-row>
        <table:table-row table:style-name="ro1">
          <table:table-cell table:formula="of:=[Sheet2.B8]" office:value-type="string" office:string-value="2 Strong Resistance Bands">
            <text:p>2 Strong Resistance Bands</text:p>
          </table:table-cell>
        </table:table-row>
        <table:table-row table:style-name="ro1">
          <table:table-cell table:formula="of:=[Sheet2.B9]" office:value-type="string" office:string-value="4 Monster Band&quot;">
            <text:p>4 Monster Band"</text:p>
          </table:table-cell>
        </table:table-row>
        <table:table-row table:style-name="ro1">
          <table:table-cell table:formula="of:=[Sheet2.B10]" office:value-type="string" office:string-value="6' Agility Band">
            <text:p>6' Agility Band</text:p>
          </table:table-cell>
        </table:table-row>
        <table:table-row table:style-name="ro1">
          <table:table-cell table:formula="of:=[Sheet2.B11]" office:value-type="string" office:string-value="Bamboo Barbell">
            <text:p>Bamboo Barbell</text:p>
          </table:table-cell>
        </table:table-row>
        <table:table-row table:style-name="ro1">
          <table:table-cell table:formula="of:=[Sheet2.B12]" office:value-type="string" office:string-value="Basic Package">
            <text:p>Basic Package</text:p>
          </table:table-cell>
        </table:table-row>
        <table:table-row table:style-name="ro1">
          <table:table-cell table:formula="of:=[Sheet2.B13]" office:value-type="string" office:string-value="Carabiner">
            <text:p>Carabiner</text:p>
          </table:table-cell>
        </table:table-row>
        <table:table-row table:style-name="ro1">
          <table:table-cell table:formula="of:=[Sheet2.B14]" office:value-type="string" office:string-value="Carabiners">
            <text:p>Carabiners</text:p>
          </table:table-cell>
        </table:table-row>
        <table:table-row table:style-name="ro1">
          <table:table-cell table:formula="of:=[Sheet2.B15]" office:value-type="string" office:string-value="Complete Resistance Band Set">
            <text:p>Complete Resistance Band Set</text:p>
          </table:table-cell>
        </table:table-row>
        <table:table-row table:style-name="ro1">
          <table:table-cell table:formula="of:=[Sheet2.B16]" office:value-type="string" office:string-value="Complete Set of Bands">
            <text:p>Complete Set of Bands</text:p>
          </table:table-cell>
        </table:table-row>
        <table:table-row table:style-name="ro1">
          <table:table-cell table:formula="of:=[Sheet2.B17]" office:value-type="string" office:string-value="Deluxe Package">
            <text:p>Deluxe Package</text:p>
          </table:table-cell>
        </table:table-row>
        <table:table-row table:style-name="ro1">
          <table:table-cell table:formula="of:=[Sheet2.B18]" office:value-type="string" office:string-value="Door Strap">
            <text:p>Door Strap</text:p>
          </table:table-cell>
        </table:table-row>
        <table:table-row table:style-name="ro1">
          <table:table-cell table:formula="of:=[Sheet2.B19]" office:value-type="string" office:string-value="Exercise Manual">
            <text:p>Exercise Manual</text:p>
          </table:table-cell>
        </table:table-row>
        <table:table-row table:style-name="ro1">
          <table:table-cell table:formula="of:=[Sheet2.B20]" office:value-type="string" office:string-value="Hand Strap">
            <text:p>Hand Strap</text:p>
          </table:table-cell>
        </table:table-row>
        <table:table-row table:style-name="ro1">
          <table:table-cell table:formula="of:=[Sheet2.B21]" office:value-type="string" office:string-value="Hand Straps">
            <text:p>Hand Straps</text:p>
          </table:table-cell>
        </table:table-row>
        <table:table-row table:style-name="ro1">
          <table:table-cell table:formula="of:=[Sheet2.B22]" office:value-type="string" office:string-value="Heavy Resistance Band">
            <text:p>Heavy Resistance Band</text:p>
          </table:table-cell>
        </table:table-row>
        <table:table-row table:style-name="ro1">
          <table:table-cell table:formula="of:=[Sheet2.B23]" office:value-type="string" office:string-value="Heavy/Power Resistance Combo">
            <text:p>Heavy/Power Resistance Combo</text:p>
          </table:table-cell>
        </table:table-row>
        <table:table-row table:style-name="ro1">
          <table:table-cell table:formula="of:=[Sheet2.B24]" office:value-type="string" office:string-value="Heavy/Robust Resistance Combo">
            <text:p>Heavy/Robust Resistance Combo</text:p>
          </table:table-cell>
        </table:table-row>
        <table:table-row table:style-name="ro1">
          <table:table-cell table:formula="of:=[Sheet2.B25]" office:value-type="string" office:string-value="Light - Medium - Heavy Resistance Combo">
            <text:p>Light - Medium - Heavy Resistance Combo</text:p>
          </table:table-cell>
        </table:table-row>
        <table:table-row table:style-name="ro1">
          <table:table-cell table:formula="of:=[Sheet2.B26]" office:value-type="string" office:string-value="Light Exercise Band">
            <text:p>Light Exercise Band</text:p>
          </table:table-cell>
        </table:table-row>
        <table:table-row table:style-name="ro1">
          <table:table-cell table:formula="of:=[Sheet2.B27]" office:value-type="string" office:string-value="Medium Resistance Band">
            <text:p>Medium Resistance Band</text:p>
          </table:table-cell>
        </table:table-row>
        <table:table-row table:style-name="ro1">
          <table:table-cell table:formula="of:=[Sheet2.B28]" office:value-type="string" office:string-value="Medium/Heavy Resistance Combo">
            <text:p>Medium/Heavy Resistance Combo</text:p>
          </table:table-cell>
        </table:table-row>
        <table:table-row table:style-name="ro1">
          <table:table-cell table:formula="of:=[Sheet2.B29]" office:value-type="string" office:string-value="Mobile Gym Resistance Exercise Band Package - Robust">
            <text:p>Mobile Gym Resistance Exercise Band Package - Robust</text:p>
          </table:table-cell>
        </table:table-row>
        <table:table-row table:style-name="ro1">
          <table:table-cell table:formula="of:=[Sheet2.B30]" office:value-type="string" office:string-value="Padded Ankle Grip">
            <text:p>Padded Ankle Grip</text:p>
          </table:table-cell>
        </table:table-row>
        <table:table-row table:style-name="ro1">
          <table:table-cell table:formula="of:=[Sheet2.B31]" office:value-type="string" office:string-value="Padded Ankle Grips">
            <text:p>Padded Ankle Grips</text:p>
          </table:table-cell>
        </table:table-row>
        <table:table-row table:style-name="ro1">
          <table:table-cell table:formula="of:=[Sheet2.B32]" office:value-type="string" office:string-value="Power Resistance Band">
            <text:p>Power Resistance Band</text:p>
          </table:table-cell>
        </table:table-row>
        <table:table-row table:style-name="ro1">
          <table:table-cell table:formula="of:=[Sheet2.B33]" office:value-type="string" office:string-value="Resistance Tutorial DVD">
            <text:p>Resistance Tutorial DVD</text:p>
          </table:table-cell>
        </table:table-row>
        <table:table-row table:style-name="ro1">
          <table:table-cell table:formula="of:=[Sheet2.B34]" office:value-type="string" office:string-value="Robust Package">
            <text:p>Robust Package</text:p>
          </table:table-cell>
        </table:table-row>
        <table:table-row table:style-name="ro1">
          <table:table-cell table:formula="of:=[Sheet2.B35]" office:value-type="string" office:string-value="Robust Resistance Band">
            <text:p>Robust Resistance Band</text:p>
          </table:table-cell>
        </table:table-row>
        <table:table-row table:style-name="ro1">
          <table:table-cell table:formula="of:=[Sheet2.B36]" office:value-type="string" office:string-value="Robust/Power Resistance Combo">
            <text:p>Robust/Power Resistance Combo</text:p>
          </table:table-cell>
        </table:table-row>
        <table:table-row table:style-name="ro1">
          <table:table-cell table:formula="of:=[Sheet2.B37]" office:value-type="string" office:string-value="Rubberbanditz Adjustable Hand Strap">
            <text:p>Rubberbanditz Adjustable Hand Strap</text:p>
          </table:table-cell>
        </table:table-row>
        <table:table-row table:style-name="ro1">
          <table:table-cell table:formula="of:=[Sheet2.B38]" office:value-type="string" office:string-value="Rubberbanditz Bamboo Barbell 46 inch Bar">
            <text:p>Rubberbanditz Bamboo Barbell 46 inch Bar</text:p>
          </table:table-cell>
        </table:table-row>
        <table:table-row table:style-name="ro1">
          <table:table-cell table:formula="of:=[Sheet2.B39]" office:value-type="string" office:string-value="Rubberbanditz Door Anchor Strap">
            <text:p>Rubberbanditz Door Anchor Strap</text:p>
          </table:table-cell>
        </table:table-row>
        <table:table-row table:style-name="ro1">
          <table:table-cell table:formula="of:=[Sheet2.B40]" office:value-type="string" office:string-value="Rubberbanditz Mobile Travel Gym Resistance Exercise Band Package Kit - Basic">
            <text:p>Rubberbanditz Mobile Travel Gym Resistance Exercise Band Package Kit - Basic</text:p>
          </table:table-cell>
        </table:table-row>
        <table:table-row table:style-name="ro1">
          <table:table-cell table:formula="of:=[Sheet2.B41]" office:value-type="string" office:string-value="Rubberbanditz Mobile Travel Gym Resistance Exercise Band Package Kit - Deluxe">
            <text:p>Rubberbanditz Mobile Travel Gym Resistance Exercise Band Package Kit - Deluxe</text:p>
          </table:table-cell>
        </table:table-row>
        <table:table-row table:style-name="ro1">
          <table:table-cell table:formula="of:=[Sheet2.B42]" office:value-type="string" office:string-value="Rubberbanditz Mobile Travel Gym Resistance Exercise Band Package Kit - Robust">
            <text:p>Rubberbanditz Mobile Travel Gym Resistance Exercise Band Package Kit - Robust</text:p>
          </table:table-cell>
        </table:table-row>
        <table:table-row table:style-name="ro1">
          <table:table-cell table:formula="of:=[Sheet2.B43]" office:value-type="string" office:string-value="Rubberbanditz Mobile Travel Gym Resistance Exercise Band Package Kit - Standard">
            <text:p>Rubberbanditz Mobile Travel Gym Resistance Exercise Band Package Kit - Standard</text:p>
          </table:table-cell>
        </table:table-row>
        <table:table-row table:style-name="ro1">
          <table:table-cell table:formula="of:=[Sheet2.B44]" office:value-type="string" office:string-value="Rubberbanditz Padded Ankle Grip and Carabiner">
            <text:p>Rubberbanditz Padded Ankle Grip and Carabiner</text:p>
          </table:table-cell>
        </table:table-row>
        <table:table-row table:style-name="ro1">
          <table:table-cell table:formula="of:=[Sheet2.B45]" office:value-type="string" office:string-value="Rubberbanditz Padded Ankle Grips and Carabiner">
            <text:p>Rubberbanditz Padded Ankle Grips and Carabiner</text:p>
          </table:table-cell>
        </table:table-row>
        <table:table-row table:style-name="ro1">
          <table:table-cell table:formula="of:=[Sheet2.B46]" office:value-type="string" office:string-value="Rubberbanditz Padded Ankle Grips and Carabiners">
            <text:p>Rubberbanditz Padded Ankle Grips and Carabiners</text:p>
          </table:table-cell>
        </table:table-row>
        <table:table-row table:style-name="ro1">
          <table:table-cell table:formula="of:=[Sheet2.B47]" office:value-type="string" office:string-value="Rubberbanditz Powerlifting Band - Heavy - 30 - 50 lbs. (14 - 23 kg) Resistance">
            <text:p>Rubberbanditz Powerlifting Band - Heavy - 30 - 50 lbs. (14 - 23 kg) Resistance</text:p>
          </table:table-cell>
        </table:table-row>
        <table:table-row table:style-name="ro1">
          <table:table-cell table:formula="of:=[Sheet2.B48]" office:value-type="string" office:string-value="Rubberbanditz Powerlifting Band - Heavy (30 - 50 Lbs Resistance)">
            <text:p>Rubberbanditz Powerlifting Band - Heavy (30 - 50 Lbs Resistance)</text:p>
          </table:table-cell>
        </table:table-row>
        <table:table-row table:style-name="ro1">
          <table:table-cell table:formula="of:=[Sheet2.B49]" office:value-type="string" office:string-value="Rubberbanditz Powerlifting Band - Medium - 20 - 35 lbs. (9 - 16 kg) Resistance">
            <text:p>Rubberbanditz Powerlifting Band - Medium - 20 - 35 lbs. (9 - 16 kg) Resistance</text:p>
          </table:table-cell>
        </table:table-row>
        <table:table-row table:style-name="ro1">
          <table:table-cell table:formula="of:=[Sheet2.B50]" office:value-type="string" office:string-value="Rubberbanditz Powerlifting Band - Medium (20 - 35 Lbs Resistance)">
            <text:p>Rubberbanditz Powerlifting Band - Medium (20 - 35 Lbs Resistance)</text:p>
          </table:table-cell>
        </table:table-row>
        <table:table-row table:style-name="ro1">
          <table:table-cell table:formula="of:=[Sheet2.B51]" office:value-type="string" office:string-value="Rubberbanditz Powerlifting Band - Monster (80- 200 Lbs Resistance)">
            <text:p>Rubberbanditz Powerlifting Band - Monster (80- 200 Lbs Resistance)</text:p>
          </table:table-cell>
        </table:table-row>
        <table:table-row table:style-name="ro1">
          <table:table-cell table:formula="of:=[Sheet2.B52]" office:value-type="string" office:string-value="Rubberbanditz Powerlifting Band - Power - 50 - 120 lbs. (23 - 54 kg) Resistance">
            <text:p>Rubberbanditz Powerlifting Band - Power - 50 - 120 lbs. (23 - 54 kg) Resistance</text:p>
          </table:table-cell>
        </table:table-row>
        <table:table-row table:style-name="ro1">
          <table:table-cell table:formula="of:=[Sheet2.B53]" office:value-type="string" office:string-value="Rubberbanditz Powerlifting Band - Power (50 - 120 Lbs Resistance)">
            <text:p>Rubberbanditz Powerlifting Band - Power (50 - 120 Lbs Resistance)</text:p>
          </table:table-cell>
        </table:table-row>
        <table:table-row table:style-name="ro1">
          <table:table-cell table:formula="of:=[Sheet2.B54]" office:value-type="string" office:string-value="Rubberbanditz Powerlifting Band - Robust (40 - 80 Lbs Resistance)">
            <text:p>Rubberbanditz Powerlifting Band - Robust (40 - 80 Lbs Resistance)</text:p>
          </table:table-cell>
        </table:table-row>
        <table:table-row table:style-name="ro1">
          <table:table-cell table:formula="of:=[Sheet2.B55]" office:value-type="string" office:string-value="Rubberbanditz Powerlifting Band - Strong - 60 - 150 lbs. (27 - 68 kg) Resistance">
            <text:p>Rubberbanditz Powerlifting Band - Strong - 60 - 150 lbs. (27 - 68 kg) Resistance</text:p>
          </table:table-cell>
        </table:table-row>
        <table:table-row table:style-name="ro1">
          <table:table-cell table:formula="of:=[Sheet2.B56]" office:value-type="string" office:string-value="Rubberbanditz Powerlifting Band - Strong (60 - 150 Lbs Resistance)">
            <text:p>Rubberbanditz Powerlifting Band - Strong (60 - 150 Lbs Resistance)</text:p>
          </table:table-cell>
        </table:table-row>
        <table:table-row table:style-name="ro1">
          <table:table-cell table:formula="of:=[Sheet2.B57]" office:value-type="string" office:string-value="Rubberbanditz Powerlifting Band Complete Set - Light, Medium, Heavy, Robust, Power, Strong Bands (#1 - #6)">
            <text:p>Rubberbanditz Powerlifting Band Complete Set - Light, Medium, Heavy, Robust, Power, Strong Bands (#1 - #6)</text:p>
          </table:table-cell>
        </table:table-row>
        <table:table-row table:style-name="ro1">
          <table:table-cell table:formula="of:=[Sheet2.B58]" office:value-type="string" office:string-value="Rubberbanditz Powerlifting Band Pairs - Heavy (30 - 50 Lbs Resistance)">
            <text:p>Rubberbanditz Powerlifting Band Pairs - Heavy (30 - 50 Lbs Resistance)</text:p>
          </table:table-cell>
        </table:table-row>
        <table:table-row table:style-name="ro1">
          <table:table-cell table:formula="of:=[Sheet2.B59]" office:value-type="string" office:string-value="Rubberbanditz Powerlifting Band Pairs - Medium - 20 - 35 lbs. (9 - 16 kg) Resistance">
            <text:p>Rubberbanditz Powerlifting Band Pairs - Medium - 20 - 35 lbs. (9 - 16 kg) Resistance</text:p>
          </table:table-cell>
        </table:table-row>
        <table:table-row table:style-name="ro1">
          <table:table-cell table:formula="of:=[Sheet2.B60]" office:value-type="string" office:string-value="Rubberbanditz Powerlifting Band Pairs - Medium (20 - 35 Lbs Resistance)">
            <text:p>Rubberbanditz Powerlifting Band Pairs - Medium (20 - 35 Lbs Resistance)</text:p>
          </table:table-cell>
        </table:table-row>
        <table:table-row table:style-name="ro1">
          <table:table-cell table:formula="of:=[Sheet2.B61]" office:value-type="string" office:string-value="Rubberbanditz Powerlifting Band Pairs - Robust (40 - 80 Lbs Resistance)">
            <text:p>Rubberbanditz Powerlifting Band Pairs - Robust (40 - 80 Lbs Resistance)</text:p>
          </table:table-cell>
        </table:table-row>
        <table:table-row table:style-name="ro1">
          <table:table-cell table:formula="of:=[Sheet2.B62]" office:value-type="string" office:string-value="Rubberbanditz Powerlifting Band Pairs - Strong (60 - 150 Lbs Resistance)">
            <text:p>Rubberbanditz Powerlifting Band Pairs - Strong (60 - 150 Lbs Resistance)</text:p>
          </table:table-cell>
        </table:table-row>
        <table:table-row table:style-name="ro1">
          <table:table-cell table:formula="of:=[Sheet2.B63]" office:value-type="string" office:string-value="Rubberbanditz Powerlifting Band Set - Heavy, Robust, Power Bands (#3 - #5)">
            <text:p>Rubberbanditz Powerlifting Band Set - Heavy, Robust, Power Bands (#3 - #5)</text:p>
          </table:table-cell>
        </table:table-row>
        <table:table-row table:style-name="ro1">
          <table:table-cell table:formula="of:=[Sheet2.B64]" office:value-type="string" office:string-value="Rubberbanditz Powerlifting Band Set - Light, Medium, Heavy Bands (#1 - #3)">
            <text:p>Rubberbanditz Powerlifting Band Set - Light, Medium, Heavy Bands (#1 - #3)</text:p>
          </table:table-cell>
        </table:table-row>
        <table:table-row table:style-name="ro1">
          <table:table-cell table:formula="of:=[Sheet2.B65]" office:value-type="string" office:string-value="Rubberbanditz Powerlifting Band Set - Robust, Power, Strong Bands (#4 - #6)">
            <text:p>Rubberbanditz Powerlifting Band Set - Robust, Power, Strong Bands (#4 - #6)</text:p>
          </table:table-cell>
        </table:table-row>
        <table:table-row table:style-name="ro1">
          <table:table-cell table:formula="of:=[Sheet2.B66]" office:value-type="string" office:string-value="Rubberbanditz Pull Up / Crossfit Band - Heavy - 30 - 50 lbs. (14 - 23 kg) Resistance">
            <text:p>Rubberbanditz Pull Up / Crossfit Band - Heavy - 30 - 50 lbs. (14 - 23 kg) Resistance</text:p>
          </table:table-cell>
        </table:table-row>
        <table:table-row table:style-name="ro1">
          <table:table-cell table:formula="of:=[Sheet2.B67]" office:value-type="string" office:string-value="Rubberbanditz Pull Up / Crossfit Band - Heavy (30 - 50 Lbs Resistance)">
            <text:p>Rubberbanditz Pull Up / Crossfit Band - Heavy (30 - 50 Lbs Resistance)</text:p>
          </table:table-cell>
        </table:table-row>
        <table:table-row table:style-name="ro1">
          <table:table-cell table:formula="of:=[Sheet2.B68]" office:value-type="string" office:string-value="Rubberbanditz Pull Up / Crossfit Band - Medium - 20 - 35 lbs. (9 - 16 kg) Resistance">
            <text:p>Rubberbanditz Pull Up / Crossfit Band - Medium - 20 - 35 lbs. (9 - 16 kg) Resistance</text:p>
          </table:table-cell>
        </table:table-row>
        <table:table-row table:style-name="ro1">
          <table:table-cell table:formula="of:=[Sheet2.B69]" office:value-type="string" office:string-value="Rubberbanditz Pull Up / Crossfit Band - Medium (20 - 35 Lbs Resistance)">
            <text:p>Rubberbanditz Pull Up / Crossfit Band - Medium (20 - 35 Lbs Resistance)</text:p>
          </table:table-cell>
        </table:table-row>
        <table:table-row table:style-name="ro1">
          <table:table-cell table:formula="of:=[Sheet2.B70]" office:value-type="string" office:string-value="Rubberbanditz Pull Up / Crossfit Band - Monster (80 - 200 Lbs Resistance)">
            <text:p>Rubberbanditz Pull Up / Crossfit Band - Monster (80 - 200 Lbs Resistance)</text:p>
          </table:table-cell>
        </table:table-row>
        <table:table-row table:style-name="ro1">
          <table:table-cell table:formula="of:=[Sheet2.B71]" office:value-type="string" office:string-value="Rubberbanditz Pull Up / Crossfit Band - Power - 50 - 120 lbs. (23 - 54 kg) Resistance">
            <text:p>Rubberbanditz Pull Up / Crossfit Band - Power - 50 - 120 lbs. (23 - 54 kg) Resistance</text:p>
          </table:table-cell>
        </table:table-row>
        <table:table-row table:style-name="ro1">
          <table:table-cell table:formula="of:=[Sheet2.B72]" office:value-type="string" office:string-value="Rubberbanditz Pull Up / Crossfit Band - Power (50 - 120 Lbs Resistance)">
            <text:p>Rubberbanditz Pull Up / Crossfit Band - Power (50 - 120 Lbs Resistance)</text:p>
          </table:table-cell>
        </table:table-row>
        <table:table-row table:style-name="ro1">
          <table:table-cell table:formula="of:=[Sheet2.B73]" office:value-type="string" office:string-value="Rubberbanditz Pull Up / Crossfit Band - Robust - 40 - 80 lbs. (18 - 36 kg) Resistance">
            <text:p>Rubberbanditz Pull Up / Crossfit Band - Robust - 40 - 80 lbs. (18 - 36 kg) Resistance</text:p>
          </table:table-cell>
        </table:table-row>
        <table:table-row table:style-name="ro1">
          <table:table-cell table:formula="of:=[Sheet2.B74]" office:value-type="string" office:string-value="Rubberbanditz Pull Up / Crossfit Band - Robust (40 - 80 Lbs Resistance)">
            <text:p>Rubberbanditz Pull Up / Crossfit Band - Robust (40 - 80 Lbs Resistance)</text:p>
          </table:table-cell>
        </table:table-row>
        <table:table-row table:style-name="ro1">
          <table:table-cell table:formula="of:=[Sheet2.B75]" office:value-type="string" office:string-value="Rubberbanditz Pull Up / Crossfit Band - Strong - 60 - 150 lbs. (27 - 68 kg) Resistance">
            <text:p>Rubberbanditz Pull Up / Crossfit Band - Strong - 60 - 150 lbs. (27 - 68 kg) Resistance</text:p>
          </table:table-cell>
        </table:table-row>
        <table:table-row table:style-name="ro1">
          <table:table-cell table:formula="of:=[Sheet2.B76]" office:value-type="string" office:string-value="Rubberbanditz Pull Up / Crossfit Band - Strong (60 - 150 Lbs Resistance)">
            <text:p>Rubberbanditz Pull Up / Crossfit Band - Strong (60 - 150 Lbs Resistance)</text:p>
          </table:table-cell>
        </table:table-row>
        <table:table-row table:style-name="ro1">
          <table:table-cell table:formula="of:=[Sheet2.B77]" office:value-type="string" office:string-value="Rubberbanditz Pull Up / Crossfit Band Complete Set - Light, Medium, Heavy, Robust, Power, Strong Bands (#1 - #6)">
            <text:p>Rubberbanditz Pull Up / Crossfit Band Complete Set - Light, Medium, Heavy, Robust, Power, Strong Bands (#1 - #6)</text:p>
          </table:table-cell>
        </table:table-row>
        <table:table-row table:style-name="ro1">
          <table:table-cell table:formula="of:=[Sheet2.B78]" office:value-type="string" office:string-value="Rubberbanditz Pull Up / Crossfit Band Pairs - Heavy (30 - 50 Lbs Resistance)">
            <text:p>Rubberbanditz Pull Up / Crossfit Band Pairs - Heavy (30 - 50 Lbs Resistance)</text:p>
          </table:table-cell>
        </table:table-row>
        <table:table-row table:style-name="ro1">
          <table:table-cell table:formula="of:=[Sheet2.B79]" office:value-type="string" office:string-value="Rubberbanditz Pull Up / Crossfit Band Pairs - Medium (20 - 35 Lbs Resistance)">
            <text:p>Rubberbanditz Pull Up / Crossfit Band Pairs - Medium (20 - 35 Lbs Resistance)</text:p>
          </table:table-cell>
        </table:table-row>
        <table:table-row table:style-name="ro1">
          <table:table-cell table:formula="of:=[Sheet2.B80]" office:value-type="string" office:string-value="Rubberbanditz Pull Up / Crossfit Band Pairs - Power (50 - 120 Lbs Resistance)">
            <text:p>Rubberbanditz Pull Up / Crossfit Band Pairs - Power (50 - 120 Lbs Resistance)</text:p>
          </table:table-cell>
        </table:table-row>
        <table:table-row table:style-name="ro1">
          <table:table-cell table:formula="of:=[Sheet2.B81]" office:value-type="string" office:string-value="Rubberbanditz Pull Up / Crossfit Band Pairs - Strong (60 - 150 Lbs Resistance)">
            <text:p>Rubberbanditz Pull Up / Crossfit Band Pairs - Strong (60 - 150 Lbs Resistance)</text:p>
          </table:table-cell>
        </table:table-row>
        <table:table-row table:style-name="ro1">
          <table:table-cell table:formula="of:=[Sheet2.B82]" office:value-type="string" office:string-value="Rubberbanditz Pull Up / Crossfit Band Set - Heavy, Power Bands (#3 &amp; #5)">
            <text:p>Rubberbanditz Pull Up / Crossfit Band Set - Heavy, Power Bands (#3 &amp; #5)</text:p>
          </table:table-cell>
        </table:table-row>
        <table:table-row table:style-name="ro1">
          <table:table-cell table:formula="of:=[Sheet2.B83]" office:value-type="string" office:string-value="Rubberbanditz Pull Up / Crossfit Band Set - Heavy, Robust Bands (#3 &amp; #4)">
            <text:p>Rubberbanditz Pull Up / Crossfit Band Set - Heavy, Robust Bands (#3 &amp; #4)</text:p>
          </table:table-cell>
        </table:table-row>
        <table:table-row table:style-name="ro1">
          <table:table-cell table:formula="of:=[Sheet2.B84]" office:value-type="string" office:string-value="Rubberbanditz Pull Up / Crossfit Band Set - Heavy, Robust, Power Bands (#3 - #5)">
            <text:p>Rubberbanditz Pull Up / Crossfit Band Set - Heavy, Robust, Power Bands (#3 - #5)</text:p>
          </table:table-cell>
        </table:table-row>
        <table:table-row table:style-name="ro1">
          <table:table-cell table:formula="of:=[Sheet2.B85]" office:value-type="string" office:string-value="Rubberbanditz Pull Up / Crossfit Band Set - Light, Medium, Heavy Bands (#1 - #3)">
            <text:p>Rubberbanditz Pull Up / Crossfit Band Set - Light, Medium, Heavy Bands (#1 - #3)</text:p>
          </table:table-cell>
        </table:table-row>
        <table:table-row table:style-name="ro1">
          <table:table-cell table:formula="of:=[Sheet2.B86]" office:value-type="string" office:string-value="Rubberbanditz Pull Up / Crossfit Band Set - Medium, Heavy Bands (#2 &amp; #3)">
            <text:p>Rubberbanditz Pull Up / Crossfit Band Set - Medium, Heavy Bands (#2 &amp; #3)</text:p>
          </table:table-cell>
        </table:table-row>
        <table:table-row table:style-name="ro1">
          <table:table-cell table:formula="of:=[Sheet2.B87]" office:value-type="string" office:string-value="Rubberbanditz Pull Up / Crossfit Band Set - Medium, Heavy, Power Bands (#2, #3, #5)">
            <text:p>Rubberbanditz Pull Up / Crossfit Band Set - Medium, Heavy, Power Bands (#2, #3, #5)</text:p>
          </table:table-cell>
        </table:table-row>
        <table:table-row table:style-name="ro1">
          <table:table-cell table:formula="of:=[Sheet2.B88]" office:value-type="string" office:string-value="Rubberbanditz Pull Up / Crossfit Band Set - Medium, Heavy, Robust Bands (#2, #3, #4)">
            <text:p>Rubberbanditz Pull Up / Crossfit Band Set - Medium, Heavy, Robust Bands (#2, #3, #4)</text:p>
          </table:table-cell>
        </table:table-row>
        <table:table-row table:style-name="ro1">
          <table:table-cell table:formula="of:=[Sheet2.B89]" office:value-type="string" office:string-value="Rubberbanditz Pull Up / Crossfit Band Set - Medium, Robust Bands (#2 &amp; #4)">
            <text:p>Rubberbanditz Pull Up / Crossfit Band Set - Medium, Robust Bands (#2 &amp; #4)</text:p>
          </table:table-cell>
        </table:table-row>
        <table:table-row table:style-name="ro1">
          <table:table-cell table:formula="of:=[Sheet2.B90]" office:value-type="string" office:string-value="Rubberbanditz Pull Up / Crossfit Band Set - Robust, Power Bands (#4 &amp; #5)">
            <text:p>Rubberbanditz Pull Up / Crossfit Band Set - Robust, Power Bands (#4 &amp; #5)</text:p>
          </table:table-cell>
        </table:table-row>
        <table:table-row table:style-name="ro1">
          <table:table-cell table:formula="of:=[Sheet2.B91]" office:value-type="string" office:string-value="Rubberbanditz Pull Up / Crossfit Band Set - Robust, Power, Strong Bands (#4 - #6)">
            <text:p>Rubberbanditz Pull Up / Crossfit Band Set - Robust, Power, Strong Bands (#4 - #6)</text:p>
          </table:table-cell>
        </table:table-row>
        <table:table-row table:style-name="ro1">
          <table:table-cell table:formula="of:=[Sheet2.B92]" office:value-type="string" office:string-value="Rubberbanditz Pull Up Band - Heavy (30 - 50 Lbs Resistance)">
            <text:p>Rubberbanditz Pull Up Band - Heavy (30 - 50 Lbs Resistance)</text:p>
          </table:table-cell>
        </table:table-row>
        <table:table-row table:style-name="ro1">
          <table:table-cell table:formula="of:=[Sheet2.B93]" office:value-type="string" office:string-value="Rubberbanditz Pull Up Band - Medium (20 - 35 Lbs Resistance)">
            <text:p>Rubberbanditz Pull Up Band - Medium (20 - 35 Lbs Resistance)</text:p>
          </table:table-cell>
        </table:table-row>
        <table:table-row table:style-name="ro1">
          <table:table-cell table:formula="of:=[Sheet2.B94]" office:value-type="string" office:string-value="Rubberbanditz Pull Up Band - Power (50 - 120 Lbs Resistance)">
            <text:p>Rubberbanditz Pull Up Band - Power (50 - 120 Lbs Resistance)</text:p>
          </table:table-cell>
        </table:table-row>
        <table:table-row table:style-name="ro1">
          <table:table-cell table:formula="of:=[Sheet2.B95]" office:value-type="string" office:string-value="Rubberbanditz Pull Up Band - Robust (40 - 80 Lbs Resistance)">
            <text:p>Rubberbanditz Pull Up Band - Robust (40 - 80 Lbs Resistance)</text:p>
          </table:table-cell>
        </table:table-row>
        <table:table-row table:style-name="ro1">
          <table:table-cell table:formula="of:=[Sheet2.B96]" office:value-type="string" office:string-value="Rubberbanditz Pull Up Band - Strong (60 - 150 Lbs Resistance)">
            <text:p>Rubberbanditz Pull Up Band - Strong (60 - 150 Lbs Resistance)</text:p>
          </table:table-cell>
        </table:table-row>
        <table:table-row table:style-name="ro1">
          <table:table-cell table:formula="of:=[Sheet2.B97]" office:value-type="string" office:string-value="Rubberbanditz Pull Up Band with Free Workout DVD - Power (50 - 120 Lbs Resistance)">
            <text:p>Rubberbanditz Pull Up Band with Free Workout DVD - Power (50 - 120 Lbs Resistance)</text:p>
          </table:table-cell>
        </table:table-row>
        <table:table-row table:style-name="ro1">
          <table:table-cell table:formula="of:=[Sheet2.B98]" office:value-type="string" office:string-value="Rubberbanditz Resistance Exercise Band - Heavy (30 - 50 Lbs Resistance)">
            <text:p>Rubberbanditz Resistance Exercise Band - Heavy (30 - 50 Lbs Resistance)</text:p>
          </table:table-cell>
        </table:table-row>
        <table:table-row table:style-name="ro1">
          <table:table-cell table:formula="of:=[Sheet2.B99]" office:value-type="string" office:string-value="Rubberbanditz Resistance Exercise Band - Light (5 - 15 lbs Resistance)">
            <text:p>Rubberbanditz Resistance Exercise Band - Light (5 - 15 lbs Resistance)</text:p>
          </table:table-cell>
        </table:table-row>
        <table:table-row table:style-name="ro1">
          <table:table-cell table:formula="of:=[Sheet2.B100]" office:value-type="string" office:string-value="Rubberbanditz Resistance Exercise Band - Medium (20 - 35 Lbs Resistance)">
            <text:p>Rubberbanditz Resistance Exercise Band - Medium (20 - 35 Lbs Resistance)</text:p>
          </table:table-cell>
        </table:table-row>
        <table:table-row table:style-name="ro1">
          <table:table-cell table:formula="of:=[Sheet2.B101]" office:value-type="string" office:string-value="Rubberbanditz Resistance Exercise Band Pairs - Robust (40 - 80 Lbs Resistance)">
            <text:p>Rubberbanditz Resistance Exercise Band Pairs - Robust (40 - 80 Lbs Resistance)</text:p>
          </table:table-cell>
        </table:table-row>
        <table:table-row table:style-name="ro1">
          <table:table-cell table:formula="of:=[Sheet2.B102]" office:value-type="string" office:string-value="Rubberbanditz Resistance Exercise Band Set - Heavy, Robust, Power Bands (#3 - #5)">
            <text:p>Rubberbanditz Resistance Exercise Band Set - Heavy, Robust, Power Bands (#3 - #5)</text:p>
          </table:table-cell>
        </table:table-row>
        <table:table-row table:style-name="ro1">
          <table:table-cell table:formula="of:=[Sheet2.B103]" office:value-type="string" office:string-value="Rubberbanditz Resistance Exercise Band Set - Light, Medium, Heavy Bands (#1 - #3)">
            <text:p>Rubberbanditz Resistance Exercise Band Set - Light, Medium, Heavy Bands (#1 - #3)</text:p>
          </table:table-cell>
        </table:table-row>
        <table:table-row table:style-name="ro1">
          <table:table-cell table:formula="of:=[Sheet2.B104]" office:value-type="string" office:string-value="Rubberbanditz Resistance Exercise Band Set - Robust, Power, Strong Bands (#4 - #6)">
            <text:p>Rubberbanditz Resistance Exercise Band Set - Robust, Power, Strong Bands (#4 - #6)</text:p>
          </table:table-cell>
        </table:table-row>
        <table:table-row table:style-name="ro1">
          <table:table-cell table:formula="of:=[Sheet2.B105]" office:value-type="string" office:string-value="Rubberbanditz Resistance Exercise Band with Free Workout DVD - Medium (20 - 35 Lbs Resistance)">
            <text:p>Rubberbanditz Resistance Exercise Band with Free Workout DVD - Medium (20 - 35 Lbs Resistance)</text:p>
          </table:table-cell>
        </table:table-row>
        <table:table-row table:style-name="ro1">
          <table:table-cell table:formula="of:=[Sheet2.B106]" office:value-type="string" office:string-value="Rubberbanditz Soft Hand Grip and Carabiner">
            <text:p>Rubberbanditz Soft Hand Grip and Carabiner</text:p>
          </table:table-cell>
        </table:table-row>
        <table:table-row table:style-name="ro1">
          <table:table-cell table:formula="of:=[Sheet2.B107]" office:value-type="string" office:string-value="Rubberbanditz Soft Hand Grips">
            <text:p>Rubberbanditz Soft Hand Grips</text:p>
          </table:table-cell>
        </table:table-row>
        <table:table-row table:style-name="ro1">
          <table:table-cell table:formula="of:=[Sheet2.B108]" office:value-type="string" office:string-value="Rubberbanditz Soft Hand Grips and Carabiners">
            <text:p>Rubberbanditz Soft Hand Grips and Carabiners</text:p>
          </table:table-cell>
        </table:table-row>
        <table:table-row table:style-name="ro1">
          <table:table-cell table:formula="of:=[Sheet2.B109]" office:value-type="string" office:string-value="Rubberbanditz Therapy / Rehabilitation(Rehab) Band - Agility (175 - 225 Lbs Resistance)">
            <text:p>Rubberbanditz Therapy / Rehabilitation(Rehab) Band - Agility (175 - 225 Lbs Resistance)</text:p>
          </table:table-cell>
        </table:table-row>
        <table:table-row table:style-name="ro1">
          <table:table-cell table:formula="of:=[Sheet2.B110]" office:value-type="string" office:string-value="Rubberbanditz Therapy / Rehabilitation(Rehab) Band - Explosive (225 - 275 Lbs Resistance)">
            <text:p>Rubberbanditz Therapy / Rehabilitation(Rehab) Band - Explosive (225 - 275 Lbs Resistance)</text:p>
          </table:table-cell>
        </table:table-row>
        <table:table-row table:style-name="ro1">
          <table:table-cell table:formula="of:=[Sheet2.B111]" office:value-type="string" office:string-value="Rubberbanditz Therapy / Rehabilitation(Rehab) Band - Heavy (30 - 50 Lbs Resistance)">
            <text:p>Rubberbanditz Therapy / Rehabilitation(Rehab) Band - Heavy (30 - 50 Lbs Resistance)</text:p>
          </table:table-cell>
        </table:table-row>
        <table:table-row table:style-name="ro1">
          <table:table-cell table:formula="of:=[Sheet2.B112]" office:value-type="string" office:string-value="Rubberbanditz Therapy / Rehabilitation(Rehab) Band - Light (5 - 15 lbs Resistance)">
            <text:p>Rubberbanditz Therapy / Rehabilitation(Rehab) Band - Light (5 - 15 lbs Resistance)</text:p>
          </table:table-cell>
        </table:table-row>
        <table:table-row table:style-name="ro1">
          <table:table-cell table:formula="of:=[Sheet2.B113]" office:value-type="string" office:string-value="Rubberbanditz Therapy / Rehabilitation(Rehab) Band - Medium (20 - 35 Lbs Resistance)">
            <text:p>Rubberbanditz Therapy / Rehabilitation(Rehab) Band - Medium (20 - 35 Lbs Resistance)</text:p>
          </table:table-cell>
        </table:table-row>
        <table:table-row table:style-name="ro1">
          <table:table-cell table:formula="of:=[Sheet2.B114]" office:value-type="string" office:string-value="Rubberbanditz Therapy / Rehabilitation(Rehab) Band - Monster (80 - 200 Lbs Resistance)">
            <text:p>Rubberbanditz Therapy / Rehabilitation(Rehab) Band - Monster (80 - 200 Lbs Resistance)</text:p>
          </table:table-cell>
        </table:table-row>
        <table:table-row table:style-name="ro1">
          <table:table-cell table:formula="of:=[Sheet2.B115]" office:value-type="string" office:string-value="Rubberbanditz Therapy / Rehabilitation(Rehab) Band - Power (50 - 120 Lbs Resistance)">
            <text:p>Rubberbanditz Therapy / Rehabilitation(Rehab) Band - Power (50 - 120 Lbs Resistance)</text:p>
          </table:table-cell>
        </table:table-row>
        <table:table-row table:style-name="ro1">
          <table:table-cell table:formula="of:=[Sheet2.B116]" office:value-type="string" office:string-value="Rubberbanditz Therapy / Rehabilitation(Rehab) Band - Robust (40 - 80 Lbs Resistance)">
            <text:p>Rubberbanditz Therapy / Rehabilitation(Rehab) Band - Robust (40 - 80 Lbs Resistance)</text:p>
          </table:table-cell>
        </table:table-row>
        <table:table-row table:style-name="ro1">
          <table:table-cell table:formula="of:=[Sheet2.B117]" office:value-type="string" office:string-value="Rubberbanditz Therapy / Rehabilitation(Rehab) Band - Strong (60 - 150 Lbs Resistance)">
            <text:p>Rubberbanditz Therapy / Rehabilitation(Rehab) Band - Strong (60 - 150 Lbs Resistance)</text:p>
          </table:table-cell>
        </table:table-row>
        <table:table-row table:style-name="ro1">
          <table:table-cell table:formula="of:=[Sheet2.B118]" office:value-type="string" office:string-value="Rubberbanditz Therapy / Rehabilitation(Rehab) Band Complete Set - Light, Medium, Heavy, Robust, Power, Strong Bands (#1 - #6)">
            <text:p>Rubberbanditz Therapy / Rehabilitation(Rehab) Band Complete Set - Light, Medium, Heavy, Robust, Power, Strong Bands (#1 - #6)</text:p>
          </table:table-cell>
        </table:table-row>
        <table:table-row table:style-name="ro1">
          <table:table-cell table:formula="of:=[Sheet2.B119]" office:value-type="string" office:string-value="Rubberbanditz Therapy / Rehabilitation(Rehab) Band Pairs - Heavy (30 - 50 Lbs Resistance)">
            <text:p>Rubberbanditz Therapy / Rehabilitation(Rehab) Band Pairs - Heavy (30 - 50 Lbs Resistance)</text:p>
          </table:table-cell>
        </table:table-row>
        <table:table-row table:style-name="ro1">
          <table:table-cell table:formula="of:=[Sheet2.B120]" office:value-type="string" office:string-value="Rubberbanditz Therapy / Rehabilitation(Rehab) Band Pairs - Light (5 - 15 lbs Resistance)">
            <text:p>Rubberbanditz Therapy / Rehabilitation(Rehab) Band Pairs - Light (5 - 15 lbs Resistance)</text:p>
          </table:table-cell>
        </table:table-row>
        <table:table-row table:style-name="ro1">
          <table:table-cell table:formula="of:=[Sheet2.B121]" office:value-type="string" office:string-value="Rubberbanditz Therapy / Rehabilitation(Rehab) Band Pairs - Medium (20 - 35 Lbs Resistance)">
            <text:p>Rubberbanditz Therapy / Rehabilitation(Rehab) Band Pairs - Medium (20 - 35 Lbs Resistance)</text:p>
          </table:table-cell>
        </table:table-row>
        <table:table-row table:style-name="ro1">
          <table:table-cell table:formula="of:=[Sheet2.B122]" office:value-type="string" office:string-value="Rubberbanditz Therapy / Rehabilitation(Rehab) Band Pairs - Power (50 - 120 Lbs Resistance)">
            <text:p>Rubberbanditz Therapy / Rehabilitation(Rehab) Band Pairs - Power (50 - 120 Lbs Resistance)</text:p>
          </table:table-cell>
        </table:table-row>
        <table:table-row table:style-name="ro1">
          <table:table-cell table:formula="of:=[Sheet2.B123]" office:value-type="string" office:string-value="Rubberbanditz Therapy / Rehabilitation(Rehab) Band Pairs - Robust (40 - 80 Lbs Resistance)">
            <text:p>Rubberbanditz Therapy / Rehabilitation(Rehab) Band Pairs - Robust (40 - 80 Lbs Resistance)</text:p>
          </table:table-cell>
        </table:table-row>
        <table:table-row table:style-name="ro1">
          <table:table-cell table:formula="of:=[Sheet2.B124]" office:value-type="string" office:string-value="Rubberbanditz Therapy / Rehabilitation(Rehab) Band Set - Heavy, Robust, Power Bands (#3 - #5)">
            <text:p>Rubberbanditz Therapy / Rehabilitation(Rehab) Band Set - Heavy, Robust, Power Bands (#3 - #5)</text:p>
          </table:table-cell>
        </table:table-row>
        <table:table-row table:style-name="ro1">
          <table:table-cell table:formula="of:=[Sheet2.B125]" office:value-type="string" office:string-value="Rubberbanditz Therapy / Rehabilitation(Rehab) Band Set - Light, Medium, Heavy Bands (#1 - #3)">
            <text:p>Rubberbanditz Therapy / Rehabilitation(Rehab) Band Set - Light, Medium, Heavy Bands (#1 - #3)</text:p>
          </table:table-cell>
        </table:table-row>
        <table:table-row table:style-name="ro1">
          <table:table-cell table:formula="of:=[Sheet2.B126]" office:value-type="string" office:string-value="Rubberbanditz Therapy / Rehabilitation(Rehab) Band Set - Robust, Power, Strong Bands (#4 - #6)">
            <text:p>Rubberbanditz Therapy / Rehabilitation(Rehab) Band Set - Robust, Power, Strong Bands (#4 - #6)</text:p>
          </table:table-cell>
        </table:table-row>
        <table:table-row table:style-name="ro1">
          <table:table-cell table:formula="of:=[Sheet2.B127]" office:value-type="string" office:string-value="Rubberbanditz Therapy/Rehabilitation Band - Medium - 20 - 35 lbs. (9 - 16 kg) Resistance">
            <text:p>Rubberbanditz Therapy/Rehabilitation Band - Medium - 20 - 35 lbs. (9 - 16 kg) Resistance</text:p>
          </table:table-cell>
        </table:table-row>
        <table:table-row table:style-name="ro1">
          <table:table-cell table:formula="of:=[Sheet2.B128]" office:value-type="string" office:string-value="Soft Hand Grip">
            <text:p>Soft Hand Grip</text:p>
          </table:table-cell>
        </table:table-row>
        <table:table-row table:style-name="ro1">
          <table:table-cell table:formula="of:=[Sheet2.B129]" office:value-type="string" office:string-value="Soft Hand Grips">
            <text:p>Soft Hand Grips</text:p>
          </table:table-cell>
        </table:table-row>
        <table:table-row table:style-name="ro1">
          <table:table-cell table:formula="of:=[Sheet2.B130]" office:value-type="string" office:string-value="Standard Package">
            <text:p>Standard Package</text:p>
          </table:table-cell>
        </table:table-row>
        <table:table-row table:style-name="ro1">
          <table:table-cell table:formula="of:=[Sheet2.B131]" office:value-type="string" office:string-value="Strong Resistance Band">
            <text:p>Strong Resistance Band</text:p>
          </table:table-cell>
        </table:table-row>
        <table:table-row table:style-name="ro1">
          <table:table-cell table:formula="of:=[Sheet2.B132]" office:value-type="string" office:string-value="Sunny Health &amp; Fitness Yoga Kit">
            <text:p>Sunny Health &amp; Fitness Yoga Kit</text:p>
          </table:table-cell>
        </table:table-row>
        <table:table-row table:style-name="ro1">
          <table:table-cell table:formula="of:=[Sheet2.B133]" office:value-type="string" office:string-value="Travel Bag">
            <text:p>Travel Bag</text:p>
          </table:table-cell>
        </table:table-row>
        <table:table-row table:style-name="ro1">
          <table:table-cell table:formula="of:=[Sheet2.B134]" office:value-type="string" office:string-value="Workout Routines (Circuit Training Routine #1)">
            <text:p>Workout Routines (Circuit Training Routine #1)</text:p>
          </table:table-cell>
        </table:table-row>
        <table:table-row table:style-name="ro1">
          <table:table-cell table:formula="of:=[Sheet2.B135]" office:value-type="string" office:string-value="Workout Routines (Rehab Exercises - Knee Stabilization)">
            <text:p>Workout Routines (Rehab Exercises - Knee Stabilization)</text:p>
          </table:table-cell>
        </table:table-row>
        <table:table-row table:style-name="ro1">
          <table:table-cell table:formula="of:=[Sheet2.B136]" office:value-type="string" office:string-value="Workout Routines (Rehab Exercises - Shoulder Stabilization)">
            <text:p>Workout Routines (Rehab Exercises - Shoulder Stabilization)</text:p>
          </table:table-cell>
        </table:table-row>
        <table:table-row table:style-name="ro1">
          <table:table-cell table:formula="of:=[Sheet2.B137]" office:value-type="string" office:string-value="Workout Routines (Split Routines - Back and Triceps #1)">
            <text:p>Workout Routines (Split Routines - Back and Triceps #1)</text:p>
          </table:table-cell>
        </table:table-row>
        <table:table-row table:style-name="ro1">
          <table:table-cell table:formula="of:=[Sheet2.B138]" office:value-type="string" office:string-value="Rubberbanditz Powerlifting Band - Robust - 40 - 80 lbs. (18 - 36 kg) Resistance">
            <text:p>Rubberbanditz Powerlifting Band - Robust - 40 - 80 lbs. (18 - 36 kg) Resistance</text:p>
          </table:table-cell>
        </table:table-row>
        <table:table-row table:style-name="ro1">
          <table:table-cell table:formula="of:=[Sheet2.B139]" office:value-type="string" office:string-value="Rubberbanditz Powerlifting Band Pairs - Strong - 60 - 150 lbs. (27 - 68 kg) Resistance">
            <text:p>Rubberbanditz Powerlifting Band Pairs - Strong - 60 - 150 lbs. (27 - 68 kg) Resistance</text:p>
          </table:table-cell>
        </table:table-row>
        <table:table-row table:style-name="ro1">
          <table:table-cell table:formula="of:=[Sheet2.B140]" office:value-type="string" office:string-value="Rubberbanditz Therapy/Rehabilitation Band Pairs - Light - 5 - 15 lbs. (2 - 7 kg) Resistance">
            <text:p>Rubberbanditz Therapy/Rehabilitation Band Pairs - Light - 5 - 15 lbs. (2 - 7 kg) Resistance</text:p>
          </table:table-cell>
        </table:table-row>
        <table:table-row table:style-name="ro1">
          <table:table-cell table:formula="of:=[Sheet2.B141]" office:value-type="string" office:string-value="Rubberbanditz Mobile Therapy / Rehabilitation(Rehab) Exercise Band Package Kit">
            <text:p>Rubberbanditz Mobile Therapy / Rehabilitation(Rehab) Exercise Band Package Kit</text:p>
          </table:table-cell>
        </table:table-row>
        <table:table-row table:style-name="ro1">
          <table:table-cell table:formula="of:=[Sheet2.B142]" office:value-type="string" office:string-value="Rubberbanditz Pull Up / Crossfit Band - Monster - 80 - 200 lbs. (36 - 91 kg) Resistance">
            <text:p>Rubberbanditz Pull Up / Crossfit Band - Monster - 80 - 200 lbs. (36 - 91 kg) Resistance</text:p>
          </table:table-cell>
        </table:table-row>
        <table:table-row table:style-name="ro1">
          <table:table-cell table:formula="of:=[Sheet2.B143]" office:value-type="string" office:string-value="Workout Routines (Split Routines - Chest and Biceps #1)">
            <text:p>Workout Routines (Split Routines - Chest and Biceps #1)</text:p>
          </table:table-cell>
        </table:table-row>
      </table:table>
      <table:table table:name="Event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event_type</text:p>
          </table:table-cell>
          <table:table-cell office:value-type="string">
            <text:p>invoice</text:p>
          </table:table-cell>
          <table:table-cell office:value-type="string">
            <text:p>received_date</text:p>
          </table:table-cell>
          <table:table-cell table:style-name="Default" office:value-type="string">
            <text:p>received</text:p>
          </table:table-cell>
          <table:table-cell table:number-columns-repeated="2"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string">
            <text:p>Inventory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/>
          <table:table-cell table:style-name="ce1"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string">
            <text:p>Product Order</text:p>
          </table:table-cell>
          <table:table-cell office:value-type="float" office:value="70596">
            <text:p>70596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3-26">
            <text:p>2012-03-26</text:p>
          </table:table-cell>
          <table:table-cell office:value-type="string">
            <text:p>Product Order</text:p>
          </table:table-cell>
          <table:table-cell office:value-type="float" office:value="69618">
            <text:p>69618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string">
            <text:p>Product Order</text:p>
          </table:table-cell>
          <table:table-cell office:value-type="float" office:value="70008">
            <text:p>70008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5-15">
            <text:p>2012-05-15</text:p>
          </table:table-cell>
          <table:table-cell office:value-type="string">
            <text:p>Product Order</text:p>
          </table:table-cell>
          <table:table-cell office:value-type="float" office:value="70486">
            <text:p>70486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5-24">
            <text:p>2012-05-24</text:p>
          </table:table-cell>
          <table:table-cell office:value-type="string">
            <text:p>Product Order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2"/>
        </table:table-row>
      </table:table>
      <table:table table:name="ProductCou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event_id</text:p>
          </table:table-cell>
          <table:table-cell office:value-type="string">
            <text:p>product_id</text:p>
          </table:table-cell>
          <table:table-cell office:value-type="string">
            <text:p>count</text:p>
          </table:table-cell>
          <table:table-cell table:style-name="Default" office:value-type="string">
            <text:p>is_bo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boolean" office:boolean-value="2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boolean" office:boolean-value="3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boolean" office:boolean-value="4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boolean" office:boolean-value="5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boolean" office:boolean-value="6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boolean" office:boolean-value="7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boolean" office:boolean-value="8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boolean" office:boolean-value="9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boolean" office:boolean-value="10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boolean" office:boolean-value="11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boolean" office:boolean-value="12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boolean" office:boolean-value="13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boolean" office:boolean-value="14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boolean" office:boolean-value="15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boolean" office:boolean-value="16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boolean" office:boolean-value="17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boolean" office:boolean-value="18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currency-style style:name="N5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6P0"/>
    </number:currency-style>
    <number:currency-style style:name="N5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8P0"/>
    </number:currency-style>
    <number:number-style style:name="N5159P0" style:volatile="true" number:language="en" number:country="US">
      <number:number number:decimal-places="0" number:min-integer-digits="1" number:grouping="true"/>
      <number:text> </number:text>
    </number:number-style>
    <number:number-style style:name="N5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2-05-18T19:13:15</meta:creation-date>
    <meta:generator>LibreOffice/3.5$Linux_X86_64 LibreOffice_project/350m1$Build-2</meta:generator>
    <dc:date>2012-05-27T20:46:04</dc:date>
    <dc:creator>Jason </dc:creator>
    <meta:editing-duration>P0D</meta:editing-duration>
    <meta:editing-cycles>2</meta:editing-cycles>
    <meta:document-statistic meta:table-count="6" meta:cell-count="9551" meta:object-count="0"/>
  </office:meta>
</office:document-meta>
</file>